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bebebe"/>
    </style:style>
    <style:style style:name="gr5" style:family="graphic" style:parent-style-name="standard">
      <style:graphic-properties draw:stroke="none" draw:fill="solid" draw:fill-color="#ffa500"/>
    </style:style>
    <style:style style:name="gr6"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7" style:family="graphic" style:parent-style-name="standard">
      <style:graphic-properties draw:stroke="none" draw:fill="solid" draw:fill-color="#d9d9d9"/>
    </style:style>
    <style:style style:name="gr8" style:family="graphic" style:parent-style-name="standard">
      <style:graphic-properties draw:stroke="none" draw:fill="solid" draw:fill-color="#1a1a1a"/>
    </style:style>
    <style:style style:name="gr9" style:family="graphic" style:parent-style-name="standard">
      <style:graphic-properties draw:stroke="none" draw:fill="solid" draw:fill-color="#4d4d4d"/>
    </style:style>
    <style:style style:name="gr10" style:family="graphic" style:parent-style-name="standard">
      <style:graphic-properties draw:stroke="none" draw:fill="solid" draw:fill-color="#ffffff"/>
    </style:style>
    <style:style style:name="gr11" style:family="graphic" style:parent-style-name="standard">
      <style:graphic-properties draw:stroke="none" draw:fill="solid" draw:fill-color="#ebebeb"/>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00000"/>
    </style:style>
    <style:style style:name="P4" style:family="paragraph">
      <loext:graphic-properties draw:fill="solid" draw:fill-color="#bebebe"/>
    </style:style>
    <style:style style:name="P5" style:family="paragraph">
      <loext:graphic-properties draw:fill="solid" draw:fill-color="#ffa500"/>
    </style:style>
    <style:style style:name="P6" style:family="paragraph">
      <loext:graphic-properties draw:fill="none"/>
    </style:style>
    <style:style style:name="P7" style:family="paragraph">
      <loext:graphic-properties draw:fill="solid" draw:fill-color="#d9d9d9"/>
    </style:style>
    <style:style style:name="P8" style:family="paragraph">
      <loext:graphic-properties draw:fill="solid" draw:fill-color="#1a1a1a"/>
    </style:style>
    <style:style style:name="P9" style:family="paragraph">
      <loext:graphic-properties draw:fill="solid" draw:fill-color="#4d4d4d"/>
    </style:style>
    <style:style style:name="P10" style:family="paragraph">
      <style:paragraph-properties fo:text-align="center"/>
    </style:style>
    <style:style style:name="P11" style:family="paragraph">
      <loext:graphic-properties draw:fill="solid" draw:fill-color="#ebebeb"/>
      <style:paragraph-properties fo:text-align="center" style:writing-mode="lr-tb"/>
      <style:text-properties style:font-name="Helvetica Neue"/>
    </style:style>
    <style:style style:name="T1" style:family="text">
      <style:text-properties style:font-name="Helvetica Neue"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31.293cm" svg:height="8.429cm" svg:x="2.006cm" svg:y="1.144cm" svg:viewBox="0 0 31294 8430" draw:points="0,8430 31294,8430 31294,0 0,0">
          <text:p/>
        </draw:polygon>
        <draw:polygon draw:style-name="gr3" draw:text-style-name="P3" draw:layer="layout" svg:width="2.235cm" svg:height="2.63cm" svg:x="3.124cm" svg:y="6.56cm" svg:viewBox="0 0 2236 2631" draw:points="0,2631 2236,2631 2236,0 0,0">
          <text:p/>
        </draw:polygon>
        <draw:polygon draw:style-name="gr4" draw:text-style-name="P4" draw:layer="layout" svg:width="2.235cm" svg:height="4.832cm" svg:x="5.359cm" svg:y="4.358cm" svg:viewBox="0 0 2236 4833" draw:points="0,4833 2236,4833 2236,0 0,0">
          <text:p/>
        </draw:polygon>
        <draw:polygon draw:style-name="gr5" draw:text-style-name="P5" draw:layer="layout" svg:width="2.236cm" svg:height="6.042cm" svg:x="7.594cm" svg:y="3.148cm" svg:viewBox="0 0 2237 6043" draw:points="0,6043 2237,6043 2237,0 0,0">
          <text:p/>
        </draw:polygon>
        <draw:polygon draw:style-name="gr3" draw:text-style-name="P3" draw:layer="layout" svg:width="2.235cm" svg:height="0.479cm" svg:x="10.575cm" svg:y="8.711cm" svg:viewBox="0 0 2236 480" draw:points="0,480 2236,480 2236,0 0,0">
          <text:p/>
        </draw:polygon>
        <draw:polygon draw:style-name="gr4" draw:text-style-name="P4" draw:layer="layout" svg:width="2.235cm" svg:height="0.283cm" svg:x="12.81cm" svg:y="8.907cm" svg:viewBox="0 0 2236 284" draw:points="0,284 2236,284 2236,0 0,0">
          <text:p/>
        </draw:polygon>
        <draw:polygon draw:style-name="gr5" draw:text-style-name="P5" draw:layer="layout" svg:width="2.235cm" svg:height="0.484cm" svg:x="15.045cm" svg:y="8.706cm" svg:viewBox="0 0 2236 485" draw:points="0,485 2236,485 2236,0 0,0">
          <text:p/>
        </draw:polygon>
        <draw:polygon draw:style-name="gr3" draw:text-style-name="P3" draw:layer="layout" svg:width="2.236cm" svg:height="0.46cm" svg:x="18.025cm" svg:y="8.73cm" svg:viewBox="0 0 2237 461" draw:points="0,461 2237,461 2237,0 0,0">
          <text:p/>
        </draw:polygon>
        <draw:polygon draw:style-name="gr4" draw:text-style-name="P4" draw:layer="layout" svg:width="2.235cm" svg:height="0.265cm" svg:x="20.261cm" svg:y="8.925cm" svg:viewBox="0 0 2236 266" draw:points="0,266 2236,266 2236,0 0,0">
          <text:p/>
        </draw:polygon>
        <draw:polygon draw:style-name="gr5" draw:text-style-name="P5" draw:layer="layout" svg:width="2.235cm" svg:height="0.442cm" svg:x="22.496cm" svg:y="8.748cm" svg:viewBox="0 0 2236 443" draw:points="0,443 2236,443 2236,0 0,0">
          <text:p/>
        </draw:polygon>
        <draw:polygon draw:style-name="gr3" draw:text-style-name="P3" draw:layer="layout" svg:width="2.235cm" svg:height="2.336cm" svg:x="25.476cm" svg:y="6.854cm" svg:viewBox="0 0 2236 2337" draw:points="0,2337 2236,2337 2236,0 0,0">
          <text:p/>
        </draw:polygon>
        <draw:polygon draw:style-name="gr4" draw:text-style-name="P4" draw:layer="layout" svg:width="2.235cm" svg:height="2.152cm" svg:x="27.711cm" svg:y="7.038cm" svg:viewBox="0 0 2236 2153" draw:points="0,2153 2236,2153 2236,0 0,0">
          <text:p/>
        </draw:polygon>
        <draw:polygon draw:style-name="gr5" draw:text-style-name="P5" draw:layer="layout" svg:width="2.236cm" svg:height="2.063cm" svg:x="29.946cm" svg:y="7.127cm" svg:viewBox="0 0 2237 2064" draw:points="0,2064 2237,2064 2237,0 0,0">
          <text:p/>
        </draw:polygon>
        <draw:line draw:style-name="gr6" draw:text-style-name="P6" draw:layer="layout" svg:x1="3.124cm" svg:y1="6.514cm" svg:x2="5.359cm" svg:y2="6.514cm">
          <text:p/>
        </draw:line>
        <draw:line draw:style-name="gr6" draw:text-style-name="P6" draw:layer="layout" svg:x1="4.242cm" svg:y1="6.514cm" svg:x2="4.242cm" svg:y2="6.608cm">
          <text:p/>
        </draw:line>
        <draw:line draw:style-name="gr6" draw:text-style-name="P6" draw:layer="layout" svg:x1="3.124cm" svg:y1="6.608cm" svg:x2="5.359cm" svg:y2="6.608cm">
          <text:p/>
        </draw:line>
        <draw:line draw:style-name="gr6" draw:text-style-name="P6" draw:layer="layout" svg:x1="5.359cm" svg:y1="4.227cm" svg:x2="7.594cm" svg:y2="4.227cm">
          <text:p/>
        </draw:line>
        <draw:line draw:style-name="gr6" draw:text-style-name="P6" draw:layer="layout" svg:x1="6.477cm" svg:y1="4.227cm" svg:x2="6.477cm" svg:y2="4.49cm">
          <text:p/>
        </draw:line>
        <draw:line draw:style-name="gr6" draw:text-style-name="P6" draw:layer="layout" svg:x1="5.359cm" svg:y1="4.49cm" svg:x2="7.594cm" svg:y2="4.49cm">
          <text:p/>
        </draw:line>
        <draw:line draw:style-name="gr6" draw:text-style-name="P6" draw:layer="layout" svg:x1="7.594cm" svg:y1="2.935cm" svg:x2="9.83cm" svg:y2="2.935cm">
          <text:p/>
        </draw:line>
        <draw:line draw:style-name="gr6" draw:text-style-name="P6" draw:layer="layout" svg:x1="8.712cm" svg:y1="2.935cm" svg:x2="8.712cm" svg:y2="3.361cm">
          <text:p/>
        </draw:line>
        <draw:line draw:style-name="gr6" draw:text-style-name="P6" draw:layer="layout" svg:x1="7.594cm" svg:y1="3.361cm" svg:x2="9.83cm" svg:y2="3.361cm">
          <text:p/>
        </draw:line>
        <draw:line draw:style-name="gr6" draw:text-style-name="P6" draw:layer="layout" svg:x1="10.575cm" svg:y1="8.69cm" svg:x2="12.81cm" svg:y2="8.69cm">
          <text:p/>
        </draw:line>
        <draw:line draw:style-name="gr6" draw:text-style-name="P6" draw:layer="layout" svg:x1="11.692cm" svg:y1="8.69cm" svg:x2="11.692cm" svg:y2="8.732cm">
          <text:p/>
        </draw:line>
        <draw:line draw:style-name="gr6" draw:text-style-name="P6" draw:layer="layout" svg:x1="10.575cm" svg:y1="8.732cm" svg:x2="12.81cm" svg:y2="8.732cm">
          <text:p/>
        </draw:line>
        <draw:line draw:style-name="gr6" draw:text-style-name="P6" draw:layer="layout" svg:x1="12.81cm" svg:y1="8.891cm" svg:x2="15.045cm" svg:y2="8.891cm">
          <text:p/>
        </draw:line>
        <draw:line draw:style-name="gr6" draw:text-style-name="P6" draw:layer="layout" svg:x1="13.928cm" svg:y1="8.891cm" svg:x2="13.928cm" svg:y2="8.922cm">
          <text:p/>
        </draw:line>
        <draw:line draw:style-name="gr6" draw:text-style-name="P6" draw:layer="layout" svg:x1="12.81cm" svg:y1="8.922cm" svg:x2="15.045cm" svg:y2="8.922cm">
          <text:p/>
        </draw:line>
        <draw:line draw:style-name="gr6" draw:text-style-name="P6" draw:layer="layout" svg:x1="15.045cm" svg:y1="8.682cm" svg:x2="17.28cm" svg:y2="8.682cm">
          <text:p/>
        </draw:line>
        <draw:line draw:style-name="gr6" draw:text-style-name="P6" draw:layer="layout" svg:x1="16.163cm" svg:y1="8.682cm" svg:x2="16.163cm" svg:y2="8.73cm">
          <text:p/>
        </draw:line>
        <draw:line draw:style-name="gr6" draw:text-style-name="P6" draw:layer="layout" svg:x1="15.045cm" svg:y1="8.73cm" svg:x2="17.28cm" svg:y2="8.73cm">
          <text:p/>
        </draw:line>
        <draw:line draw:style-name="gr6" draw:text-style-name="P6" draw:layer="layout" svg:x1="18.025cm" svg:y1="8.72cm" svg:x2="20.261cm" svg:y2="8.72cm">
          <text:p/>
        </draw:line>
        <draw:line draw:style-name="gr6" draw:text-style-name="P6" draw:layer="layout" svg:x1="19.143cm" svg:y1="8.72cm" svg:x2="19.143cm" svg:y2="8.741cm">
          <text:p/>
        </draw:line>
        <draw:line draw:style-name="gr6" draw:text-style-name="P6" draw:layer="layout" svg:x1="18.025cm" svg:y1="8.741cm" svg:x2="20.261cm" svg:y2="8.741cm">
          <text:p/>
        </draw:line>
        <draw:line draw:style-name="gr6" draw:text-style-name="P6" draw:layer="layout" svg:x1="20.261cm" svg:y1="8.913cm" svg:x2="22.496cm" svg:y2="8.913cm">
          <text:p/>
        </draw:line>
        <draw:line draw:style-name="gr6" draw:text-style-name="P6" draw:layer="layout" svg:x1="21.378cm" svg:y1="8.913cm" svg:x2="21.378cm" svg:y2="8.939cm">
          <text:p/>
        </draw:line>
        <draw:line draw:style-name="gr6" draw:text-style-name="P6" draw:layer="layout" svg:x1="20.261cm" svg:y1="8.939cm" svg:x2="22.496cm" svg:y2="8.939cm">
          <text:p/>
        </draw:line>
        <draw:line draw:style-name="gr6" draw:text-style-name="P6" draw:layer="layout" svg:x1="22.496cm" svg:y1="8.727cm" svg:x2="24.731cm" svg:y2="8.727cm">
          <text:p/>
        </draw:line>
        <draw:line draw:style-name="gr6" draw:text-style-name="P6" draw:layer="layout" svg:x1="23.613cm" svg:y1="8.727cm" svg:x2="23.613cm" svg:y2="8.768cm">
          <text:p/>
        </draw:line>
        <draw:line draw:style-name="gr6" draw:text-style-name="P6" draw:layer="layout" svg:x1="22.496cm" svg:y1="8.768cm" svg:x2="24.731cm" svg:y2="8.768cm">
          <text:p/>
        </draw:line>
        <draw:line draw:style-name="gr6" draw:text-style-name="P6" draw:layer="layout" svg:x1="25.476cm" svg:y1="6.772cm" svg:x2="27.711cm" svg:y2="6.772cm">
          <text:p/>
        </draw:line>
        <draw:line draw:style-name="gr6" draw:text-style-name="P6" draw:layer="layout" svg:x1="26.594cm" svg:y1="6.772cm" svg:x2="26.594cm" svg:y2="6.936cm">
          <text:p/>
        </draw:line>
        <draw:line draw:style-name="gr6" draw:text-style-name="P6" draw:layer="layout" svg:x1="25.476cm" svg:y1="6.936cm" svg:x2="27.711cm" svg:y2="6.936cm">
          <text:p/>
        </draw:line>
        <draw:line draw:style-name="gr6" draw:text-style-name="P6" draw:layer="layout" svg:x1="27.711cm" svg:y1="6.945cm" svg:x2="29.946cm" svg:y2="6.945cm">
          <text:p/>
        </draw:line>
        <draw:line draw:style-name="gr6" draw:text-style-name="P6" draw:layer="layout" svg:x1="28.829cm" svg:y1="6.945cm" svg:x2="28.829cm" svg:y2="7.132cm">
          <text:p/>
        </draw:line>
        <draw:line draw:style-name="gr6" draw:text-style-name="P6" draw:layer="layout" svg:x1="27.711cm" svg:y1="7.132cm" svg:x2="29.946cm" svg:y2="7.132cm">
          <text:p/>
        </draw:line>
        <draw:line draw:style-name="gr6" draw:text-style-name="P6" draw:layer="layout" svg:x1="29.946cm" svg:y1="6.976cm" svg:x2="32.182cm" svg:y2="6.976cm">
          <text:p/>
        </draw:line>
        <draw:line draw:style-name="gr6" draw:text-style-name="P6" draw:layer="layout" svg:x1="31.064cm" svg:y1="6.976cm" svg:x2="31.064cm" svg:y2="7.278cm">
          <text:p/>
        </draw:line>
        <draw:line draw:style-name="gr6" draw:text-style-name="P6" draw:layer="layout" svg:x1="29.946cm" svg:y1="7.278cm" svg:x2="32.182cm" svg:y2="7.278cm">
          <text:p/>
        </draw:line>
        <draw:polygon draw:style-name="gr2" draw:text-style-name="P2" draw:layer="layout" svg:width="31.293cm" svg:height="8.428cm" svg:x="2.006cm" svg:y="9.767cm" svg:viewBox="0 0 31294 8429" draw:points="0,8429 31294,8429 31294,0 0,0">
          <text:p/>
        </draw:polygon>
        <draw:polygon draw:style-name="gr3" draw:text-style-name="P3" draw:layer="layout" svg:width="2.235cm" svg:height="2.238cm" svg:x="3.124cm" svg:y="15.574cm" svg:viewBox="0 0 2236 2239" draw:points="0,2239 2236,2239 2236,0 0,0">
          <text:p/>
        </draw:polygon>
        <draw:polygon draw:style-name="gr4" draw:text-style-name="P4" draw:layer="layout" svg:width="2.235cm" svg:height="2.548cm" svg:x="5.359cm" svg:y="15.264cm" svg:viewBox="0 0 2236 2549" draw:points="0,2549 2236,2549 2236,0 0,0">
          <text:p/>
        </draw:polygon>
        <draw:polygon draw:style-name="gr5" draw:text-style-name="P5" draw:layer="layout" svg:width="2.236cm" svg:height="3.221cm" svg:x="7.594cm" svg:y="14.591cm" svg:viewBox="0 0 2237 3222" draw:points="0,3222 2237,3222 2237,0 0,0">
          <text:p/>
        </draw:polygon>
        <draw:polygon draw:style-name="gr3" draw:text-style-name="P3" draw:layer="layout" svg:width="2.235cm" svg:height="0.997cm" svg:x="10.575cm" svg:y="16.815cm" svg:viewBox="0 0 2236 998" draw:points="0,998 2236,998 2236,0 0,0">
          <text:p/>
        </draw:polygon>
        <draw:polygon draw:style-name="gr4" draw:text-style-name="P4" draw:layer="layout" svg:width="2.235cm" svg:height="0.283cm" svg:x="12.81cm" svg:y="17.529cm" svg:viewBox="0 0 2236 284" draw:points="0,284 2236,284 2236,0 0,0">
          <text:p/>
        </draw:polygon>
        <draw:polygon draw:style-name="gr5" draw:text-style-name="P5" draw:layer="layout" svg:width="2.235cm" svg:height="0.4cm" svg:x="15.045cm" svg:y="17.412cm" svg:viewBox="0 0 2236 401" draw:points="0,401 2236,401 2236,0 0,0">
          <text:p/>
        </draw:polygon>
        <draw:polygon draw:style-name="gr3" draw:text-style-name="P3" draw:layer="layout" svg:width="2.236cm" svg:height="0.42cm" svg:x="18.025cm" svg:y="17.392cm" svg:viewBox="0 0 2237 421" draw:points="0,421 2237,421 2237,0 0,0">
          <text:p/>
        </draw:polygon>
        <draw:polygon draw:style-name="gr4" draw:text-style-name="P4" draw:layer="layout" svg:width="2.235cm" svg:height="0.321cm" svg:x="20.261cm" svg:y="17.491cm" svg:viewBox="0 0 2236 322" draw:points="0,322 2236,322 2236,0 0,0">
          <text:p/>
        </draw:polygon>
        <draw:polygon draw:style-name="gr5" draw:text-style-name="P5" draw:layer="layout" svg:width="2.235cm" svg:height="0.4cm" svg:x="22.496cm" svg:y="17.412cm" svg:viewBox="0 0 2236 401" draw:points="0,401 2236,401 2236,0 0,0">
          <text:p/>
        </draw:polygon>
        <draw:polygon draw:style-name="gr3" draw:text-style-name="P3" draw:layer="layout" svg:width="2.235cm" svg:height="0.753cm" svg:x="25.476cm" svg:y="17.059cm" svg:viewBox="0 0 2236 754" draw:points="0,754 2236,754 2236,0 0,0">
          <text:p/>
        </draw:polygon>
        <draw:polygon draw:style-name="gr4" draw:text-style-name="P4" draw:layer="layout" svg:width="2.235cm" svg:height="0.755cm" svg:x="27.711cm" svg:y="17.057cm" svg:viewBox="0 0 2236 756" draw:points="0,756 2236,756 2236,0 0,0">
          <text:p/>
        </draw:polygon>
        <draw:polygon draw:style-name="gr5" draw:text-style-name="P5" draw:layer="layout" svg:width="2.236cm" svg:height="0.821cm" svg:x="29.946cm" svg:y="16.991cm" svg:viewBox="0 0 2237 822" draw:points="0,822 2237,822 2237,0 0,0">
          <text:p/>
        </draw:polygon>
        <draw:line draw:style-name="gr6" draw:text-style-name="P6" draw:layer="layout" svg:x1="3.124cm" svg:y1="15.519cm" svg:x2="5.359cm" svg:y2="15.519cm">
          <text:p/>
        </draw:line>
        <draw:line draw:style-name="gr6" draw:text-style-name="P6" draw:layer="layout" svg:x1="4.242cm" svg:y1="15.519cm" svg:x2="4.242cm" svg:y2="15.628cm">
          <text:p/>
        </draw:line>
        <draw:line draw:style-name="gr6" draw:text-style-name="P6" draw:layer="layout" svg:x1="3.124cm" svg:y1="15.628cm" svg:x2="5.359cm" svg:y2="15.628cm">
          <text:p/>
        </draw:line>
        <draw:line draw:style-name="gr6" draw:text-style-name="P6" draw:layer="layout" svg:x1="5.359cm" svg:y1="15.09cm" svg:x2="7.594cm" svg:y2="15.09cm">
          <text:p/>
        </draw:line>
        <draw:line draw:style-name="gr6" draw:text-style-name="P6" draw:layer="layout" svg:x1="6.477cm" svg:y1="15.09cm" svg:x2="6.477cm" svg:y2="15.438cm">
          <text:p/>
        </draw:line>
        <draw:line draw:style-name="gr6" draw:text-style-name="P6" draw:layer="layout" svg:x1="5.359cm" svg:y1="15.438cm" svg:x2="7.594cm" svg:y2="15.438cm">
          <text:p/>
        </draw:line>
        <draw:line draw:style-name="gr6" draw:text-style-name="P6" draw:layer="layout" svg:x1="7.594cm" svg:y1="14.441cm" svg:x2="9.83cm" svg:y2="14.441cm">
          <text:p/>
        </draw:line>
        <draw:line draw:style-name="gr6" draw:text-style-name="P6" draw:layer="layout" svg:x1="8.712cm" svg:y1="14.441cm" svg:x2="8.712cm" svg:y2="14.741cm">
          <text:p/>
        </draw:line>
        <draw:line draw:style-name="gr6" draw:text-style-name="P6" draw:layer="layout" svg:x1="7.594cm" svg:y1="14.741cm" svg:x2="9.83cm" svg:y2="14.741cm">
          <text:p/>
        </draw:line>
        <draw:line draw:style-name="gr6" draw:text-style-name="P6" draw:layer="layout" svg:x1="10.575cm" svg:y1="16.742cm" svg:x2="12.81cm" svg:y2="16.742cm">
          <text:p/>
        </draw:line>
        <draw:line draw:style-name="gr6" draw:text-style-name="P6" draw:layer="layout" svg:x1="11.692cm" svg:y1="16.742cm" svg:x2="11.692cm" svg:y2="16.888cm">
          <text:p/>
        </draw:line>
        <draw:line draw:style-name="gr6" draw:text-style-name="P6" draw:layer="layout" svg:x1="10.575cm" svg:y1="16.888cm" svg:x2="12.81cm" svg:y2="16.888cm">
          <text:p/>
        </draw:line>
        <draw:line draw:style-name="gr6" draw:text-style-name="P6" draw:layer="layout" svg:x1="12.81cm" svg:y1="17.505cm" svg:x2="15.045cm" svg:y2="17.505cm">
          <text:p/>
        </draw:line>
        <draw:line draw:style-name="gr6" draw:text-style-name="P6" draw:layer="layout" svg:x1="13.928cm" svg:y1="17.505cm" svg:x2="13.928cm" svg:y2="17.552cm">
          <text:p/>
        </draw:line>
        <draw:line draw:style-name="gr6" draw:text-style-name="P6" draw:layer="layout" svg:x1="12.81cm" svg:y1="17.552cm" svg:x2="15.045cm" svg:y2="17.552cm">
          <text:p/>
        </draw:line>
        <draw:line draw:style-name="gr6" draw:text-style-name="P6" draw:layer="layout" svg:x1="15.045cm" svg:y1="17.387cm" svg:x2="17.28cm" svg:y2="17.387cm">
          <text:p/>
        </draw:line>
        <draw:line draw:style-name="gr6" draw:text-style-name="P6" draw:layer="layout" svg:x1="16.163cm" svg:y1="17.387cm" svg:x2="16.163cm" svg:y2="17.437cm">
          <text:p/>
        </draw:line>
        <draw:line draw:style-name="gr6" draw:text-style-name="P6" draw:layer="layout" svg:x1="15.045cm" svg:y1="17.437cm" svg:x2="17.28cm" svg:y2="17.437cm">
          <text:p/>
        </draw:line>
        <draw:line draw:style-name="gr6" draw:text-style-name="P6" draw:layer="layout" svg:x1="18.025cm" svg:y1="17.379cm" svg:x2="20.261cm" svg:y2="17.379cm">
          <text:p/>
        </draw:line>
        <draw:line draw:style-name="gr6" draw:text-style-name="P6" draw:layer="layout" svg:x1="19.143cm" svg:y1="17.379cm" svg:x2="19.143cm" svg:y2="17.404cm">
          <text:p/>
        </draw:line>
        <draw:line draw:style-name="gr6" draw:text-style-name="P6" draw:layer="layout" svg:x1="18.025cm" svg:y1="17.404cm" svg:x2="20.261cm" svg:y2="17.404cm">
          <text:p/>
        </draw:line>
        <draw:line draw:style-name="gr6" draw:text-style-name="P6" draw:layer="layout" svg:x1="20.261cm" svg:y1="17.468cm" svg:x2="22.496cm" svg:y2="17.468cm">
          <text:p/>
        </draw:line>
        <draw:line draw:style-name="gr6" draw:text-style-name="P6" draw:layer="layout" svg:x1="21.378cm" svg:y1="17.468cm" svg:x2="21.378cm" svg:y2="17.514cm">
          <text:p/>
        </draw:line>
        <draw:line draw:style-name="gr6" draw:text-style-name="P6" draw:layer="layout" svg:x1="20.261cm" svg:y1="17.514cm" svg:x2="22.496cm" svg:y2="17.514cm">
          <text:p/>
        </draw:line>
        <draw:line draw:style-name="gr6" draw:text-style-name="P6" draw:layer="layout" svg:x1="22.496cm" svg:y1="17.385cm" svg:x2="24.731cm" svg:y2="17.385cm">
          <text:p/>
        </draw:line>
        <draw:line draw:style-name="gr6" draw:text-style-name="P6" draw:layer="layout" svg:x1="23.613cm" svg:y1="17.385cm" svg:x2="23.613cm" svg:y2="17.439cm">
          <text:p/>
        </draw:line>
        <draw:line draw:style-name="gr6" draw:text-style-name="P6" draw:layer="layout" svg:x1="22.496cm" svg:y1="17.439cm" svg:x2="24.731cm" svg:y2="17.439cm">
          <text:p/>
        </draw:line>
        <draw:line draw:style-name="gr6" draw:text-style-name="P6" draw:layer="layout" svg:x1="25.476cm" svg:y1="17.035cm" svg:x2="27.711cm" svg:y2="17.035cm">
          <text:p/>
        </draw:line>
        <draw:line draw:style-name="gr6" draw:text-style-name="P6" draw:layer="layout" svg:x1="26.594cm" svg:y1="17.035cm" svg:x2="26.594cm" svg:y2="17.083cm">
          <text:p/>
        </draw:line>
        <draw:line draw:style-name="gr6" draw:text-style-name="P6" draw:layer="layout" svg:x1="25.476cm" svg:y1="17.083cm" svg:x2="27.711cm" svg:y2="17.083cm">
          <text:p/>
        </draw:line>
        <draw:line draw:style-name="gr6" draw:text-style-name="P6" draw:layer="layout" svg:x1="27.711cm" svg:y1="17.015cm" svg:x2="29.946cm" svg:y2="17.015cm">
          <text:p/>
        </draw:line>
        <draw:line draw:style-name="gr6" draw:text-style-name="P6" draw:layer="layout" svg:x1="28.829cm" svg:y1="17.015cm" svg:x2="28.829cm" svg:y2="17.099cm">
          <text:p/>
        </draw:line>
        <draw:line draw:style-name="gr6" draw:text-style-name="P6" draw:layer="layout" svg:x1="27.711cm" svg:y1="17.099cm" svg:x2="29.946cm" svg:y2="17.099cm">
          <text:p/>
        </draw:line>
        <draw:line draw:style-name="gr6" draw:text-style-name="P6" draw:layer="layout" svg:x1="29.946cm" svg:y1="16.939cm" svg:x2="32.182cm" svg:y2="16.939cm">
          <text:p/>
        </draw:line>
        <draw:line draw:style-name="gr6" draw:text-style-name="P6" draw:layer="layout" svg:x1="31.064cm" svg:y1="16.939cm" svg:x2="31.064cm" svg:y2="17.043cm">
          <text:p/>
        </draw:line>
        <draw:line draw:style-name="gr6" draw:text-style-name="P6" draw:layer="layout" svg:x1="29.946cm" svg:y1="17.043cm" svg:x2="32.182cm" svg:y2="17.043cm">
          <text:p/>
        </draw:line>
        <draw:polygon draw:style-name="gr7" draw:text-style-name="P7" draw:layer="layout" svg:width="0.878cm" svg:height="8.429cm" svg:x="33.299cm" svg:y="1.144cm" svg:viewBox="0 0 879 8430" draw:points="0,8430 879,8430 879,0 0,0">
          <text:p/>
        </draw:polygon>
        <draw:path draw:style-name="gr8" draw:text-style-name="P8" draw:layer="layout" svg:width="0.45cm" svg:height="0.304cm" svg:x="33.513cm" svg:y="4.942cm" svg:viewBox="0 0 451 305" svg:d="M225 305h-12l-12-1h-12l-11-1-11-1-10-2-10-1-10-2-9-2-9-2-8-2-8-3-8-3-7-3-8-3-6-4-7-3-6-4-6-4-5-4-6-4-4-4-5-4-4-5-4-5-4-5-3-5-3-5-2-5-3-6-2-6-2-5-2-6-1-6-2-6-1-6-1-6v-6l-1-6v-7-6l1-6v-6l1-6 1-6 2-6 1-6 2-6 2-6 2-5 3-6 2-5 3-5 3-5 4-5 4-5 4-5 5-5 4-4 6-4 5-4 6-4 6-4 6-3 7-3 7-4 8-2 7-3 8-3 9-2 9-2 9-2 9-2 11-1 10-2 11-1 11-1h12 12l12-1 13 1h13 12l11 1 11 1 11 2 11 1 9 2 10 2 8 2 9 2 8 3 8 3 7 3 7 3 7 3 6 4 8 3 5 4 6 4 5 4 4 4 5 5 4 6 3 5 4 4 3 5 3 6 2 5 3 5 1 6 2 6 2 6 1 6 1 6 1 6 1 6v6l1 7v6 6l-1 7v6l-1 6-1 6-1 5-1 6-2 6-2 5-1 6-3 5-2 6-3 5-3 5-4 5-3 4-4 5-5 4-4 5-5 4-6 4-5 4-8 4-6 3-7 3-7 3-7 3-8 3-8 3-9 2-8 2-10 2-9 2-11 2-11 1-11 1-11 1h-12l-13 1zM225 248h10 10 10l9-1h9l8-1 9-1 7-1 8-1 7-1 7-1 6-2 6-1 6-2 6-2 5-2 6-1 4-3 5-2 4-2 4-3 4-2 3-3 3-3 4-3 3-3 3-3 2-3 2-4 2-3 2-4 1-3 1-4 1-4 2-4v-4l1-4v-4l1-4v-5-5l-1-4v-4l-1-5v-4l-2-4-1-4-1-4-1-4-2-3-2-4-2-3-2-3-3-4-4-3-3-3-3-3-4-3-3-2-4-3-5-2-4-2-5-2-5-2-5-2-6-2-6-2-6-1-7-2-6-1-8-1-7-1-8-1-8-1-8-1h-9l-9-2h-10-10-10-10-9-9l-9 2h-9l-8 1-8 1-8 1-8 1-7 1-6 1-7 2-6 1-6 2-6 2-5 2-5 2-5 2-5 2-4 3-4 2-4 3-3 3-4 2-3 4-3 2-2 4-3 3-2 3-2 4-2 3-1 4-2 4-1 4-1 3-1 5v4l-1 4v4 5 5 4l1 4v4l1 4 1 4 1 4 2 3 1 4 2 4 2 3 2 4 3 3 2 3 3 3 3 3 4 3 3 3 4 2 4 2 4 3 5 2 5 3 5 1 5 2 6 2 6 2 6 2 7 1 6 2 7 1 8 1 8 1 8 1h8l9 1 9 1h9 9z">
          <text:p/>
        </draw:path>
        <draw:polygon draw:style-name="gr8" draw:text-style-name="P8" draw:layer="layout" svg:width="0.341cm" svg:height="0.445cm" svg:x="33.52cm" svg:y="5.313cm" svg:viewBox="0 0 342 446" draw:points="0,196 213,196 218,196 223,196 227,195 232,195 236,195 240,195 244,194 247,194 251,193 254,193 258,192 261,191 264,191 266,189 269,188 272,187 274,186 276,185 279,184 280,182 283,181 284,179 286,177 288,176 289,174 291,172 292,170 293,168 294,165 295,163 296,161 296,158 297,156 298,153 298,150 298,147 299,144 299,141 299,138 299,134 299,131 299,127 298,124 298,121 297,118 297,114 296,112 295,108 294,106 292,103 291,100 289,97 288,94 285,92 284,89 282,87 279,85 277,82 274,80 272,78 269,76 266,74 264,72 260,71 257,69 254,68 251,66 247,65 243,64 239,62 235,61 231,61 227,60 223,59 219,59 214,58 210,58 205,58 200,57 195,57 0,57 0,2 265,2 267,2 269,2 271,2 273,2 275,2 277,2 280,1 282,1 284,1 286,1 289,1 291,1 294,1 296,1 298,1 300,1 302,1 304,1 307,1 308,1 310,1 313,1 315,1 316,1 318,1 320,1 322,1 324,1 325,1 326,0 328,0 329,0 331,0 332,0 333,0 334,0 335,0 336,0 336,53 335,53 334,53 333,53 332,53 331,53 330,53 329,53 328,53 326,53 325,53 324,53 322,54 320,54 319,54 317,54 315,54 314,54 312,54 310,54 308,54 307,54 305,54 303,54 301,54 300,55 298,55 296,55 294,55 292,55 290,55 289,55 287,55 286,55 284,55 283,55 281,55 280,55 279,55 279,56 282,58 284,59 287,61 290,62 292,64 295,65 298,67 300,69 303,71 305,72 307,74 310,76 312,78 314,79 316,82 318,84 320,86 321,88 323,90 325,92 327,95 328,97 330,100 331,102 332,105 333,108 335,110 336,113 337,116 338,119 339,122 339,125 340,128 341,132 341,136 342,139 342,143 342,146 342,150 342,154 342,162 342,169 341,175 340,182 338,188 337,194 335,199 333,205 330,210 327,214 324,218 320,223 316,226 312,230 307,233 302,236 297,240 291,242 285,244 279,246 279,247 282,249 284,250 287,252 290,253 292,255 295,257 298,259 300,260 303,262 305,264 307,266 310,268 312,270 314,272 316,274 318,276 320,278 321,281 323,283 325,285 327,288 328,291 330,293 331,296 332,299 333,302 335,304 336,307 337,310 338,314 339,317 339,320 340,323 341,327 341,330 342,334 342,337 342,341 342,345 342,349 342,354 342,359 342,363 341,368 340,373 340,377 339,381 338,385 337,389 336,393 334,396 332,400 331,403 329,406 327,410 325,412 322,415 320,418 317,420 314,423 312,425 308,427 305,429 302,431 298,433 294,435 290,436 286,438 282,439 278,440 273,441 268,442 263,443 258,444 253,444 248,445 242,445 236,446 230,446 224,446 0,446 0,391 213,391 218,391 223,391 227,391 232,390 236,390 240,389 244,389 247,389 251,388 254,388 258,387 261,386 264,385 266,385 269,383 272,382 274,381 276,380 279,379 280,377 283,376 284,374 286,372 288,370 289,369 291,367 292,365 293,363 294,361 295,358 296,356 296,353 297,351 298,348 298,345 298,342 299,339 299,336 299,333 299,329 299,326 299,322 298,319 298,316 297,313 297,309 296,306 295,303 294,300 292,297 291,295 290,292 288,289 286,286 284,284 282,281 280,279 278,277 276,275 273,273 270,271 267,269 265,267 261,266 258,264 255,262 252,261 248,260 244,259 240,258 236,256 232,255 228,255 224,254 219,253 215,253 210,253 205,252 200,252 195,252 0,252">
          <text:p/>
        </draw:polygon>
        <draw:polygon draw:style-name="gr7" draw:text-style-name="P7" draw:layer="layout" svg:width="0.878cm" svg:height="8.428cm" svg:x="33.299cm" svg:y="9.767cm" svg:viewBox="0 0 879 8429" draw:points="0,8429 879,8429 879,0 0,0">
          <text:p/>
        </draw:polygon>
        <draw:polygon draw:style-name="gr8" draw:text-style-name="P8" draw:layer="layout" svg:width="0.443cm" svg:height="0.301cm" svg:x="33.513cm" svg:y="13.565cm" svg:viewBox="0 0 444 302" draw:points="149,302 143,302 136,302 130,301 124,300 118,300 112,299 106,297 100,296 94,294 89,292 83,290 78,288 73,285 68,283 64,280 59,277 54,274 50,270 46,267 42,263 38,259 34,255 31,250 28,246 24,241 21,236 19,231 16,225 13,220 11,214 9,208 7,202 6,196 4,190 3,183 2,176 1,169 1,162 0,155 0,147 0,140 1,134 1,126 2,120 3,114 3,108 4,102 6,97 7,91 9,86 10,81 12,76 14,71 16,67 18,62 20,58 23,54 25,50 28,46 30,43 34,39 36,36 40,33 43,30 46,27 49,24 53,21 56,19 60,17 64,15 67,13 71,11 75,9 79,7 83,6 88,4 91,3 96,2 100,1 104,0 111,56 108,57 106,58 103,59 101,59 98,61 96,62 94,63 91,64 89,65 86,66 84,67 82,69 80,70 78,72 76,73 74,75 72,77 70,79 68,81 66,83 64,85 62,87 61,90 59,92 58,95 56,98 55,100 54,103 53,106 51,109 50,112 49,116 49,119 48,123 47,127 47,130 47,136 46,140 46,144 46,148 46,153 46,157 47,161 47,165 48,169 48,173 49,177 50,180 51,184 53,188 54,191 55,195 57,198 59,201 61,204 63,207 65,210 67,213 70,215 72,218 75,220 78,223 81,225 84,227 87,229 90,231 94,233 97,234 101,236 104,237 108,239 112,240 116,241 120,242 125,243 129,243 133,244 138,244 143,244 148,244 152,244 156,244 159,244 163,243 167,243 171,242 174,241 178,240 181,239 185,238 188,236 191,235 194,233 198,232 200,230 203,228 206,226 209,223 211,221 214,219 216,216 218,214 221,211 223,208 225,205 227,202 228,199 230,196 231,193 233,189 234,186 235,182 236,178 237,174 238,171 239,167 239,162 240,158 240,154 240,149 240,147 240,144 240,141 240,139 239,136 239,134 239,130 238,128 238,125 237,123 237,121 236,118 236,116 235,113 234,111 234,109 233,107 232,105 231,103 230,101 230,99 229,97 228,95 227,93 226,91 225,89 224,88 223,86 222,84 220,82 219,81 218,79 217,78 216,76 215,75 213,73 212,72 211,70 210,69 209,67 209,13 444,27 444,277 397,277 397,78 258,70 260,73 262,76 264,79 266,83 268,87 270,90 272,94 274,98 275,103 277,107 279,112 280,116 281,121 282,126 283,132 284,138 285,143 285,149 285,155 285,161 285,167 285,174 284,180 284,186 283,192 282,198 280,203 279,209 277,214 276,220 273,225 271,230 269,234 266,239 264,244 260,248 258,252 254,256 251,260 247,264 243,268 240,271 236,274 232,277 228,280 223,283 218,286 214,288 209,290 204,292 199,294 194,296 189,297 183,299 178,300 172,300 167,301 161,302 155,302">
          <text:p/>
        </draw:polygon>
        <draw:polygon draw:style-name="gr8" draw:text-style-name="P8" draw:layer="layout" svg:width="0.341cm" svg:height="0.445cm" svg:x="33.52cm" svg:y="13.935cm" svg:viewBox="0 0 342 446" draw:points="0,197 213,197 218,197 223,197 227,197 232,196 236,196 240,196 244,195 247,195 251,194 254,194 258,193 261,192 264,191 266,191 269,190 272,189 274,187 276,186 279,185 280,183 283,182 284,180 286,178 288,177 289,175 291,173 292,171 293,169 294,167 295,164 296,162 296,159 297,157 298,154 298,151 298,148 299,145 299,142 299,139 299,135 299,132 299,129 298,125 298,122 297,119 297,116 296,112 295,109 294,106 292,104 291,101 289,98 288,95 285,93 284,90 282,88 279,86 277,83 274,81 272,79 269,77 266,75 264,74 260,72 257,70 254,69 251,67 247,66 243,65 239,63 235,63 231,62 227,61 223,60 219,59 214,59 210,59 205,58 200,58 195,58 0,58 0,2 265,2 267,2 269,2 271,2 273,2 275,2 277,2 280,2 282,2 284,2 286,1 289,1 291,1 294,1 296,1 298,1 300,1 302,1 304,1 307,1 308,1 310,1 313,1 315,1 316,1 318,1 320,1 322,1 324,1 325,1 326,1 328,1 329,0 331,0 332,0 333,0 334,0 335,0 336,0 336,53 336,54 335,54 334,54 333,54 332,54 331,54 330,54 329,54 328,54 326,54 325,54 324,55 322,55 320,55 319,55 317,55 315,55 314,55 312,55 310,55 308,55 307,55 305,55 303,55 301,56 300,56 298,56 296,56 294,56 292,56 290,56 289,56 287,56 286,56 284,56 283,56 281,56 280,56 279,56 279,57 282,58 284,60 287,62 290,63 292,65 295,67 298,68 300,70 303,71 305,73 307,75 310,77 312,79 314,81 316,82 318,85 320,87 321,89 323,91 325,93 327,96 328,98 330,101 331,103 332,106 333,109 335,111 336,114 337,117 338,120 339,123 339,126 340,129 341,133 341,136 342,140 342,143 342,147 342,151 342,155 342,163 342,170 341,177 340,183 338,189 337,195 335,201 333,206 330,210 327,215 324,220 320,224 316,227 312,231 307,234 302,237 297,240 291,242 285,244 279,246 279,247 282,249 284,250 287,252 290,254 292,255 295,257 298,258 300,260 303,262 305,264 307,266 310,268 312,270 314,272 316,274 318,276 320,278 321,281 323,283 325,286 327,288 328,291 330,293 331,296 332,299 333,301 335,304 336,307 337,310 338,313 339,317 339,320 340,323 341,327 341,330 342,334 342,337 342,341 342,345 342,349 342,354 342,359 342,364 341,368 340,372 340,377 339,381 338,385 337,389 336,393 334,396 332,400 331,403 329,406 327,409 325,412 322,415 320,418 317,420 314,423 312,425 308,427 305,430 302,431 298,433 294,435 290,436 286,438 282,439 278,440 273,441 268,442 263,443 258,444 253,444 248,445 242,445 236,446 230,446 224,446 0,446 0,391 213,391 218,391 223,390 227,390 232,390 236,390 240,390 244,389 247,389 251,388 254,388 258,387 261,386 264,385 266,384 269,383 272,382 274,381 276,380 279,378 280,377 283,376 284,374 286,372 288,371 289,369 291,367 292,365 293,363 294,360 295,358 296,356 296,353 297,351 298,348 298,345 298,342 299,339 299,336 299,333 299,329 299,326 299,322 298,319 298,316 297,312 297,309 296,306 295,303 294,300 292,297 291,294 290,292 288,289 286,287 284,284 282,282 280,279 278,277 276,275 273,273 270,271 267,269 265,267 261,266 258,264 255,262 252,261 248,260 244,258 240,257 236,256 232,255 228,255 224,254 219,254 215,253 210,252 205,252 200,252 195,252 0,252">
          <text:p/>
        </draw:polygon>
        <draw:polygon draw:style-name="gr9" draw:text-style-name="P9" draw:layer="layout" svg:width="0.501cm" svg:height="0.505cm" svg:x="4.286cm" svg:y="20.397cm" svg:viewBox="0 0 502 506" draw:points="114,115 109,121 103,127 99,133 94,139 89,145 85,151 82,157 78,164 75,170 72,176 70,183 68,189 66,196 65,203 64,209 63,216 62,222 62,229 62,235 63,242 63,249 64,255 65,262 67,269 69,275 71,282 74,289 76,295 79,302 83,308 87,315 90,321 95,328 99,334 104,341 109,348 114,354 120,360 125,366 131,373 138,379 144,384 150,390 157,395 163,400 170,405 176,409 183,414 190,417 196,421 203,424 210,427 217,430 224,432 230,434 237,436 244,438 251,439 258,440 265,441 271,441 278,441 285,441 292,441 299,440 305,439 312,437 319,435 325,434 332,431 338,428 345,426 351,422 357,418 364,415 370,410 376,406 382,401 388,396 393,390 397,386 401,382 405,378 408,374 411,370 414,366 417,361 420,357 422,353 424,349 427,344 429,340 431,336 432,331 434,326 435,322 436,318 438,313 439,308 440,304 440,300 441,295 441,290 442,285 442,281 442,276 442,272 442,267 441,263 441,258 440,253 440,248 439,243 438,239 437,234 436,229 435,224 433,220 432,215 430,210 489,191 490,197 492,203 494,209 495,214 497,220 498,226 499,232 500,238 501,244 501,250 502,256 502,262 502,268 502,274 502,280 502,287 501,293 500,299 499,305 498,311 497,317 495,323 494,329 491,335 489,341 487,348 484,354 482,360 479,366 476,372 471,378 468,384 464,390 459,396 455,402 451,407 446,413 440,419 435,425 429,430 421,439 413,446 404,453 396,460 387,466 379,472 370,477 361,482 352,487 343,490 335,494 325,497 317,499 308,501 299,503 290,505 281,505 272,506 263,506 254,506 245,505 236,504 227,502 218,500 210,498 201,495 192,492 183,489 175,485 166,481 157,476 149,471 141,466 132,460 124,454 116,448 108,441 100,435 92,427 84,420 76,412 69,404 62,395 55,387 48,379 43,370 37,362 32,354 27,345 22,336 18,327 15,319 11,310 9,301 6,293 4,284 3,275 1,266 0,258 0,249 0,240 0,231 1,222 2,213 4,205 5,196 8,187 11,179 14,170 17,161 21,152 26,144 30,135 36,127 41,118 47,110 54,102 61,94 68,85 76,77 87,67 98,57 109,48 120,40 132,33 143,26 155,20 166,14 178,10 189,6 201,4 212,2 224,1 236,0 248,1 259,2 271,5 283,8 295,11 307,17 277,76 274,74 270,73 267,72 263,70 260,69 256,68 252,67 248,67 245,66 241,66 237,65 233,65 229,64 225,64 221,64 217,65 213,65 209,65 205,66 200,66 196,67 192,68 188,70 184,71 179,72 175,74 171,76 166,78 162,80 158,82 153,84 149,87 145,90 141,93 136,96 132,100 127,103 123,107 119,111">
          <text:p/>
        </draw:polygon>
        <draw:path draw:style-name="gr9" draw:text-style-name="P9" draw:layer="layout" svg:width="0.464cm" svg:height="0.402cm" svg:x="4.69cm" svg:y="20.195cm" svg:viewBox="0 0 465 403" svg:d="M295 364l-8 7-8 7-8 6-8 5-8 5-8 3-8 3-8 1-8 1-9 1-8-1-8-1-8-2-8-3-7-3-9-4-8-5-7-6-8-6-7-7-5-5-5-5-4-5-4-6-3-5-3-5-3-5-2-6-3-5-1-5-1-5-1-6-1-5v-5-6-5-5l1-5v-5l1-5 2-5 2-6 1-5 2-4 3-5 2-5 3-5 3-5 3-5 3-5 3-5 4-5 3-4 4-5 4-4 3-5 4-5 4-4 4-4 4-5 60-60-15-14-3-4-3-2-3-3-4-3-3-3-3-2-3-2-3-2-3-2-3-2-3-1-4-2-3-1-3-1-3-1h-3l-2-1-3-1h-3-3-3-3l-2 1-3 1h-3l-3 1-3 1-2 1-3 1-3 2-3 1-2 2-3 2-3 2-3 2-3 2-2 2-3 3-3 3-3 2-3 3-2 2-2 3-2 2-3 3-2 2-2 3-2 2-1 3-2 2-2 3-1 2-2 2-1 3-1 2-1 3-1 2-1 2-1 3v2l-1 3v2 3 2 3 2 3 3l1 2v2l1 3 1 3 1 2 1 3 2 3 1 2 2 3 2 3 2 2 2 3-50 42-3-4-2-3-2-4-3-4-2-4-1-3-2-4-2-4-1-4-1-4-1-4-1-4-2-4v-4-4l-1-5v-4-4l1-5v-4l1-4 1-5 1-4 1-5 2-4 2-5 2-5 2-4 2-5 3-5 3-5 3-5 3-5 4-5 4-5 4-5 4-5 5-6 5-5 6-6 9-10 10-8 10-8 10-6 10-6 10-5 9-3 10-3 9-2 10-1h9l11 1 9 2 10 2 9 4 9 4 9 6 9 6 8 7 9 9 114 114 3 4 4 4 4 3 3 3 4 2 3 2 4 2 3 2 3 1 3 1 3 1 3 1h3l3-1 3-1 3-1 3-1 2-2 4-3 2-2 1-1h1l1-2 1-1 1-1 1-1v-1l1-1 1-1 1-1 1-1v-1l1-1v-1l1-1v-1h1l27 27-1 2-1 2-2 2-1 2-1 2-2 2-1 2-2 2-1 2-1 2-2 1-1 2-2 2-1 2-2 1-2 3-1 1-2 2-2 2-2 2-2 2-3 3-2 2-3 2-2 2-3 1-2 2-2 2-3 1-2 1-3 1-2 1-2 1-3 1h-2-3l-2 1h-3-2-3l-2-1h-3l-2-1-3-1h-2l-3-1-2-1-3-1-2-1-3-2-2-1-3-2-3-1-2-2-3-2-3-2-2-2-3-2-3-2-3-3-1 1 1 4 1 4 1 4 1 4 1 4v4l1 4v4l1 3v4l1 3v4 4 4 3l-1 4v4 4l-1 3-1 4v3l-1 4-2 4-1 3-1 4-2 4-2 3-1 4-2 4-2 3-2 4-3 4-2 3-3 4-3 4-3 3-3 4-3 4-3 3zM272 321l4-4 4-4 4-5 3-4 3-4 2-5 3-4 2-5 2-4 2-5 2-5 1-4 1-5 1-5 1-4v-5l1-4v-5-4l-1-5v-4-4l-1-5-1-4-1-5-1-3-1-5-2-4-1-3-2-4-2-4-2-4-2-3-2-4-2-3-2-3-2-3-3-3-2-3-3-3-22-21-47 49-3 3-3 3-3 4-3 3-3 3-2 4-3 3-3 3-2 3-3 4-2 3-2 3-4 4-2 3-1 4-2 3-2 3-1 3-1 4-1 3-1 4-1 3v3l-1 4v3 4 3l1 4v3l1 4 1 3 2 4 1 3 2 4 2 3 3 4 3 3 3 4 3 3 4 4 4 4 4 4 5 3 4 3 5 2 4 2 4 1 5 2h5 4 5 5l4-1 5-2 4-2 5-2 4-3 5-3 4-4z">
          <text:p/>
        </draw:path>
        <draw:polygon draw:style-name="gr9" draw:text-style-name="P9" draw:layer="layout" svg:width="0.309cm" svg:height="0.389cm" svg:x="4.925cm" svg:y="19.953cm" svg:viewBox="0 0 310 390" draw:points="266,390 63,188 61,186 60,184 58,183 56,181 55,179 53,178 51,176 50,175 48,173 46,171 44,170 43,168 41,166 39,164 37,163 36,161 34,159 32,158 31,156 29,155 28,153 26,152 24,150 23,148 21,147 19,146 18,144 17,143 15,141 13,140 12,139 11,137 9,136 8,135 6,134 5,132 4,131 3,130 1,129 0,128 42,86 43,87 44,88 45,90 47,91 48,92 49,93 51,95 52,96 54,97 55,99 56,100 58,102 60,103 61,104 63,106 64,107 66,108 67,110 69,111 71,113 72,114 74,116 75,117 77,118 78,120 80,121 81,123 83,124 84,125 86,127 87,128 88,129 90,131 91,132 92,133 93,134 95,135 96,136 97,137 97,138 98,137 96,133 95,130 92,126 91,122 89,118 87,115 86,111 85,108 83,105 82,102 81,98 80,95 79,92 78,89 78,86 77,82 77,79 77,75 76,73 76,70 76,67 77,64 77,61 77,59 78,56 78,53 79,50 80,48 81,45 83,42 84,39 85,37 87,34 89,31 90,29 92,26 95,23 97,20 100,18 102,15 103,14 104,13 105,12 107,11 108,10 109,9 110,8 111,7 113,7 114,6 115,5 116,4 117,3 118,3 119,2 120,2 120,1 121,1 122,0 164,40 163,41 161,41 160,42 159,43 158,44 156,44 155,45 153,46 152,47 151,48 150,49 148,50 147,51 145,53 144,54 143,55 141,57 140,58 138,59 137,61 134,64 131,67 129,70 127,73 125,77 123,80 121,84 120,87 119,91 118,94 117,98 117,102 116,105 116,109 116,112 117,116 117,119 118,123 119,127 120,131 121,134 122,138 123,142 125,146 127,149 129,153 131,157 134,161 136,165 139,169 141,173 144,177 147,181 150,185 154,189 158,193 161,197 165,201 169,205 173,209 310,346">
          <text:p/>
        </draw:polygon>
        <draw:path draw:style-name="gr9" draw:text-style-name="P9" draw:layer="layout" svg:width="0.464cm" svg:height="0.401cm" svg:x="5.134cm" svg:y="19.752cm" svg:viewBox="0 0 465 402" svg:d="M295 364l-8 7-8 7-8 6-8 5-9 4-8 3-8 3-8 2-8 1h-8-8l-8-2-9-2-8-2-8-4-8-4-7-5-8-5-7-6-7-7-6-6-4-5-4-5-4-5-4-6-3-5-3-5-2-5-2-5-2-6-1-5-1-6v-5l-1-5v-5-5l1-6v-5l1-5 1-5 2-5 1-5 2-5 2-5 2-5 3-5 2-5 3-5 3-5 3-5 4-5 3-4 4-5 4-5 3-4 4-5 4-4 4-5 4-4 4-4 59-60-14-16-3-3-3-3-4-3-3-3-3-2-4-2-3-3-3-2-3-1-3-2-3-2-3-1-3-1-3-1-3-1-3-1-3-1h-3-3-2-3-3-3l-3 1h-3l-2 2h-3l-3 2-2 1-3 1-3 2-3 1-3 2-3 2-2 2-3 2-3 3-3 2-3 3-3 3-2 2-2 3-3 2-2 3-2 3-2 3-2 2-2 3-2 2-2 3-1 2-2 2-1 3-1 2-2 3-1 2v3l-2 2v3l-1 2v2l-1 3v2 3 2 3 2l1 3v2l1 3 1 3 1 2 1 3 1 2 1 3 2 3 2 2 1 3 2 3 2 3-50 41-2-3-2-4-3-4-2-4-2-3-2-4-1-4-2-4-2-4-1-4-1-3-1-5-1-4v-4l-1-4v-4-5-4-4l1-5 1-4v-4l2-5 1-5 2-4 1-5 2-4 3-5 2-5 2-4 3-5 3-6 4-5 4-6 3-5 5-5 4-5 5-5 5-5 5-6 10-9 10-9 10-7 10-7 9-5 10-5 10-4 9-3 10-2h10 9 9l10 2 10 3 9 3 9 5 9 5 9 7 9 7 8 8 114 115 4 3 4 4 3 3 4 3 3 3 4 2 3 2 4 2 3 1 3 1 3 1h3 2 4l2-1 3-1 3-2 3-2 3-2 3-3 1-1 1-1 1-1 1-1 1-1 1-1v-1l1-1 1-1 1-1v-1l1-1v-1h1l1-1v-1l1-1 27 27-1 3-2 2-1 1-1 3-2 1-1 2-1 2-2 2-1 2-2 2-1 2-2 2-1 1-2 2-1 2-2 2-2 2-1 2-2 1-2 2-3 3-2 2-3 2-2 2-3 2-2 2-2 1-3 2-2 1-3 2-2 1h-3l-2 1-2 1h-3l-2 1h-3-2-2-3l-2-1h-3-3l-2-1-3-1-2-1h-3l-2-2-3-1-2-1-3-2-2-1-3-2-3-2-2-1-3-3-3-2-3-2-2-2-3-3-2 2 2 4 1 4 1 4v4l1 3 1 4v4l1 4v4l1 3v4l1 4v3 4 4l-1 3v4l-1 4v4l-1 3-1 4-1 4-1 3-2 4-1 4-1 3-2 4-2 3-2 4-2 4-2 3-2 4-2 4-3 3-3 4-3 4-3 3-3 4-4 4zM272 320l4-4 4-4 3-4 3-4 3-5 3-4 3-5 2-4 2-5 2-5 1-4 2-5 1-5 1-4v-5l1-4v-5-4-5-4-5l-1-4v-5l-1-4-1-4-2-4-1-4-1-4-2-4-2-4-1-4-2-3-2-4-2-4-2-3-3-3-2-3-2-3-3-2-2-3-22-22-47 49-3 4-3 3-3 3-3 3-4 4-3 3-3 3-2 3-3 4-2 3-3 4-2 3-2 3-2 4-2 3-1 3-2 3-1 4-2 3-1 4v3l-1 3-1 4v3 4 3 4l1 3v4l1 3 1 4 1 3 2 3 2 4 2 4 2 3 3 4 3 3 3 4 3 3 5 4 4 4 5 3 5 3 4 2 5 2 4 2 5 1 4 1h5 5l4-1 5-1 4-2 5-1 4-3 5-3 4-3 5-3z">
          <text:p/>
        </draw:path>
        <draw:path draw:style-name="gr9" draw:text-style-name="P9" draw:layer="layout" svg:width="0.533cm" svg:height="0.437cm" svg:x="5.271cm" svg:y="19.464cm" svg:viewBox="0 0 534 438" svg:d="M453 79l25 28 20 26 16 25 12 25 6 24 2 23-3 22-8 22-12 21-17 19-6 6-6 5-6 5-6 5-6 4-6 4-6 3-7 3-6 2-6 2-6 2-6 1-7 1h-7-6-7l-7-1-7-2-7-1-7-2h-1l2 1 1 1 1 2 1 1 2 2 1 1 1 1 1 2 2 1 1 2 1 1 2 2 1 1 1 1 1 1 2 2 1 1 1 1 1 2 1 1 1 1 1 1 1 2 1 1 1 1 1 1 1 1 1 1 1 1v1h1l1 2 1 1h1v1l1 1-42 44-1-1-1-1-1-1-1-1-1-1v-1l-1-1-1-1-2-1-1-1-1-2-1-1-1-1-1-1-2-2-1-2-1-2-1-1-2-2-1-1-2-2-1-1-2-2-2-2-1-1-2-2-2-2-1-2-2-1-2-2-2-2-1-2-2-2-2-2-3-1-1-2-3-2-1-2-308-307 44-44 103 103 2 1 1 2 2 1 1 2 2 1 1 2 1 1 1 2 2 1 1 1 2 2 1 1 1 1 1 1 1 1 1 2 2 1 1 1 1 1 1 1 1 2 1 1 1 1 1 1 1 1 1 2 1 1 1 1 1 1 2 1 1-1-3-7-2-7-1-8-1-7-1-7v-6-7l1-7 1-6 1-6 2-6 3-7 3-6 3-6 4-6 4-6 5-6 5-6 5-6 5-6 10-10 11-8 10-7 10-5 11-5 11-4 11-2h11 12l11 1 12 3 12 3 12 5 12 6 12 8 13 8 13 10 13 10 13 12zM408 127l-5-6-5-5-6-5-5-4-5-5-5-4-5-4-5-4-4-3-5-3-5-4-4-2-4-3-5-3-4-2-4-2-5-2-4-1-4-1-5-2h-4l-4-1-4-1h-3-4-4l-4 1h-3l-4 1-4 1-3 2-3 1-4 2-3 2-4 2-3 2-4 3-3 3-3 3-4 3-3 3-3 4-3 3-3 4-3 4-2 3-2 4-2 4-2 4-2 3-1 4-1 4-2 4v4l-1 4v4 4 4 4l1 4 1 5 1 4 1 4 2 5 1 5 3 4 2 5 2 5 3 5 3 5 3 4 4 6 4 5 4 5 4 6 5 5 5 6 5 5 5 6 6 5 6 6 5 5 6 5 5 5 5 5 5 3 5 4 6 4 5 3 5 4 5 2 4 3 5 2 5 2 4 2 5 2 4 1 5 2 4 1 4 1h4 4 4 4 4l4-1 4-1 4-1 4-1 4-1 3-2 4-2 3-2 4-2 3-3 4-2 3-3 4-3 3-3 4-3 3-4 3-3 2-3 3-4 2-3 2-3 2-4 2-3 2-3 1-4 1-4 1-3v-4l1-3v-4-4-3-4l-1-5-1-3-1-5-1-3-1-5-2-4-2-5-2-4-3-4-2-5-3-4-3-5-4-5-3-5-4-5-4-5-4-5-5-5-5-5-5-6-5-5z">
          <text:p/>
        </draw:path>
        <draw:path draw:style-name="gr9" draw:text-style-name="P9" draw:layer="layout" svg:width="0.405cm" svg:height="0.405cm" svg:x="5.549cm" svg:y="19.217cm" svg:viewBox="0 0 406 406" svg:d="M42 86l-42-42 43-44 42 43zM362 406l-264-263 44-44 264 263z">
          <text:p/>
        </draw:path>
        <draw:path draw:style-name="gr9" draw:text-style-name="P9" draw:layer="layout" svg:width="0.436cm" svg:height="0.534cm" svg:x="5.797cm" svg:y="18.939cm" svg:viewBox="0 0 437 535" svg:d="M349 364l3 7 1 8 2 7 1 7 1 7v7 6l-1 7-1 7-2 6-2 6-2 6-3 6-3 7-4 6-4 6-4 6-5 6-6 6-6 6-10 9-10 8-10 7-11 6-10 4-11 4-11 2-11 1h-11l-12-2-11-2-12-4-12-5-12-6-13-7-12-9-13-9-13-11-13-12-15-13-25-27-21-27-16-25-11-25-6-24-2-23 3-22 8-21 12-21 17-20 6-5 6-6 6-5 6-4 6-5 6-3 7-4 7-2 6-3 6-2 6-1 7-1 6-1 7-1h6l7 1 7 1 7 1 7 2 7 2v-1l-1-1-1-1-1-1h-1v-1l-1-1-1-1-1-1-1-1-2-1-1-1-1-1-1-1-1-1-1-1-1-1-1-1-1-2-2-1-1-1-1-1-1-1-1-1-1-1-1-1-2-1-1-1-1-1v-2l-1-1h-1l-1-1-1-1-1-1-1-1v-1h-1l-103-102 44-45 308 308 2 2 2 2 2 2 2 2 2 2 1 2 2 1 2 2 2 2 1 2 2 1 2 2 2 2 1 1 2 2 2 2 1 1 2 1 2 2 1 1 1 2 2 1 2 1 1 2 1 1 1 1 2 1 1 1 1 2 1 1h1l1 1 1 1 1 1h1l1 1v1l1 1h1l-42 42h-1v-1h-1l-1-1-1-1-1-1h-1l-1-1-1-1h-1l-1-2h-1l-1-1-1-1-1-1-1-1-1-1-2-1-1-1-1-2-1-1-1-1-2-1-1-1-1-1-2-1-1-2-1-1-2-1-1-1-1-2-2-1-1-1-1-1-2-2-1-1-1-1-2-2-1-1zM127 407l5 6 5 5 6 5 5 5 5 4 5 4 5 4 5 4 4 4 5 3 4 3 5 3 4 3 5 2 4 2 4 2 4 2 5 2 4 1 4 1 4 1 4 1h4 4 3 4 4l3-1 4-1 4-1 3-1 4-1 3-2 3-2 4-2 3-3 4-2 3-3 4-3 3-4 3-3 3-3 3-4 3-4 3-3 2-4 2-3 2-4 2-4 2-4 1-3 1-4 1-4 1-4v-4l1-4v-4-4l-1-5v-4l-1-4-1-5-2-4-1-4-2-5-2-5-2-5-3-4-3-5-2-5-4-5-3-5-4-6-4-5-4-5-5-6-5-5-5-6-6-6-5-5-6-6-5-5-6-5-5-4-5-5-5-4-6-4-5-4-4-3-5-3-5-3-5-2-5-3-4-2-5-2-4-1-4-2-5-1-4-1-4-1h-4-5-4-3-5l-4 1h-3l-4 1-4 2-3 1-4 2-4 2-3 2-4 2-3 2-4 3-3 2-4 4-4 3-4 3-3 3-3 3-2 4-3 3-2 3-3 4-1 3-2 3-2 4-1 3-1 4-1 3-1 4v4 3 4 4 4l1 4 1 4v4l2 4 1 4 2 4 2 5 2 4 3 5 2 4 3 5 3 5 4 5 3 5 5 4 4 5 4 6 5 5 5 5 5 6 5 5z">
          <text:p/>
        </draw:path>
        <draw:path draw:style-name="gr9" draw:text-style-name="P9" draw:layer="layout" svg:width="0.464cm" svg:height="0.402cm" svg:x="6.077cm" svg:y="18.808cm" svg:viewBox="0 0 465 403" svg:d="M295 364l-8 8-8 6-8 6-8 5-8 5-8 3-8 3-9 2-8 1h-8l-8-1-8-1-8-2-8-3-9-3-7-4-8-5-8-5-7-7-7-7-5-5-5-5-4-5-4-6-4-5-3-5-2-5-3-5-1-6-2-5-1-5-1-6-1-5v-5l-1-5v-6l1-5v-5l1-5 1-5 2-5 1-5 2-5 2-5 3-6 2-5 3-5 2-5 4-5 3-5 3-4 4-5 3-5 4-5 3-4 4-5 4-4 4-5 4-4 4-5 59-60-14-14-3-3-3-3-4-3-3-3-3-2-3-3-3-2-3-2-3-2-3-2-4-1-3-1-3-2-3-1-3-1h-3l-3-1h-2l-3-1h-3-3l-3 1h-3l-2 1h-3l-3 1-3 1-3 1-2 2-3 1-3 2-3 1-2 2-3 2-3 2-3 2-3 3-3 2-2 2-3 3-3 3-2 3-3 2-2 3-2 2-2 2-2 3-2 2-2 3-1 2-2 3-2 2-1 2-1 3-1 2-1 3-2 2v3l-1 2-1 3v2 3l-1 2v3 2 2l1 3v2l1 3v3l1 2 1 3 1 2 1 3 2 3 1 2 2 3 2 3 1 2 3 3-50 42-3-4-2-3-3-4-2-4-2-4-2-3-1-4-2-4-1-4-2-4-1-4-1-4v-4l-1-4v-4l-1-5v-4-4l1-4v-5l1-4 1-5 1-4 1-5 2-4 2-5 2-5 2-4 2-5 3-5 3-5 3-5 3-5 4-5 4-5 4-5 5-5 4-5 5-6 5-5 10-9 10-9 10-7 10-7 9-6 10-5 10-3 10-3 9-2 10-1h10l10 1 9 2 9 2 10 4 8 5 10 5 8 7 9 7 9 8 113 113 4 4 4 4 4 3 3 3 4 2 3 2 3 2 4 2 3 2 3 1h3l3 1h3l3-1h3l3-2 2-1 4-2 2-2 3-3 1-1 1-1 1-1 1-1 1-1 1-1v-1l1-1 1-1 1-1v-1l1-1 1-1v-1h1v-1l1-1 27 27-1 2-1 2-2 2-1 2-1 2-2 2-1 2-2 2-1 2-2 2-1 2-2 1-1 2-2 2-1 2-2 1-2 3-1 1-2 2-2 2-2 2-3 3-2 2-3 2-2 2-3 2-2 1-3 2-2 1-3 1-2 1-2 1-3 1h-2l-3 2h-2l-3 1h-2-2-3l-2-1h-3l-2-2h-3l-2-1-3-1-2-1-3-1-3-1-2-1-2-2-3-1-3-2-2-2-3-2-3-2-2-2-3-2-3-3-3-2-1 2 1 4 1 3 1 4 1 4v4l1 4 1 5v3l1 4v4l1 4v4 3 4 3 4l-1 4-1 4v3l-1 4-1 4-1 3-1 4-1 4-2 3-1 4-2 4-2 3-1 4-2 4-3 3-2 4-2 3-3 4-3 4-3 3-3 4-3 4-3 3zM272 321l4-4 4-4 3-5 4-4 3-4 3-5 2-4 2-5 2-4 2-5 1-5 2-4 1-5 1-5 1-4v-5-4l1-6-1-4v-4-5l-1-5v-4l-1-4-1-4-1-4-2-4-1-4-1-5-2-3-2-4-2-4-2-3-2-4-2-3-3-3-2-3-2-3-3-3-2-3-22-21-47 49-3 3-3 3-3 4-3 3-3 3-3 4-2 3-3 3-3 4-2 3-3 3-3 4-2 3-2 3-2 3-1 4-2 4-1 4-1 3-1 3-1 4-1 3-1 4v3 4 3 3l1 4v3l1 4 1 3 1 4 2 3 2 4 2 4 2 3 3 4 4 3 3 4 3 3 5 4 4 4 5 3 4 3 4 2 5 2 5 2 4 1h4l5 1 5-1h4l5-1 5-2 4-2 4-2 5-3 4-3 5-4z">
          <text:p/>
        </draw:path>
        <draw:path draw:style-name="gr9" draw:text-style-name="P9" draw:layer="layout" svg:width="0.386cm" svg:height="0.378cm" svg:x="6.36cm" svg:y="18.53cm" svg:viewBox="0 0 387 379" svg:d="M127 271l4 4 5 4 4 4 4 3 4 4 4 3 5 3 4 3 4 3 5 3 4 2 4 3 5 2 4 2 4 2 5 1 4 2 4 1 5 1 4 1h4l4 1h5 4 4l4-1h4l5-1 4-1 4-2 4-1 4-2 4-2 4-2 5-3 3-3 5-3 4-3 3-3 4-4 6-6 5-5 5-6 3-6 4-6 3-5 3-6 2-6 2-6 2-5 1-6v-6-5-5-6l-1-5-1-5-1-5-2-5-2-4 49-29 2 3 1 3 1 3 2 4 1 3 1 3 1 4 1 3 1 5 1 4 1 3v4 4l1 4v4 4l-1 4v4 4l-1 4-1 5-1 4-1 4-1 5-2 5-3 4-2 5-2 5-2 4-3 5-2 5-3 5-3 5-4 5-4 5-4 5-4 5-5 5-5 5-5 6-11 11-12 10-12 8-13 7-12 6-13 5-12 4-13 2-13 1h-13l-13-1-13-3-13-4-14-6-13-6-13-8-14-10-14-10-13-12-14-13-7-7-7-8-6-7-6-7-5-7-6-8-4-7-5-7-3-7-4-7-3-7-3-7-2-7-3-6-1-7-2-7-1-7-1-7-1-7v-6-7l1-6v-6l2-6 1-6 1-6 2-6 3-6 2-6 3-6 3-5 3-6 3-6 4-5 3-6 4-5 5-5 4-5 4-5 5-5 7-6 6-6 7-6 7-5 6-4 7-5 7-4 6-3 7-3 6-2 7-2 6-3 7-1 7-1 6-1h7 6 7l6 1 7 1 6 1 7 1 6 2 6 2 7 2 6 3 6 3 7 3 6 4 6 4 7 4 6 4 6 4 6 5 6 5 6 5 6 5 6 5 6 6 6 6 6 6zM236 94l-9-8-8-6-9-6-8-5-9-4-8-4-8-3-8-2-7-1-7-1h-8l-7 1-7 1-7 2-7 3-7 3-7 5-7 5-7 5-6 6-2 2-2 3-3 2-1 3-2 3-2 2-2 3-2 3-2 3-2 3-1 3-2 3-1 4-1 3-1 3-1 4-1 3v4l-1 4v4l-1 3v4l1 5v3l1 5 1 4 1 4 1 5 1 5 2 5 2 4 2 5 2 4 3 5 3 5 3 4 4 5 3 5 5 5 4 5z">
          <text:p/>
        </draw:path>
        <draw:polygon draw:style-name="gr9" draw:text-style-name="P9" draw:layer="layout" svg:width="0.442cm" svg:height="0.587cm" svg:x="11.501cm" svg:y="20.552cm" svg:viewBox="0 0 443 588" draw:points="84,235 213,364 405,171 443,210 252,402 391,541 344,588 0,243 245,0 283,38">
          <text:p/>
        </draw:polygon>
        <draw:path draw:style-name="gr9" draw:text-style-name="P9" draw:layer="layout" svg:width="0.381cm" svg:height="0.383cm" svg:x="11.924cm" svg:y="20.412cm" svg:viewBox="0 0 382 384" svg:d="M309 74l13 15 12 14 11 13 9 14 8 13 7 14 5 13 4 13 3 13 1 13v13l-1 12-2 13-4 12-5 13-6 12-7 12-9 12-10 11-11 12-5 5-6 6-5 4-6 5-6 4-5 4-6 4-6 3-6 3-6 3-6 3-6 2-6 2-6 2-6 1-7 1h-6l-6 1h-7-6l-7-1-6-1-7-1-6-2-7-2-6-2-7-2-6-3-7-3-7-3-6-4-7-4-7-4-7-5-7-5-6-6-7-6-7-6-7-6-8-7-25-27-20-27-14-26-10-26-4-26 1-25 6-25 10-25 17-24 21-25 6-6 6-5 6-6 7-5 6-4 6-4 6-4 7-4 6-3 6-3 6-3 7-2 6-2 6-1 6-2 6-1h7 6 6 6l6 1 7 1 6 1 6 2 7 2 6 2 7 3 6 3 6 3 7 3 6 4 7 5 7 4 6 5 7 5 6 6 7 5 7 6 7 7zM264 122l-7-6-6-6-5-6-6-5-6-4-5-5-6-4-5-4-5-4-5-3-5-3-5-3-5-2-4-3-5-2-4-1-5-2-4-1-5-1h-4l-4-1h-4-4-4-4l-4 1-4 1-3 1-4 2-4 1-3 2-4 2-3 2-4 2-3 3-4 2-3 3-4 4-3 3-3 3-4 4-3 3-3 3-3 4-3 3-2 4-3 3-2 4-2 4-1 4-2 3-2 4-1 4-1 4v4l-1 4v4 4 4l1 5v4l1 4 1 5 1 4 2 5 2 5 2 4 3 5 2 5 3 5 3 5 5 5 3 5 4 6 5 5 4 6 5 6 6 5 5 6 6 6 6 6 6 5 6 6 6 5 5 5 6 4 6 4 5 4 5 3 5 3 5 3 5 3 5 2 5 2 4 2 5 2 5 1 4 1 4 1 5 1h4 4 4 4 4l4-1 4-1 3-1 4-1 4-2 3-1 4-2 3-2 4-2 3-3 3-2 3-2 3-3 3-3 4-3 3-3 3-4 3-3 3-3 2-4 3-3 2-4 2-3 3-4 1-4 2-3 2-4 1-4 1-4v-4l1-4v-4-4-5-4l-1-4-1-5-1-4-1-4-2-5-2-5-2-5-2-4-3-5-3-6-3-5-4-5-3-5-4-6-5-5-5-6-5-6-5-5-6-6z">
          <text:p/>
        </draw:path>
        <draw:polygon draw:style-name="gr9" draw:text-style-name="P9" draw:layer="layout" svg:width="0.309cm" svg:height="0.39cm" svg:x="12.155cm" svg:y="20.173cm" svg:viewBox="0 0 310 391" draw:points="266,391 64,188 62,186 60,184 59,183 57,181 55,179 54,178 52,176 49,174 47,173 46,171 44,169 42,168 40,166 39,164 37,163 35,161 34,159 32,158 31,156 29,155 27,153 26,151 24,150 22,149 21,147 19,145 17,144 16,143 15,141 13,140 12,139 10,137 9,136 8,135 6,133 5,132 4,131 2,130 1,129 0,128 41,86 42,88 44,89 45,90 46,91 48,92 49,93 50,95 53,96 54,97 56,99 57,100 59,101 60,103 62,104 63,106 65,107 66,108 68,110 70,111 71,113 73,114 74,115 76,117 77,118 79,120 81,121 82,123 83,124 85,125 86,127 88,128 89,129 90,131 91,132 93,133 94,134 95,135 96,136 97,137 98,138 99,137 97,133 95,130 93,126 91,122 90,118 88,115 87,112 85,108 84,105 83,101 82,98 81,95 80,92 79,89 78,85 78,82 77,79 77,77 77,73 77,71 77,68 77,65 77,62 78,59 78,57 79,54 80,51 81,48 82,46 83,43 84,41 86,38 88,35 89,33 91,30 93,27 95,24 98,22 100,19 103,16 104,15 105,14 106,13 107,12 108,11 110,10 111,9 112,8 113,8 114,7 115,6 117,5 118,4 119,3 120,3 121,2 122,2 123,1 123,0 163,41 162,41 161,42 160,43 159,44 158,45 156,45 155,46 154,47 153,48 151,49 150,50 149,52 148,53 146,54 145,55 143,56 142,58 141,59 139,60 138,62 135,65 132,68 130,71 127,74 125,77 124,81 122,84 121,88 120,91 119,94 118,98 118,101 117,105 117,108 117,112 118,116 118,119 119,123 119,127 120,131 121,135 123,138 124,142 126,146 128,150 130,154 132,157 134,161 137,165 139,169 142,173 145,177 148,181 151,185 154,189 158,193 161,197 165,201 169,205 173,209 310,347">
          <text:p/>
        </draw:polygon>
        <draw:polygon draw:style-name="gr9" draw:text-style-name="P9" draw:layer="layout" svg:width="0.613cm" svg:height="0.577cm" svg:x="12.321cm" svg:y="19.82cm" svg:viewBox="0 0 614 578" draw:points="419,425 251,258 248,254 243,251 240,247 236,244 232,241 229,238 225,236 222,233 219,231 216,229 213,226 210,225 207,223 204,221 201,220 198,219 195,218 193,217 190,217 187,216 184,215 182,215 179,215 176,215 174,216 171,216 169,217 166,218 163,219 161,220 158,221 156,222 153,224 151,226 148,227 145,229 143,232 140,234 138,236 135,239 132,242 129,244 127,248 125,250 123,254 121,257 120,260 118,263 116,266 115,269 114,273 113,276 113,280 112,283 111,287 111,290 111,294 111,297 111,301 112,305 113,308 113,312 114,316 115,319 116,323 118,327 120,331 121,335 123,339 125,342 128,346 130,350 133,354 135,358 139,362 142,366 145,370 148,374 152,377 156,381 310,534 266,578 58,370 56,369 55,367 53,365 51,364 49,362 48,360 46,359 44,357 42,355 40,353 38,352 37,350 35,348 33,346 31,345 30,343 28,341 26,340 24,338 23,336 21,335 19,333 18,332 16,330 15,329 13,328 12,326 11,325 9,324 8,323 7,322 6,321 5,320 4,319 3,318 2,317 1,316 0,316 42,274 42,275 43,275 43,276 44,276 45,277 45,278 47,278 48,279 49,280 50,281 51,282 52,284 53,285 55,286 56,287 57,288 59,290 60,291 61,292 63,293 65,295 66,296 67,297 69,299 71,300 72,302 73,303 75,304 77,306 78,307 79,308 80,310 82,311 83,312 84,313 85,314 86,315 87,316 89,317 88,313 87,310 86,306 85,303 84,300 84,296 83,293 82,290 82,286 81,283 81,280 80,277 80,274 80,270 80,267 80,264 80,261 81,258 81,255 81,252 82,249 83,245 84,242 85,239 86,236 87,233 88,230 89,227 91,224 92,221 94,218 96,215 98,212 100,208 103,205 105,202 108,199 110,196 113,193 116,190 122,184 128,179 134,174 140,170 146,166 152,163 158,160 164,158 170,156 176,154 181,153 187,153 194,153 200,154 206,155 212,157 218,159 225,161 231,164 238,168 238,167 237,164 236,160 236,157 235,153 234,150 233,147 232,143 232,140 231,137 231,133 231,130 230,127 230,123 230,120 230,117 231,114 231,110 231,107 232,104 232,101 233,98 234,94 235,91 236,88 237,84 238,80 240,77 241,74 243,71 244,68 247,65 249,61 251,59 254,55 256,52 258,49 261,46 263,43 267,39 269,36 274,32 278,29 281,25 286,22 290,19 293,17 297,14 302,12 305,9 309,7 313,6 317,4 321,3 325,2 329,1 333,0 338,0 341,0 346,0 350,0 354,1 358,1 362,2 366,3 371,5 375,7 379,8 383,11 388,13 392,15 397,18 401,21 406,24 410,28 415,31 419,35 424,39 429,44 434,48 439,53 614,230 571,273 404,106 400,102 396,99 393,95 389,92 385,89 382,85 379,82 376,80 372,77 369,75 366,73 363,71 360,69 357,68 354,67 351,66 348,65 346,64 343,63 340,63 338,62 335,62 332,62 329,62 327,62 324,63 322,63 319,64 317,65 314,66 312,68 309,69 306,71 304,72 301,74 299,76 296,78 293,80 291,83 288,86 285,90 283,92 280,95 278,98 276,101 274,104 273,108 271,111 269,114 268,117 267,120 266,124 266,127 265,130 264,134 264,137 264,141 264,145 264,148 264,152 265,155 266,159 267,163 268,166 269,170 270,174 272,178 274,182 276,185 278,189 280,193 283,197 285,201 288,205 291,209 294,213 298,217 302,221 305,225 309,229 462,382">
          <text:p/>
        </draw:polygon>
        <draw:path draw:style-name="gr9" draw:text-style-name="P9" draw:layer="layout" svg:width="0.406cm" svg:height="0.405cm" svg:x="12.639cm" svg:y="19.577cm" svg:viewBox="0 0 407 406" svg:d="M42 87l-42-43 44-44 42 42zM362 406l-264-263 45-44 264 264z">
          <text:p/>
        </draw:path>
        <draw:polygon draw:style-name="gr9" draw:text-style-name="P9" draw:layer="layout" svg:width="0.37cm" svg:height="0.369cm" svg:x="12.895cm" svg:y="19.456cm" svg:viewBox="0 0 371 370" draw:points="117,249 122,253 126,258 130,262 135,266 140,270 144,274 148,277 153,281 157,284 162,288 166,291 171,294 175,297 180,299 184,301 188,304 193,306 197,307 201,309 206,310 210,311 214,312 219,313 223,313 227,313 231,313 235,313 239,312 244,312 249,311 252,310 257,308 261,306 265,304 269,302 273,300 276,297 280,294 284,290 288,287 292,281 296,276 300,271 303,266 306,261 309,256 310,251 312,245 313,240 314,234 315,228 314,223 314,217 312,211 311,205 309,199 306,194 303,188 299,182 294,176 342,134 345,138 347,142 350,146 352,149 354,154 357,158 359,162 360,166 362,171 364,175 365,179 366,184 367,189 369,193 369,198 370,203 370,207 371,212 371,217 370,221 370,226 370,231 369,236 368,241 367,246 366,251 364,256 363,261 360,266 358,270 356,275 353,280 351,285 347,291 344,296 341,301 337,306 333,311 328,315 324,320 317,326 311,332 305,337 299,342 292,346 286,350 280,354 273,357 267,360 261,362 254,364 248,366 241,367 234,368 227,370 221,370 214,370 208,370 202,370 195,369 189,368 183,366 176,365 170,362 164,360 158,358 151,355 145,352 139,348 133,345 126,341 120,337 114,333 108,328 102,323 96,318 90,313 84,308 78,303 72,297 67,291 62,285 57,280 53,275 48,270 44,264 40,260 37,255 33,249 30,244 27,239 24,234 21,230 18,225 16,220 14,215 12,211 10,206 8,201 6,197 5,192 4,188 3,183 2,178 1,174 0,170 0,165 0,161 0,157 0,152 0,148 0,144 0,140 1,136 1,132 2,128 3,124 4,120 5,116 6,113 7,109 9,105 11,102 12,98 14,94 15,91 17,87 19,84 21,80 24,77 26,74 28,70 31,67 33,64 36,61 38,58 41,55 43,52 46,49 49,46 53,42 58,38 62,34 67,30 71,27 76,24 80,21 85,18 90,15 94,13 99,11 104,9 108,7 113,6 118,4 122,3 127,2 132,1 136,0 141,0 146,0 150,0 155,0 159,0 164,0 168,1 173,1 177,2 182,3 186,4 190,6 195,7 199,9 203,11 208,13 212,15 216,17 220,19 224,22 228,24 187,73 181,69 176,66 171,63 166,61 161,59 156,57 150,56 145,56 140,55 134,55 129,56 124,57 118,58 113,60 108,62 103,65 97,69 92,73 87,77 82,82 78,86 75,89 72,93 69,97 66,100 64,104 62,108 60,112 58,116 57,119 56,123 55,127 54,131 54,135 53,139 53,142 54,146 54,151 55,154 55,159 56,163 58,167 59,171 61,175 63,179 65,184 67,188 70,192 73,197 75,201 79,206 82,210 86,215 90,219 94,224 98,229 103,234 107,239 112,244">
          <text:p/>
        </draw:polygon>
        <draw:path draw:style-name="gr9" draw:text-style-name="P9" draw:layer="layout" svg:width="0.406cm" svg:height="0.405cm" svg:x="12.999cm" svg:y="19.217cm" svg:viewBox="0 0 407 406" svg:d="M42 86l-42-42 44-44 42 43zM363 406l-265-263 44-44 265 263z">
          <text:p/>
        </draw:path>
        <draw:path draw:style-name="gr9" draw:text-style-name="P9" draw:layer="layout" svg:width="0.436cm" svg:height="0.534cm" svg:x="13.248cm" svg:y="18.939cm" svg:viewBox="0 0 437 535" svg:d="M349 364l2 7 2 8 2 7 1 7v7l1 7-1 6v7l-1 7-2 6-2 6-3 6-3 6-3 7-3 6-5 6-4 6-5 6-5 6-6 6-10 9-10 8-11 7-10 6-11 4-10 4-11 2-12 1h-11l-11-2-12-2-12-4-11-5-13-6-12-7-13-9-12-9-13-11-14-12-13-13-26-27-21-27-16-25-11-25-7-24-1-23 3-22 7-21 13-21 17-20 6-5 7-6 6-5 6-4 6-5 6-3 6-4 6-2 7-3 6-2 6-1 6-1 7-1 6-1h7l7 1 6 1 8 1 7 2 7 2v-1l-1-1h-1v-1l-1-1h-1l-1-1-1-1-1-1-1-1-1-1-1-1-1-1-1-1-1-1-1-1-2-1-1-1-1-1-1-2-1-1-1-1-1-1-1-1-2-1-1-1-1-1-1-1-1-1-1-1-1-2-1-1h-1l-1-1v-1l-1-1h-1v-1l-1-1-103-102 45-45 307 308 2 2 2 2 1 2 2 2 2 2 2 2 2 1 1 2 2 2 2 2 2 1 2 2 1 2 2 1 2 2 1 2 2 1 1 1 2 2 2 1 1 2 2 1 1 1 1 2 2 1 1 1 1 1 2 1 1 2 1 1h1l1 1 1 1 1 1h1v1l1 1v1h1 1l-42 42h-1l-1-1-1-1h-1v-1l-2-1-1-1-1-1h-1l-1-2h-1l-1-1-1-1-1-1-2-1-1-1-1-1-1-1-2-2-1-1-1-1-1-1-2-1-1-1-1-1-2-2-1-1-1-1-1-1-2-2-1-1-1-1-2-1-1-2-1-1-2-1-1-2-1-1zM126 407l6 6 5 5 5 5 5 5 5 4 5 4 5 4 5 4 5 4 4 3 5 3 5 3 4 3 4 2 5 2 4 2 4 2 4 2 5 1 3 1 5 1 4 1h3 4 4 4 3l4-1 4-1 3-1 4-1 3-1 3-2 4-2 3-2 4-3 3-2 4-3 3-3 3-4 4-3 3-3 3-4 3-4 2-3 3-4 2-3 2-4 2-4 1-4 2-3 1-4 1-4 1-4v-4-4-4-4-5l-1-4v-4l-1-5-2-4-2-4-1-5-2-5-3-5-2-4-3-5-3-5-3-5-4-5-3-6-5-5-4-5-4-6-5-5-6-6-5-6-6-5-5-6-6-5-5-5-5-4-6-5-5-4-5-4-5-4-5-3-5-3-4-3-5-2-5-3-4-2-5-2-4-1-5-2-4-1-4-1-5-1h-4-4-4-4-4l-4 1h-4l-3 1-4 2-4 1-4 2-3 2-4 2-3 2-4 2-3 3-4 2-3 4-4 3-3 3-3 3-3 3-3 4-3 3-2 3-2 4-2 3-1 3-2 4-1 3-2 4v3l-1 4v4l-1 3v4 4l1 4v4l1 4 1 4 2 4 1 4 2 4 2 5 2 4 2 5 3 4 3 5 3 5 3 5 4 5 4 4 4 5 4 6 4 5 5 5 5 6 6 5z">
          <text:p/>
        </draw:path>
        <draw:path draw:style-name="gr9" draw:text-style-name="P9" draw:layer="layout" svg:width="0.464cm" svg:height="0.402cm" svg:x="13.528cm" svg:y="18.808cm" svg:viewBox="0 0 465 403" svg:d="M294 364l-7 8-9 6-7 6-8 5-9 5-8 3-8 3-8 2-8 1h-8l-8-1-8-1-8-2-8-3-8-3-8-4-7-5-8-5-7-7-8-7-6-5-4-5-4-5-4-6-4-5-3-5-3-5-2-5-2-6-2-5-1-5-1-6v-5l-1-5v-5-6-5l1-5 1-5 1-5 2-5 1-5 2-5 2-5 2-6 2-5 3-5 3-5 3-5 3-5 4-4 4-5 4-5 4-5 3-4 4-5 4-4 4-5 4-4 4-5 58-60-14-14-4-3-3-3-3-3-3-3-3-2-3-3-3-2-3-2-3-2-3-2-3-1-3-1-3-2-3-1-3-1h-3l-3-1h-3l-3-1h-2-3l-3 1h-3l-3 1h-3l-3 1-3 1-3 1-3 2-2 1-3 2-3 1-3 2-3 2-2 2-3 2-3 3-3 2-3 2-3 3-2 3-2 3-3 2-2 3-2 2-2 2-2 3-2 2-2 3-2 2-1 3-2 2-1 2-2 3-1 2-1 3-1 2-1 3v2l-1 3v2l-1 3v2 3 2 2 3l1 2v3l1 3 1 2 1 3 1 2 1 3 1 3 2 2 1 3 2 3 2 2 2 3-50 42-2-4-3-3-2-4-2-4-2-4-2-3-2-4-1-4-2-4-1-4-1-4-1-4-1-4v-4l-1-4v-5-4-4-4l1-5v-4l1-5 1-4 2-5 2-4 1-5 2-5 3-4 2-5 2-5 3-5 3-5 4-5 4-5 3-5 5-5 4-5 5-5 5-6 5-5 10-9 10-9 10-7 10-7 9-6 10-5 9-3 11-3 10-2 10-1h9l9 1 10 2 9 2 9 4 9 5 9 5 9 7 9 7 8 8 114 113 4 4 4 4 3 3 4 3 3 2 4 2 3 2 3 2 3 2 4 1h2l4 1h2l3-1h3l3-2 3-1 3-2 3-2 3-3 1-1v-1h1l1-1v-1h1l1-1 1-1v-1l1-1v-1h1v-1l1-1 1-1v-1l1-1h1v-1l1-1 27 27-2 2-1 2-1 2-2 2-1 2-1 2-1 2-2 2-1 2-2 2-1 2-2 1-1 2-2 2-1 2-2 1-2 3-2 1-1 2-2 2-3 2-2 3-3 2-2 2-3 2-2 2-3 1-2 2-2 1-3 1-2 1-3 1-2 1h-2l-3 2h-2l-3 1h-2-3-2l-3-1h-2l-3-2h-2l-3-1-2-1-3-1-2-1-3-1-2-1-3-2-3-1-2-2-3-2-2-2-3-2-3-2-3-2-2-3-3-2-2 2 1 4 2 3 1 4v4l1 4 1 4v5l1 3v4l1 4v4 4l1 3v4l-1 3v4l-1 4v4l-1 3v4l-1 4-1 3-1 4-2 4-1 3-1 4-2 4-2 3-2 4-2 4-2 3-2 4-3 3-2 4-3 4-3 3-3 4-4 4-3 3zM271 321l5-4 4-4 3-5 3-4 3-4 3-5 3-4 2-5 2-4 2-5 1-5 2-4 1-5v-5l1-4 1-5v-4-6-4-4-5l-1-5-1-4v-4l-1-4-2-4-1-4-1-4-2-5-2-3-1-4-2-4-2-3-2-4-2-3-3-3-2-3-2-3-3-3-2-3-22-21-47 49-3 3-4 3-2 4-3 3-3 3-3 4-3 3-2 3-3 4-2 3-3 3-2 4-2 3-2 3-2 3-2 4-1 4-2 4-1 3-1 3-1 4v3l-1 4v3 4 3 3l1 4v3l1 4 1 3 1 4 2 3 2 4 2 4 2 3 3 4 2 3 4 4 3 3 4 4 5 4 4 3 4 3 5 2 5 2 4 2 4 1h5l5 1 5-1h4l5-1 4-2 5-2 4-2 5-3 4-3 4-4z">
          <text:p/>
        </draw:path>
        <draw:path draw:style-name="gr9" draw:text-style-name="P9" draw:layer="layout" svg:width="0.385cm" svg:height="0.378cm" svg:x="13.811cm" svg:y="18.53cm" svg:viewBox="0 0 386 379" svg:d="M127 271l4 4 4 4 4 4 5 3 4 4 4 3 4 3 5 3 4 3 4 3 5 2 4 3 4 2 5 2 4 2 4 1 4 2 5 1 4 1 4 1h5l4 1h4 4 5l4-1h5l4-1 5-1 4-2 4-1 4-2 4-2 4-2 4-3 4-3 4-3 4-3 4-3 4-4 5-6 6-5 4-6 4-6 4-6 3-5 3-6 2-6 2-6 1-5 1-6 1-6v-5-5-6l-1-5-1-5-2-5-1-5-2-4 49-29 1 3 1 3 2 3 1 4 1 3 1 3 1 4 1 3 1 5 1 4v3l1 4v4 4 4 4 4 4l-1 4v4l-1 5-1 4-1 4-2 5-1 5-2 4-2 5-2 5-3 4-2 5-2 5-4 5-3 5-3 5-4 5-4 5-5 5-4 5-5 5-5 6-12 11-12 10-12 8-12 7-12 6-13 5-13 4-13 2-13 1h-13l-13-1-13-3-14-4-13-6-13-6-14-8-13-10-14-10-13-12-14-13-7-7-7-8-7-7-6-7-5-7-5-8-5-7-4-7-4-7-3-7-3-7-3-7-3-7-2-6-2-7-1-7-1-7-1-7-1-7v-6-7-6l1-6 1-6 2-6 1-6 2-6 2-6 3-6 2-6 3-5 4-6 3-6 3-5 4-6 4-5 4-5 4-5 5-5 5-5 6-6 7-6 7-6 6-5 7-4 7-5 6-4 7-3 6-3 7-2 6-2 7-3 7-1 6-1 7-1h7 6 7l6 1 6 1 7 1 6 1 7 2 6 2 6 2 7 3 6 3 6 3 8 4 6 4 6 4 6 4 7 4 6 5 6 5 6 5 6 5 6 5 6 6 6 6 6 6zM236 94l-9-8-9-6-8-6-9-5-8-4-8-4-8-3-8-2-7-1-8-1h-7l-7 1-8 1-7 2-7 3-6 3-7 5-7 5-7 5-7 6-2 2-2 3-2 2-2 3-2 3-2 2-2 3-1 3-2 3-2 3-2 3-1 3-2 4-1 3-1 3v4l-1 3-1 4-1 4v4 3 4 5l1 3 1 5v4l1 4 2 5 1 5 2 5 1 4 2 5 3 4 3 5 3 5 3 4 3 5 4 5 4 5 5 5z">
          <text:p/>
        </draw:path>
        <draw:polygon draw:style-name="gr9" draw:text-style-name="P9" draw:layer="layout" svg:width="0.563cm" svg:height="0.389cm" svg:x="19.117cm" svg:y="20.584cm" svg:viewBox="0 0 564 390" draw:points="344,390 0,46 46,0 353,306 526,131 564,169">
          <text:p/>
        </draw:polygon>
        <draw:path draw:style-name="gr9" draw:text-style-name="P9" draw:layer="layout" svg:width="0.464cm" svg:height="0.402cm" svg:x="19.509cm" svg:y="20.278cm" svg:viewBox="0 0 465 403" svg:d="M294 363l-7 7-9 8-8 6-7 5-9 5-8 3-8 3-8 1-8 1-8 1-8-1-8-1-8-2-8-3-8-3-9-4-7-5-8-6-7-7-8-7-5-5-4-5-4-6-4-5-4-5-3-5-3-5-2-6-2-5-2-5-1-6-1-5v-5l-1-5v-6-5-5l1-5 1-6 1-4 2-5 1-6 2-5 2-5 2-5 2-4 3-5 3-5 3-5 3-5 4-5 3-5 4-4 4-5 3-5 4-4 4-5 4-4 4-4 4-5 59-60-14-15-4-3-3-3-3-3-3-2-3-3-4-2-2-2-4-2-2-2-3-2-3-1-3-2-4-1-3-1-3-1-3-1h-3l-3-1h-3-2-3-3l-3 1h-3l-3 1-2 1-3 1-3 1-3 1-2 2-3 1-3 2-3 2-3 1-2 3-3 2-3 2-3 3-3 2-3 3-2 3-2 2-3 3-2 2-2 3-2 2-2 3-2 2-2 3-2 2-1 2-2 3-1 2-2 3-1 2-1 2-1 3-1 2v3l-1 2v3l-1 2v3 2 3 2 3l1 2v3l1 2v3l1 3 2 2 1 3 1 2 2 3 1 3 2 3 2 2 2 3-50 41-2-3-3-4-2-3-2-4-2-4-2-4-2-4-1-3-2-4-1-4-1-4-1-4-1-4v-5l-1-4v-4-4-4-5l1-4v-4l1-5 1-5 2-4 2-4 1-5 2-5 3-5 2-4 2-5 3-5 3-5 4-5 4-5 3-5 5-5 4-5 5-6 5-5 5-5 10-10 10-8 10-8 10-6 9-6 10-5 9-3 10-3 10-2 9-1h10l10 1 10 1 9 3 9 4 9 4 9 6 9 6 9 7 8 8 114 114 4 4 3 3 4 3 4 3 3 3 4 2 3 2 3 2 3 1 4 1 2 1h4 2 3l3-1 3-1 3-1 3-2 3-3 3-2 1-1v-1l1-1h1v-1l1-1 1-1 1-1 1-1v-1l1-1v-1h1l1-1v-1l1-1v-1l1-1h1l27 27-2 2-1 2-1 2-2 2-1 2-1 2-1 2-2 2-2 1-1 2-1 2-2 2-1 2-2 2-1 1-2 2-2 2-2 2-2 2-1 2-3 2-2 2-3 3-2 1-3 2-2 2-3 2-2 1-2 2-3 1-2 1-3 1-2 1h-2l-3 1h-2-3-2-3-2-3l-2-1h-3l-2-1h-3l-2-1-3-1-2-1-3-2-2-1-3-1-3-2-2-2-3-1-2-2-3-2-3-2-3-2-2-3-3-2-2 1 1 4 2 4 1 4v4l1 4 1 4v4l1 3v4l1 4v3 4l1 4v4l-1 3v4l-1 4v3l-1 4v4l-1 3-1 4-1 4-2 3-1 4-1 4-2 3-2 4-2 4-2 3-2 4-2 4-3 3-2 4-3 4-3 3-3 4-4 3-3 4zM271 320l5-4 4-5 3-4 3-4 3-5 3-4 3-4 2-5 2-5 2-4 1-5 2-4 1-5v-5l1-5 1-4v-4-5-5-4l-1-4v-5l-1-4v-4l-1-5-2-4-1-4-1-4-2-4-2-4-1-3-2-4-2-4-2-3-2-3-3-4-2-2-2-3-3-3-2-3-22-21-47 49-3 3-4 3-2 3-3 4-3 3-3 3-3 4-3 3-2 3-2 4-3 3-2 3-2 3-3 4-2 3-2 4-1 3-2 3-1 3-1 4-1 4v3l-1 3v4 3 4 3l1 4v3l1 4 1 3 1 4 2 3 2 4 2 3 3 4 3 3 2 4 4 3 3 4 4 4 5 4 4 3 4 3 5 2 5 2 4 1 4 1 5 1h5 5 4l5-1 4-2 5-2 4-2 4-3 5-3 4-4z">
          <text:p/>
        </draw:path>
        <draw:polygon draw:style-name="gr9" draw:text-style-name="P9" draw:layer="layout" svg:width="0.403cm" svg:height="0.342cm" svg:x="19.704cm" svg:y="20.055cm" svg:viewBox="0 0 404 343" draw:points="404,267 403,270 401,273 400,275 398,278 396,280 395,282 393,285 391,287 390,290 388,292 386,295 384,298 382,300 380,303 378,305 376,308 373,311 371,313 368,316 366,319 355,328 345,335 334,340 323,343 311,343 300,341 288,337 277,331 265,322 253,312 76,135 46,165 14,133 46,101 0,29 30,0 88,59 137,10 169,42 120,91 288,257 292,261 295,264 299,267 302,270 305,272 309,274 312,275 315,276 318,278 321,278 323,278 326,278 329,277 332,276 335,275 338,273 341,272 344,269 347,267 350,264 351,262 352,261 354,260 355,259 356,257 357,256 358,255 359,253 360,252 361,251 362,249 363,248 364,246 365,245 366,243 367,242 368,240 370,238 371,237 372,235">
          <text:p/>
        </draw:polygon>
        <draw:polygon draw:style-name="gr9" draw:text-style-name="P9" draw:layer="layout" svg:width="0.309cm" svg:height="0.389cm" svg:x="19.882cm" svg:y="19.897cm" svg:viewBox="0 0 310 390" draw:points="265,390 63,188 61,186 60,185 58,183 57,181 55,180 53,178 51,176 50,175 48,173 46,171 45,170 43,168 41,166 39,165 37,163 36,161 34,160 33,158 31,156 29,155 28,153 26,152 24,150 23,149 21,147 19,146 18,144 17,143 15,142 13,140 12,139 11,136 9,135 8,134 6,133 5,131 4,130 3,129 1,128 0,127 42,86 43,87 44,88 46,89 47,90 48,91 49,93 51,94 52,95 54,97 55,98 57,99 58,101 60,102 61,103 63,105 64,106 66,107 67,109 69,110 71,112 72,113 74,115 75,116 77,118 78,119 80,121 81,122 83,123 84,125 86,126 87,127 88,129 90,130 91,131 92,132 93,133 94,134 96,135 97,136 97,138 98,136 96,133 95,129 92,125 91,121 89,118 88,114 86,111 85,107 83,104 82,101 81,98 80,94 79,91 78,88 78,85 77,82 77,79 77,76 76,73 76,70 76,67 77,64 77,62 77,59 78,56 78,53 79,50 80,48 81,45 83,43 84,40 85,37 87,34 89,32 90,29 92,26 95,24 97,21 100,18 102,15 103,14 104,13 106,12 107,11 108,10 109,9 110,8 111,8 113,7 114,6 115,5 116,4 117,4 118,3 119,2 120,2 120,1 121,1 122,0 163,40 162,41 161,42 160,42 158,43 157,44 156,45 155,46 154,46 152,47 151,49 150,50 148,51 147,52 145,53 144,54 143,56 141,57 140,58 138,59 137,61 134,64 131,67 129,70 127,74 125,77 123,80 121,83 120,87 119,90 118,94 118,97 117,101 116,104 116,108 116,111 117,115 117,119 118,122 119,126 120,130 121,134 122,138 124,142 125,146 127,150 129,154 131,158 134,161 136,166 139,170 142,173 144,177 147,181 150,185 154,189 157,193 161,197 164,201 168,205 172,209 310,346">
          <text:p/>
        </draw:polygon>
        <draw:path draw:style-name="gr9" draw:text-style-name="P9" draw:layer="layout" svg:width="0.405cm" svg:height="0.405cm" svg:x="19.951cm" svg:y="19.716cm" svg:viewBox="0 0 406 406" svg:d="M42 86l-42-42 44-44 42 42zM362 406l-263-264 44-44 263 264z">
          <text:p/>
        </draw:path>
        <draw:path draw:style-name="gr9" draw:text-style-name="P9" draw:layer="layout" svg:width="0.436cm" svg:height="0.534cm" svg:x="20.199cm" svg:y="19.438cm" svg:viewBox="0 0 437 535" svg:d="M349 364l3 8 2 7 1 7 1 7 1 7v7 7l-1 6-1 7-2 6-2 6-2 6-3 6-3 7-4 6-4 6-5 6-4 6-6 6-6 6-9 9-11 8-10 7-10 6-11 5-11 3-11 2-11 1h-11l-12-1-11-3-12-4-12-5-12-6-12-7-13-9-13-9-13-11-13-12-14-13-26-27-21-26-15-26-12-24-6-24-2-23 3-23 8-21 12-21 17-20 6-5 6-6 6-5 6-4 6-4 7-4 7-3 6-3 6-3 6-1 6-2 7-1 6-1h7 6 7l7 1 7 1 7 2 7 2v-1h-1v-1l-1-1-1-1-1-1-1-1-1-1-1-1-1-1-1-1-1-1-2-1-1-1-1-1-1-1-1-1-1-1-1-1-2-2-1-1-1-1-1-1-1-1-1-1-1-1-1-1-1-1-2-1v-1l-1-1-1-1-1-1-1-1v-1h-1l-1-1-1-1-103-103 44-44 308 309 2 2 2 1 2 2 2 2 2 2 1 2 2 2 2 1 2 2 1 2 2 2 2 1 2 2 2 2 1 1 2 1 1 2 2 2 2 1 1 1 1 2 2 1 2 2 1 1 1 1 2 1 1 1 1 2 1 1 1 1h1l1 2h1l1 1 1 1h1v1h1l1 1-42 42-1-1h-1l-1-1-1-1h-1l-1-1-1-1-1-1h-1l-1-1-1-1-1-1-1-1-1-1-1-1-1-1-2-1-1-1-1-2-1-1-2-1-1-1-1-1-1-1-2-1-1-2-1-1-1-1-2-1-1-2-1-1-2-1-1-1-2-1-1-2-1-1-1-1-2-1zM127 408l5 5 5 5 6 5 5 5 5 4 5 5 5 3 5 4 4 4 5 3 4 3 5 3 4 3 5 2 4 2 4 3 5 1 4 2 4 1 4 1 4 1 4 1h4 3 4 4 4l3-1 4-1 4-1 3-1 3-1 4-2 3-2 4-2 3-3 4-2 3-3 3-3 4-3 3-4 4-3 2-4 3-4 3-3 2-4 2-3 2-4 2-4 2-3 1-4 1-4 1-4 1-4 1-4v-4-4-4-4l-1-5-1-4-1-4-1-5-2-5-2-4-2-5-2-4-3-5-2-5-3-5-4-5-3-5-4-5-4-6-4-5-5-6-5-5-5-6-5-6-6-5-6-6-5-5-6-5-5-5-5-4-5-4-5-4-5-3-5-4-5-3-5-3-4-2-5-3-5-2-5-2-4-1-4-2-5-1-4-1h-4l-4-1h-5l-3-1-5 1h-4l-3 1-4 1-4 1-4 1-3 1-4 2-4 2-3 2-4 2-3 2-4 3-3 3-4 3-3 3-4 3-3 3-3 4-2 3-4 3-2 3-2 4-2 3-2 4-2 3-1 3-1 4-1 3-1 4v4 4 3 4 4l1 4 1 4 1 4 1 4 1 4 2 5 2 4 2 4 3 5 3 5 3 4 3 5 4 5 3 5 4 5 4 5 4 5 5 5 5 5 5 6 5 5z">
          <text:p/>
        </draw:path>
        <draw:path draw:style-name="gr9" draw:text-style-name="P9" draw:layer="layout" svg:width="0.406cm" svg:height="0.406cm" svg:x="20.339cm" svg:y="19.327cm" svg:viewBox="0 0 407 407" svg:d="M42 86l-42-42 44-44 42 42zM363 407l-265-265 45-43 264 264z">
          <text:p/>
        </draw:path>
        <draw:path draw:style-name="gr9" draw:text-style-name="P9" draw:layer="layout" svg:width="0.405cm" svg:height="0.405cm" svg:x="20.45cm" svg:y="19.217cm" svg:viewBox="0 0 406 406" svg:d="M43 86l-43-42 45-44 42 43zM363 406l-264-263 44-44 263 263z">
          <text:p/>
        </draw:path>
        <draw:path draw:style-name="gr9" draw:text-style-name="P9" draw:layer="layout" svg:width="0.436cm" svg:height="0.534cm" svg:x="20.698cm" svg:y="18.939cm" svg:viewBox="0 0 437 535" svg:d="M349 364l2 7 2 8 2 7 1 7v7 7 6l-1 7-1 7-2 6-2 6-2 6-3 6-3 7-4 6-4 6-4 6-5 6-6 6-5 6-10 9-10 8-11 7-10 6-11 4-11 4-11 2-11 1h-11l-12-2-11-2-12-4-12-5-12-6-12-7-13-9-13-9-13-11-13-12-14-13-25-27-20-27-16-25-12-25-6-24-2-23 3-22 8-21 12-21 17-20 6-5 6-6 7-5 6-4 6-5 6-3 6-4 6-2 6-3 6-2 7-1 6-1 6-1 7-1h6l7 1 7 1 7 1 7 2 7 2 1-1h-1v-1h-1l-1-1-1-1-1-1-1-1-1-1-1-1-1-1-1-1-1-1-1-1-1-1-2-1-1-1-1-1-1-1-1-2-1-1-2-1-1-1-1-1-1-1-1-1-1-1-1-1-1-1-1-1-1-2-1-1h-1l-1-1-1-1v-1h-1l-1-1v-1l-103-102 44-45 307 308 2 2 2 2 2 2 2 2 2 2 2 2 1 1 2 2 2 2 2 2 2 1 2 2 2 2 2 1 1 2 2 2 2 1 1 1 2 2 1 1 2 2 1 1 1 1 2 2 1 1 2 1 1 1 1 1 1 2 1 1h1l1 1 1 1 1 1h1l1 1 1 1v1h1l-43 42-1-1h-1v-1h-1l-1-1-1-1h-1l-1-1v-1h-1l-1-2h-1l-2-1-1-1-1-1-1-1-1-1-2-1-1-1-1-2-1-1-1-1-2-1-1-1-1-1-1-1-2-2-1-1-1-1-2-1-1-2-2-1-1-1-1-1-1-2-1-1-2-1-1-2-1-1zM126 407l5 6 6 5 5 5 5 5 5 4 5 4 5 4 5 4 4 4 5 3 5 3 4 3 4 3 5 2 4 2 5 2 4 2 4 2 4 1 4 1 4 1 4 1h4 4 4 3 4l3-1 4-1 4-1 3-1 4-1 3-2 4-2 3-2 3-3 4-2 3-3 4-3 3-4 3-3 3-3 4-4 2-4 3-3 2-4 2-3 3-4 1-4 2-4 1-3 2-4 1-4v-4l1-4v-4-4-4-5l-1-4-1-4-1-5-1-4-2-4-2-5-2-5-2-5-2-4-3-5-3-5-4-5-3-5-4-6-4-5-4-5-5-6-5-5-5-6-5-6-6-5-5-6-6-5-5-5-6-4-5-5-5-4-5-4-5-4-5-3-5-3-5-3-5-2-4-3-5-2-4-2-5-1-4-2-4-1-5-1-4-1h-4-4-4-4-4l-4 1h-4l-4 1-3 2-4 1-4 2-3 2-4 2-3 2-4 2-4 3-3 2-4 4-3 3-4 3-2 3-4 3-2 4-3 3-2 3-2 4-2 3-2 3-1 4-2 3-1 4-1 3v4l-1 4v3 4 4 4l1 4 1 4 1 4 1 4 2 4 1 4 2 5 3 4 2 5 3 4 2 5 4 5 3 5 4 5 3 4 4 5 5 6 4 5 5 5 5 6 5 5z">
          <text:p/>
        </draw:path>
        <draw:path draw:style-name="gr9" draw:text-style-name="P9" draw:layer="layout" svg:width="0.464cm" svg:height="0.402cm" svg:x="20.978cm" svg:y="18.808cm" svg:viewBox="0 0 465 403" svg:d="M295 364l-8 8-8 6-8 6-8 5-8 5-8 3-8 3-8 2-8 1h-8l-9-1-8-1-8-2-8-3-7-3-8-4-8-5-7-5-8-7-7-7-5-5-5-5-4-5-4-6-3-5-3-5-3-5-2-5-2-6-2-5-1-5-1-6-1-5v-5-5-6-5l1-5v-5l2-5 1-5 2-5 1-5 2-5 3-6 2-5 3-5 3-5 3-5 3-5 3-4 4-5 3-5 4-5 4-4 4-5 3-4 4-5 5-4 3-5 59-60-15-14-3-3-3-3-3-3-3-3-4-2-3-3-3-2-3-2-3-2-3-2-3-1-3-1-3-2-2-1-4-1h-2l-3-1h-3l-3-1h-3-3l-2 1h-3l-3 1h-3l-3 1-3 1-2 1-3 2-3 1-2 2-3 1-3 2-3 2-3 2-3 2-2 3-3 2-3 2-3 3-4 3-2 3-2 2-2 3-2 2-3 2-2 3-1 2-2 3-2 2-2 3-1 2-2 2-1 3-1 2-1 3-1 2-1 3-1 2v3l-1 2v3 2 3 2 2 3 2l1 3v3l1 2 1 3 1 2 1 3 2 3 1 2 2 3 2 3 2 2 2 3-50 42-3-4-2-3-2-4-2-4-3-4-1-3-2-4-1-4-2-4-1-4-1-4-1-4-1-4-1-4v-4l-1-5v-4-4l1-4v-5l1-4 1-5 1-4 1-5 2-4 2-5 2-5 2-4 3-5 2-5 3-5 3-5 3-5 4-5 4-5 4-5 5-5 4-5 5-6 6-5 10-9 9-9 10-7 11-7 10-6 10-5 9-3 10-3 10-2 9-1h10l9 1 10 2 9 2 9 4 9 5 9 5 9 7 8 7 9 8 114 113 4 4 3 4 4 3 3 3 4 2 4 2 3 2 3 2 3 2 3 1h3l3 1h3l3-1h3l3-2 3-1 3-2 3-2 3-3v-1l1-1h1v-1l1-1h1v-1l1-1 1-1v-1l1-1h1v-1l1-1v-1l1-1v-1h1l1-1v-1l27 27-1 2-1 2-1 2-2 2-1 2-2 2-1 2-1 2-2 2-1 2-2 2-1 1-2 2-1 2-2 2-2 1-1 3-2 1-2 2-2 2-2 2-3 3-2 2-2 2-3 2-2 2-3 1-2 2-3 1-2 1-3 1-2 1-2 1h-3l-2 2h-3l-2 1h-3-2-3l-2-1h-3l-2-2h-3l-2-1-2-1-3-1-3-1-2-1-3-1-2-2-3-1-2-2-3-2-3-2-3-2-2-2-3-2-3-3-2-2-2 2 1 4 1 3 1 4 1 4 1 4v4l1 5v3l1 4 1 4v4 4 3 4 3 4l-1 4v4l-1 3-1 4v4l-1 3-1 4-2 4-1 3-2 4-1 4-2 3-2 4-2 4-2 3-3 4-2 3-3 4-2 4-3 3-3 4-4 4-3 3zM272 321l4-4 4-4 4-5 3-4 3-4 3-5 2-4 2-5 3-4 1-5 2-5 1-4 1-5 1-5 1-4v-5l1-4v-6-4-4l-1-5v-5l-1-4-1-4-1-4-1-4-1-4-2-4-1-5-2-3-2-4-2-4-2-3-2-4-2-3-2-3-2-3-3-3-2-3-3-3-22-21-47 49-3 3-3 3-3 4-3 3-3 3-2 4-3 3-3 3-2 4-3 3-2 3-2 4-2 3-3 3-1 3-2 4-2 4-1 4-1 3-1 3-1 4-1 3v4l-1 3v4 3 3l1 4 1 3v4l1 3 2 4 1 3 2 4 2 4 3 3 2 4 3 3 3 4 4 3 4 4 4 4 5 3 4 3 5 2 4 2 5 2 4 1h5l4 1 5-1h5l4-1 5-2 4-2 5-2 4-3 5-3 4-4z">
          <text:p/>
        </draw:path>
        <draw:path draw:style-name="gr9" draw:text-style-name="P9" draw:layer="layout" svg:width="0.385cm" svg:height="0.378cm" svg:x="21.262cm" svg:y="18.53cm" svg:viewBox="0 0 386 379" svg:d="M127 271l5 4 4 4 4 4 4 3 5 4 4 3 4 3 4 3 5 3 4 3 4 2 5 3 4 2 4 2 5 2 4 1 4 2 4 1 5 1 4 1h4l5 1h4 4 4l5-1h4l4-1 4-1 4-2 5-1 4-2 4-2 4-2 4-3 4-3 4-3 4-3 4-3 4-4 5-6 5-5 5-6 4-6 3-6 3-5 3-6 3-6 2-6 1-5 1-6v-6l1-5v-5l-1-6v-5l-1-5-2-5-2-5-2-4 50-29 1 3 1 3 2 3 1 4 1 3 1 3 1 4v3l1 5 1 4 1 3v4l1 4v4 4 4 4l-1 4v4l-1 4v5l-2 4-1 4-1 5-2 5-2 4-1 5-2 5-3 4-2 5-3 5-3 5-3 5-4 5-4 5-3 5-5 5-5 5-4 5-5 6-12 11-12 10-12 8-12 7-13 6-12 5-13 4-13 2-12 1h-13l-14-1-13-3-13-4-13-6-14-6-13-8-13-10-15-10-14-12-13-13-8-7-6-8-7-7-6-7-5-7-5-8-5-7-5-7-3-7-4-7-3-7-3-7-2-7-2-6-2-7-2-7-1-7-1-7v-7-6-7-6l1-6 1-6 1-6 2-6 2-6 2-6 2-6 3-6 3-5 3-6 3-6 4-5 4-6 4-5 4-5 4-5 5-5 4-5 7-6 7-6 6-6 7-5 6-4 7-5 7-4 6-3 8-3 7-2 6-2 7-3 6-1 7-1 6-1h7 7 6l7 1 6 1 7 1 6 1 6 2 7 2 6 2 6 3 7 3 6 3 6 4 7 4 6 4 6 4 6 4 6 5 6 5 7 5 6 5 6 5 6 6 6 6 5 6zM237 94l-9-8-9-6-9-6-8-5-8-4-8-4-8-3-8-2-8-1-7-1h-7l-8 1-7 1-7 2-7 3-7 3-8 5-7 5-6 5-7 6-2 2-2 3-2 2-2 3-2 3-2 2-2 3-2 3-2 3-1 3-2 3-1 3-2 4-1 3-1 3-1 4-1 3v4l-1 4v4 3 4 5l1 3v5l1 4 1 4 1 5 2 5 1 5 2 4 2 5 3 4 2 5 3 5 3 4 4 5 4 5 4 5 4 5z">
          <text:p/>
        </draw:path>
        <draw:polygon draw:style-name="gr9" draw:text-style-name="P9" draw:layer="layout" svg:width="0.507cm" svg:height="0.511cm" svg:x="25.923cm" svg:y="21.115cm" svg:viewBox="0 0 508 512" draw:points="470,189 474,194 478,198 482,203 485,207 488,212 491,217 494,222 497,227 499,232 501,238 503,243 504,248 505,254 507,260 507,265 508,271 508,277 508,283 507,289 507,295 506,301 504,308 503,314 501,320 499,327 496,333 493,340 490,347 487,353 483,360 479,367 475,374 470,381 465,388 460,395 454,402 448,409 441,416 435,423 427,431 414,443 402,454 389,465 377,474 365,482 352,489 340,496 328,501 317,505 305,508 293,510 282,511 271,512 259,511 248,510 237,508 226,504 216,500 205,495 195,489 231,435 234,437 237,438 241,440 244,442 248,443 251,444 255,446 259,447 262,448 266,449 269,449 273,450 277,450 280,450 284,450 288,450 292,450 296,450 299,449 304,449 308,448 311,447 316,445 320,444 324,442 328,440 333,438 337,436 341,434 346,431 350,428 355,425 359,422 364,418 369,414 373,411 378,406 383,402 388,398 393,393 397,388 401,384 405,380 408,376 412,372 415,368 418,364 422,359 424,355 427,351 430,347 432,343 435,339 437,335 439,331 441,327 442,322 444,319 445,315 446,310 447,307 448,303 448,299 449,295 449,291 449,287 448,284 448,280 447,276 447,273 446,269 444,265 443,261 441,258 439,254 437,251 435,248 432,244 429,241 426,238 423,235 419,231 416,229 412,226 409,224 405,223 401,221 398,220 394,219 391,218 387,218 383,217 380,217 376,217 372,218 368,218 364,219 360,220 356,221 352,222 348,224 344,225 339,227 335,229 331,231 326,233 321,236 317,238 312,241 308,244 303,247 298,250 293,253 287,256 283,260 277,263 272,266 266,269 261,273 255,277 251,279 248,281 244,283 241,286 237,288 234,290 230,292 226,295 223,297 219,299 216,301 212,303 208,305 204,307 201,309 197,311 193,313 190,314 185,316 181,317 177,319 174,321 170,322 167,323 163,325 159,326 155,327 151,328 148,329 144,330 140,331 137,332 133,332 129,333 125,333 122,333 118,334 114,334 110,334 107,333 103,333 100,333 96,332 92,331 89,330 85,329 82,328 78,327 74,326 71,324 67,322 64,320 60,318 56,316 53,314 49,311 46,308 42,305 39,302 36,298 31,294 26,289 23,284 19,279 16,274 12,268 10,263 7,258 5,253 4,247 2,242 1,236 0,231 0,225 0,219 0,214 0,208 0,202 1,197 2,191 4,185 5,180 7,174 10,168 12,162 14,156 17,151 20,145 24,139 28,133 31,127 35,122 40,116 44,110 49,104 53,99 58,93 63,86 68,81 74,76 80,69 87,63 93,58 99,52 105,47 111,42 117,38 122,34 128,30 134,26 139,23 145,19 150,16 156,14 161,11 166,9 171,7 176,5 182,4 187,2 193,1 198,1 203,0 208,0 213,0 218,0 223,0 228,1 233,1 237,2 242,4 247,5 252,6 257,8 262,10 267,12 272,14 277,16 282,19 287,22 249,76 246,74 243,72 240,71 236,69 233,68 230,67 226,66 223,65 220,64 217,63 214,62 210,62 207,62 204,62 200,62 197,62 194,62 190,62 186,63 183,64 179,65 176,66 172,67 169,68 165,70 162,71 158,73 155,75 151,77 147,79 144,82 140,84 136,87 132,90 128,94 125,97 121,100 117,104 113,108 109,112 104,117 100,121 95,126 91,130 88,135 84,139 81,144 78,148 76,152 73,157 71,160 68,164 66,169 65,172 63,176 62,180 61,183 60,187 59,190 58,194 58,198 58,201 58,204 58,207 58,211 58,213 59,217 60,220 60,223 61,225 62,228 64,231 65,233 67,236 68,239 70,241 72,244 74,246 76,249 78,251 82,254 85,256 88,259 91,261 94,263 98,265 101,266 104,267 108,268 112,269 115,269 119,269 122,269 126,269 129,268 133,268 137,267 141,266 145,265 149,264 152,262 157,261 161,260 165,258 169,256 173,254 177,252 181,249 186,247 191,244 195,242 200,239 204,237 209,234 213,231 218,228 223,225 227,223 232,219 237,217 241,214 244,212 248,209 252,207 256,205 260,202 264,200 268,197 272,195 275,193 279,190 283,188 287,186 291,183 295,181 299,179 303,177 307,175 311,173 315,171 319,170 322,168 326,166 331,165 334,163 338,162 342,160 346,159 350,158 354,157 358,156 362,155 365,154 369,153 374,153 377,152 381,152 385,152 389,152 393,152 397,152 401,153 405,153 408,154 412,155 416,156 420,157 424,159 428,160 431,162 435,164 439,166 443,168 447,170 450,173 454,176 458,179 462,182 466,186">
          <text:p/>
        </draw:polygon>
        <draw:polygon draw:style-name="gr9" draw:text-style-name="P9" draw:layer="layout" svg:width="0.403cm" svg:height="0.342cm" svg:x="26.239cm" svg:y="20.971cm" svg:viewBox="0 0 404 343" draw:points="404,268 403,271 401,273 400,276 398,278 396,280 395,283 393,285 391,288 390,290 388,293 386,295 384,298 382,300 380,303 378,305 376,308 373,310 371,313 368,316 366,318 355,328 344,335 333,340 322,343 311,343 300,341 289,337 277,331 265,322 253,311 76,135 46,166 14,134 46,102 0,29 29,0 88,59 138,10 170,42 121,91 288,258 291,261 295,265 299,268 302,270 306,273 309,274 312,276 315,277 318,278 321,279 323,279 326,278 329,278 332,277 335,276 338,274 341,272 344,270 347,267 350,265 351,263 352,262 354,261 355,259 356,258 357,257 358,255 359,254 360,253 361,251 362,250 363,248 364,247 365,246 366,244 367,242 368,241 369,239 370,237 372,236">
          <text:p/>
        </draw:polygon>
        <draw:path draw:style-name="gr9" draw:text-style-name="P9" draw:layer="layout" svg:width="0.464cm" svg:height="0.402cm" svg:x="26.46cm" svg:y="20.777cm" svg:viewBox="0 0 465 403" svg:d="M294 364l-8 8-7 7-9 6-8 5-7 4-9 4-8 2-8 2-8 1h-9-8l-9-2-7-2-8-2-8-4-8-4-7-4-8-6-7-6-8-7-5-5-4-6-5-5-4-5-3-5-3-6-3-5-2-5-2-5-1-6-2-5-1-5-1-6v-5-5-5-5l1-7 1-5 1-5 1-5 2-5 2-5 2-5 2-5 3-5 2-5 3-5 3-5 3-5 4-4 3-5 4-5 3-4 4-5 4-5 4-4 4-4 4-5 4-4 59-61-15-14-3-3-4-3-3-3-3-3-3-2-3-3-4-2-2-2-4-2-2-1-4-2-2-1-3-1-3-1-3-1-3-1h-3l-3-1h-2-3-3-3-3l-3 1-2 1h-3l-3 1-3 1-3 2-3 1-2 2-3 1-3 2-3 2-3 2-2 2-3 3-3 2-3 3-3 3-2 2-3 3-2 2-2 3-2 2-2 3-2 2-2 3-2 2-2 3-1 2-2 2-1 3-2 2-1 3-1 2-1 2v3l-1 2-1 3-1 2v3 2 3 2 3 3l1 2v2l1 3 1 3 1 2 1 3 1 3 1 2 2 3 1 2 2 3 2 3 2 3-50 41-2-4-3-3-2-4-2-3-2-4-2-4-2-4-1-4-2-4-1-3-1-5-1-4-1-4-1-4v-4-4-4-5-4l1-4v-5l1-4 1-5 2-4 1-5 2-5 2-4 2-5 3-5 3-5 2-5 4-4 3-5 3-5 5-5 3-6 5-5 5-5 5-5 5-6 10-9 10-9 9-7 10-7 10-5 10-5 10-4 9-3 10-2 10-1h9l10 1 9 2 9 3 9 4 9 4 10 5 9 7 9 7 9 8 113 114 4 3 4 4 3 3 4 3 3 2 4 3 3 2 3 1 4 2 3 1 3 1h2 4 2l3-1 3-1 3-2 3-2 3-2 3-3 1-1 1-1v-1h1l1-1 1-1v-1l1-1h1v-1l1-1v-1l1-1 1-1 1-1v-1l1-1v-1l28 28-2 1-1 3-1 2-1 1-2 3-1 1-2 2-1 2-1 2-2 2-1 2-2 2-1 1-2 2-2 2-1 2-2 2-2 2-1 1-2 2-3 3-2 2-3 2-2 2-2 2-3 2-2 2-3 1-2 1-3 1-2 1-3 2h-2l-3 1h-2l-2 1h-3-2-3-2-3l-2-1h-3l-2-1-3-1-2-1-3-1-2-1-3-1-2-1-3-2-3-1-2-2-3-1-2-3-3-1-3-2-3-3-2-2-3-3-1 2 1 4 1 4v4l1 3 1 4 1 4 1 4v4 3l1 4v4 4 3 4 4 5 3l-1 4v4l-1 3-1 4-1 4-1 3-1 4-2 4-2 3-1 4-2 4-2 3-2 4-2 4-2 3-3 4-2 4-3 3-3 4-3 3-3 4-4 4zM272 322l4-5 3-4 4-4 3-5 3-4 3-4 2-5 3-4 2-5 1-4 2-6 1-5 1-4 1-5 1-5 1-4v-5-4-5-4l-1-5v-4l-1-5-1-4v-4l-1-4-2-4-1-4-2-4-2-4-2-4-1-3-2-4-3-3-2-3-2-4-2-3-2-3-3-2-3-3-21-22-48 49-3 3-3 4-3 3-3 3-3 4-3 3-3 3-2 4-3 3-2 3-3 4-2 3-2 3-2 3-2 4-2 3-1 4-1 3-2 3-1 4-1 3v4l-1 3v3 4 3 4 4l1 4 1 3 1 4 1 3 2 4 2 3 2 4 2 3 3 4 3 3 3 4 3 3 5 4 4 4 4 3 5 3 4 3 4 1 5 2 5 1 5 1h5 4l5-1 4-1 5-1 5-2 4-3 4-2 5-4 4-3z">
          <text:p/>
        </draw:path>
        <draw:path draw:style-name="gr9" draw:text-style-name="P9" draw:layer="layout" svg:width="0.436cm" svg:height="0.539cm" svg:x="26.694cm" svg:y="20.49cm" svg:viewBox="0 0 437 540" svg:d="M356 80l6 6 5 6 6 6 5 6 5 6 5 6 5 6 5 6 4 6 4 6 4 6 4 6 3 6 3 6 3 6 3 6 2 6 2 6 2 6 1 6 2 6v5l1 6 1 6v6 6l-1 6-1 5-1 6-2 6-2 7-2 6-2 5-4 6-3 6-4 5-4 6-4 5-5 6-5 5-6 6-6 5-6 5-6 4-6 4-6 4-6 3-6 3-6 3-7 2-6 2-6 1-7 1-7 1h-6l-7-1-7-1-7-1-7-2-7-3-1 2h1v1h1v1h1l1 1v1l1 1h1l1 1 1 1 1 1 1 1 1 1 1 1 1 1 1 1 2 1 1 1 1 2 1 1 2 1 1 1 2 2 1 1 1 2 2 1 1 1 2 2 1 1 1 2 2 1 2 2 1 1 1 1 2 1 1 2 103 103-44 44-314-314-2-2-2-2-1-2-3-2-1-2-2-1-2-2-2-2-2-2-1-1-2-2-2-2-1-2-2-1-2-2-1-1-2-2-2-1-1-2-2-1-1-1-2-2-1-1-1-1-1-2-2-1-1-1-1-1-1-1-1-1-1-1-2-1v-1h-1l-1-1-1-1-1-1h-1v-1l42-42h1l1 1 1 1 1 1 1 1h1l1 1 1 1 1 1 1 1 1 1 1 1 2 1 1 1 1 1 2 2 2 1 1 1 1 1 2 1 1 1 1 2 2 1 1 1 2 2 1 1 2 1 1 1 1 2 2 1 1 1 2 2 1 1 2 1 1 2 1 1 1-1-1-4-1-3-1-4-2-4v-3l-1-4-1-3v-4-3l-1-3v-4-3-4-3l1-3v-3-3l1-3 1-4v-3l2-3 1-3 1-3 1-4 1-2 2-3 1-3 2-3 1-3 3-3 1-3 2-3 3-3 2-3 2-4 3-2 3-4 3-3 2-3 4-3 5-5 6-5 5-5 5-4 6-3 6-4 5-3 6-3 5-2 6-2 6-2 6-1 5-1h6l6-1h6 5l6 1 6 1 5 1 6 1 6 2 6 2 6 2 6 2 6 3 6 3 5 3 6 4 6 4 6 4 6 4 6 5 6 5 6 5 6 5 6 5 6 6 7 6zM311 127l-5-5-5-5-5-5-4-4-5-4-5-4-4-3-5-4-4-4-5-3-4-3-4-3-5-3-4-2-4-2-4-3-5-1-4-2-4-1-4-2-4-1-4-1h-4l-4-1h-4-4-3l-4 1h-4l-4 1-4 1-4 2-3 1-4 2-3 3-4 2-4 2-3 4-4 3-4 3-3 3-2 3-3 3-2 3-3 3-2 4-2 3-3 3-1 4-2 3-2 3-1 4-1 4-1 3-1 4-1 4v4l-1 4 1 4v5l1 4v4l1 5 2 4 1 5 2 5 2 5 3 5 2 5 3 5 3 5 4 6 4 5 4 6 5 6 4 6 6 6 6 6 6 6 6 8 6 5 5 6 5 5 6 4 5 5 5 4 6 4 4 3 5 4 5 3 5 3 4 2 5 3 5 2 4 1 5 2 4 2 4 1 5 1h4l4 1h4 4 4 4l4-1 4-1 4-1 3-1 4-1 4-2 3-2 4-2 4-2 3-3 4-2 3-3 4-3 3-3 4-3 3-4 3-4 3-4 3-3 2-4 2-3 3-4 1-4 1-5 2-4 1-4v-3l1-4v-4-4-4l-1-4v-4l-2-4-1-5-1-3-1-5-2-4-2-4-2-4-3-5-2-4-3-4-3-5-3-4-3-5-4-4-4-5-4-5-3-4-5-5-4-5-5-5-4-5z">
          <text:p/>
        </draw:path>
        <draw:polygon draw:style-name="gr9" draw:text-style-name="P9" draw:layer="layout" svg:width="0.572cm" svg:height="0.437cm" svg:x="26.876cm" svg:y="20.21cm" svg:viewBox="0 0 573 438" draw:points="185,177 184,173 183,169 182,164 181,161 180,157 180,153 179,149 179,145 179,142 178,138 178,135 178,131 178,128 179,124 179,121 179,117 180,114 180,110 181,106 182,103 183,100 184,96 185,93 186,90 187,87 189,84 190,81 192,78 194,75 195,72 197,69 199,66 201,63 204,60 206,57 209,54 211,51 214,47 217,45 220,41 225,36 230,32 235,28 240,24 244,20 250,17 255,14 260,11 264,9 269,7 274,5 278,4 283,2 287,2 292,0 296,0 301,0 305,0 310,0 314,0 318,1 322,2 327,3 331,4 335,6 339,8 343,10 348,12 352,14 356,17 360,20 364,23 368,26 372,29 377,32 381,35 385,39 389,43 393,47 397,51 573,227 529,271 361,104 358,100 355,97 352,94 348,91 345,88 342,86 339,83 336,81 333,78 330,76 327,74 324,72 321,70 318,69 315,68 312,66 310,65 307,64 304,64 301,63 298,63 295,62 292,62 289,62 287,63 284,63 281,64 278,65 275,66 272,67 269,68 266,70 263,72 259,74 256,76 253,78 250,81 245,84 242,87 239,90 236,93 233,96 230,100 228,103 225,107 223,110 221,114 219,118 218,121 216,125 215,129 214,132 213,136 212,140 211,143 211,147 210,151 210,155 210,158 210,162 211,166 212,170 212,174 213,178 214,181 215,185 216,189 218,193 220,197 222,201 224,205 226,209 228,212 231,216 233,220 237,224 239,228 243,231 246,235 251,239 406,394 362,438 0,75 44,32 137,127 139,128 141,130 142,131 144,133 146,135 147,136 149,138 150,140 152,141 153,143 155,145 157,146 158,148 159,149 161,151 162,152 164,154 165,156 166,157 167,158 169,160 170,161 171,163 172,164 174,165 175,166 176,167 177,169 178,170 179,171 180,172 180,173 181,173 182,174 183,175 183,176 184,176 184,177 185,178">
          <text:p/>
        </draw:polygon>
        <draw:polygon draw:style-name="gr9" draw:text-style-name="P9" draw:layer="layout" svg:width="0.445cm" svg:height="0.596cm" svg:x="27.218cm" svg:y="19.892cm" svg:viewBox="0 0 446 597" draw:points="410,366 413,372 416,379 418,385 421,392 424,398 426,404 428,410 430,416 432,422 434,428 436,433 438,439 439,445 441,450 442,456 443,461 444,466 445,472 445,477 445,482 446,487 446,492 446,497 445,502 445,506 444,511 443,516 442,520 441,525 440,529 438,534 436,538 434,542 432,546 429,550 427,554 424,558 420,562 417,566 413,570 412,572 410,573 408,575 407,576 405,578 404,579 402,581 400,582 399,584 397,585 396,586 394,588 393,589 391,590 389,591 388,593 386,594 384,595 382,596 380,597 347,565 349,564 350,563 351,562 352,561 353,560 354,559 355,558 356,557 358,556 359,555 360,554 361,553 362,552 364,551 365,550 366,549 367,548 368,547 369,546 373,542 376,538 379,533 382,528 384,523 386,518 388,513 389,508 390,502 391,496 391,489 391,482 390,476 389,469 388,461 386,454 383,446 381,438 377,429 374,421 368,406 0,248 47,201 249,292 250,292 253,293 255,294 257,296 259,297 261,298 264,299 267,300 270,302 272,303 275,304 278,306 281,307 284,309 287,310 290,312 293,313 296,315 299,316 302,317 305,319 308,320 310,322 313,323 316,324 319,325 321,327 324,328 326,329 328,330 331,331 333,333 334,334 336,334 338,335 339,336 340,336 342,337 343,338 342,337 342,336 342,335 341,334 340,333 339,331 338,330 338,328 337,326 336,324 335,322 334,319 333,317 331,315 330,312 329,310 328,307 327,305 326,303 324,300 323,297 322,294 321,292 319,289 318,286 317,284 316,281 314,278 313,276 312,273 310,270 309,268 308,265 307,263 306,260 305,258 304,256 303,254 302,251 301,249 202,46 248,0">
          <text:p/>
        </draw:polygon>
        <draw:polygon draw:style-name="gr9" draw:text-style-name="P9" draw:layer="layout" svg:width="0.405cm" svg:height="0.405cm" svg:x="27.402cm" svg:y="19.716cm" svg:viewBox="0 0 406 406" draw:points="362,406 0,43 44,0 406,362">
          <text:p/>
        </draw:polygon>
        <draw:path draw:style-name="gr9" draw:text-style-name="P9" draw:layer="layout" svg:width="0.406cm" svg:height="0.405cm" svg:x="27.512cm" svg:y="19.605cm" svg:viewBox="0 0 407 406" svg:d="M42 87l-42-42 44-45 42 43zM363 406l-265-263 44-44 265 263z">
          <text:p/>
        </draw:path>
        <draw:polygon draw:style-name="gr9" draw:text-style-name="P9" draw:layer="layout" svg:width="0.475cm" svg:height="0.437cm" svg:x="27.721cm" svg:y="19.461cm" svg:viewBox="0 0 476 438" draw:points="432,271 265,104 261,100 258,97 254,93 250,90 247,87 243,84 240,81 236,79 233,77 230,75 227,73 224,71 221,69 218,68 215,67 212,65 209,64 206,64 203,63 200,63 197,63 194,63 192,63 189,63 186,63 183,64 181,65 178,66 175,67 172,69 169,70 167,71 164,73 161,75 158,77 155,80 152,82 149,85 146,88 143,91 140,94 137,97 135,100 132,104 130,107 128,110 126,114 124,117 122,121 121,124 119,128 118,132 117,135 116,139 116,143 115,147 115,150 115,154 115,158 115,162 115,166 116,170 117,173 118,177 119,181 120,185 121,189 123,193 125,197 127,201 129,205 131,209 134,213 137,217 140,221 143,225 146,229 149,233 153,237 157,241 310,394 266,438 58,230 56,228 54,227 52,225 51,223 49,222 47,220 46,218 44,216 42,215 40,213 38,211 36,209 35,208 33,206 31,204 29,202 28,201 26,199 24,197 22,196 21,194 19,193 17,191 16,190 15,189 13,187 12,186 10,185 9,183 8,182 7,181 5,180 5,179 4,178 3,178 2,177 1,177 1,176 0,176 0,175 41,134 42,134 42,135 43,135 44,136 45,136 45,137 46,138 47,139 48,140 50,141 51,142 52,143 53,144 54,146 56,147 57,148 58,149 60,150 61,152 63,153 64,154 66,156 68,157 70,158 71,160 72,161 74,162 76,164 77,165 78,167 80,168 81,169 83,170 84,172 85,173 86,174 87,175 88,176 89,177 90,176 89,173 88,169 87,166 87,162 86,159 85,155 84,152 84,148 84,145 83,142 83,138 83,135 83,131 83,128 83,125 83,122 83,118 84,115 84,112 85,108 86,105 87,102 88,99 89,95 90,92 91,89 93,85 95,82 96,79 98,76 100,72 102,69 104,65 107,62 109,59 112,56 115,52 118,49 121,45 124,42 129,38 133,34 137,30 142,26 146,23 150,20 155,17 159,14 163,12 167,10 172,8 176,6 180,4 185,3 189,2 193,1 197,1 202,0 206,0 210,0 214,0 219,1 223,2 227,3 232,4 236,5 241,7 245,9 249,12 254,14 258,17 263,20 267,23 272,26 277,30 282,34 286,38 291,42 296,46 301,51 476,227">
          <text:p/>
        </draw:polygon>
        <draw:path draw:style-name="gr9" draw:text-style-name="P9" draw:layer="layout" svg:width="0.405cm" svg:height="0.405cm" svg:x="27.901cm" svg:y="19.217cm" svg:viewBox="0 0 406 406" svg:d="M41 86l-41-42 43-44 42 43zM362 406l-265-263 45-44 264 263z">
          <text:p/>
        </draw:path>
        <draw:path draw:style-name="gr9" draw:text-style-name="P9" draw:layer="layout" svg:width="0.436cm" svg:height="0.534cm" svg:x="28.149cm" svg:y="18.939cm" svg:viewBox="0 0 437 535" svg:d="M349 364l3 7 1 8 2 7 1 7 1 7v7 6l-1 7-1 7-2 6-2 6-2 6-3 6-4 7-4 6-4 6-5 6-5 6-5 6-6 6-10 9-10 8-10 7-11 6-11 4-10 4-11 2-11 1h-12l-11-2-11-2-12-4-12-5-12-6-13-7-12-9-13-9-13-11-13-12-14-13-25-27-21-27-16-25-11-25-6-24-2-23 3-22 8-21 12-21 17-20 6-5 6-6 6-5 6-4 6-5 6-3 7-4 6-2 6-3 6-2 6-1 7-1 6-1 6-1h7l7 1 7 1 7 1 7 2 7 2v-1l-1-1-1-1-1-1h-1l-1-1v-1l-1-1-1-1-1-1-2-1-1-1-1-1-1-1-1-1-1-1-1-1-1-1-2-2-1-1-1-1-1-1-1-1-1-1-1-1-1-1-2-1-1-1-1-1-1-2v-1h-1l-1-1-1-1-1-1-1-1v-1h-1l-102-102 44-45 308 308 2 2 2 2 2 2 1 2 3 2 1 2 2 1 2 2 2 2 1 2 2 1 2 2 2 2 1 1 2 2 2 2 1 1 2 1 2 2 1 1 1 2 2 1 1 1 2 2 1 1 1 1 1 1 2 1 1 2 1 1h1l1 1 1 1 1 1h1l1 1v1l1 1h1l-42 42h-1v-1h-1l-1-1-1-1-1-1h-1l-1-1-1-1h-1l-1-2h-1l-1-1-1-1-1-1-1-1-1-1-2-1-1-1-1-2-1-1-2-1-1-1-1-1-1-1-2-1-1-2-1-1-2-1-1-1-1-2-2-1-1-1-1-1-2-2-1-1-1-1-2-2-1-1zM126 407l5 6 5 5 6 5 5 5 5 4 5 4 5 4 4 4 5 4 5 3 4 3 5 3 4 3 5 2 4 2 4 2 4 2 5 2 4 1 4 1 4 1 4 1h3 4 4 4 4l3-1 4-1 3-1 4-1 3-1 4-2 3-2 4-2 3-3 4-2 3-3 3-3 4-4 3-3 3-3 3-4 3-4 3-3 2-4 2-3 2-4 2-4 1-4 2-3 1-4 1-4 1-4v-4l1-4v-4-4l-1-5v-4l-1-4-1-5-2-4-1-4-2-5-2-5-2-5-3-4-3-5-3-5-3-5-3-5-4-6-4-5-4-5-5-6-5-5-5-6-6-6-6-5-5-6-5-5-6-5-5-4-5-5-6-4-5-4-5-4-4-3-5-3-5-3-5-2-5-3-4-2-5-2-4-1-4-2-5-1-4-1-4-1h-4-5-4-4-4l-4 1h-3l-4 1-4 2-4 1-3 2-4 2-3 2-4 2-4 2-3 3-3 2-4 4-3 3-4 3-3 3-3 3-3 4-2 3-2 3-3 4-2 3-1 3-2 4-1 3-1 4-1 3-1 4v4 3 4 4 4l1 4v4l1 4 2 4 1 4 2 4 2 5 2 4 3 5 2 4 3 5 3 5 3 5 4 5 4 4 4 5 4 6 5 5 5 5 5 6 5 5z">
          <text:p/>
        </draw:path>
        <draw:path draw:style-name="gr9" draw:text-style-name="P9" draw:layer="layout" svg:width="0.464cm" svg:height="0.402cm" svg:x="28.429cm" svg:y="18.808cm" svg:viewBox="0 0 465 403" svg:d="M295 364l-8 8-8 6-8 6-8 5-8 5-8 3-8 3-9 2-8 1h-8l-8-1-8-1-8-2-8-3-8-3-7-4-8-5-8-5-7-7-7-7-5-5-5-5-4-5-4-6-4-5-3-5-3-5-2-5-2-6-1-5-2-5v-6l-1-5-1-5v-5-6l1-5v-5l1-5 1-5 2-5 1-5 2-5 2-5 2-6 3-5 3-5 2-5 4-5 3-5 3-4 3-5 4-5 4-5 3-4 4-5 4-4 4-5 4-4 4-5 58-60-14-14-3-3-3-3-4-3-3-3-3-2-3-3-3-2-3-2-3-2-3-2-3-1-3-1-3-2-3-1-3-1h-3l-3-1h-2l-3-1h-3-3l-3 1h-3l-2 1h-3l-3 1-3 1-3 1-2 2-3 1-3 2-3 1-2 2-3 2-3 2-3 2-3 3-3 2-3 2-3 3-2 3-2 3-3 2-2 3-2 2-2 2-2 3-2 2-2 3-1 2-2 3-2 2-1 2-1 3-1 2-1 3-2 2v3l-1 2-1 3v2 3l-1 2v3 2 2l1 3v2 3l1 3 1 2 1 3 1 2 1 3 1 3 2 2 2 3 1 3 2 2 3 3-52 42-2-4-2-3-3-4-2-4-2-4-2-3-1-4-2-4-1-4-2-4-1-4-1-4-1-4v-4l-1-4v-5-4-4l1-4v-5l1-4 1-5 1-4 1-5 2-4 2-5 1-5 3-4 2-5 3-5 3-5 3-5 3-5 4-5 4-5 4-5 4-5 6-5 5-6 5-5 10-9 10-9 10-7 10-7 9-6 10-5 10-3 10-3 9-2 10-1h9l10 1 9 2 9 2 9 4 9 5 9 5 9 7 9 7 9 8 113 113 4 4 4 4 4 3 3 3 4 2 3 2 3 2 4 2 3 2 3 1h3l3 1h3l3-1h3l3-2 2-1 3-2 3-2 3-3 1-1 1-1 1-1 1-1 1-1v-1l1-1 1-1 1-1 1-1v-1l1-1v-1l1-1 1-1 1-1 27 27-1 2-1 2-2 2-1 2-2 2-1 2-1 2-2 2-1 2-2 2-1 2-2 1-1 2-2 2-1 2-2 1-2 3-1 1-2 2-2 2-2 2-3 3-2 2-3 2-2 2-3 2-2 1-3 2-2 1-3 1-2 1-3 1-2 1h-2l-3 2h-2l-3 1h-2-2-3l-2-1h-3l-2-2h-3l-2-1-3-1-2-1-3-1-3-1-2-1-2-2-3-1-3-2-3-2-2-2-3-2-3-2-2-2-3-3-3-2-1 2 1 4 1 3 1 4 1 4v4l1 4 1 5v3l1 4v4l1 4v4 3 4 3l-1 4v4l-1 4v3l-1 4-1 4-1 3-1 4-1 4-2 3-1 4-2 4-2 3-2 4-1 4-3 3-2 4-2 3-3 4-3 4-3 3-3 4-3 4-3 3zM272 321l4-4 4-4 3-5 4-4 3-4 2-5 3-4 2-5 2-4 2-5 1-5 2-4 1-5 1-5v-4l1-5v-4-6-4-4-5l-1-5v-4l-1-4-1-4-1-4-2-4-1-4-1-5-2-3-2-4-2-4-2-3-2-4-2-3-3-3-2-3-2-3-3-3-2-3-22-21-47 49-3 3-3 3-3 4-3 3-3 3-3 4-2 3-3 3-3 4-2 3-3 3-2 4-2 3-2 3-2 3-1 4-2 4-1 4-1 3-1 3-1 4-1 3-1 4v3 4 3 3 4l1 3 1 4 1 3 1 4 2 3 2 4 2 4 2 3 3 4 3 3 3 4 3 3 5 4 4 4 5 3 4 3 4 2 5 2 4 2 5 1h4l5 1 5-1h4l5-1 4-2 5-2 4-2 5-3 4-3 5-4z">
          <text:p/>
        </draw:path>
        <draw:path draw:style-name="gr9" draw:text-style-name="P9" draw:layer="layout" svg:width="0.386cm" svg:height="0.378cm" svg:x="28.712cm" svg:y="18.53cm" svg:viewBox="0 0 387 379" svg:d="M127 271l4 4 5 4 4 4 4 3 4 4 4 3 5 3 4 3 4 3 4 3 5 2 4 3 4 2 5 2 4 2 5 1 4 2 4 1 5 1 4 1h4l4 1h5 4 4l4-1h4l5-1 4-1 4-2 4-1 4-2 4-2 4-2 5-3 3-3 4-3 5-3 3-3 4-4 6-6 5-5 4-6 4-6 4-6 3-5 3-6 2-6 2-6 1-5 1-6 1-6v-5-5-6l-1-5-1-5-1-5-2-5-2-4 50-29 2 3 1 3 1 3 1 4 1 3 1 3 1 4 1 3 1 5 1 4v3l1 4v4l1 4v4 4l-1 4v4 4l-1 4-1 5-1 4-1 4-1 5-2 5-2 4-2 5-2 5-2 4-3 5-2 5-3 5-3 5-5 5-4 5-4 5-4 5-5 5-5 5-5 6-11 11-12 10-12 8-13 7-12 6-13 5-12 4-13 2-13 1h-13l-13-1-13-3-13-4-14-6-13-6-13-8-14-10-14-10-13-12-14-13-7-7-7-8-6-7-6-7-6-7-5-8-4-7-5-7-4-7-3-7-3-7-3-7-2-7-3-6-2-7-1-7-1-7-1-7-1-7v-6-7l1-6v-6l2-6 1-6 1-6 2-6 3-6 2-6 3-6 3-5 3-6 3-6 4-5 3-6 4-5 5-5 4-5 4-5 5-5 7-6 6-6 7-6 6-5 7-4 7-5 7-4 6-3 7-3 6-2 7-2 6-3 7-1 6-1 7-1h6 7 7l6 1 7 1 6 1 7 1 6 2 6 2 7 2 6 3 6 3 7 3 6 4 6 4 6 4 7 4 6 4 6 5 6 5 6 5 6 5 6 5 6 6 6 6 6 6zM236 94l-9-8-9-6-8-6-8-5-9-4-8-4-8-3-8-2-7-1-7-1h-8l-7 1-7 1-7 2-7 3-7 3-7 5-7 5-7 5-6 6-2 2-2 3-3 2-2 3-1 3-3 2-1 3-2 3-2 3-2 3-1 3-2 3-1 4-1 3-1 3-1 4-1 3v4l-1 4-1 4v3 4l1 5v3l1 5 1 4 1 4 1 5 1 5 2 5 2 4 2 5 2 4 3 5 3 5 3 4 4 5 3 5 5 5 4 5z">
          <text:p/>
        </draw:path>
        <draw:path draw:style-name="gr9" draw:text-style-name="P9" draw:layer="layout" svg:width="0.337cm" svg:height="0.499cm" svg:x="1.468cm" svg:y="8.94cm" svg:viewBox="0 0 338 500" svg:d="M338 250v13l-1 14v13l-1 13-2 12-1 12-2 11-2 10-2 11-2 10-3 9-3 9-3 8-4 9-3 8-4 7-4 7-4 7-4 6-5 7-4 5-5 6-5 5-5 5-5 4-6 4-6 4-5 3-6 3-6 3-7 2-6 2-6 2-7 2-6 1-7 1-7 1-7 1h-7-7-7-7l-6-1-7-1-7-1-7-1-6-2-6-2-7-2-6-2-6-3-6-3-5-3-6-4-6-4-5-4-5-5-5-5-5-6-5-5-4-6-5-7-4-7-3-7-4-7-4-8-3-8-3-9-3-9-3-9-2-10-2-10-2-11-2-11-1-12-1-12-1-13-1-13v-14-13-15-14l1-13 1-13 1-12 1-12 2-12 2-11 2-10 2-10 3-9 3-9 3-9 3-8 4-8 4-7 3-7 5-7 4-7 4-6 6-5 5-5 5-5 5-5 5-4 5-3 6-4 6-3 6-3 6-2 6-3 6-2 7-1 6-2 7-1 7-1 7-1 7-1h7 7 8 6l7 1 7 1 6 1 7 1 6 2 6 1 6 2 7 3 6 2 5 3 6 3 6 4 5 3 6 4 5 5 4 5 5 5 5 5 5 6 4 7 4 7 4 7 3 7 4 8 3 8 3 9 3 9 3 9 2 10 3 10 1 11 2 12 1 12 2 12 1 13v13l1 14zM275 250v-12-11l-1-10v-10l-1-10-1-10-1-9-1-8-1-8-1-8-2-8-1-7-2-7-2-7-2-6-2-6-2-6-2-5-3-5-2-5-3-4-3-4-3-4-3-4-3-3-4-4-3-2-4-3-4-2-3-2-4-2-4-2-4-1-5-1-4-1-5-1-4-1h-5l-5-1h-5-5l-5 1h-5l-5 1-4 1-5 1-4 1-4 1-5 2-4 2-4 2-4 2-3 3-4 3-3 3-3 3-4 4-3 4-3 4-3 5-2 4-3 5-2 6-2 5-2 6-2 7-2 6-2 7-1 7-2 8-1 8-1 8-1 8-1 10-1 9-1 10v10 10l-1 11v12 11l1 10v10 12l1 9 1 9 1 9 1 9 1 8 1 8 2 7 1 7 2 7 2 7 2 6 2 6 2 6 3 5 2 6 3 4 3 5 3 4 3 4 3 4 3 3 3 4 4 2 4 3 3 3 4 2 4 2 4 1 5 2 4 1 4 1 5 1 5 1h4l5 1h5 5l5-1h4l5-1 4-1 5-1 4-1 4-2 4-1 4-2 4-2 4-3 3-3 4-2 3-4 4-3 2-4 4-4 2-4 3-5 3-4 3-6 2-5 2-6 2-6 2-6 2-7 2-7 2-7 1-7 2-8 1-8 1-9 1-9 1-9v-9l1-12 1-10v-10z">
          <text:p/>
        </draw:path>
        <draw:polygon draw:style-name="gr9" draw:text-style-name="P9" draw:layer="layout" svg:width="0.335cm" svg:height="0.492cm" svg:x="1.468cm" svg:y="6.211cm" svg:viewBox="0 0 336 493" draw:points="336,327 336,334 336,341 335,348 334,355 333,362 332,369 330,375 329,381 327,388 325,394 322,400 320,406 317,411 314,416 311,422 308,427 304,433 300,438 296,443 292,447 288,451 283,455 278,459 273,463 268,467 262,470 257,473 251,476 244,478 238,481 231,483 225,485 218,487 211,488 203,490 196,491 188,492 180,492 172,493 163,493 156,493 149,493 142,492 134,492 128,491 121,490 115,488 109,487 103,486 97,484 91,482 86,480 80,478 76,476 71,473 66,471 61,468 57,465 53,463 49,459 45,456 41,453 38,450 33,446 30,442 27,439 24,435 22,430 19,426 16,421 14,417 12,413 10,409 9,404 7,400 5,395 4,391 3,386 1,381 0,377 64,369 65,372 66,375 66,377 67,380 68,383 70,385 71,388 72,391 73,394 75,396 76,398 78,401 79,403 81,406 83,408 85,410 87,413 89,415 91,417 93,419 96,421 98,423 101,425 104,427 107,428 110,430 113,431 116,434 119,435 122,437 126,438 130,439 134,439 138,440 142,441 146,441 151,442 155,442 160,442 165,442 170,442 174,442 179,441 184,441 188,440 192,440 197,439 201,438 205,437 209,435 212,433 216,431 220,429 223,427 227,425 230,422 233,420 236,418 239,415 242,412 245,409 247,406 250,403 252,399 255,396 257,392 259,389 260,385 262,381 264,377 265,372 266,368 268,363 269,359 270,354 270,349 271,344 271,339 271,334 271,328 271,324 271,319 271,315 270,311 270,307 269,303 268,299 267,295 266,291 264,287 263,283 261,280 259,276 257,273 255,270 253,267 251,263 249,261 246,258 243,255 241,252 238,250 235,247 232,245 229,243 225,240 222,239 218,237 214,235 210,233 206,232 203,231 198,230 194,229 190,228 185,227 181,227 176,226 171,226 166,226 163,226 160,226 157,226 154,226 151,227 149,227 146,227 143,228 140,228 138,229 135,229 133,230 130,231 127,231 125,232 122,233 120,233 118,234 115,235 113,236 111,237 109,238 107,239 105,240 103,242 101,243 99,244 97,245 95,246 93,248 91,249 89,250 88,251 86,253 84,254 83,255 81,257 79,258 78,260 76,261 15,261 30,0 308,0 308,52 88,52 79,206 82,204 86,201 89,199 93,197 97,195 102,192 106,190 110,188 115,186 120,185 125,183 131,181 136,180 142,179 147,178 153,177 160,176 166,176 172,176 179,175 186,176 193,176 200,176 207,177 213,178 220,179 226,181 232,182 238,184 244,186 250,189 255,191 261,194 266,197 271,200 276,203 281,206 285,210 289,214 294,218 297,222 301,226 305,230 308,235 312,240 314,244 317,250 320,255 322,260 325,266 327,271 329,277 330,283 332,289 333,295 334,301 335,307 336,314 336,320">
          <text:p/>
        </draw:polygon>
        <draw:polygon draw:style-name="gr9" draw:text-style-name="P9" draw:layer="layout" svg:width="0.305cm" svg:height="0.485cm" svg:x="1.101cm" svg:y="3.474cm" svg:viewBox="0 0 306 486" draw:points="0,486 0,434 124,434 124,59 15,138 15,79 129,0 186,0 186,434 306,434 306,486">
          <text:p/>
        </draw:polygon>
        <draw:path draw:style-name="gr9" draw:text-style-name="P9" draw:layer="layout" svg:width="0.337cm" svg:height="0.499cm" svg:x="1.468cm" svg:y="3.467cm" svg:viewBox="0 0 338 500" svg:d="M338 249v14l-1 15v13l-1 12-2 12-1 12-2 11-2 10-2 11-2 9-3 10-3 9-3 8-4 8-3 9-4 7-4 7-4 7-4 6-5 6-4 6-5 6-5 5-5 4-5 5-6 4-6 3-5 4-6 3-6 2-7 3-6 2-6 2-7 2-6 1-7 1-7 1-7 1h-7-7-7-7l-6-1-7-1-7-1-7-1-6-2-6-2-7-2-6-3-6-2-6-3-5-4-6-3-6-4-5-5-5-4-5-5-5-6-5-6-4-6-5-6-4-7-3-7-4-7-4-8-3-8-3-9-3-9-3-9-2-10-2-10-2-11-2-11-1-12-1-12-1-12-1-13v-15-14-14-14l1-13 1-13 1-12 1-12 2-12 2-11 2-10 2-10 3-9 3-9 3-9 3-8 4-8 4-7 3-7 5-7 4-7 4-6 6-5 5-5 5-5 5-5 5-4 5-4 6-3 6-3 6-3 6-2 6-3 6-2 7-1 6-2 7-1 7-1 7-1 7-1h7 7 8 6l7 1 7 1 6 1 7 1 6 2 6 1 6 2 7 3 6 2 5 3 6 3 6 3 5 4 6 4 5 5 4 5 5 5 5 5 5 6 4 7 4 7 4 7 3 7 4 8 3 8 3 9 3 9 3 9 2 10 3 10 1 11 2 12 1 12 2 12 1 13v13l1 14zM275 249v-11-11l-1-10v-11l-1-10-1-9-1-9-1-8-1-9-1-8-2-7-1-7-2-7-2-7-2-6-2-6-2-6-2-5-3-5-2-5-3-5-3-3-3-5-3-3-3-4-4-3-3-2-4-3-4-2-3-2-4-2-4-2-4-1-5-1-4-1-5-2h-4l-5-1h-5-5-5-5l-5 1h-5l-4 2-5 1-4 1-4 1-5 2-4 2-4 2-4 2-3 3-4 2-3 4-3 3-4 4-3 4-3 4-3 4-2 5-3 5-2 6-2 5-2 6-2 7-2 6-2 7-1 7-2 8-1 8-1 8-1 8-1 9-1 10-1 10v10 10l-1 11v11 12l1 10v11 10l1 10 1 9 1 9 1 9 1 8 1 8 2 7 1 7 2 7 2 7 2 6 2 6 2 6 3 5 2 5 3 5 3 5 3 4 3 4 3 4 3 3 3 3 4 3 4 3 3 2 4 3 4 2 4 1 5 2 4 1 4 1 5 1 5 1h4l5 1h5 5l5-1h4l5-1 4-1 5-1 4-1 4-2 4-1 4-2 4-3 4-2 3-3 4-3 3-3 4-3 2-4 4-4 2-4 3-5 3-5 3-5 2-5 2-6 2-6 2-6 2-7 2-7 2-7 1-7 2-8 1-8 1-9 1-9 1-9v-10l1-10 1-11v-10z">
          <text:p/>
        </draw:path>
        <draw:path draw:style-name="gr9" draw:text-style-name="P9" draw:layer="layout" svg:width="0.337cm" svg:height="0.499cm" svg:x="1.468cm" svg:y="17.562cm" svg:viewBox="0 0 338 500" svg:d="M338 251v13l-1 14v13l-1 12-2 12-1 12-2 11-2 10-2 11-2 9-3 10-3 9-3 9-4 8-3 7-4 8-4 7-4 7-4 7-5 6-4 5-5 6-5 5-5 5-5 4-6 4-6 3-5 4-6 3-6 3-7 2-6 2-6 2-7 2-6 1-7 1-7 1-7 1h-7-7-7-7l-6-1-7-1-7-1-7-1-6-2-6-2-7-2-6-2-6-3-6-3-5-4-6-3-6-4-5-4-5-5-5-5-5-6-5-5-4-6-5-7-4-6-3-8-4-7-4-8-3-8-3-9-3-9-3-9-2-10-2-10-2-11-2-11-1-11-1-13-1-12-1-13v-14-13-15-14l1-13 1-13 1-12 1-12 2-12 2-11 2-11 2-9 3-10 3-9 3-9 3-8 4-8 4-8 3-7 5-6 4-6 4-6 6-6 5-5 5-5 5-4 5-5 5-4 6-3 6-3 6-3 6-3 6-2 6-1 7-2 6-2 7-1 7-1 7-1h7l7-1h7 8l6 1h7l7 1 6 1 7 1 6 2 6 2 6 1 7 2 6 3 5 3 6 3 6 3 5 4 6 5 5 4 4 5 5 5 5 6 5 6 4 6 4 6 4 7 3 8 4 8 3 8 3 9 3 9 3 10 2 9 3 11 1 11 2 12 1 12 2 12 1 13v13l1 14zM275 251v-12-11l-1-10v-10l-1-10-1-10-1-9-1-8-1-9-1-7-2-9-1-7-2-7-2-7-2-6-2-6-2-6-2-5-3-5-2-5-3-4-3-5-3-3-3-4-3-3-4-3-3-3-4-3-4-2-3-2-4-2-4-2-4-1-5-1-4-1-5-1-4-1h-5l-5-1h-5-5l-5 1h-5l-5 1-4 1-5 1-4 1-4 1-5 2-4 2-4 2-4 2-3 3-4 3-3 3-3 3-4 4-3 4-3 4-3 5-2 4-3 5-2 6-2 5-2 6-2 6-2 7-2 7-1 7-2 9-1 8-1 8-1 9-1 9-1 9-1 10v10 10l-1 11v12 11l1 10v11 10l1 9 1 9 1 9 1 9 1 8 1 8 2 7 1 8 2 6 2 7 2 6 2 6 2 6 3 5 2 6 3 5 3 4 3 4 3 4 3 4 3 3 3 3 4 4 4 2 3 3 4 2 4 2 4 2 5 1 4 1 4 1 5 1 5 1 4 1h5 5 5 5l4-1 5-1 4-1 5-1 4-1 4-1 4-2 4-2 4-2 4-3 3-2 4-4 3-3 4-3 2-4 4-4 2-4 3-4 3-5 3-6 2-5 2-6 2-6 2-6 2-7 2-6 2-8 1-7 2-8 1-8 1-9 1-9 1-9v-9l1-10 1-11v-10z">
          <text:p/>
        </draw:path>
        <draw:polygon draw:style-name="gr9" draw:text-style-name="P9" draw:layer="layout" svg:width="0.335cm" svg:height="0.492cm" svg:x="1.468cm" svg:y="14.833cm" svg:viewBox="0 0 336 493" draw:points="336,328 336,335 336,342 335,349 334,356 333,363 332,369 330,376 329,382 327,388 325,395 322,401 320,406 317,412 314,418 311,423 308,428 304,433 300,438 296,442 292,447 288,451 283,455 278,459 273,463 268,466 262,470 257,473 251,476 244,478 238,481 231,483 225,485 218,487 211,489 203,490 196,491 188,492 180,493 172,493 163,493 156,493 149,493 142,492 134,491 128,491 121,490 115,489 109,487 103,485 97,484 91,482 86,480 80,478 76,476 71,473 66,471 61,468 57,465 53,463 49,459 45,456 41,453 38,449 33,446 30,442 27,439 24,435 22,431 19,427 16,423 14,418 12,414 10,410 9,405 7,401 5,396 4,392 3,387 1,382 0,378 64,370 65,373 66,376 66,379 67,381 68,384 70,387 71,389 72,392 73,394 75,397 76,400 78,402 79,405 81,407 83,409 85,411 87,414 89,416 91,418 93,420 96,422 98,424 101,426 104,428 107,429 110,431 113,432 116,434 119,435 122,436 126,437 130,439 134,439 138,440 142,441 146,441 151,442 155,442 160,442 165,442 170,442 174,442 179,442 184,441 188,440 192,440 197,439 201,437 205,436 209,435 212,433 216,432 220,430 223,428 227,426 230,423 233,421 236,418 239,416 242,413 245,410 247,407 250,404 252,400 255,397 257,393 259,390 260,386 262,382 264,378 265,373 266,369 268,364 269,360 270,355 270,350 271,345 271,340 271,334 271,329 271,325 271,320 271,316 270,312 270,308 269,304 268,300 267,296 266,292 264,288 263,284 261,281 259,277 257,274 255,271 253,267 251,264 249,261 246,259 243,256 241,253 238,251 235,248 232,246 229,243 225,242 222,240 218,238 214,236 210,235 206,233 203,232 198,231 194,230 190,229 185,228 181,228 176,227 171,227 166,227 163,227 160,227 157,227 154,227 151,228 149,228 146,228 143,229 140,229 138,230 135,230 133,231 130,231 127,232 125,233 122,234 120,235 118,235 115,236 113,237 111,238 109,239 107,240 105,241 103,242 101,244 99,245 97,246 95,247 93,249 91,250 89,251 88,252 86,254 84,255 83,256 81,258 79,259 78,260 76,262 15,262 30,0 308,0 308,52 88,52 79,207 82,205 86,202 89,200 93,198 97,195 102,193 106,191 110,189 115,187 120,186 125,184 131,182 136,181 142,180 147,179 153,178 160,177 166,177 172,176 179,176 186,176 193,177 200,177 207,178 213,179 220,180 226,182 232,183 238,185 244,187 250,189 255,192 261,195 266,198 271,201 276,204 281,207 285,211 289,215 294,219 297,223 301,227 305,231 308,236 312,241 314,246 317,251 320,256 322,261 325,266 327,272 329,278 330,284 332,290 333,296 334,302 335,308 336,315 336,321">
          <text:p/>
        </draw:polygon>
        <draw:polygon draw:style-name="gr9" draw:text-style-name="P9" draw:layer="layout" svg:width="0.305cm" svg:height="0.485cm" svg:x="1.101cm" svg:y="12.096cm" svg:viewBox="0 0 306 486" draw:points="0,486 0,434 124,434 124,59 15,137 15,79 129,0 186,0 186,434 306,434 306,486">
          <text:p/>
        </draw:polygon>
        <draw:path draw:style-name="gr9" draw:text-style-name="P9" draw:layer="layout" svg:width="0.337cm" svg:height="0.499cm" svg:x="1.468cm" svg:y="12.089cm" svg:viewBox="0 0 338 500" svg:d="M338 251v13l-1 14v12l-1 13-2 12-1 11-2 12-2 10-2 11-2 9-3 10-3 9-3 8-4 8-3 8-4 8-4 7-4 7-4 6-5 6-4 6-5 6-5 5-5 4-5 5-6 4-6 4-5 3-6 3-6 3-7 2-6 2-6 2-7 2-6 1-7 1-7 1-7 1h-7-7-7-7l-6-1-7-1-7-1-7-1-6-2-6-2-7-2-6-2-6-3-6-3-5-3-6-4-6-4-5-5-5-4-5-5-5-6-5-6-4-6-5-6-4-7-3-7-4-7-4-8-3-8-3-9-3-9-3-9-2-10-2-10-2-11-2-11-1-12-1-12-1-12-1-13v-14-13-15-14l1-13 1-13 1-12 1-12 2-12 2-11 2-10 2-11 3-9 3-9 3-9 3-8 4-8 4-8 3-7 5-6 4-7 4-6 6-5 5-5 5-5 5-5 5-4 5-4 6-3 6-3 6-3 6-3 6-2 6-2 7-2 6-1 7-1 7-1 7-1 7-1h7 7 8 6l7 1 7 1 6 1 7 1 6 1 6 2 6 2 7 2 6 3 5 3 6 3 6 3 5 4 6 4 5 5 4 5 5 5 5 5 5 6 4 7 4 6 4 7 3 8 4 8 3 8 3 9 3 9 3 9 2 11 3 10 1 11 2 12 1 12 2 12 1 13v13l1 14zM275 251v-12-11l-1-11v-10l-1-9-1-10-1-9-1-8-1-9-1-8-2-7-1-8-2-7-2-7-2-6-2-6-2-6-2-5-3-5-2-5-3-4-3-5-3-3-3-4-3-3-4-4-3-2-4-3-4-2-3-2-4-2-4-2-4-1-5-2-4-1h-5l-4-1-5-1h-5-5-5-5l-5 1-5 1h-4l-5 1-4 2-4 1-5 2-4 2-4 2-4 2-3 3-4 3-3 3-3 3-4 4-3 4-3 4-3 4-2 5-3 5-2 5-2 6-2 6-2 6-2 7-2 8-1 7-2 8-1 7-1 9-1 8-1 10-1 9-1 10v10 10l-1 11v12 11l1 10v10 10l1 10 1 9 1 9 1 9 1 8 1 7 2 8 1 7 2 7 2 7 2 6 2 6 2 6 3 5 2 5 3 5 3 5 3 4 3 4 3 4 3 3 3 3 4 3 4 3 3 3 4 2 4 1 4 2 5 2 4 1 4 1 5 1 5 1h4l5 1h5 5l5-1h4l5-1 4-1 5-1 4-1 4-2 4-2 4-1 4-2 4-3 3-3 4-3 3-3 4-3 2-4 4-4 2-4 3-5 3-5 3-5 2-5 2-6 2-6 2-6 2-7 2-7 2-7 1-8 2-7 1-8 1-9 1-9 1-9v-10l1-10 1-10v-10z">
          <text:p/>
        </draw:path>
        <draw:polygon draw:style-name="gr3" draw:text-style-name="P3" draw:layer="layout" svg:width="0.43cm" svg:height="0.582cm" svg:x="16.368cm" svg:y="21.908cm" svg:viewBox="0 0 431 583" draw:points="122,94 122,275 421,275 421,369 122,369 122,583 0,583 0,0 431,0 431,94">
          <text:p/>
        </draw:polygon>
        <draw:path draw:style-name="gr3" draw:text-style-name="P3" draw:layer="layout" svg:width="0.451cm" svg:height="0.464cm" svg:x="16.854cm" svg:y="22.035cm" svg:viewBox="0 0 452 465" svg:d="M138 465h-6l-6-1h-6-6l-6-2h-6l-6-2-5-1-6-1-4-2-5-2-5-2-5-2-5-2-5-3-4-3-4-2-4-4-4-3-3-3-4-3-3-4-3-5-4-4-2-4-3-5-2-4-3-5-2-5-2-5-2-5-1-5-2-5-1-6-1-5-1-6v-6l-1-6v-7-6-8-7l1-8 1-7 1-6 1-7 2-6 2-6 3-6 2-5 3-6 3-5 4-5 3-5 4-4 4-4 4-5 4-4 5-3 4-3 5-4 6-3 5-3 6-3 5-2 6-2 6-3 6-1 6-2 6-2 7-1 6-2 7-1 7-1 7-1 7-1h7l7-1h7 7l97-2v-22-5l-1-5v-4-5l-1-4v-4l-1-4v-3l-1-4-1-3-1-3-1-3-1-3-1-3-1-3-1-3-2-2-1-3-2-2-1-2-2-2-2-2-2-1-2-2-2-2-2-1-2-1-2-1-3-2h-2l-3-1-2-1-3-1h-2l-3-1h-3-3l-3-1h-3-3-3-2l-3 1h-3-3-2l-3 1h-2l-2 1h-3l-2 1h-2l-2 1-2 1-2 1-2 1-2 1-2 1-1 2-2 1-2 2-1 1-2 2-2 2-1 2-1 2-1 2-2 2-1 3-1 2-1 2-1 3v3l-2 3v2l-1 4v3l-1 3v4l-1 3-122-5 1-6 1-6 1-6 2-5 2-6 2-5 2-5 2-5 2-5 3-5 3-5 3-4 3-5 3-4 4-4 4-5 5-4 3-3 5-4 5-4 4-3 5-4 5-3 6-3 6-2 5-3 6-3 7-2 6-2 7-2 7-2 7-2 8-1 7-1 8-1 8-2h9l8-1h9 9 8 8l9 1h7l8 2 7 1 7 1 7 1 7 2 7 2 6 2 6 3 6 2 6 3 6 3 5 4 6 3 4 4 5 3 5 4 4 5 4 4 5 4 4 5 3 5 3 5 3 5 3 6 3 5 3 6 2 6 2 6 2 7 1 6 2 8 1 7 1 7v7l1 7v8 163 3 3 3 3 3 3 3 2l1 3v2 3l1 2v2 3l1 2v2l1 2 1 2 1 1v2l1 2 1 1 1 2 1 2 1 1 1 1 1 1 2 1 1 1 2 1 1 1 2 1h1l2 1h2l2 1h2 2 2l3 1 2-1h3 2 3 2l3-1h3 2l3-1h2v64h-2l-2 1h-2l-2 1h-2l-2 1h-1-2l-2 1h-2l-1 1h-2-2l-1 1h-2l-2 1h-1-2-1l-2 1h-2-1-2-2l-2 1h-1-2-2-2l-2 1h-2-1-3-2-2-2-2-2-3-2-9-8l-7-1-8-2-7-2-6-2-6-3-5-3-5-4-4-4-4-5-4-5-3-5-3-7-3-6-2-6-2-7-2-7-1-8-1-8h-2l-5 8-5 8-6 7-5 7-6 7-6 6-6 7-7 5-7 6-7 5-8 4-7 4-8 3-9 3-8 3-9 2-9 2-9 1-10 1zM274 248l-60 1h-4-4l-3 1h-4l-3 1h-4-3l-4 1h-3l-4 1h-3l-3 1h-3l-3 1-3 1-3 1-3 1-3 1-2 2-3 1-2 2-3 1-2 2-2 2-2 2-2 2-2 2-2 2-1 3-2 3-1 2-2 4-1 3-1 3v4l-1 4v4l-1 4v4 5 6l1 6v6l1 5 1 5 2 4 2 5 2 4 2 3 3 3 3 3 4 3 3 2 4 2 4 2 3 1 5 1 4 1h5l4 1 5-1h4 4l5-1 4-1 4-1 4-1 4-1 3-2 4-2 4-2 3-2 4-2 3-2 3-3 3-2 3-3 2-3 3-3 3-3 2-3 3-3 2-3 2-4 2-3 2-4 2-4 1-4 2-3 1-4 2-5 1-4 1-4 1-4 1-4v-4l1-4v-5l1-4v-4z">
          <text:p/>
        </draw:path>
        <draw:polygon draw:style-name="gr3" draw:text-style-name="P3" draw:layer="layout" svg:width="0.645cm" svg:height="0.456cm" svg:x="17.355cm" svg:y="22.034cm" svg:viewBox="0 0 646 457" draw:points="267,457 267,207 267,201 267,196 267,192 266,187 266,182 266,177 265,172 265,168 264,163 263,159 263,155 262,151 261,146 260,142 259,139 258,135 256,132 255,128 253,125 252,122 250,119 248,116 247,113 245,110 243,108 240,105 238,103 236,101 233,99 231,97 228,96 226,94 223,93 220,92 216,91 213,90 210,90 206,89 203,89 199,89 196,89 192,89 189,90 186,90 182,91 179,92 176,93 173,95 170,97 167,98 164,100 161,102 159,104 156,107 154,109 151,112 149,115 147,118 144,121 142,125 140,128 138,132 136,135 135,139 133,144 131,147 130,152 128,156 127,161 126,166 125,170 124,175 123,180 122,185 121,190 121,196 120,201 120,207 120,212 120,218 120,457 4,457 4,110 4,107 4,104 4,102 4,98 4,96 4,93 4,90 4,87 4,84 3,79 3,77 3,73 3,71 3,67 3,65 3,62 3,59 3,56 3,53 3,50 3,48 3,45 2,42 2,40 2,37 2,35 2,32 2,30 2,28 2,26 2,24 2,22 2,19 2,18 1,16 1,14 1,13 1,12 1,10 0,9 111,9 112,10 112,11 112,13 112,14 112,16 112,17 113,19 113,21 113,23 113,25 113,28 113,30 113,32 114,34 114,37 114,39 114,42 114,44 114,47 115,49 115,52 115,55 115,57 115,60 115,62 115,65 115,68 116,71 116,73 116,76 116,78 116,81 116,84 117,87 117,89 117,91 117,93 117,95 117,97 117,99 118,99 123,89 127,79 132,70 137,61 142,54 148,47 154,40 159,34 166,29 172,24 178,19 185,15 192,12 199,9 207,6 215,4 223,2 231,1 240,1 248,0 259,1 268,1 277,3 286,5 295,7 303,10 311,13 318,17 324,21 331,26 337,31 343,37 348,43 353,49 358,56 362,64 366,72 369,80 372,90 374,99 376,99 379,94 381,88 384,83 386,77 389,73 392,68 394,64 397,60 399,56 402,52 405,48 408,44 411,41 414,38 417,35 420,32 423,29 426,27 429,24 433,22 436,20 440,18 443,16 447,14 450,12 454,11 458,9 461,8 465,6 469,5 473,5 477,4 481,3 485,2 490,2 494,1 499,1 503,1 507,1 512,0 519,1 526,1 533,2 540,2 546,4 552,5 558,7 563,9 569,11 574,14 579,17 584,19 588,23 593,26 597,29 601,33 605,37 609,41 612,46 615,50 618,55 622,60 624,65 627,70 629,75 632,81 634,87 635,93 637,99 639,106 640,112 641,118 642,125 644,132 644,138 645,145 645,152 646,159 646,166 646,174 646,457 531,457 531,207 531,201 531,196 530,192 530,187 530,182 529,177 529,172 528,168 528,163 527,159 526,155 525,151 525,146 524,142 523,139 521,135 520,132 519,128 517,125 515,122 514,119 512,116 510,113 508,110 506,108 504,105 502,103 499,101 497,99 494,97 492,96 489,94 486,93 483,92 480,91 477,90 473,90 470,89 466,89 463,89 459,89 456,89 453,90 449,90 446,91 443,92 440,93 437,94 434,96 431,98 428,100 426,102 423,104 420,106 418,109 415,111 413,114 411,117 409,120 406,123 404,126 402,130 400,133 399,137 397,141 396,145 394,149 393,153 391,157 390,162 389,166 388,171 387,176 386,181 386,186 385,191 385,196 384,201 384,207 384,212 384,457">
          <text:p/>
        </draw:polygon>
        <draw:path draw:style-name="gr3" draw:text-style-name="P3" draw:layer="layout" svg:width="0.116cm" svg:height="0.613cm" svg:x="18.112cm" svg:y="21.877cm" svg:viewBox="0 0 117 614" svg:d="M0 86v-86h117v86zM0 614v-448h117v448z">
          <text:p/>
        </draw:path>
        <draw:polygon draw:style-name="gr3" draw:text-style-name="P3" draw:layer="layout" svg:width="0.116cm" svg:height="0.613cm" svg:x="18.347cm" svg:y="21.877cm" svg:viewBox="0 0 117 614" draw:points="0,614 0,0 117,0 117,614">
          <text:p/>
        </draw:polygon>
        <draw:polygon draw:style-name="gr3" draw:text-style-name="P3" draw:layer="layout" svg:width="0.459cm" svg:height="0.623cm" svg:x="18.53cm" svg:y="22.043cm" svg:viewBox="0 0 460 624" draw:points="235,349 339,0 460,0 283,472 277,488 270,503 263,517 256,530 249,542 242,553 235,563 228,572 221,580 214,587 206,595 197,601 188,606 179,611 168,615 158,618 147,621 136,623 124,624 111,624 103,624 95,624 87,624 79,623 72,623 65,622 57,622 50,621 43,620 37,619 37,536 41,537 45,537 50,538 53,538 58,538 63,539 66,539 70,539 74,540 77,540 81,540 84,539 87,539 90,539 94,538 97,538 100,538 102,537 105,536 108,536 111,535 113,534 116,533 118,532 121,531 123,530 125,528 128,526 130,525 132,523 136,520 140,516 144,511 148,505 152,500 156,494 160,487 163,480 167,472 170,464 178,444 0,0 123,0">
          <text:p/>
        </draw:polygon>
        <draw:path draw:style-name="gr3" draw:text-style-name="P3" draw:layer="layout" svg:width="0.582cm" svg:height="0.568cm" svg:x="0.193cm" svg:y="16.984cm" svg:viewBox="0 0 583 569" svg:d="M583 121l-149 51v223l149 52v122l-583-212v-145l583-212zM175 257l-3 1-3 1-2 1-3 1-3 1-3 1-3 1-3 1-3 1-3 1-3 1-2 1-3 1-3 1-3 1h-2l-3 1-3 1-2 1-3 1h-2l-2 1h-3l-2 1-2 1h-2l-2 1h-2l-1 1h-2l-2 1h-2-1l-1 1h-1-1-1v1h-1 1 1 1v1h1 1 2l1 1h3l1 1h2l2 1h2l1 1h3l2 1 2 1h2l2 1 3 1h2l3 1 3 1 2 1 3 1h3l3 1 2 1 3 1 3 1 3 1 3 1 3 1 3 1 3 1 3 1 2 1 3 1 3 1 168 58v-168z">
          <text:p/>
        </draw:path>
        <draw:polygon draw:style-name="gr3" draw:text-style-name="P3" draw:layer="layout" svg:width="0.447cm" svg:height="0.464cm" svg:x="0.328cm" svg:y="16.495cm" svg:viewBox="0 0 448 465" draw:points="354,233 0,121 0,0 448,165 448,303 0,465 0,341">
          <text:p/>
        </draw:polygon>
        <draw:path draw:style-name="gr3" draw:text-style-name="P3" draw:layer="layout" svg:width="0.464cm" svg:height="0.409cm" svg:x="0.32cm" svg:y="16.049cm" svg:viewBox="0 0 465 410" svg:d="M465 201l-1 9v9l-1 10-1 9-1 9-2 8-1 9-2 8-3 8-2 8-4 7-3 8-4 7-3 7-5 7-4 6-5 6-5 6-5 6-6 6-6 5-6 5-7 5-7 4-8 5-7 4-8 4-8 3-8 3-9 4-9 2-9 2-10 3-10 2-10 1-10 2-11 1h-11l-12 1h-12-12l-12-1-12-1-11-1-11-1-11-2-10-2-10-3-9-3-9-3-9-4-8-3-8-5-8-4-7-4-7-5-6-5-7-5-5-6-6-6-5-6-5-5-5-7-4-6-4-7-4-7-4-7-3-7-3-7-2-8-3-7-2-8-2-8-1-8-1-8-1-8-1-8-1-8v-8-9-11l1-9v-10l2-10 1-9 3-9 2-8 2-9 4-8 3-7 4-7 4-8 5-6 4-7 5-6 6-6 5-7 6-5 6-6 7-5 6-4 7-5 7-4 8-4 8-3 8-4 8-3 9-3 9-2 9-3 9-2 10-2 9-2 10-1 10-1 11-1 10-1 11-1h11 11 3v288h5 6 5l6-1h5l5-1 6-1h5l4-1 5-1 5-1 5-1 4-2 5-1 4-2 4-1 4-2 4-2 3-2 4-2 4-2 3-3 3-3 3-2 3-3 2-3 3-3 3-3 2-4 3-3 2-4 1-4 2-3 1-5 1-4 1-4 1-5v-4l1-5v-5-6l-1-6v-5l-1-6-1-5-2-5-2-5-1-4-2-4-4-4-3-4-3-3-3-4-4-3-4-3-4-2-4-3-5-2-5-2-6-2 10-111 4 2 4 2 4 2 4 2 4 2 4 2 4 2 4 2 5 3 5 3 4 2 4 3 4 3 4 4 4 3 4 4 4 4 4 4 4 4 3 4 4 6 3 5 3 5 4 5 3 5 3 6 2 6 3 6 3 6 2 7 2 7 2 7 2 7 1 8 2 8 1 8 1 8v9 9zM73 201v3 4l1 3v4l1 3v3l1 3 1 4 1 3 1 3 1 3 2 3 1 3 2 3 2 2 2 3 2 3 2 2 2 3 3 2 3 2 3 2 2 2 4 2 3 2 3 2 4 2 4 1 4 2 4 1 4 2 4 1 5 1 4 1 5 1h5l6 1 5 1h6 5v-174l-10 1-10 1-10 2-9 2-8 3-8 2-7 4-7 3-6 4-6 4-5 5-5 5-4 6-3 5-3 6-3 7-2 6-1 7-1 7z">
          <text:p/>
        </draw:path>
        <draw:polygon draw:style-name="gr3" draw:text-style-name="P3" draw:layer="layout" svg:width="0.456cm" svg:height="0.261cm" svg:x="0.319cm" svg:y="15.703cm" svg:viewBox="0 0 457 262" draw:points="457,259 114,259 111,259 108,259 105,259 102,259 99,259 96,259 93,259 90,259 87,259 83,259 80,259 77,259 74,259 71,260 68,260 65,260 62,260 59,260 56,260 53,260 50,260 47,260 44,260 41,260 39,261 36,261 34,261 31,261 29,261 26,261 24,261 22,261 20,261 18,261 16,261 14,262 13,262 11,262 10,262 9,262 9,151 10,151 11,151 12,151 14,151 16,151 18,151 20,150 22,150 24,150 26,150 29,150 31,150 34,149 36,149 39,149 42,149 44,149 47,149 50,148 53,148 56,148 59,148 62,148 64,147 67,147 70,147 73,147 76,147 79,147 82,147 84,147 87,147 90,146 92,146 94,146 97,146 99,146 101,146 103,146 105,146 105,144 100,143 95,141 90,139 86,138 82,136 77,134 73,132 69,131 65,129 61,127 57,125 53,123 50,122 47,120 43,118 40,116 37,114 34,111 31,109 28,107 26,104 23,102 21,99 18,97 16,94 15,91 12,88 11,85 9,81 8,78 6,75 5,71 4,68 3,64 2,60 2,56 1,51 0,47 0,42 0,37 0,35 0,33 0,31 0,29 1,26 1,24 1,22 2,20 2,18 2,16 3,14 3,12 3,10 4,9 4,7 5,5 5,4 5,3 6,1 6,0 104,0 103,3 103,5 102,7 102,9 101,12 101,14 101,16 100,18 100,21 100,23 99,25 99,29 99,31 98,34 98,36 98,39 97,42 97,45 97,48 97,51 98,60 99,68 101,75 103,83 106,90 110,96 115,102 120,108 126,114 133,119 140,123 148,127 157,131 166,134 176,137 187,139 198,141 210,142 223,143 237,143 457,143">
          <text:p/>
        </draw:polygon>
        <draw:path draw:style-name="gr3" draw:text-style-name="P3" draw:layer="layout" svg:width="0.464cm" svg:height="0.452cm" svg:x="0.32cm" svg:y="15.214cm" svg:viewBox="0 0 465 453" svg:d="M465 314l-1 6v7 6l-1 6-1 6v6l-2 6-1 5-1 6-2 5-2 5-2 5-2 4-3 5-2 4-3 4-3 5-3 4-3 3-3 4-4 3-3 4-4 3-4 3-5 3-4 2-4 3-5 2-5 2-5 2-5 2-5 2-6 1-6 1-6 2h-6l-5 1h-7l-6 1h-6-8l-8-1h-7l-7-1-7-2-6-1-6-2-6-2-6-2-6-3-5-3-5-3-5-3-5-4-4-3-5-4-4-4-3-5-4-4-3-5-4-5-3-5-3-5-2-5-3-6-2-6-3-6-2-6-1-6-2-7-2-7-1-6-1-7-1-7-1-6-1-7v-7l-1-7v-8-7l-2-96h-23-5-4-4l-5 1h-4l-4 1h-4l-3 1h-4l-3 2h-3l-4 1-2 1-4 1-2 1-3 2-2 1-3 2-2 1-2 2-2 2-2 1-2 2-1 2-2 2-1 2-2 2-1 3-1 2v3l-2 2v3l-1 2v3l-1 2v3l-1 3v3 3 3 3 3 3 3l1 2v2 3l1 2v3l1 2v2l1 3 1 2 1 2 1 2 1 2 1 1 2 2 1 2 1 2 2 1 1 2 2 1 2 2 1 1 3 2 2 1 2 1 2 1 3 1 2 1 3 1 3 1 2 1 3 1h3l4 1h3l4 1 3 1-6 122-6-2-5-1-6-1-5-2-6-2-5-1-5-2-5-3-5-2-5-3-5-2-4-3-5-4-4-3-5-3-4-4-4-4-4-4-4-5-3-4-4-5-3-5-3-5-3-6-3-5-2-7-3-6-2-6-3-7-1-7-2-6-2-8-2-7-1-8-1-8-1-8v-8l-1-9v-9-9-8-8l1-8v-8l1-7 1-8 2-7 1-7 2-6 2-7 2-7 3-6 2-6 3-6 3-5 3-6 3-5 4-5 4-5 4-5 4-4 5-4 4-4 5-4 5-4 5-3 5-3 6-3 5-3 6-2 6-3 7-2 6-1 7-2 6-1 7-1 7-1 8-1h7 8 163 3 3 3 3 3l3-1h2 3 3l2-1h3 2l2-1h2l2-1h3l2-1h1l3-1 1-1 2-1 3-1 1-1 1-1 1-1 2-1 1-1 1-1 1-2 1-1 1-2v-1l1-2 1-2v-2l1-1v-2-3-2-2-3-2-3-2-3l-1-3v-2-3l-1-2v-3h63v2 2l1 2v2l1 2v2l1 2v2 1l1 2 1 2v1 2l1 2v1 2l1 1v2 2 1l1 2v2 2 1 2l1 2v2 1 2 2 2l1 2v2 2 2 2 2 3 2 3 8l-1 8-1 8-1 7-2 7-3 6-2 6-4 5-3 5-4 5-5 4-4 3-6 3-6 4-6 2-6 2-7 3-8 1-7 1-8 1v3l8 5 7 5 8 5 7 5 7 6 6 6 6 7 6 6 5 7 4 8 5 7 4 7 3 9 3 8 3 8 2 9 2 9 1 10v10zM248 179l1 60v3 4l1 4v3 4l1 3v4 3l1 4v3l1 3v4l1 3 1 3 1 3 1 3 1 2 1 3 2 3 1 2 1 3 2 2 2 2 2 2 1 2 3 3 2 1 2 2 3 2 2 1 3 2 3 1 4 1 3 1 4 1 4 1h3 5l4 1h5 6l6-1 5-1 6-1 5-1 4-2 4-1 4-3 4-2 3-3 3-3 3-3 3-4 2-3 2-4 1-4 1-4 1-5v-4l1-5v-5l-1-4v-4l-1-4-1-4-1-4-1-4-1-4-2-4-3-4-2-3-2-4-2-3-2-3-3-3-2-3-3-3-3-3-3-3-3-2-3-3-3-2-4-2-3-2-4-3-3-2-4-1-4-2-4-2-4-1-4-1-4-1-4-2-4-1h-4l-4-1h-5l-4-1h-4-4z">
          <text:p/>
        </draw:path>
        <draw:path draw:style-name="gr3" draw:text-style-name="P3" draw:layer="layout" svg:width="0.636cm" svg:height="0.426cm" svg:x="0.319cm" svg:y="14.759cm" svg:viewBox="0 0 637 427" svg:d="M637 214l-1 9v8 9l-1 8-2 8-1 8-1 7-1 7-2 7-1 7-2 7-2 7-2 6-2 6-3 6-2 6-3 6-3 5-3 5-3 5-3 5-4 4-3 4-4 4-4 4-4 4-3 4-5 3-4 3-4 3-5 3-4 2-5 2-4 3-5 2-5 2-5 1-5 2-5 1-5 1-14-117 5-1 5-2 5-2 5-2 4-2 4-3 4-3 3-4 4-4 3-3 3-5 2-4 3-5 2-5 1-5 2-6 1-5 1-6v-7-6-4-4-4l-1-4v-4l-1-3-1-4-1-4v-3l-1-4-2-3-1-3-2-4-1-3-2-3-3-2-2-3-2-3-3-3-2-2-3-3-3-2-3-2-4-2-3-2-4-2-4-2-4-1-4-2-5-1-4-1-5-2-5-1h-6l-5-1-6-1h-6l-6-1h-7-6-2-2-3-2-3-2-2-3-2-3-2-2-3-2-2-2-2-3l-1-1h-2-3-2-2-3-2-2-2-2-3-2v1l8 4 9 5 7 5 7 5 7 6 6 5 5 7 5 6 5 7 4 7 4 7 3 8 3 8 2 8 3 9 1 9 2 9 1 9v10l1 10-1 8v8l-1 8-1 8-2 8-1 7-3 7-2 6-3 8-3 7-4 6-3 5-4 6-5 5-4 5-5 5-5 5-5 5-6 4-6 4-6 4-6 4-7 4-7 3-7 3-7 3-8 3-7 2-8 3-8 1-9 2-8 2-9 1-9 2-9 1h-9l-10 1h-10l-9 1h-10-10l-10-1h-10l-10-1-9-1-9-1-10-1-8-2-9-1-8-2-9-3-8-2-8-2-7-3-8-3-7-4-7-3-6-4-7-4-6-4-6-4-5-5-6-5-5-5-5-5-4-5-4-6-4-6-4-6-3-6-3-8-3-7-2-7-3-8-2-7-1-8-1-8-1-8-1-9v-9-9l1-8 1-9 1-8 2-8 2-8 3-8 2-7 4-7 3-8 4-6 5-7 5-7 5-6 6-5 7-5 7-6 7-4 8-5 8-4v-2h-2-2-1-3-1-2-3-2-2l-2-1h-2-2-3-2-2-2l-2-1h-2-3-2-2-2l-2-1h-2-2-2-2-2l-1-1h-2-2-1l-1-1h-2-1-1-1l-1-1h-1v-110h3 3l4 1h4 4 4 5 4l6 1h5 5 6 5 6 6 7 6 7 7 6 331l9 1h10l9 1 9 1 8 1 8 2 9 2 7 2 8 2 8 3 7 3 7 3 6 3 7 4 6 4 6 4 5 5 6 5 5 5 5 5 4 6 5 5 4 6 4 7 4 6 3 7 3 7 4 7 2 8 3 8 2 8 2 8 2 8 1 9 2 9 2 9 1 9v10 9zM227 117h-9-8l-8 1-7 1h-7l-7 1-7 1-6 1-6 2-6 1-5 2-6 2-5 2-4 2-5 2-5 2-4 2-4 3-3 2-4 3-3 3-3 2-3 3-3 3-2 3-3 3-2 4-2 3-1 3-2 3-1 4-2 3-1 4v3l-1 3-1 4v3 4l-1 4v3 4l1 5v4l1 4v4l1 4 1 4 1 3 2 4 2 4 2 3 2 3 2 3 2 3 3 3 3 3 3 3 3 3 3 2 3 2 4 3 4 2 4 2 5 2 4 2 5 2 5 1 5 2 5 1 6 1 6 2 6 1 6 1 6 1h7l6 1h7 8l7 1h8l14-1h14l12-1 12-2 11-2 11-3 10-2 9-4 8-4 8-4 7-5 6-5 6-6 5-6 4-7 3-7 3-8 1-8 1-8 1-9v-4-3l-1-4v-3l-1-4v-3l-1-4-1-3-2-3-1-4-1-3-2-4-2-3-2-3-2-3-3-3-2-3-3-3-3-3-4-3-3-2-4-3-4-2-4-3-5-2-5-2-5-2-4-2-6-2-6-2-5-1-7-2-6-1-7-1-7-1h-7l-8-1-8-1h-8z">
          <text:p/>
        </draw:path>
        <draw:path draw:style-name="gr3" draw:text-style-name="P3" draw:layer="layout" svg:width="0.464cm" svg:height="0.408cm" svg:x="0.32cm" svg:y="14.261cm" svg:viewBox="0 0 465 409" svg:d="M465 199l-1 10v9l-1 10-1 10-1 8-2 9-1 8-2 8-3 9-2 7-4 8-3 8-4 7-3 7-5 6-4 7-5 6-5 6-5 6-6 5-6 6-6 5-7 4-7 5-8 4-7 4-8 4-8 4-8 3-9 3-9 3-9 2-10 2-10 2-10 2-10 1-11 1-11 1h-12-12-12-12l-12-1-11-1-11-2-11-2-10-2-10-3-9-2-9-4-9-3-8-4-8-4-8-4-7-5-7-5-6-5-7-5-5-5-6-6-5-6-5-6-5-6-4-7-4-6-4-7-4-7-3-7-3-8-2-7-3-8-2-8-2-7-1-8-1-8-1-8-1-10-1-8v-8-9-10l1-10v-10l2-9 1-9 3-9 2-9 2-8 4-8 3-8 4-7 4-7 5-7 4-6 5-7 6-6 5-5 6-6 6-5 7-5 6-5 7-4 7-4 8-4 8-4 8-3 8-3 9-3 9-3 9-2 9-2 10-2 9-2 10-1 10-2 11-1h10l11-1h11 11 3v287h5 6 5 6l5-1h5l6-1 5-1 4-1 5-1 5-1 5-1 4-1 5-2 4-1 4-2 4-1 4-2 3-2 4-2 4-3 3-2 3-3 3-3 3-3 2-2 3-4 3-3 2-3 3-3 2-4 1-4 2-4 1-5 1-4 1-4 1-5v-5l1-4v-5-6l-1-6v-6l-1-5-1-5-2-5-2-5-1-4-2-5-4-4-3-3-3-4-3-3-4-3-4-3-4-3-4-2-5-3-5-2-6-1 10-110 4 2 4 1 4 2 4 2 4 2 4 3 4 2 4 2 5 3 5 2 4 3 4 3 4 3 4 3 4 4 4 3 4 4 4 4 4 4 3 5 4 4 3 5 3 5 4 5 3 6 3 6 2 6 3 6 3 6 2 7 2 6 2 8 2 7 1 7 2 8 1 9 1 8v9 9zM73 199v4 3l1 4v3l1 4v3l1 4 1 3 1 4 1 3 1 3 2 3 1 3 2 2 2 3 2 3 2 2 2 3 2 2 3 3 3 2 3 2 2 2 4 2 3 2 3 2 4 1 4 2 4 1 4 2 4 1 4 1 5 1 4 1 5 1 5 1 6 1h5 6l5 1v-175l-10 1-10 1-10 2-9 2-8 2-8 3-7 3-7 4-6 4-6 4-5 5-5 5-4 5-3 6-3 6-3 6-2 7-1 6-1 8z">
          <text:p/>
        </draw:path>
        <draw:polygon draw:style-name="gr3" draw:text-style-name="P3" draw:layer="layout" svg:width="0.456cm" svg:height="0.409cm" svg:x="0.319cm" svg:y="13.532cm" svg:viewBox="0 0 457 410" draw:points="457,115 205,115 200,115 195,116 190,116 185,116 180,116 176,117 171,118 167,118 162,119 158,120 154,120 149,121 145,122 141,124 138,125 134,126 130,128 127,130 124,131 121,133 118,135 115,138 112,140 109,143 107,145 104,148 102,150 100,153 98,156 96,159 95,162 93,165 92,169 91,173 90,176 89,180 88,184 88,188 88,192 88,196 88,200 88,205 88,208 89,213 90,217 91,220 92,224 94,228 95,231 97,235 99,238 101,241 103,244 106,248 108,250 111,253 114,256 117,259 120,261 124,264 127,266 131,269 134,271 138,273 142,275 147,277 151,279 155,280 160,282 165,284 169,285 174,286 179,287 184,288 189,289 194,289 200,290 205,290 211,290 216,290 457,290 457,406 109,406 106,406 103,406 100,406 97,406 94,406 91,406 88,406 85,406 82,407 79,407 76,407 73,407 70,407 67,407 64,407 62,407 59,407 56,407 53,407 50,407 47,407 45,408 42,408 40,408 37,408 35,408 32,408 30,408 28,408 26,409 23,409 21,409 20,409 17,409 16,409 14,409 13,409 11,409 10,410 9,410 9,299 10,299 11,298 12,298 14,298 16,298 17,298 19,298 21,297 23,297 25,297 27,297 29,297 32,297 34,296 36,296 39,296 41,296 44,296 46,296 49,296 52,295 54,295 57,295 60,295 62,295 65,295 67,295 70,295 73,294 76,294 78,294 81,294 83,294 85,294 88,294 90,294 92,294 94,294 96,294 98,294 98,292 88,287 78,282 70,277 62,271 54,265 46,259 40,253 34,246 28,240 23,233 19,225 15,218 12,210 9,202 6,194 4,185 2,176 1,167 0,158 0,148 0,140 1,131 2,124 3,116 4,110 5,103 7,96 9,90 11,84 14,79 16,73 19,68 22,63 26,58 29,53 33,49 37,45 41,41 45,37 50,33 55,30 59,27 65,23 70,21 75,18 81,16 87,13 92,11 98,9 105,7 111,6 117,5 124,4 130,3 137,2 144,1 151,0 158,0 165,0 172,0 457,0">
          <text:p/>
        </draw:polygon>
        <draw:polygon draw:style-name="gr3" draw:text-style-name="P3" draw:layer="layout" svg:width="0.456cm" svg:height="0.409cm" svg:x="0.328cm" svg:y="13.018cm" svg:viewBox="0 0 457 410" draw:points="0,294 251,294 256,294 261,294 266,293 271,293 276,292 281,292 285,291 290,291 295,290 299,289 303,289 307,288 311,286 315,285 319,284 323,283 326,281 329,279 333,278 336,276 339,274 342,272 345,270 347,267 350,265 352,262 354,260 357,257 359,254 361,252 363,248 364,245 365,241 367,237 367,234 369,230 369,226 369,222 370,217 370,213 370,209 369,205 369,201 368,197 367,193 366,190 365,186 364,182 363,179 361,175 359,172 357,168 353,165 351,162 348,159 346,156 343,153 340,151 336,148 333,145 330,143 326,141 322,138 318,136 314,134 310,133 306,131 302,129 297,128 292,126 287,125 283,124 278,123 272,122 267,121 262,120 256,120 251,120 245,119 240,119 0,119 0,3 347,3 350,3 353,3 357,3 360,3 363,3 366,3 369,3 372,3 375,3 378,3 381,3 384,3 387,3 390,3 393,3 396,3 399,3 402,3 405,3 407,2 410,2 413,2 415,2 418,2 420,1 423,1 425,1 427,1 430,1 432,1 434,1 436,1 438,1 440,0 442,0 443,0 445,0 446,0 447,0 448,0 448,111 447,111 446,111 445,111 443,111 442,111 440,112 438,112 437,112 435,112 433,112 430,113 428,113 426,113 423,113 421,113 419,113 416,113 413,114 411,114 408,114 406,114 403,114 400,114 397,114 395,114 392,115 390,115 387,115 384,115 382,115 379,115 377,115 374,115 372,115 370,115 367,115 365,115 363,116 361,116 359,116 359,118 369,122 379,127 388,133 396,138 403,144 411,150 417,156 423,163 429,170 433,177 438,184 442,192 445,199 448,207 451,216 453,224 455,233 456,243 456,253 457,262 456,271 456,278 455,285 455,293 453,300 452,306 450,313 448,319 446,325 443,331 440,336 438,341 435,347 431,352 428,356 424,361 420,365 416,369 412,373 407,377 403,380 398,383 393,386 388,389 382,392 377,394 371,396 365,398 359,400 352,402 345,403 339,405 333,406 326,407 319,408 312,409 305,409 298,410 291,410 284,410 0,410">
          <text:p/>
        </draw:polygon>
        <draw:polygon draw:style-name="gr3" draw:text-style-name="P3" draw:layer="layout" svg:width="0.456cm" svg:height="0.644cm" svg:x="0.319cm" svg:y="12.262cm" svg:viewBox="0 0 457 645" draw:points="457,379 205,379 200,379 195,379 190,379 185,379 180,380 176,380 171,380 167,381 162,382 158,382 154,383 149,384 145,385 141,386 138,387 134,388 130,389 127,391 124,392 121,394 118,395 115,397 112,399 109,401 107,403 104,405 102,407 100,410 98,412 96,415 95,418 93,421 92,423 91,426 90,429 89,433 88,436 88,439 88,443 88,446 88,450 88,453 88,457 89,460 90,463 91,466 92,470 94,473 95,476 97,479 99,482 101,484 103,487 106,490 108,492 111,495 114,497 117,500 120,502 124,504 127,506 131,508 134,510 138,512 142,513 147,515 151,516 155,518 160,519 165,520 169,521 174,522 179,523 184,524 189,524 194,525 200,525 205,526 211,526 216,526 457,526 457,642 109,642 106,642 103,642 100,642 97,642 94,642 91,642 88,642 85,642 82,642 79,642 76,642 73,642 70,642 67,642 64,642 62,643 59,643 56,643 53,643 50,643 47,643 45,643 42,643 40,643 37,643 35,644 32,644 30,644 28,644 26,644 23,644 21,644 20,644 17,645 16,645 14,645 13,645 11,645 10,645 9,645 9,534 10,534 11,534 12,534 14,534 16,534 17,533 19,533 21,533 23,533 25,533 27,533 29,532 32,532 34,532 36,532 39,532 41,532 44,532 46,531 49,531 52,531 54,531 57,531 60,531 62,531 65,530 67,530 70,530 73,530 76,530 78,530 81,530 83,530 85,530 88,529 90,529 92,529 94,529 96,529 98,529 98,527 88,523 78,519 70,514 62,509 54,503 46,498 40,492 34,486 28,480 23,474 19,467 15,461 12,454 9,446 6,439 4,431 2,423 1,415 0,406 0,397 0,387 1,377 3,368 4,359 6,351 9,343 13,335 16,328 21,321 26,315 31,309 36,303 42,298 49,292 56,288 64,284 71,280 80,277 89,274 98,272 98,269 93,267 87,264 82,262 77,259 72,257 68,254 64,252 59,249 56,246 52,244 48,241 45,238 41,235 38,232 35,229 32,226 29,223 27,219 24,216 22,213 20,210 17,206 15,203 14,199 12,195 10,192 9,188 8,184 6,181 5,177 4,173 4,169 3,164 2,160 2,156 1,152 1,147 0,143 0,138 0,134 0,126 1,119 2,113 3,106 4,100 5,94 7,88 9,82 11,77 14,72 16,67 19,62 22,57 26,53 29,48 33,45 37,41 41,37 45,34 50,30 55,27 59,24 65,22 70,19 75,17 81,14 87,12 92,10 98,9 105,7 111,6 117,5 124,3 130,3 137,1 144,1 151,0 158,0 165,0 172,0 457,0 457,115 205,115 200,115 195,115 190,115 185,116 180,116 176,116 171,117 167,118 162,118 158,119 154,120 149,120 145,121 141,122 138,123 134,125 130,126 127,127 124,129 121,130 118,132 115,134 112,136 109,138 107,139 104,142 102,144 100,146 98,149 96,151 95,154 93,157 92,160 91,163 90,166 89,169 88,172 88,176 88,179 88,183 88,186 88,190 88,193 89,196 90,199 91,203 92,206 93,209 95,212 97,215 99,217 100,220 102,223 105,225 107,228 110,230 113,233 115,235 119,237 122,240 125,242 129,243 132,245 136,247 139,249 144,250 148,252 152,253 156,254 161,255 165,257 170,258 175,259 180,259 185,260 190,261 195,261 200,262 206,262 211,262 457,262">
          <text:p/>
        </draw:polygon>
        <draw:path draw:style-name="gr3" draw:text-style-name="P3" draw:layer="layout" svg:width="0.622cm" svg:height="0.426cm" svg:x="0.162cm" svg:y="11.727cm" svg:viewBox="0 0 623 427" svg:d="M389 0h10 10l10 1h9l10 1 9 1 9 2 9 1 9 2 9 2 8 2 8 3 8 2 8 3 8 3 7 3 7 4 7 3 6 4 7 4 6 4 6 5 5 5 5 5 5 5 5 5 4 6 5 6 4 6 3 7 4 6 2 7 3 7 2 8 2 7 2 8 1 8 1 8v9l1 8-1 4v4 4 4 4l-1 4v4l-1 4-1 4-1 4-1 4v4l-2 4-1 4-1 3-2 4-1 4-2 4-2 3-1 4-2 3-2 4-2 3-3 3-2 4-3 3-2 3-3 3-3 3-3 3-3 3-3 3-4 3-3 3-4 2-4 3-4 2-4 3-4 2-5 2v1h2 2 2 2 2 2 2 2l2 1h2 3 2 2 2 2 2 3l2 1h2 2 2 2 2l2 1h2 2 2 1l2 1h2 1 2 1 2l1 1h1 1 1l1 1v113h-3-3-4l-3-1h-4-4-5-4-5l-6-1h-5-6-6-5-6l-7-1h-6-6-7-7-512v-117h172 3 2 3 2 3 3 2 3 3l2 1h2 3 2 3 2 2 3 2 2 2 3 2 2 3 2 3 2l2 1h2 3v-2l-9-4-9-5-8-5-7-6-7-5-6-6-6-6-6-7-4-7-4-7-4-7-3-8-4-8-2-8-2-9-2-8-1-9-1-9-1-10v-9-9l1-8v-8l2-8 1-7 2-7 2-7 3-7 3-7 3-6 4-6 4-6 3-6 5-5 5-5 5-5 5-5 5-4 6-5 6-4 6-4 7-4 6-3 7-3 8-4 7-2 7-3 9-2 8-3 8-2 8-1 9-2 9-2 9-1 9-1 9-1h10l9-1h10zM389 121h-15l-14 1-13 1-12 1-12 3-11 2-10 3-9 3-9 4-8 4-7 5-6 5-6 6-4 6-5 7-3 7-2 8-2 8-1 8-1 9v4l1 3v4 3l1 4 1 3 1 4 1 3 1 4 1 4 2 3 1 3 3 3 2 4 2 3 3 3 2 3 4 3 3 3 3 3 4 2 4 3 4 2 4 2 4 3 5 2 6 2 5 2 6 2 5 1 6 2 7 1 6 2 7 1h7l8 1 8 1h8l9 1h9 8l9-1h8l8-1 7-1h7l7-1 6-2 6-1 6-2 6-1 6-2 5-2 5-2 4-2 5-3 4-2 4-2 4-3 4-2 3-3 3-3 3-3 3-2 2-4 3-3 2-3 2-3 2-3 1-4 1-3 2-4 1-3 1-4 1-3v-4l1-3v-4-4-3-8l-1-9-2-8-3-7-3-7-4-7-5-6-5-6-6-5-7-5-8-5-9-4-9-3-11-3-11-3-12-2-13-2-14-1-15-1z">
          <text:p/>
        </draw:path>
        <draw:path draw:style-name="gr3" draw:text-style-name="P3" draw:layer="layout" svg:width="0.464cm" svg:height="0.409cm" svg:x="0.32cm" svg:y="11.25cm" svg:viewBox="0 0 465 410" svg:d="M465 200l-1 9v10l-1 9-1 9-1 9-2 8-1 9-2 8-3 8-2 8-4 8-3 7-4 7-3 7-5 7-4 6-5 6-5 6-5 6-6 6-6 5-6 5-7 5-7 4-8 5-7 5-8 4-8 3-8 4-9 2-9 3-9 3-10 2-10 2-10 1-10 2-11 1h-11l-12 1h-12-12l-12-1-12-1-11-1-11-1-11-2-10-2-10-3-9-3-9-3-9-4-8-4-8-3-8-6-7-4-7-5-6-5-7-5-5-6-6-5-5-6-5-6-5-7-4-6-4-7-4-6-4-7-3-8-3-7-2-8-3-7-2-8-2-8-1-8-1-8-1-8-1-8-1-8v-8-9-10l1-10v-10l2-10 1-9 3-9 2-8 2-9 4-7 3-8 4-8 4-7 5-6 4-7 5-6 6-6 5-6 6-5 6-6 7-4 6-5 7-5 7-4 8-4 8-3 8-4 8-3 9-3 9-2 9-3 9-2 10-2 9-1 10-2 10-1 11-1 10-1h11l11-1h11 3v287h5 6 5l6-1h5l5-1h6l5-1 4-1 5-1 5-1 5-1 4-1 5-2 4-2 4-1 4-2 4-2 3-2 4-2 4-2 3-3 3-2 3-3 3-3 2-3 3-3 3-3 2-3 3-4 2-4 1-3 2-4 1-5 1-4 1-4 1-5v-4l1-5v-5-6l-1-6v-5l-1-6-1-5-2-5-2-4-1-5-2-4-4-4-3-4-3-3-3-4-4-3-4-3-4-2-4-3-5-2-5-2-6-2 10-109 4 1 4 2 4 2 4 2 4 2 4 2 4 2 4 3 5 2 5 3 4 3 4 2 4 4 4 3 4 3 4 4 4 4 4 4 4 4 3 4 4 5 3 5 3 5 4 5 3 5 3 6 2 6 3 6 3 6 2 7 2 7 2 7 2 7 1 8 2 8 1 8 1 8v9 9zM73 200v3 4l1 3v4l1 3v3l1 4 1 3 1 3 1 3 1 3 2 3 1 3 2 3 2 3 2 2 2 3 2 2 2 3 3 2 3 2 3 3 2 2 4 1 3 2 3 2 4 2 4 1 4 2 4 1 4 2 4 1 5 1 4 1 5 1 5 1h6l5 1h6 5v-174l-10 2-10 1-10 1-9 2-8 3-8 2-7 4-7 3-6 4-6 5-5 4-5 5-4 6-3 5-3 6-3 6-2 7-1 7-1 7z">
          <text:p/>
        </draw:path>
        <draw:polygon draw:style-name="gr3" draw:text-style-name="P3" draw:layer="layout" svg:width="0.456cm" svg:height="0.26cm" svg:x="0.319cm" svg:y="10.905cm" svg:viewBox="0 0 457 261" draw:points="457,258 114,258 111,258 108,258 105,258 102,258 99,258 96,258 93,258 90,258 87,258 83,258 80,258 77,258 74,258 71,258 68,259 65,259 62,259 59,259 56,259 53,259 50,260 47,260 44,260 41,260 39,260 36,260 34,260 31,260 29,260 26,260 24,260 22,260 20,261 18,261 16,261 14,261 13,261 11,261 10,261 9,261 9,150 10,150 11,150 12,150 14,150 16,150 18,149 20,149 22,149 24,149 26,149 29,149 31,149 34,148 36,148 39,148 42,148 44,148 47,148 50,147 53,147 56,147 59,147 62,147 64,147 67,147 70,146 73,146 76,146 79,146 82,146 84,146 87,146 90,146 92,146 94,146 97,144 99,144 101,144 103,144 105,144 105,142 100,141 95,139 90,138 86,136 82,134 77,132 73,130 69,129 65,127 61,125 57,123 53,122 50,120 47,118 43,116 40,114 37,112 34,109 31,107 28,105 26,103 23,100 21,97 18,94 16,92 15,89 12,86 11,83 9,80 8,76 6,73 5,69 4,66 3,62 2,58 2,54 1,49 0,45 0,40 0,36 0,33 0,31 0,29 0,27 1,25 1,23 1,21 2,19 2,17 2,15 3,13 3,11 3,9 4,8 4,6 5,5 5,3 5,2 6,1 6,0 104,0 103,2 103,4 102,6 102,8 101,11 101,13 101,15 100,18 100,20 100,22 99,25 99,27 99,29 98,32 98,34 98,37 97,40 97,43 97,46 97,49 98,58 99,66 101,73 103,81 106,88 110,94 115,100 120,106 126,112 133,117 140,122 148,126 157,129 166,132 176,135 187,137 198,139 210,140 223,141 237,141 457,141">
          <text:p/>
        </draw:polygon>
        <draw:path draw:style-name="gr3" draw:text-style-name="P3" draw:layer="layout" svg:width="0.464cm" svg:height="0.451cm" svg:x="0.32cm" svg:y="10.172cm" svg:viewBox="0 0 465 452" svg:d="M231 0l10 1h10l10 1 10 1 9 1 9 1 10 3 9 2 9 2 8 3 9 3 8 3 7 4 8 3 8 5 7 4 8 4 7 5 6 6 7 5 6 6 5 6 6 7 5 6 5 7 5 8 4 7 4 8 4 8 4 9 3 8 3 9 2 9 2 10 2 9 2 11 1 10 1 11v10l1 12-1 11v10l-1 10-1 10-2 10-2 10-2 9-2 9-3 9-3 8-4 8-4 8-4 8-4 7-5 8-5 7-5 6-5 6-6 7-6 5-6 6-7 5-6 5-8 5-7 4-8 4-8 5-8 4-8 3-8 3-9 3-8 2-10 2-9 2-9 2-10 1-9 1-10 1h-11-10-10-10l-9-1-10-1-9-1-9-2-9-1-9-2-8-3-9-2-8-3-8-3-9-4-7-5-8-4-7-4-7-5-7-5-6-5-7-5-6-6-6-6-5-7-5-6-5-7-5-7-4-8-4-8-4-8-4-8-3-9-3-9-3-9-2-10-2-9-1-10-2-11v-11l-1-10v-12-12l1-11v-11l2-11 1-11 2-10 2-10 3-9 3-9 3-9 4-8 4-8 4-8 4-7 5-7 5-7 5-7 5-6 6-6 6-5 7-6 6-4 7-5 7-5 7-4 7-3 8-4 8-3 8-3 8-3 9-2 9-2 9-2 9-2 9-1 9-2h10l9-1h10zM231 122h-15l-15 1-14 1-13 2-12 2-11 3-10 4-9 3-9 5-7 5-8 5-6 6-5 7-4 7-5 7-3 8-2 8-2 9-1 9v10 10l1 9 2 9 2 9 4 8 4 7 4 7 6 7 6 7 7 5 8 5 8 5 10 4 10 3 11 4 12 2 13 2 13 1 15 1h15 8 8 7l8-1h7l6-1 7-1 6-1 6-1 6-2 6-1 5-2 6-2 5-1 4-3 5-2 5-2 4-2 4-3 4-2 4-3 3-3 3-3 3-3 3-3 3-3 2-3 3-4 2-3 3-4 1-4 2-4 1-4 1-3 1-5 1-4v-4l1-4v-5-4-5-5l-1-5v-5l-1-4-1-5-1-4-1-4-2-4-1-4-3-5-2-3-3-4-2-4-3-3-3-4-3-3-3-3-3-3-4-3-4-2-4-3-4-2-5-2-5-2-4-2-5-2-6-2-5-2-6-1-6-1-6-2-6-1-7-1h-6l-7-1h-8l-7-1h-8z">
          <text:p/>
        </draw:path>
        <draw:polygon draw:style-name="gr3" draw:text-style-name="P3" draw:layer="layout" svg:width="0.613cm" svg:height="0.269cm" svg:x="0.162cm" svg:y="9.856cm" svg:viewBox="0 0 614 270" draw:points="246,88 614,88 614,204 246,204 246,270 167,270 167,204 119,204 114,203 109,203 104,203 99,203 95,202 90,201 86,200 81,199 76,198 72,197 68,196 64,194 59,193 56,191 52,189 48,187 44,184 41,182 38,179 34,176 31,173 28,170 25,166 22,163 20,159 17,155 15,150 13,146 11,141 9,136 7,131 6,126 4,120 3,114 2,108 1,101 0,95 0,88 0,81 0,73 0,69 0,65 0,61 0,58 0,54 0,50 1,46 1,42 2,38 2,34 2,30 3,27 3,23 4,20 4,16 4,12 5,9 5,6 6,3 6,0 81,0 81,1 81,3 80,4 80,6 80,8 80,9 79,11 79,13 79,15 79,17 78,18 78,20 78,22 78,24 78,26 78,27 78,29 78,30 77,32 77,34 77,37 78,40 78,43 78,46 78,48 79,51 79,53 80,56 80,58 81,60 82,63 82,64 83,66 84,68 85,70 86,71 87,73 88,74 89,76 91,77 92,78 94,79 95,80 97,81 98,82 100,83 102,83 104,84 106,85 108,85 110,86 112,86 114,87 116,87 118,87 121,87 123,88 126,88 128,88 131,88 167,88 167,0 246,0">
          <text:p/>
        </draw:polygon>
        <draw:path draw:style-name="gr3" draw:text-style-name="P3" draw:layer="layout" svg:width="0.464cm" svg:height="0.451cm" svg:x="0.32cm" svg:y="9.146cm" svg:viewBox="0 0 465 452" svg:d="M465 315l-1 6v6 6l-1 6-1 6v6l-2 6-1 5-1 5-2 5-2 5-2 5-2 5-3 4-2 5-3 4-3 4-3 4-3 4-3 3-4 4-3 3-4 3-4 4-5 2-4 3-4 2-5 3-5 2-5 2-5 2-5 1-6 2-6 1-6 1-6 1h-5l-7 1h-6-6-8-8l-7-1-7-1-7-1-6-2-6-2-6-1-6-3-6-2-5-3-5-3-5-4-5-3-4-4-5-4-4-4-3-4-4-5-3-4-4-5-3-5-3-6-2-5-3-5-2-6-3-6-2-6-1-6-2-6-2-7-1-7-1-6-1-7-1-7-1-7v-7l-1-7v-7-7l-2-97h-23-5-4l-4 1h-5l-4 1h-4l-4 1h-3l-4 1-3 1-3 1-4 1-2 1-4 1-2 1-3 1-2 2-3 1-2 2-2 1-2 2-2 2-2 2-1 2-2 2-1 2-2 2-1 2-1 3v2l-2 2v3l-1 3v2l-1 3v3l-1 3v3 3 3 3 2 3 3l1 2v3 2l1 3v2l1 3v2l1 2 1 2 1 2 1 2 1 2 1 2 2 2 1 1 1 2 2 2 1 1 2 2 2 1 1 2 3 1 2 1 2 2 2 1 3 1 2 1 3 1h3l2 2h3l3 1h4l3 1h4l3 1-6 121-6-1-5-1-6-2-5-1-6-2-5-2-5-2-5-2-5-2-5-3-5-3-4-3-5-3-4-3-5-4-4-4-4-4-4-4-4-4-3-5-4-4-3-5-3-5-3-6-3-6-2-5-3-7-2-6-3-6-1-7-2-7-2-7-2-8-1-7-1-8-1-8v-9l-1-8v-9-9-8-8l1-9v-7l1-8 1-7 2-7 1-7 2-7 2-7 2-6 3-6 2-6 3-6 3-6 3-5 3-6 4-4 4-5 4-5 4-5 5-4 4-5 5-4 5-3 5-3 5-3 6-4 5-2 6-3 6-2 7-2 6-2 7-1 6-2 7-1 7-1h8l7-1h8 163 3 3 3 3 3 3 2l3-1h3 2 3l2-1h2l2-1h2l3-1h2l1-1 3-1h1l2-1 3-1 1-1 1-1 1-1 2-1 1-2 1-1 1-1 1-2 1-1v-2l1-1 1-2v-2l1-2v-2-2-2-3-2-3-2-3-3l-1-2v-3-2l-1-3v-2h63v2 2l1 2v2l1 2v2l1 1v2 2l1 1 1 2v2 1l1 2v2 2l1 1v2 1 2l1 2v1 2 2 2l1 1v2 2 2 2 2l1 1v3 2 2 2 2 2 3 2 9l-1 8-1 7-1 9-2 7-3 6-2 6-4 5-3 5-4 4-5 4-4 4-6 3-6 3-6 3-6 2-7 2-8 2-7 1-8 1v2l8 5 7 5 8 6 7 5 7 6 6 6 6 6 6 7 5 7 4 7 5 8 4 7 3 8 3 8 3 9 2 9 2 9 1 9v10zM248 179l1 60v4 4l1 3v4 3l1 4v3 4l1 3v3l1 4v3l1 3 1 3 1 3 1 3 1 3 1 3 2 2 1 3 1 2 2 3 2 2 2 2 1 2 3 2 2 2 2 2 3 1 2 2 3 1 3 2 4 1h3l4 1 4 1h3l5 1h4 5 6l6-1h5l6-1 5-1 4-2 4-2 4-2 4-2 3-3 3-3 3-4 3-3 2-4 2-4 1-3 1-5 1-4v-5l1-4v-5l-1-4v-5l-1-4-1-4-1-4-1-4-1-4-2-3-3-4-2-4-2-3-2-4-2-3-3-3-2-3-3-3-3-2-3-3-3-3-3-2-3-3-4-2-3-2-4-2-3-2-4-2-4-2-4-1-4-1-4-2-4-1-4-1-4-1-4-1h-4l-5-1h-4l-4-1h-4z">
          <text:p/>
        </draw:path>
        <draw:polygon draw:style-name="gr3" draw:text-style-name="P3" draw:layer="layout" svg:width="0.456cm" svg:height="0.262cm" svg:x="0.319cm" svg:y="8.834cm" svg:viewBox="0 0 457 263" draw:points="457,259 114,259 111,259 108,259 105,259 102,259 99,259 96,259 93,259 90,259 87,259 83,260 80,260 77,260 74,260 71,260 68,260 65,260 62,260 59,260 56,260 53,260 50,260 47,260 44,261 41,261 39,261 36,261 34,261 31,261 29,261 26,261 24,261 22,261 20,261 18,261 16,262 14,262 13,262 11,262 10,262 9,263 9,151 10,150 11,150 12,150 14,150 16,150 18,150 20,149 22,149 24,149 26,149 29,149 31,149 34,149 36,148 39,148 42,148 44,148 47,148 50,148 53,147 56,147 59,147 62,147 64,147 67,147 70,147 73,147 76,146 79,146 82,146 84,146 87,146 90,146 92,145 94,145 97,145 99,145 101,145 103,145 105,145 105,144 100,142 95,140 90,138 86,137 82,135 77,133 73,131 69,130 65,128 61,126 57,125 53,123 50,121 47,119 43,117 40,115 37,113 34,111 31,108 28,106 26,103 23,101 21,99 18,96 16,93 15,90 12,87 11,84 9,81 8,77 6,74 5,71 4,67 3,63 2,59 2,55 1,51 0,46 0,41 0,36 0,34 0,33 0,30 0,28 1,26 1,24 1,22 2,20 2,18 2,16 3,14 3,12 3,10 4,9 4,7 5,6 5,4 5,3 6,2 6,0 104,0 103,3 103,5 102,7 102,10 101,12 101,14 101,16 100,19 100,21 100,23 99,26 99,28 99,30 98,33 98,36 98,38 97,41 97,44 97,47 97,50 98,59 99,67 101,75 103,82 106,89 110,95 115,102 120,107 126,113 133,118 140,123 148,127 157,130 166,133 176,136 187,138 198,140 210,141 223,142 237,142 457,142">
          <text:p/>
        </draw:polygon>
        <draw:polygon draw:style-name="gr3" draw:text-style-name="P3" draw:layer="layout" svg:width="0.56cm" svg:height="0.262cm" svg:x="0.223cm" svg:y="8.55cm" svg:viewBox="0 0 561 263" draw:points="561,98 560,108 560,118 558,127 556,135 554,143 551,151 547,158 543,165 538,171 533,177 527,182 521,187 514,191 506,196 498,199 489,202 480,203 470,205 459,205 448,206 185,206 185,263 106,263 106,200 0,163 0,90 106,90 106,5 185,5 185,90 417,90 423,90 429,89 435,89 440,88 445,87 450,86 454,84 458,82 462,80 465,77 468,75 471,72 473,69 475,65 477,62 478,58 479,53 480,49 480,44 481,39 481,37 481,35 480,33 480,31 480,29 480,27 480,25 480,23 479,21 479,20 478,18 478,16 478,14 477,12 477,10 477,8 476,6 476,4 475,2 475,0 547,0 548,4 549,9 550,13 552,18 553,22 554,27 555,32 555,36 556,41 557,46 558,51 558,56 559,60 559,65 560,71 560,76 560,81 561,87 561,93">
          <text:p/>
        </draw:polygon>
        <draw:polygon draw:style-name="gr3" draw:text-style-name="P3" draw:layer="layout" svg:width="0.613cm" svg:height="0.406cm" svg:x="0.162cm" svg:y="8.075cm" svg:viewBox="0 0 614 407" draw:points="256,292 246,287 237,282 228,277 220,272 212,266 205,260 198,253 192,247 187,240 182,233 178,225 174,217 170,209 167,201 164,193 162,184 161,176 160,166 159,157 159,147 159,139 159,132 160,124 161,117 162,110 163,103 165,97 167,91 169,85 172,79 175,74 178,68 181,63 184,58 188,54 191,49 195,45 199,41 204,37 208,33 213,30 218,27 223,24 228,21 234,18 239,16 245,14 251,12 257,10 263,8 269,7 276,5 282,4 289,3 296,2 302,1 309,1 317,0 324,0 331,0 614,0 614,116 364,116 358,116 354,116 349,116 344,117 339,117 334,117 330,118 325,118 321,119 316,120 312,121 308,122 304,123 300,124 296,126 292,127 289,128 285,130 282,132 279,134 276,136 273,138 270,140 267,142 265,145 263,147 260,150 258,153 257,156 255,158 253,162 252,165 250,168 249,172 248,175 247,179 247,183 246,187 246,191 246,196 246,200 246,204 247,208 247,212 248,216 249,220 251,223 252,227 254,232 255,235 257,238 259,242 262,245 264,248 267,251 269,254 272,257 275,259 278,262 282,264 285,267 289,269 293,272 297,274 301,275 305,278 309,279 314,281 318,282 323,284 327,285 332,286 337,287 343,288 348,289 353,290 358,290 364,290 369,291 375,291 614,291 614,407 0,407 0,291 168,291 171,291 174,291 176,291 179,291 181,291 184,291 187,291 190,291 192,291 195,291 198,291 200,291 203,291 205,291 208,291 211,292 213,292 216,292 218,292 220,292 223,292 225,292 227,292 229,292 231,293 234,293 235,293 237,293 240,293 241,293 243,293 245,293 247,293 248,293 250,293 251,293 253,294 254,294 255,294 256,294">
          <text:p/>
        </draw:polygon>
        <draw:polygon draw:style-name="gr3" draw:text-style-name="P3" draw:layer="layout" svg:width="0.456cm" svg:height="0.261cm" svg:x="0.319cm" svg:y="7.706cm" svg:viewBox="0 0 457 262" draw:points="457,258 114,258 111,258 108,258 105,258 102,258 99,258 96,259 93,259 90,259 87,259 83,259 80,259 77,259 74,259 71,259 68,259 65,259 62,259 59,260 56,260 53,260 50,260 47,260 44,260 41,260 39,260 36,260 34,260 31,261 29,261 26,261 24,261 22,261 20,261 18,261 16,261 14,261 13,261 11,262 10,262 9,262 9,150 10,150 11,150 12,150 14,150 16,149 18,149 20,149 22,149 24,148 26,148 29,148 31,148 34,148 36,148 39,147 42,147 44,147 47,147 50,147 53,147 56,147 59,146 62,146 64,146 67,146 70,146 73,146 76,146 79,146 82,146 84,145 87,145 90,145 92,145 94,145 97,145 99,145 101,145 103,145 105,145 105,143 100,141 95,140 90,138 86,136 82,134 77,133 73,131 69,129 65,127 61,126 57,124 53,122 50,120 47,118 43,116 40,114 37,112 34,110 31,108 28,105 26,103 23,100 21,98 18,95 16,92 15,89 12,86 11,83 9,80 8,77 6,73 5,70 4,66 3,62 2,58 2,54 1,50 0,45 0,41 0,36 0,34 0,32 0,30 0,28 1,26 1,24 1,22 2,20 2,18 2,16 3,14 3,12 3,10 4,8 4,7 5,5 5,3 5,2 6,1 6,0 104,0 103,2 103,5 102,7 102,9 101,11 101,13 101,16 100,18 100,20 100,23 99,25 99,27 99,30 98,32 98,35 98,38 97,41 97,43 97,46 97,50 98,58 99,66 101,74 103,81 106,88 110,95 115,101 120,107 126,112 133,117 140,122 148,126 157,130 166,133 176,135 187,138 198,139 210,140 223,141 237,141 457,141">
          <text:p/>
        </draw:polygon>
        <draw:path draw:style-name="gr3" draw:text-style-name="P3" draw:layer="layout" svg:width="0.464cm" svg:height="0.451cm" svg:x="0.32cm" svg:y="7.209cm" svg:viewBox="0 0 465 452" svg:d="M231 0h10l10 1h10l10 1 9 2 9 1 10 2 9 2 9 3 8 2 9 4 8 3 7 3 8 4 8 4 7 5 8 4 7 5 6 5 7 6 6 6 5 6 6 6 5 7 5 7 5 8 4 7 4 8 4 8 4 8 3 9 3 9 2 9 2 10 2 9 2 10 1 11 1 10v11l1 11-1 12v11l-1 10-1 10-2 10-2 9-2 10-2 8-3 9-3 9-4 8-4 8-4 8-4 7-5 7-5 7-5 7-5 6-6 6-6 6-6 6-7 5-6 5-8 4-7 5-8 4-8 4-8 3-8 3-8 4-9 2-8 3-10 2-9 2-9 2-10 1-9 1h-10l-11 1h-10-10l-10-1h-9l-10-1-9-1-9-2-9-2-9-2-8-2-9-3-8-3-8-3-9-3-7-4-8-4-7-5-7-4-7-5-6-5-7-6-6-6-6-6-5-6-5-7-5-6-5-8-4-7-4-8-4-8-4-9-3-8-3-9-3-9-2-10-2-10-1-10-2-10v-11l-1-11v-12-12l1-11v-12l2-11 1-10 2-10 2-10 3-9 3-9 3-9 4-9 4-7 4-8 4-7 5-8 5-7 5-6 5-6 6-6 6-6 7-5 6-5 7-4 7-5 7-4 7-4 8-3 8-3 8-4 8-2 9-3 9-2 9-2 9-1 9-2 9-1 10-1h9l10-1zM231 122h-15l-15 1-14 1-13 2-12 2-11 3-10 3-9 4-9 5-7 5-8 5-6 6-5 6-4 7-5 7-3 8-2 9-2 8-1 10v9 11l1 10 2 9 2 9 4 8 4 7 4 7 6 7 6 6 7 6 8 5 8 5 10 4 10 3 11 3 12 3 13 2 13 1 15 1h15 8 8l7-1h8l7-1h6l7-2h6l6-2 6-1 6-1 5-2 6-2 5-2 4-2 5-2 5-2 4-3 4-2 4-3 4-2 3-3 3-3 3-3 3-3 3-3 2-4 3-3 2-4 3-3 1-4 2-4 1-4 1-4 1-4 1-4v-4l1-5v-4-6-4-5l-1-5v-5l-1-5-1-4-1-4-1-5-2-4-1-4-3-4-2-4-3-3-2-4-3-3-3-4-3-3-3-3-3-3-4-3-4-2-4-3-4-2-5-2-5-3-4-2-5-1-6-2-5-2-6-1-6-2-6-1-6-1-7-1-6-1h-7l-8-1h-7-8z">
          <text:p/>
        </draw:path>
        <draw:path draw:style-name="gr3" draw:text-style-name="P3" draw:layer="layout" svg:width="0.633cm" svg:height="0.427cm" svg:x="0.318cm" svg:y="6.693cm" svg:viewBox="0 0 634 428" svg:d="M231 0h11l10 1 9 1h10l10 1 9 1 9 1 9 2 9 2 8 2 9 2 8 2 8 3 8 3 8 2 7 4 7 3 7 4 6 4 6 4 6 4 6 5 6 4 5 5 5 6 5 5 4 6 5 6 4 6 3 7 4 6 2 7 3 7 2 7 2 8 2 8 1 8 1 8v8l1 9-1 4v4 4 4 4l-1 4v4l-1 4-1 4-1 4-1 4v4l-1 3-2 4-1 4-1 3-2 4-1 4-2 3-2 4-2 3-2 4-2 3-2 4-2 3-3 3-3 4-3 3-2 3-3 3-3 3-4 3-3 2-4 3-3 3-4 3-4 2-4 2-4 3-5 2v2h1 1 1 1l1-1h1 1 2 2 1 2 2 2 1 3 2 2l2-1h2 2 2 3 2 2 2 3 2 3 2 2 3 2 2 3 2 2 2 2 2 173v117h-521-7-6-7-6-7-6-6-5l-6 1h-5-5l-6 1h-4-5-4-4-4l-4 1h-3-3v-114h1 1 1l1-1h1 2 1 1 2l2-1h1 2 2 2 2l2-1h2 2 2 2 3 2 2l2-1h2 2 3 2 3l2-1h2 2 2 2 2 2 2 2 2v-1l-9-5-8-4-7-5-7-6-7-5-6-6-6-7-5-6-4-7-5-7-3-8-3-7-3-8-3-9-2-8-1-8-2-9-1-9v-10l-1-9 1-9v-8l1-8 1-8 2-7 2-7 2-7 3-7 3-7 3-6 4-6 3-6 4-6 5-5 5-5 4-5 6-5 5-5 6-4 6-4 6-4 6-3 7-4 7-3 8-3 7-3 7-3 8-2 9-3 8-2 9-1 8-2 9-2 9-1 9-1 10-1h9l10-1 10-1zM231 121l-14 1-14 1-14 1-12 1-12 2-11 3-10 3-10 3-8 5-8 4-7 5-6 5-6 6-4 6-5 7-3 7-3 7-1 8-1 9-1 9v3l1 4v3 4l1 3 1 4 1 3 1 4 1 3 2 3 1 4 2 3 2 3 2 4 2 3 3 3 3 3 3 3 3 2 3 3 4 3 4 2 4 3 4 2 5 2 5 2 5 2 5 2 6 2 6 2 6 2 6 1 7 1 6 1 8 1 7 1h8l8 1h9 9 8 9l8-1h7l8-1 7-1 7-1 7-1 6-1 6-2 6-2 5-2 5-1 5-2 5-2 5-3 4-2 4-2 4-3 3-2 4-3 3-3 3-3 3-3 2-3 3-3 2-3 2-3 2-4 1-3 1-3 2-4 1-3 1-4 1-3v-4l1-3v-3-4-3-5-4l-1-4v-4l-1-5-1-3-1-4-1-4-2-3-1-4-2-3-2-4-3-3-2-3-3-3-3-3-3-2-3-3-3-3-4-2-4-2-4-2-5-3-4-2-5-1-5-2-5-2-5-1-6-2-6-1-6-1-6-1-6-1-7-1-7-1h-7l-7-1h-8-7z">
          <text:p/>
        </draw:path>
        <draw:path draw:style-name="gr3" draw:text-style-name="P3" draw:layer="layout" svg:width="0.464cm" svg:height="0.451cm" svg:x="0.32cm" svg:y="6.175cm" svg:viewBox="0 0 465 452" svg:d="M231 0h10 10l10 1 10 1 9 1 9 2 10 2 9 2 9 3 8 2 9 3 8 3 7 4 8 4 8 4 7 4 8 5 7 5 6 5 7 6 6 6 5 6 6 6 5 7 5 7 5 7 4 8 4 7 4 8 4 9 3 8 3 10 2 9 2 9 2 10 2 10 1 10 1 11v11l1 11-1 11v10l-1 10-1 11-2 10-2 9-2 9-2 9-3 9-3 8-4 8-4 9-4 7-4 8-5 7-5 8-5 6-5 7-6 6-6 6-6 5-7 6-6 4-8 5-7 4-8 5-8 3-8 4-8 3-8 3-9 3-8 3-10 2-9 1-9 2-10 1-9 1-10 1-11 1h-10-10l-10-1-9-1h-10l-9-2-9-1-9-2-9-2-8-2-9-3-8-3-8-3-9-4-7-3-8-5-7-4-7-4-7-5-6-6-7-5-6-6-6-6-5-6-5-7-5-8-5-7-4-8-4-7-4-8-4-9-3-8-3-10-3-9-2-9-2-10-1-10-2-11v-10l-1-11v-11-12l1-12v-11l2-11 1-10 2-10 2-10 3-10 3-9 3-8 4-9 4-8 4-7 4-8 5-7 5-7 5-6 5-7 6-5 6-6 7-5 6-5 7-5 7-4 7-5 7-3 8-4 8-3 8-3 8-2 9-3 9-2 9-2 9-2 9-1 9-1 10-1 9-1h10zM231 121l-15 1h-15l-14 2-13 1-12 3-11 3-10 3-9 4-9 4-7 5-8 6-6 6-5 6-4 7-5 7-3 8-2 8-2 9-1 9v10 10l1 10 2 8 2 9 4 8 4 8 4 7 6 7 6 6 7 6 8 5 8 4 10 4 10 4 11 3 12 2 13 2 13 2h15l15 1h8l8-1h7 8l7-1 6-1 7-1 6-1 6-1 6-1 6-2 5-2 6-1 5-2 4-2 5-2 5-2 4-3 4-2 4-3 4-3 3-2 3-3 3-3 3-4 3-3 2-3 3-4 2-3 3-4 1-3 2-4 1-4 1-4 1-4 1-5v-4l1-4v-4-5-5-5l-1-5v-4l-1-5-1-4-1-5-1-4-2-4-1-4-3-4-2-4-3-4-2-3-3-4-3-3-3-3-3-3-3-3-4-3-4-3-4-2-4-3-5-2-5-2-4-2-5-2-6-2-5-1-6-2-6-1-6-1-6-1-7-1-6-1-7-1h-8-7l-8-1z">
          <text:p/>
        </draw:path>
        <draw:path draw:style-name="gr3" draw:text-style-name="P3" draw:layer="layout" svg:width="0.622cm" svg:height="0.427cm" svg:x="0.162cm" svg:y="5.68cm" svg:viewBox="0 0 623 428" svg:d="M614 114h-1-1l-1 1h-1-1-2-1l-2 1h-1-2-2-2l-1 1h-3-1-2-3l-2 1h-2-2-2-2-2l-3 1h-2-2-2-3-2-2-2l-2 1h-2-2-2-2-2-2-1v2l8 4 8 4 7 5 7 5 7 6 6 6 5 6 5 6 5 7 4 7 4 7 3 8 3 8 2 8 2 9 2 9 1 9 1 9v10l1 9-1 9v8l-1 8-1 8-2 7-2 7-2 7-3 7-2 6-4 7-3 6-4 5-5 6-4 5-5 6-5 5-5 5-5 4-6 4-6 5-7 4-6 3-7 4-7 3-7 3-8 3-7 3-8 2-8 2-8 2-9 2-9 2-9 1-9 2h-9l-9 1-10 1h-9l-10 1h-10-10l-10-1h-10l-9-1-10-1-9-1-9-1-9-2-9-1-9-2-8-2-8-3-8-2-8-3-7-3-7-3-7-4-7-3-6-4-7-4-6-5-6-4-5-5-5-5-5-5-5-6-4-5-4-6-4-6-4-7-3-6-3-8-3-7-2-7-2-7-1-8-2-8v-9l-1-8v-9-5-4-4l1-4v-5-4l1-4 1-4v-4l1-4 1-4 1-4 2-4 1-4 1-4 1-4 2-3 2-4 1-4 2-3 2-3 2-4 3-3 2-3 2-3 3-3 2-4 3-2 3-3 3-3 3-3 3-3 3-2 4-3 3-2 4-3 3-2 4-2 5-2 4-2v-1h-1-1-1-1-1-2-1-1-2-1-2-2-1-2-2-2-2-2-2-2-2-2-2l-2 1h-2-3-2-2-2-2-2-3-2-2-2-2-3-2-2-2-164v-118h517 6 7 6 6 6 5 6 6l5-1h5 5 5 4l4-1h4 4 4 3l3-1h3zM388 119h-9-8l-8 1-8 1h-7l-7 1-7 1-7 1-6 2-6 1-6 2-5 2-5 2-5 2-5 2-5 2-4 3-4 2-4 3-3 2-4 3-3 3-3 3-2 2-3 4-2 3-3 3-1 3-2 3-1 4-2 3-1 3-1 4-1 4v3l-1 4-1 3v3 4 4 4 4l1 4v5l1 4 1 3 1 4 1 4 2 4 1 3 2 4 2 3 2 3 3 3 3 3 2 3 3 2 4 3 3 3 3 2 4 2 5 3 4 2 4 2 5 1 5 2 5 2 5 1 5 2 6 1 6 1 6 1 7 1 6 1h7l7 1h8 7l8 1h8l29-1 26-3 23-4 19-7 17-8 14-10 11-12 7-14 5-15 1-18v-3-4-3l-1-3-1-4v-3l-2-4-1-3-1-4-1-4-2-3-2-3-2-3-2-4-2-3-3-3-3-3-3-3-3-3-3-2-4-3-4-2-4-3-5-2-4-3-5-2-5-2-5-2-6-2-6-1-6-2-7-1-6-2-8-1-7-1h-7l-8-1-9-1h-8z">
          <text:p/>
        </draw:path>
        <draw:polygon draw:style-name="gr3" draw:text-style-name="P3" draw:layer="layout" svg:width="0.465cm" svg:height="0.407cm" svg:x="0.319cm" svg:y="5.188cm" svg:viewBox="0 0 466 408" draw:points="326,0 332,1 338,1 344,2 350,3 356,4 362,5 368,7 373,9 379,11 385,14 390,17 394,20 399,23 404,27 408,30 412,34 417,39 421,43 425,48 428,53 432,58 435,64 438,69 441,75 444,81 447,88 449,94 452,101 454,108 456,116 458,123 459,131 461,139 462,147 463,155 464,164 465,173 465,182 465,191 466,201 465,209 465,217 465,225 465,233 464,241 463,249 463,256 461,263 460,270 459,277 458,284 457,290 455,298 453,305 451,311 449,317 447,322 445,328 442,333 439,339 436,344 433,349 430,353 426,358 423,362 419,366 415,371 411,374 406,378 402,381 397,385 392,388 387,391 382,394 375,397 370,399 364,402 357,404 351,406 345,408 329,306 333,305 337,303 340,302 343,301 346,300 349,298 352,297 355,295 357,294 360,291 362,289 364,287 366,285 368,283 370,281 372,279 373,277 375,274 376,272 378,269 380,267 381,264 382,261 382,258 384,256 384,252 385,250 386,246 386,243 387,240 387,236 387,233 388,229 388,225 388,221 388,217 388,213 388,209 389,205 389,201 389,196 388,192 388,189 388,185 388,181 388,178 388,174 387,171 387,167 387,163 386,160 386,157 385,154 384,150 384,148 382,144 382,142 381,139 380,136 379,134 378,131 375,129 374,127 372,124 371,123 369,120 368,119 366,117 364,116 362,114 360,113 358,111 355,110 353,110 350,109 348,108 345,107 342,107 339,107 336,107 333,107 330,107 327,108 324,108 321,110 318,111 316,112 313,113 311,115 309,117 307,119 305,122 303,124 301,126 300,129 298,132 297,135 295,138 294,142 293,145 291,149 290,152 289,156 288,160 287,164 286,168 284,173 283,177 282,181 281,186 281,191 280,196 278,201 277,206 276,211 275,216 274,221 273,226 271,231 270,237 269,243 268,248 266,253 265,259 263,265 262,270 260,276 259,281 257,287 256,292 253,299 252,304 250,309 247,314 245,319 243,324 240,329 238,333 235,338 232,342 229,346 226,350 222,354 218,358 215,361 211,365 207,368 203,371 199,374 194,377 190,379 185,381 179,384 174,385 168,387 162,388 156,389 149,389 143,390 136,390 130,390 124,389 118,389 112,388 106,387 100,385 95,384 89,382 84,380 79,378 74,375 70,372 65,369 60,366 56,362 52,359 48,354 44,350 40,346 37,341 33,336 30,331 27,326 24,320 21,314 18,308 16,302 14,296 12,288 10,281 8,274 6,267 5,259 4,251 3,243 2,235 1,226 1,217 0,209 0,199 0,192 0,185 1,178 2,171 2,165 3,157 4,151 5,144 6,138 7,132 9,125 10,119 12,113 14,108 16,102 18,96 21,91 23,86 26,81 29,76 32,71 35,66 38,62 42,57 45,53 49,49 53,45 57,41 62,38 66,34 71,31 76,28 81,25 86,22 91,20 97,17 102,16 108,14 115,12 121,11 132,113 129,114 126,115 123,116 120,117 117,118 114,119 112,120 110,121 107,123 105,124 103,125 101,127 99,129 97,130 96,132 94,134 93,136 91,138 90,140 88,142 87,145 86,147 85,149 84,152 83,154 82,157 82,159 81,162 81,165 80,168 79,171 79,174 79,177 78,180 78,183 78,186 78,189 78,193 78,196 78,199 78,208 78,215 78,222 79,229 80,236 82,242 83,247 84,252 86,257 88,262 90,265 93,269 96,272 99,275 102,277 106,279 110,280 114,281 119,282 124,282 126,282 129,282 132,281 135,281 137,280 139,279 142,278 144,277 146,276 148,274 150,272 151,270 153,268 155,266 156,264 158,261 159,258 161,256 162,253 163,250 165,247 166,244 167,240 168,237 169,233 170,229 171,225 172,221 173,217 174,213 174,209 175,204 176,200 177,195 178,191 179,186 180,181 181,177 183,172 184,166 185,160 187,154 188,148 190,142 191,136 193,130 194,124 196,118 198,112 199,106 202,100 203,94 205,88 208,83 210,77 212,72 215,67 218,62 221,57 224,52 227,48 230,43 234,39 238,35 241,31 246,28 250,24 254,21 259,18 264,15 269,12 274,10 280,7 285,5 292,4 298,3 304,2 311,1 318,1">
          <text:p/>
        </draw:polygon>
        <draw:path draw:style-name="gr3" draw:text-style-name="P3" draw:layer="layout" svg:width="0.633cm" svg:height="0.427cm" svg:x="0.318cm" svg:y="4.436cm" svg:viewBox="0 0 634 428" svg:d="M231 0h11 10l9 1h10l10 2 9 1 9 1 9 1 9 2 8 2 9 2 8 2 8 3 8 3 8 3 7 3 7 4 7 3 6 5 6 4 6 5 6 4 6 5 5 5 5 5 5 6 4 5 5 6 4 7 3 6 4 7 2 6 3 7 2 8 2 7 2 8 1 8 1 8v9l1 8-1 4v4 4 4 4l-1 4v4l-1 4-1 4-1 4-1 4v4l-1 4-2 4-1 3-1 4-2 3-1 4-2 4-2 3-2 4-2 3-2 4-2 3-2 3-3 4-3 3-3 3-2 3-3 4-3 2-4 3-3 3-4 2-3 3-4 3-4 2-4 3-4 2-5 2v2h1 1 1 1 1 1 1 2 2 1l2-1h2 2 1 3 2 2 2 2 2 2 3 2 2 2l3-1h2 3 2 2 3 2 2 3 2 2 2 2 2 173v116h-521-7-6-7-6-7l-6 1h-6-5-6-5l-5 1h-6-4-5-4-4l-4 1h-4-3l-3 1v-113l1-1h1 1 1 1 2l1-1h1 2 2 1l2-1h2 2 2l2-1h2 2 2 2 3 2 2 2l2-1h2 3 2 3 2 2 2 2 2 2 2 2 2 2v-2l-9-4-8-5-7-5-7-5-7-6-6-6-6-6-5-7-4-6-5-8-3-7-3-8-3-8-3-8-2-8-1-9-2-9-1-9v-9l-1-10 1-8v-9l1-8 1-7 2-8 2-7 2-7 3-7 3-6 3-7 4-6 3-6 4-5 5-6 5-5 4-5 6-4 5-5 6-4 6-4 6-5 6-4 7-4 7-3 8-3 7-3 7-2 8-3 9-2 8-2 9-2 8-2 9-1 9-1 9-1 10-2h9l10-1h10zM231 122h-14l-14 1-14 1-12 2-12 2-11 2-10 3-10 4-8 4-8 4-7 5-6 5-6 6-4 6-5 7-3 7-3 8-1 8-1 8-1 9v4l1 3v4 3l1 3 1 4 1 3 1 4 1 4 2 3 1 3 2 3 2 4 2 3 2 3 3 3 3 3 3 3 3 3 3 2 4 3 4 3 4 2 4 2 5 3 5 2 5 2 5 2 6 1 6 2 6 2 6 1 7 1 6 2 8 1h7l8 1h8l9 1h9 8l9-1h8l7-1h8l7-1 7-2 7-1 6-1 6-2 6-1 5-2 5-2 5-2 5-2 5-2 4-3 4-2 4-2 3-3 4-3 3-3 3-3 3-3 2-2 3-4 2-3 2-3 2-3 1-4 1-3 2-3 1-4 1-3 1-4v-3l1-4v-3-4-3-4-5l-1-4v-4l-1-4-1-4-1-4-1-4-2-3-1-4-2-3-2-3-3-4-2-3-3-3-3-2-3-3-3-3-3-2-4-3-4-2-4-2-5-2-4-2-5-2-5-2-5-2-5-1-6-2-6-1-6-1-6-1-6-1-7-1-7-1h-7l-7-1h-8-7z">
          <text:p/>
        </draw:path>
        <draw:path draw:style-name="gr3" draw:text-style-name="P3" draw:layer="layout" svg:width="0.464cm" svg:height="0.409cm" svg:x="0.32cm" svg:y="3.959cm" svg:viewBox="0 0 465 410" svg:d="M465 200l-1 10v9l-1 9-1 9-1 9-2 8-1 9-2 8-3 8-2 8-4 8-3 7-4 7-3 7-5 7-4 7-5 7-5 6-5 5-6 6-6 5-6 5-7 5-7 5-8 4-7 4-8 4-8 3-8 4-9 2-9 3-9 3-10 2-10 2-10 1-10 2-11 1-11 1h-12-12-12l-12-1h-12l-11-2-11-1-11-2-10-2-10-3-9-3-9-3-9-4-8-3-8-4-8-5-7-4-7-5-6-5-7-5-5-6-6-5-5-6-5-6-5-7-4-7-4-7-4-7-4-7-3-7-3-7-2-8-3-7-2-8-2-8-1-8-1-8-1-8-1-8-1-8v-9-8-10l1-10v-10l2-10 1-9 3-9 2-8 2-8 4-8 3-8 4-7 4-7 5-7 4-7 5-6 6-6 5-6 6-5 6-5 7-5 6-5 7-5 7-4 8-4 8-3 8-4 8-3 9-3 9-2 9-3 9-2 10-2 9-1 10-2 10-1 11-1 10-1h11l11-1h11 3v287h5 6 5l6-1h5l5-1h6l5-1 4-1 5-1 5-1 5-1 4-1 5-2 4-1 4-2 4-2 4-2 3-2 4-2 4-2 3-3 3-2 3-3 3-3 2-3 3-3 3-3 2-3 3-4 2-3 1-4 2-4 1-4 1-5 1-4 1-4v-5l1-5v-5-6l-1-6v-5l-1-5-1-6-2-5-2-4-1-5-2-4-4-4-3-4-3-3-3-4-4-3-4-3-4-2-4-3-5-2-5-2-6-2 10-109 4 1 4 2 4 2 4 2 4 2 4 2 4 2 4 3 5 2 5 3 4 3 4 3 4 3 4 3 4 3 4 4 4 4 4 4 4 4 3 5 4 4 3 5 3 5 4 5 3 6 3 5 2 6 3 6 3 7 2 6 2 7 2 7 2 7 1 8 2 8 1 8 1 9v8 10zM73 200v3 4l1 3v4l1 3v4l1 3 1 3 1 3 1 3 1 3 2 3 1 3 2 3 2 3 2 3 2 2 2 2 2 3 3 2 3 3 3 2 2 1 4 3 3 1 3 2 4 2 4 2 4 1 4 1 4 2 4 1 5 1 4 1 5 1 5 1h6l5 1h6 5v-173l-10 1-10 1-10 1-9 2-8 3-8 3-7 3-7 3-6 4-6 5-5 4-5 5-4 6-3 6-3 5-3 7-2 6-1 7-1 7z">
          <text:p/>
        </draw:path>
        <draw:polygon draw:style-name="gr3" draw:text-style-name="P3" draw:layer="layout" svg:width="0.456cm" svg:height="0.26cm" svg:x="0.319cm" svg:y="3.614cm" svg:viewBox="0 0 457 261" draw:points="457,258 114,258 111,258 108,258 105,258 102,258 99,258 96,258 93,258 90,258 87,259 83,259 80,259 77,259 74,259 71,259 68,259 65,259 62,259 59,259 56,259 53,259 50,259 47,260 44,260 41,260 39,260 36,260 34,260 31,260 29,260 26,260 24,260 22,260 20,260 18,261 16,261 14,261 13,261 11,261 10,261 9,261 9,150 10,150 11,149 12,149 14,149 16,149 18,149 20,149 22,148 24,148 26,148 29,148 31,148 34,148 36,147 39,147 42,147 44,147 47,147 50,146 53,146 56,146 59,146 62,146 64,146 67,146 70,145 73,145 76,145 79,145 82,145 84,145 87,145 90,145 92,145 94,144 97,144 99,144 101,144 103,144 105,144 105,143 100,141 95,139 90,137 86,136 82,134 77,132 73,131 69,129 65,127 61,125 57,124 53,122 50,120 47,118 43,116 40,114 37,112 34,109 31,107 28,105 26,103 23,100 21,97 18,95 16,92 15,89 12,86 11,83 9,80 8,77 6,73 5,70 4,66 3,62 2,58 2,54 1,49 0,45 0,40 0,36 0,34 0,31 0,29 0,27 1,25 1,23 1,21 2,19 2,17 2,15 3,13 3,11 3,10 4,8 4,6 5,5 5,3 5,2 6,1 6,0 104,0 103,2 103,4 102,6 102,9 101,11 101,13 101,16 100,18 100,20 100,22 99,25 99,27 99,29 98,32 98,35 98,37 97,40 97,43 97,46 97,49 98,58 99,66 101,73 103,81 106,88 110,95 115,101 120,107 126,112 133,117 140,121 148,126 157,129 166,132 176,135 187,137 198,139 210,140 223,141 237,141 457,141">
          <text:p/>
        </draw:polygon>
        <draw:polygon draw:style-name="gr3" draw:text-style-name="P3" draw:layer="layout" svg:width="0.56cm" svg:height="0.261cm" svg:x="0.223cm" svg:y="3.094cm" svg:viewBox="0 0 561 262" draw:points="561,98 560,108 560,118 558,127 556,135 554,143 551,151 547,158 543,165 538,172 533,178 527,183 521,188 514,192 506,195 498,199 489,201 480,203 470,205 459,205 448,206 185,206 185,262 106,262 106,200 0,162 0,90 106,90 106,5 185,5 185,90 417,90 423,90 429,89 435,89 440,88 445,86 450,85 454,84 458,82 462,79 465,77 468,75 471,72 473,69 475,65 477,61 478,58 479,53 480,49 480,44 481,39 481,37 481,35 480,33 480,30 480,29 480,27 480,25 480,23 479,21 479,19 478,18 478,16 478,14 477,12 477,10 477,8 476,6 476,4 475,2 475,0 547,0 548,4 549,9 550,13 552,17 553,22 554,27 555,31 555,36 556,41 557,46 558,50 558,55 559,60 559,65 560,71 560,76 560,81 561,87 561,92">
          <text:p/>
        </draw:polygon>
        <draw:polygon draw:style-name="gr3" draw:text-style-name="P3" draw:layer="layout" svg:width="0.456cm" svg:height="0.261cm" svg:x="0.319cm" svg:y="2.767cm" svg:viewBox="0 0 457 262" draw:points="457,259 114,259 111,259 108,259 105,259 102,259 99,259 96,259 93,259 90,259 87,259 83,259 80,259 77,259 74,259 71,259 68,259 65,259 62,259 59,259 56,260 53,260 50,260 47,260 44,260 41,260 39,260 36,260 34,260 31,260 29,260 26,261 24,261 22,261 20,261 18,261 16,261 14,261 13,261 11,261 10,262 9,262 9,150 10,150 11,150 12,150 14,149 16,149 18,149 20,149 22,149 24,149 26,148 29,148 31,148 34,148 36,148 39,148 42,148 44,147 47,147 50,147 53,147 56,146 59,146 62,146 64,146 67,146 70,146 73,146 76,146 79,145 82,145 84,145 87,145 90,145 92,145 94,145 97,145 99,145 101,145 103,145 105,145 105,143 100,141 95,139 90,138 86,136 82,134 77,133 73,131 69,129 65,127 61,126 57,124 53,122 50,120 47,118 43,116 40,114 37,112 34,110 31,108 28,105 26,103 23,100 21,98 18,95 16,92 15,89 12,86 11,83 9,80 8,77 6,73 5,70 4,66 3,62 2,58 2,54 1,50 0,45 0,41 0,36 0,34 0,32 0,30 0,28 1,26 1,24 1,22 2,19 2,18 2,16 3,13 3,12 3,10 4,8 4,6 5,5 5,4 5,2 6,1 6,0 104,0 103,2 103,4 102,7 102,9 101,11 101,13 101,16 100,18 100,21 100,23 99,25 99,27 99,30 98,32 98,35 98,38 97,41 97,43 97,46 97,49 98,58 99,66 101,74 103,81 106,88 110,95 115,101 120,107 126,112 133,117 140,122 148,126 157,130 166,133 176,135 187,138 198,139 210,140 223,141 237,141 457,141">
          <text:p/>
        </draw:polygon>
        <draw:path draw:style-name="gr3" draw:text-style-name="P3" draw:layer="layout" svg:width="0.464cm" svg:height="0.451cm" svg:x="0.32cm" svg:y="2.278cm" svg:viewBox="0 0 465 452" svg:d="M465 315l-1 6v6 6l-1 6-1 6v6l-2 6-1 5-1 5-2 6-2 5-2 4-2 5-3 5-2 4-3 4-3 4-3 4-3 4-3 4-4 3-3 3-4 3-4 3-5 3-4 3-4 2-5 3-5 2-5 2-5 2-5 1-6 2-6 1-6 1-6 1-5 1h-7-6-6-8-8l-7-1-7-1-7-1-6-2-6-1-6-3-6-2-6-2-5-3-5-3-5-4-5-3-4-4-5-4-4-4-3-4-4-5-3-4-4-5-3-5-3-5-2-6-3-5-2-6-3-6-2-6-1-6-2-7-2-6-1-7-1-6-1-7-1-7-1-7v-7l-1-7v-7-7l-2-97h-23-5-4-4-5l-4 1h-4l-4 1h-3l-4 1-3 1-3 1-4 1-2 1-4 1-2 1-3 2-2 1-3 1-2 2-2 2-2 1-2 2-2 2-1 3-2 2-1 2-2 2-1 2-1 3v2l-2 2v3l-1 3v2l-1 3v3l-1 3v3 3 3 3 3 2 3l1 3v2 3l1 2v2l1 3v2l1 2 1 2 1 2 1 2 1 2 1 2 2 2 1 2 1 1 2 2 1 2 2 1 2 1 1 2 3 1 2 1 2 2 2 1 3 1 2 1 3 1 3 1h2l3 1 3 1h4l3 1h4l3 1-6 121-6-1-5-1-6-2-5-1-6-2-5-2-5-2-5-2-5-3-5-2-5-3-4-3-5-3-4-3-5-4-4-4-4-3-4-5-4-4-3-4-4-5-3-5-3-6-3-5-3-6-2-6-3-6-2-6-3-6-1-7-2-7-2-7-2-8-1-7-1-8-1-9v-8l-1-8v-9-9-9-8l1-7v-8l1-9 1-7 2-7 1-7 2-7 2-7 2-6 3-6 2-6 3-6 3-6 3-5 3-5 4-5 4-5 4-5 4-4 5-5 4-4 5-3 5-4 5-4 5-3 6-3 5-2 6-3 6-2 7-2 6-2 7-1 6-2 7-1 7-1h8 7l8-1h163 3 3 3 3 3 3 2l3-1h3 2 3l2-1h2l2-1h2l3-1h2l1-1h3l1-1 2-1 3-1 1-1 1-1 1-1 2-1 1-2 1-1 1-1 1-1 1-2v-2l1-1 1-2v-2l1-2v-2-2-2-3-2-3-2-3-3l-1-2v-2-3l-1-3v-2h63v2 2l1 2v2l1 2v1l1 2v2 2l1 1 1 2v2 1l1 2v2 1l1 2v2 1 2l1 2v1 2 2 1l1 2v2 2 2 2 2l1 2v2 1 3 2 2 3 2 2 9l-1 8-1 8-1 7-2 6-3 7-2 6-4 5-3 5-4 4-5 4-4 4-6 3-6 3-6 3-6 2-7 2-8 2-7 1-8 1v3l8 4 7 5 8 5 7 6 7 6 6 6 6 7 6 7 5 7 4 7 5 7 4 8 3 8 3 8 3 9 2 9 2 9 1 10v9zM248 179l1 60v4 3l1 4v4 3l1 4v3 4l1 3v3l1 4v3l1 3 1 3 1 3 1 3 1 3 1 2 2 3 1 3 1 2 2 3 2 2 2 2 1 2 3 2 2 2 2 2 3 1 2 2 3 1 3 1 4 1 3 1 4 1 4 1 3 1h5 4 5 6 6l5-1 6-1 5-2 4-1 4-2 4-2 4-3 3-2 3-3 3-4 3-3 2-4 2-3 1-5 1-4 1-4v-5l1-5v-4l-1-5v-4l-1-4-1-4-1-4-1-4-1-3-2-4-3-4-2-4-2-3-2-3-2-4-3-3-2-3-3-3-3-3-3-2-3-3-3-2-3-4-4-2-3-2-4-2-3-2-4-2-4-2-4-1-4-2-4-1-4-1-4-1-4-1-4-1h-4l-5-1h-4-4-4z">
          <text:p/>
        </draw:path>
        <draw:path draw:style-name="gr3" draw:text-style-name="P3" draw:layer="layout" svg:width="0.633cm" svg:height="0.426cm" svg:x="0.318cm" svg:y="1.801cm" svg:viewBox="0 0 634 427" svg:d="M231 0h11 10l9 1 10 1h10l9 2 9 1 9 1 9 2 8 2 9 2 8 3 8 2 8 3 8 3 7 3 7 3 7 4 6 4 6 4 6 4 6 5 6 5 5 5 5 5 5 6 4 5 5 6 4 6 3 7 4 6 2 7 3 7 2 9 2 7 2 8 1 8 1 8v9l1 8-1 4v4 4 4 4l-1 4v4l-1 4-1 4-1 4-1 4v4l-1 3-2 4-1 4-1 4-2 4-1 3-2 4-2 3-2 4-2 3-2 4-2 3-2 3-3 4-3 3-3 3-2 3-3 3-3 3-4 3-3 3-4 3-3 2-4 3-4 2-4 2-4 3-5 2v3l1-1h1 1 1 1 1 1 2l2-1h1 2 2 2 1 3 2 2 2 2 2 2l3-1h2 2 2 3 2 3 2 2 3 2 2 3 2 2 2 2 2 173v116h-521-7-6-7-6-7-6l-6 1h-5-6-5l-5 1h-6-4-5-4l-4 1h-4-4-3-3v-113h1 1 1 1 1l2-1h1 1 2 2l1-1h2 2 2 2 2 2l2-1h2 2 3 2 2 2 2l2-1h3 2 3 2 2 2 2 2 2l2-1h2 2 2v-1l-9-5-8-4-7-5-7-5-7-6-6-6-6-6-5-7-4-7-5-7-3-8-3-7-3-8-3-8-2-9-1-8-2-9-1-9v-10l-1-9 1-9v-8l1-8 1-7 2-8 2-7 2-8 3-7 3-6 3-7 4-6 3-6 4-5 5-6 5-5 4-5 6-5 5-4 6-4 6-5 6-4 6-3 7-4 7-3 8-3 7-3 7-3 8-2 9-2 8-2 9-2 8-2 9-1 9-2 9-1 10-1h9l10-1h10zM231 122h-14l-14 1-14 1-12 2-12 2-11 2-10 3-10 4-8 3-8 5-7 5-6 5-6 6-4 6-5 7-3 7-3 7-1 9-1 8-1 9v4l1 3v3 4l1 4 1 3 1 4 1 3 1 3 2 4 1 3 2 3 2 4 2 3 2 3 3 3 3 3 3 3 3 3 3 2 4 3 4 2 4 3 4 2 5 2 5 3 5 2 5 2 6 2 6 1 6 2 6 1 7 2 6 1 8 1h7l8 1h8 9 9 8 9 8l7-1h8l7-1 7-1 7-2 6-1 6-2 6-1 5-2 5-2 5-2 5-2 5-2 4-3 4-2 4-3 3-2 4-3 3-3 3-3 3-2 2-4 3-3 2-3 2-3 2-3 1-4 1-3 2-4 1-3 1-3 1-4v-3l1-4v-3-4-3-5-4l-1-4v-4l-1-4-1-4-1-4-1-4-2-3-1-4-2-3-2-4-3-3-2-3-3-3-3-3-3-2-3-3-3-2-4-3-4-2-4-2-5-2-4-2-5-2-5-2-5-2-5-1-6-1-6-2-6-1-6-1-6-1-7-1h-7l-7-1-7-1h-8-7z">
          <text:p/>
        </draw:path>
        <draw:polygon draw:style-name="gr10" draw:text-style-name="P1" draw:layer="layout" svg:width="3.342cm" svg:height="2.756cm" svg:x="34.564cm" svg:y="8.292cm" svg:viewBox="0 0 3343 2757" draw:points="0,2757 3343,2757 3343,0 0,0">
          <text:p/>
        </draw:polygon>
        <draw:polygon draw:style-name="gr3" draw:text-style-name="P3" draw:layer="layout" svg:width="0.219cm" svg:height="0.267cm" svg:x="34.766cm" svg:y="8.525cm" svg:viewBox="0 0 220 268" draw:points="127,30 127,268 91,268 91,30 0,30 0,0 220,0 220,30">
          <text:p/>
        </draw:polygon>
        <draw:polygon draw:style-name="gr3" draw:text-style-name="P3" draw:layer="layout" svg:width="0.097cm" svg:height="0.209cm" svg:x="35.02cm" svg:y="8.583cm" svg:viewBox="0 0 98 210" draw:points="1,210 1,53 1,51 1,50 1,48 1,47 1,45 1,44 1,43 1,42 1,40 1,39 1,37 1,36 1,35 1,33 1,32 1,31 0,30 0,28 0,27 0,26 0,24 0,23 0,22 0,21 0,20 0,18 0,17 0,16 0,15 0,14 0,13 0,12 0,11 0,10 0,9 0,8 0,7 0,6 0,5 0,4 32,4 32,5 32,6 32,7 32,8 32,9 32,10 32,11 32,12 32,13 32,14 33,15 33,16 33,18 33,19 33,20 33,21 33,22 33,23 33,24 33,25 33,27 33,28 33,29 33,30 33,31 33,32 33,33 33,35 33,36 33,37 33,38 33,39 33,40 33,41 33,42 34,43 34,44 34,45 34,46 35,44 36,41 36,39 37,37 38,35 39,33 40,31 40,29 41,27 42,26 43,24 43,22 45,21 45,19 47,18 48,17 49,15 50,14 52,13 53,12 54,11 55,9 56,8 57,7 59,7 60,6 61,5 62,4 64,4 66,3 67,2 69,2 70,2 72,1 74,1 76,1 78,1 80,0 82,0 84,0 85,0 86,0 87,0 88,1 89,1 90,1 91,1 92,1 93,1 94,1 95,1 95,2 96,2 97,2 98,2 98,33 97,33 96,33 95,33 94,33 93,32 92,32 91,32 90,32 89,32 88,32 87,32 86,32 85,32 84,32 83,32 82,32 81,32 79,32 77,32 75,32 73,32 71,32 69,33 67,33 65,34 63,35 61,36 60,37 58,38 56,39 55,41 53,42 52,43 51,45 49,46 48,48 47,51 45,53 44,55 43,56 42,58 41,61 41,63 40,65 39,68 39,70 38,73 37,75 37,77 36,80 36,83 36,86 36,88 35,91 35,94 35,97 35,100 35,103 35,210">
          <text:p/>
        </draw:polygon>
        <draw:path draw:style-name="gr3" draw:text-style-name="P3" draw:layer="layout" svg:width="0.182cm" svg:height="0.213cm" svg:x="35.14cm" svg:y="8.583cm" svg:viewBox="0 0 183 214" svg:d="M36 115v3 3 3 3 3l1 3v3 3l1 3 1 3 1 2v3l1 2 1 3 1 2 1 2 1 2 1 3 2 2 1 2 1 2 2 2 2 1 1 2 2 2 2 1 2 1 1 2 3 1 2 1 2 1 2 1 3 1h2l4 1 2 1h3 3 3 3 4 4 4l4-1 4-1 3-1 3-1 3-1 3-2 3-2 3-1 2-2 3-3 2-1 1-3 2-2 2-2 1-3 1-2 1-3 30 8v2l-1 2-1 2-1 1v2l-2 2-1 1-1 2-1 2-1 2-1 1-1 2-2 2-1 1-1 2-2 1-2 2-1 1-2 2-2 1-2 2-2 1-2 1-3 1-2 1-3 2-2 1-3 1-2 1h-3l-3 1-3 1-3 1h-4l-3 1h-4-4l-3 1h-4-4-9l-9-1-9-1-7-3-7-2-7-3-6-3-6-5-6-4-5-5-4-6-4-6-4-7-3-7-2-8-2-8-2-9-1-9-1-10v-11-6-5-5l1-5v-5l1-5 1-5 1-4 2-4 1-5 2-3 1-4 2-4 1-3 3-4 1-3 2-3 3-3 2-3 3-2 2-3 3-2 3-2 2-2 3-2 3-1 3-2 3-2 4-1 3-1 3-1 3-1 4-1 4-2h3l5-1h3 4l4-1h3 5l5 1h5l5 1h4l4 2 4 2 4 1 4 1 3 2 4 2 3 1 3 2 3 2 3 3 3 2 2 3 3 2 2 3 2 3 2 3 2 3 2 3 2 3 1 4 2 3 1 4 1 3 1 4 1 4 1 4 1 4 1 5v3l1 5v4 5l1 4v5 4 5zM147 89v-7l-1-6-1-5-1-6-2-4-2-5-2-4-2-4-2-3-3-3-3-3-3-3-3-2-4-2-4-2-4-1-4-1-4-1h-5l-5-1h-2l-1 1h-2-2-2-2l-2 1h-1l-3 1h-2l-2 1-2 1h-2l-1 1-2 1-2 1-2 1-1 1-2 2-2 1-1 1-1 2-2 2-1 1-2 2-1 2-1 2-2 3-1 2-1 2-1 3-1 2-1 3v3l-1 3-1 3v3l-1 3v4 4z">
          <text:p/>
        </draw:path>
        <draw:path draw:style-name="gr3" draw:text-style-name="P3" draw:layer="layout" svg:width="0.199cm" svg:height="0.213cm" svg:x="35.356cm" svg:y="8.583cm" svg:viewBox="0 0 200 214" svg:d="M61 214h-6l-5-1-6-1-5-1-4-1-5-2-4-2-4-3-4-2-3-4-3-3-3-3-2-4-2-4-2-5-1-4-1-5-1-5v-6-5-4-4-4l1-3v-4l1-3 1-3 2-3 1-3 1-2 2-3 2-2 1-3 2-2 2-2 2-2 2-2 3-1 2-2 2-2 3-1 2-1 3-2 3-1 3-1 2-1 4-1 2-1 4-1h3l3-1h3l3-1h3 4l3-1h3 3 4 3l46-1v-11-3-2-2-3l-1-2v-2-2l-1-2v-2-2l-1-2-1-1-1-2v-1l-1-2-1-1-1-1-1-2-1-1-1-1-1-1-1-1-1-1-2-1-1-1-1-1h-2l-2-1h-1l-2-1h-1l-2-1-2-1h-2-2-2l-1-1h-3-2-2-2-2-2-2l-1 1h-2-2-2-1l-2 1h-1l-2 1h-1-2l-1 1h-2l-1 1h-1l-1 1-1 1h-2l-1 2h-1l-1 1-1 1-1 1-1 1-1 2v1l-1 1-1 1v1l-1 2v2l-1 1-1 2v1 2l-1 2v2l-35-3v-3-2l1-2 1-3v-2l1-2 1-2 1-2 1-2 1-3 1-2 1-1 1-3 2-1 1-2 2-2 1-2 2-1 2-2 2-1 2-2 2-1 2-1 2-1 3-2 2-1 3-1 3-1 3-1h2l3-1 3-1 4-2h3l4-1h3 4l4-1h4 4 7l7 1 7 1 7 2 6 2 5 2 5 2 5 3 5 3 4 3 4 4 3 4 3 4 3 5 2 5 1 5 3 5 1 6v7l1 6v89 2 3 3 3l1 2v2 2l1 2 1 2v2l2 1v1l2 1 1 1 1 1 2 1h2l1 1h3 2 1 1 1 1 1 1l1-1h1 1 1 1v21h-1-2l-1 1h-1-1-2l-1 1h-1-2-1-1l-2 1h-1-1-1-2-1-2-1-2-1-2-2-3l-1-1h-2-2l-1-1h-2l-1-1h-2l-1-1h-1l-1-1-1-1h-2l-1-2h-1v-1l-1-1-1-1-1-1-1-2-1-1v-1l-1-1v-2l-1-1v-2l-1-1v-2l-1-1v-2l-1-2v-1-2-2l-1-2v-2-2h-1l-1 2-1 2-2 2-1 1-1 2-1 2-1 2-2 1-1 2-1 2-1 1-2 2-1 1-2 2-1 1-1 1-2 2-2 1-1 1-2 1-2 1-2 1-2 2h-2l-2 1-1 1-3 1h-2l-2 1-2 1-2 1h-3-2l-2 1h-3-2l-3 1h-3-3zM69 188h4 2 4l2-1h4l2-1 3-1 3-1h2l3-2 2-1 2-1 3-2 2-1 2-1 2-2 2-2 2-1 1-2 2-2 2-2 1-2 1-2 2-2 1-2 1-2 1-2 1-2 1-2 1-2 1-2 1-3v-2l1-2v-2-2l1-2v-2-2-2-17l-37 1h-3-2-3-2-2-3l-2 1h-2-3l-2 1h-2-3l-2 1h-2l-2 1-2 1h-1l-2 1-2 1-2 1-2 1-1 1-2 1-1 1-2 1-1 2-1 1-1 2-1 1-2 2-1 2v2l-1 2-1 2v2l-1 2v3 2 3 2 4 3 3l1 3 1 2 1 3 1 2 1 2 2 2 1 2 2 2 3 2 2 1 2 1 3 1 2 1 3 1h3 3z">
          <text:p/>
        </draw:path>
        <draw:polygon draw:style-name="gr3" draw:text-style-name="P3" draw:layer="layout" svg:width="0.099cm" svg:height="0.254cm" svg:x="35.561cm" svg:y="8.541cm" svg:viewBox="0 0 100 255" draw:points="100,251 98,251 97,251 95,252 94,252 92,252 91,253 89,253 87,253 86,254 84,254 82,254 81,254 79,255 77,255 75,255 73,255 71,255 69,255 68,255 65,255 58,255 51,253 44,251 39,248 35,244 31,238 27,232 25,225 24,218 24,209 24,71 0,71 0,46 25,46 36,0 58,0 58,46 97,46 97,71 58,71 58,201 58,204 59,207 59,209 59,212 60,214 60,216 61,218 62,219 62,221 63,222 64,223 65,224 67,225 68,226 70,226 72,227 74,227 76,228 78,228 80,228 81,228 82,228 83,228 84,228 85,228 86,228 87,228 88,227 89,227 91,227 92,227 93,227 94,226 95,226 97,226 98,226 99,226 100,225">
          <text:p/>
        </draw:polygon>
        <draw:polygon draw:style-name="gr3" draw:text-style-name="P3" draw:layer="layout" svg:width="0.272cm" svg:height="0.209cm" svg:x="35.688cm" svg:y="8.583cm" svg:viewBox="0 0 273 210" draw:points="120,210 120,80 120,77 120,74 120,71 120,69 120,66 120,64 119,62 119,59 119,57 118,55 118,53 117,51 117,48 116,47 116,45 115,43 114,42 114,41 113,39 112,38 111,37 110,36 109,35 108,33 107,33 106,32 104,31 103,30 102,30 100,29 99,29 97,28 96,28 94,27 92,27 91,27 88,27 87,27 85,27 83,27 81,27 79,27 76,27 74,27 72,28 70,28 69,29 67,30 65,30 63,31 61,32 60,33 58,34 57,35 55,36 54,37 52,39 51,40 49,42 48,43 47,45 46,47 45,48 44,51 43,53 42,55 41,57 40,59 39,62 39,64 38,67 38,69 37,71 37,74 36,77 36,80 36,82 36,85 36,88 36,91 36,210 2,210 2,48 2,47 2,45 2,44 2,43 2,41 1,40 1,38 1,37 1,36 1,35 1,33 1,32 1,30 1,29 1,27 1,26 1,25 1,24 1,22 1,21 1,20 1,18 1,17 1,16 1,15 1,14 1,13 1,12 1,11 1,10 1,9 1,8 1,7 1,6 1,5 0,4 33,4 33,5 33,6 33,7 33,8 33,9 33,10 33,11 33,12 33,13 33,14 33,15 33,16 33,17 33,18 33,19 33,20 33,21 34,22 34,23 34,24 34,25 34,26 34,27 34,29 34,30 34,31 34,32 34,33 34,34 34,35 34,36 34,37 34,38 34,39 35,39 36,37 37,36 38,34 38,32 39,31 40,29 42,27 43,26 44,25 45,23 46,21 47,20 48,19 49,18 50,17 51,15 53,14 54,13 56,12 57,11 58,10 60,9 61,8 63,7 64,6 66,6 68,5 70,4 72,4 73,3 75,2 77,2 79,2 81,1 83,1 85,1 88,1 90,0 92,0 94,0 99,0 104,1 108,1 112,2 115,3 119,3 122,5 126,6 129,8 131,9 134,12 136,14 139,16 141,19 143,21 145,25 146,28 148,31 149,35 150,39 151,39 152,37 153,36 154,34 155,32 156,31 157,29 158,27 159,26 160,25 161,23 162,21 164,20 165,19 166,18 167,17 169,15 170,14 171,13 173,12 175,11 176,10 177,9 179,8 181,7 182,6 184,6 186,5 188,4 190,4 191,3 193,2 195,2 197,2 200,1 202,1 204,1 206,1 208,0 211,0 213,0 216,0 219,0 223,1 226,1 228,1 231,2 234,2 236,3 238,4 241,5 243,5 245,6 247,7 249,8 251,10 253,11 255,13 256,14 258,15 259,17 261,19 262,21 263,23 264,25 265,27 267,30 268,32 268,35 269,37 270,40 270,43 271,45 271,50 272,53 273,56 273,59 273,63 273,66 273,70 273,74 273,210 240,210 240,80 240,77 239,74 239,71 239,69 239,66 239,64 239,62 238,59 238,57 238,55 237,53 237,51 236,48 236,47 235,45 234,43 234,42 233,41 232,39 231,38 230,37 230,36 228,35 227,33 226,33 225,32 224,31 222,30 221,30 219,29 217,29 216,28 214,28 212,27 211,27 209,27 207,27 205,27 203,27 201,27 199,27 197,27 195,27 193,27 191,28 189,28 187,29 185,29 183,30 182,31 180,32 178,32 177,33 175,35 173,36 172,37 171,38 169,40 168,41 167,43 165,44 164,46 163,48 162,51 161,53 160,55 159,57 159,59 158,61 157,64 157,66 156,69 155,71 155,74 155,76 154,79 154,82 154,85 154,88 154,91 154,210">
          <text:p/>
        </draw:polygon>
        <draw:path draw:style-name="gr3" draw:text-style-name="P3" draw:layer="layout" svg:width="0.183cm" svg:height="0.213cm" svg:x="36.002cm" svg:y="8.583cm" svg:viewBox="0 0 184 214" svg:d="M36 115v3 3l1 3v3 3 3l1 3v3l1 3v3l1 2 1 3 1 2 1 3 1 2 1 2 1 2 1 3 1 2 2 2 1 2 1 2 2 1 2 2 2 2 2 1 1 1 2 2 3 1 2 1 2 1 2 1 2 1h3l2 1 3 1h3 2 4 2 5 4 4l4-1 3-1 4-1 3-1 3-1 4-2 3-2 2-1 3-2 2-3 2-1 2-3 2-2 1-2 2-3 1-2 1-3 30 8-1 2v2l-1 2-1 1-1 2-1 2-1 1-1 2-1 2-1 2-1 1-2 2-1 2-1 1-2 2-1 1-2 2-2 1-2 2-1 1-2 2-3 1-2 1-2 1-2 1-3 2-2 1-3 1-3 1h-3l-3 1-4 1-3 1h-3l-4 1h-3-4l-4 1h-3-5-8l-9-1-8-1-7-3-7-2-7-3-7-3-6-5-5-4-5-5-4-6-5-6-3-7-3-7-3-8-2-8-1-9-2-9v-10l-1-11 1-6v-5-5l1-5v-5l1-5 1-5 1-4 1-4 2-5 1-3 2-4 1-4 2-3 2-4 2-3 2-3 2-3 3-3 2-2 3-3 2-2 3-2 3-2 3-2 3-1 3-2 3-2 3-1 3-1 4-1 3-1 4-1 3-2h4l3-1h4 4l3-1h4 5l5 1h5l4 1h5l4 2 4 2 5 1 3 1 4 2 4 2 3 1 3 2 3 2 3 3 2 2 3 3 3 2 2 3 2 3 2 3 2 3 2 3 2 3 1 4 1 3 2 4 1 3 1 4 1 4 1 4v4l1 5 1 3v5l1 4v5 4 5l1 4v5zM148 89v-7l-1-6-1-5-2-6-1-4-2-5-2-4-2-4-3-3-2-3-3-3-3-3-4-2-4-2-4-2-4-1-4-1-5-1h-4l-5-1h-2l-2 1h-2-1-2-2l-2 1h-2l-2 1h-1l-2 1-2 1h-2l-2 1-2 1-1 1-2 1-1 1-2 2-2 1-1 1-2 2-1 2-2 1-1 2-1 2-2 2-1 3-1 2-1 2-1 3-1 2-1 3-1 3v3l-1 3v3l-1 3v4 4z">
          <text:p/>
        </draw:path>
        <draw:polygon draw:style-name="gr3" draw:text-style-name="P3" draw:layer="layout" svg:width="0.164cm" svg:height="0.209cm" svg:x="36.228cm" svg:y="8.583cm" svg:viewBox="0 0 165 210" draw:points="131,210 131,80 131,77 131,74 131,71 131,69 130,66 130,64 130,62 129,59 129,57 129,55 128,53 128,51 127,48 127,47 126,45 125,43 124,42 124,41 123,39 122,38 121,37 120,36 118,35 117,33 116,33 115,32 113,31 112,30 110,30 109,29 107,29 105,28 104,28 102,27 100,27 97,27 95,27 92,27 90,27 88,27 85,27 83,27 81,27 78,27 76,28 74,28 72,29 70,30 68,30 66,31 64,32 62,33 60,34 59,35 57,36 55,37 54,39 52,40 50,42 49,43 48,45 47,47 45,48 44,51 43,53 42,55 41,57 40,59 39,62 38,64 38,67 37,69 37,71 36,74 36,77 35,80 35,82 35,85 35,88 35,91 35,210 1,210 1,48 1,47 1,45 1,44 1,43 1,41 1,40 1,38 0,37 0,36 0,35 0,33 0,32 0,30 0,29 0,27 0,26 0,25 0,24 0,22 0,21 0,20 0,18 0,17 0,16 0,15 0,14 0,13 0,12 0,11 0,10 0,9 0,8 0,7 0,6 0,5 0,4 32,4 32,5 32,6 32,7 32,8 32,9 32,10 32,11 32,12 32,13 32,14 32,15 32,16 32,17 32,18 32,19 32,20 32,21 33,22 33,23 33,24 33,25 33,26 33,27 33,29 33,30 33,31 33,32 33,33 33,34 33,35 33,36 33,37 33,38 33,39 34,39 35,37 36,36 37,34 38,32 39,31 40,29 41,27 42,26 43,25 44,23 46,21 47,20 48,19 50,18 51,17 52,15 54,14 55,13 57,12 58,11 60,10 61,9 63,8 65,7 67,6 68,6 70,5 72,4 74,4 76,3 78,2 80,2 82,2 85,1 87,1 89,1 92,1 94,0 97,0 100,0 104,0 107,0 110,1 113,1 116,1 119,2 122,2 124,3 127,4 130,5 132,5 134,6 137,7 139,8 141,10 143,11 145,13 147,14 148,15 150,17 152,19 153,21 154,23 156,25 157,27 158,30 159,32 160,35 161,37 162,40 162,43 163,45 164,50 164,53 164,56 165,59 165,63 165,66 165,70 165,74 165,210">
          <text:p/>
        </draw:polygon>
        <draw:polygon draw:style-name="gr3" draw:text-style-name="P3" draw:layer="layout" svg:width="0.1cm" svg:height="0.254cm" svg:x="36.423cm" svg:y="8.541cm" svg:viewBox="0 0 101 255" draw:points="101,251 99,251 97,251 96,252 94,252 93,252 91,253 89,253 88,253 86,254 85,254 83,254 81,254 79,255 78,255 76,255 74,255 72,255 70,255 68,255 66,255 57,255 50,253 44,251 39,248 34,244 31,238 28,232 26,225 24,218 24,209 24,71 0,71 0,46 26,46 35,0 58,0 58,46 97,46 97,71 58,71 58,201 58,204 58,207 60,209 60,212 60,214 61,216 61,218 62,219 63,221 64,222 65,223 66,224 67,225 69,226 71,226 72,227 74,227 76,228 78,228 81,228 82,228 83,228 84,228 85,228 86,228 88,228 89,227 90,227 91,227 92,227 93,227 94,227 95,226 96,226 97,226 98,226 100,226 101,225">
          <text:p/>
        </draw:polygon>
        <draw:polygon draw:style-name="gr2" draw:text-style-name="P2" draw:layer="layout" svg:width="0.61cm" svg:height="0.609cm" svg:x="34.757cm" svg:y="9.026cm" svg:viewBox="0 0 611 610" draw:points="0,610 611,610 611,0 0,0">
          <text:p/>
        </draw:polygon>
        <draw:polygon draw:style-name="gr3" draw:text-style-name="P3" draw:layer="layout" svg:width="0.559cm" svg:height="0.559cm" svg:x="34.782cm" svg:y="9.051cm" svg:viewBox="0 0 560 560" draw:points="0,560 560,560 560,0 0,0">
          <text:p/>
        </draw:polygon>
        <draw:polygon draw:style-name="gr2" draw:text-style-name="P2" draw:layer="layout" svg:width="0.61cm" svg:height="0.61cm" svg:x="34.757cm" svg:y="9.635cm" svg:viewBox="0 0 611 611" draw:points="0,611 611,611 611,0 0,0">
          <text:p/>
        </draw:polygon>
        <draw:polygon draw:style-name="gr4" draw:text-style-name="P4" draw:layer="layout" svg:width="0.559cm" svg:height="0.56cm" svg:x="34.782cm" svg:y="9.66cm" svg:viewBox="0 0 560 561" draw:points="0,561 560,561 560,0 0,0">
          <text:p/>
        </draw:polygon>
        <draw:polygon draw:style-name="gr2" draw:text-style-name="P2" draw:layer="layout" svg:width="0.61cm" svg:height="0.609cm" svg:x="34.757cm" svg:y="10.245cm" svg:viewBox="0 0 611 610" draw:points="0,610 611,610 611,0 0,0">
          <text:p/>
        </draw:polygon>
        <draw:polygon draw:style-name="gr5" draw:text-style-name="P5" draw:layer="layout" svg:width="0.559cm" svg:height="0.559cm" svg:x="34.782cm" svg:y="10.27cm" svg:viewBox="0 0 560 560" draw:points="0,560 560,560 560,0 0,0">
          <text:p/>
        </draw:polygon>
        <draw:polygon draw:style-name="gr3" draw:text-style-name="P3" draw:layer="layout" svg:width="0.355cm" svg:height="0.437cm" svg:x="35.612cm" svg:y="9.112cm" svg:viewBox="0 0 356 438" draw:points="283,438 49,65 50,68 50,71 50,74 50,77 50,80 51,83 51,86 51,89 51,92 51,95 51,97 51,100 52,103 52,105 52,108 52,111 52,113 52,116 52,119 52,122 52,125 52,127 52,130 52,132 53,135 53,137 53,140 53,142 53,144 53,147 53,438 0,438 0,0 69,0 305,375 305,373 305,369 305,367 304,363 304,360 304,357 304,354 303,351 303,348 303,345 303,343 303,340 303,337 303,334 302,332 302,329 302,326 302,323 302,320 302,317 302,314 302,311 302,308 302,305 301,302 301,299 301,296 301,293 301,290 301,288 301,0 356,0 356,438">
          <text:p/>
        </draw:polygon>
        <draw:path draw:style-name="gr3" draw:text-style-name="P3" draw:layer="layout" svg:width="0.3cm" svg:height="0.348cm" svg:x="36.045cm" svg:y="9.207cm" svg:viewBox="0 0 301 349" svg:d="M301 174l-1 17-1 16-2 16-2 14-4 14-4 12-6 12-6 11-7 10-7 9-8 8-9 8-9 6-10 6-11 5-12 4-12 3-13 2-14 1-15 1h-6-7l-7-1-6-1-7-1-6-1-6-1-6-2-5-1-6-2-5-4-6-2-5-3-5-3-4-3-5-3-5-4-4-3-4-5-4-4-3-4-4-5-4-5-3-5-2-5-3-5-3-6-3-6-2-6-2-7-2-7-2-7-1-7-1-7-1-8-1-8-1-8v-8l-1-8v-9l2-33 4-30 8-26 10-22 14-19 16-16 20-12 22-9 26-5 29-2h7l8 1h7l7 1 7 1 7 1 6 2 6 1 6 2 6 2 5 2 6 3 5 3 5 3 5 3 4 3 5 3 4 4 4 5 3 4 4 4 3 5 3 5 3 5 3 5 3 6 3 5 2 6 3 6 1 7 2 6 1 7 2 8 1 7 1 7v8l1 8v8l1 8zM241 174v-8-7-7l-1-7v-7l-1-6-1-6-1-6-1-5-1-6-1-5-2-5-1-4-1-4-2-5-2-3-2-4-2-4-2-3-2-3-3-3-2-3-3-3-3-2-2-2-3-2-3-2-3-2-3-1-4-1-3-1-4-1-3-2h-4l-4-1-4-1h-3-4-5l-4-1-4 1h-4-4-4l-4 1-4 1-4 1-3 1-4 1-3 1-4 1-3 2-3 2-3 1-3 2-3 3-3 2-3 3-2 3-2 2-3 4-2 3-2 4-2 4-2 3-2 5-2 4-1 5-2 4-1 5-1 5-1 6-1 6-1 6-1 6v6l-1 7v7 8 7 8 7 7l1 7v7l1 6 1 6 1 6 1 5 2 5 1 6 1 4 2 5 2 4 2 4 1 5 3 3 2 4 2 3 2 3 3 3 2 3 3 3 2 2 3 2 3 2 3 2 3 2 3 1 3 2 4 1 3 1 3 1h4l3 1 4 1h4l3 1h4 4 4 5l3-1h4 4l4-1 4-1 3-1 4-1 4-1 3-1 4-2 3-2 3-1 3-3 3-2 2-2 3-3 3-2 2-4 3-2 2-4 2-3 2-4 2-4 2-4 1-5 2-5 1-4 2-6 1-5 1-5 1-6 1-6 1-6v-7l1-7v-7-7z">
          <text:p/>
        </draw:path>
        <draw:polygon draw:style-name="gr3" draw:text-style-name="P3" draw:layer="layout" svg:width="0.056cm" svg:height="0.46cm" svg:x="36.591cm" svg:y="9.089cm" svg:viewBox="0 0 57 461" draw:points="0,461 0,0 57,0 57,461">
          <text:p/>
        </draw:polygon>
        <draw:path draw:style-name="gr3" draw:text-style-name="P3" draw:layer="layout" svg:width="0.057cm" svg:height="0.46cm" svg:x="36.731cm" svg:y="9.089cm" svg:viewBox="0 0 58 461" svg:d="M0 53v-53h58v53zM0 461v-337h58v337z">
          <text:p/>
        </draw:path>
        <draw:path draw:style-name="gr3" draw:text-style-name="P3" draw:layer="layout" svg:width="0.285cm" svg:height="0.473cm" svg:x="36.857cm" svg:y="9.208cm" svg:viewBox="0 0 286 474" svg:d="M144 474h-6l-5-1h-6-5l-5-1h-5l-5-1-5-1-5-1-4-2-4-2-5-1-4-1-4-2-4-1-4-2-3-2-4-2-3-2-3-2-3-3-4-2-3-2-3-3-2-2-3-3-2-2-3-3-2-3-2-3-2-3-2-4-1-3-2-3-2-3-1-4-1-3-1-4-1-4-1-3 57-8 1 4 2 5 1 4 3 4 2 3 3 4 2 3 4 3 3 3 4 2 3 3 5 2 4 2 4 2 5 1 6 1 5 1 6 1h6 6 4 3 4l3-1h4l3-1h3l4-1 3-1 3-1 3-1 3-1 3-2 3-1 2-2 3-2 3-2 2-2 2-2 2-2 2-3 3-2 1-3 2-2 2-4 2-2 1-4 1-3 2-4 1-3 1-4 1-4 1-4 1-4 1-5v-5l1-4v-5-5-6-54l-2 3-1 3-2 2-1 3-1 2-2 3-2 2-1 2-2 3-2 2-2 2-2 3-2 2-2 2-2 2-2 2-3 2-2 2-3 2-3 2-2 1-3 2-3 1-2 2-4 2-2 1-4 1-3 2-3 1-4 1-3 1-4 1-4 1-3 1h-5l-3 1h-5-4-4-4-7-6l-6-1h-6l-5-1-6-2-5-1-5-1-5-2-4-2-5-2-4-3-4-3-5-3-4-3-4-3-3-3-3-4-4-4-2-4-3-5-3-5-3-4-2-5-2-5-2-6-2-5-2-6-1-6-2-6-1-7-1-7-1-6-1-7-1-8v-7l-1-8v-8-8-8-8-8-8l1-7v-7l1-8 1-7 1-7 1-6 1-7 2-6 2-6 1-6 2-6 2-6 2-5 3-5 2-5 3-5 3-4 3-5 4-4 3-4 4-4 4-3 3-4 6-3 4-3 4-2 5-3 5-2 5-2 6-2 5-1 6-2 6-1 6-1h6l7-1h7 7l7 1h6l7 2 6 1 6 2 6 2 6 3 5 2 5 4 6 3 5 4 4 4 4 4 5 4 4 5 3 5 4 5 3 6 3 6h1v-2-1-2-2-2-1-2-2-2-1-3-1-2-2-2l1-2v-1-2-2-1-2-2-2-1-2l1-1v-1-2-1-2-1-1-1h1v-1-1-1-1h53v1 1 1 1 1 1 1 2 1 1 2 1l-1 2v1 2 1 2 2 2 2 2 2 2 2 2 2 2 2 3 2 2 2 3 2 2 3 2 2 3 256l-1 14-1 13-2 12-2 12-3 11-4 10-5 10-5 9-6 8-6 7-7 7-8 6-9 5-10 5-10 4-11 3-12 4-12 1-13 1zM229 173v-7-6l-1-7v-6l-1-6-1-6-1-6-1-5-1-6-2-5-1-5-2-4-2-5-2-4-1-5-2-4-3-3-2-4-2-3-3-4-2-3-3-3-2-2-3-3-3-2-3-2-3-3-3-2-3-1-3-2-3-1-4-2-3-1h-3l-3-2h-3l-4-1h-3-3-4-4-4-4l-4 1h-4l-3 2h-4l-3 1-4 2-3 1-2 2-3 2-3 1-3 3-2 2-3 2-2 3-3 3-2 3-2 3-2 3-2 3-1 4-2 4-2 4-1 4-1 5-2 4-1 5-1 5-1 5-1 5v6l-1 5v6l-1 6v6 7 6 7 7 7 7 6l1 6v6l1 6v6l1 5 1 5 1 5 1 5 2 4 1 4 1 5 2 3 2 4 1 3 2 4 2 3 2 3 2 3 3 2 2 3 2 2 3 2 3 2 2 2 3 1 3 2 3 1 3 1 4 1 3 1 4 1h3l4 1h4 4 4 4 3l4-1h3l3-1h3l3-1 4-2 3-1 3-1 3-1 3-2 3-2 3-2 3-2 3-3 3-2 3-3 2-3 3-3 2-3 3-3 2-4 2-3 2-4 2-4 2-5 2-4 2-5 1-4 2-6 1-5 1-5 1-6 1-6 1-6v-6l1-6v-7z">
          <text:p/>
        </draw:path>
        <draw:polygon draw:style-name="gr3" draw:text-style-name="P3" draw:layer="layout" svg:width="0.268cm" svg:height="0.46cm" svg:x="37.227cm" svg:y="9.089cm" svg:viewBox="0 0 269 461" draw:points="56,182 58,178 59,175 61,172 63,169 65,166 67,163 70,160 72,158 74,155 76,153 78,150 80,148 83,146 85,144 87,142 90,140 92,138 95,136 97,135 100,133 102,131 105,130 108,129 110,128 113,126 116,125 119,124 122,123 125,123 128,122 131,121 134,120 138,120 141,119 145,119 148,119 152,119 155,118 159,118 163,118 169,118 175,119 181,119 187,120 192,120 197,121 202,123 207,124 211,125 216,127 220,129 224,131 227,133 231,135 234,137 237,140 240,143 243,146 246,148 248,152 250,155 253,158 255,161 256,165 258,168 260,172 261,176 262,180 264,184 265,189 265,193 266,197 267,202 267,207 268,211 268,216 269,221 269,226 269,231 269,236 269,461 213,461 213,247 213,243 213,239 213,235 213,231 212,227 212,223 212,220 211,216 211,213 210,210 210,207 209,203 209,201 207,198 207,195 206,192 204,190 203,187 202,185 200,183 199,181 197,179 195,177 193,175 192,173 189,172 187,171 185,169 182,168 179,167 176,166 174,165 170,164 167,163 164,163 160,162 156,162 152,161 148,161 144,161 140,161 136,162 132,162 129,162 125,163 121,164 118,165 115,166 111,167 108,168 105,170 102,172 99,173 96,175 93,177 91,179 88,181 85,184 83,186 81,189 79,191 77,194 74,197 73,200 71,203 69,206 67,210 66,213 65,216 64,220 62,224 61,228 60,232 59,236 59,240 58,244 58,249 58,253 57,257 57,262 57,461 0,461 0,0 57,0 57,119 57,122 57,124 57,125 57,128 57,130 57,132 57,134 57,136 57,138 57,140 57,142 57,144 56,146 56,148 56,150 56,152 56,154 56,155 56,157 56,159 56,161 56,162 56,164 56,165 56,167 55,168 55,170 55,171 55,172 55,174 55,175 55,176 55,177 55,178 55,179 55,180 55,181 55,182">
          <text:p/>
        </draw:polygon>
        <draw:polygon draw:style-name="gr3" draw:text-style-name="P3" draw:layer="layout" svg:width="0.162cm" svg:height="0.416cm" svg:x="37.546cm" svg:y="9.138cm" svg:viewBox="0 0 163 417" draw:points="163,409 161,410 158,411 156,411 153,412 150,413 148,413 145,413 142,414 140,414 137,415 135,415 132,415 129,416 126,416 123,416 120,416 116,417 113,417 109,417 106,417 93,416 82,414 72,410 63,405 56,398 49,390 45,380 42,368 40,355 39,341 39,116 0,116 0,75 41,75 57,0 95,0 95,75 158,75 158,116 95,116 95,329 95,334 95,338 95,342 96,346 97,349 97,353 98,356 99,358 101,361 102,363 104,365 106,366 108,368 111,369 113,370 116,371 120,372 124,372 127,372 131,373 133,372 134,372 136,372 138,372 139,372 140,372 142,372 144,372 145,372 146,371 148,371 150,371 151,371 153,370 154,370 156,370 158,369 160,369 162,368 163,368">
          <text:p/>
        </draw:polygon>
        <draw:polygon draw:style-name="gr3" draw:text-style-name="P3" draw:layer="layout" svg:width="0.594cm" svg:height="0.436cm" svg:x="35.563cm" svg:y="9.722cm" svg:viewBox="0 0 595 437" draw:points="466,437 396,437 319,160 318,158 318,155 317,152 316,150 315,147 315,144 314,141 313,138 312,135 312,132 311,129 310,126 309,122 309,120 308,116 307,113 307,110 306,107 306,104 305,101 304,98 303,95 302,91 302,86 301,83 300,80 300,76 299,73 298,69 297,66 296,69 296,73 295,76 294,80 293,83 292,87 292,91 291,95 290,98 290,102 289,105 288,108 288,111 287,114 286,117 285,120 285,123 284,126 283,129 282,132 282,135 281,139 280,141 279,144 279,147 278,150 277,152 277,155 276,158 275,160 199,437 128,437 0,0 61,0 140,278 141,282 142,286 143,290 144,294 145,298 146,302 147,305 148,309 149,313 150,317 151,321 152,325 152,328 153,332 154,335 155,339 156,342 157,345 157,348 158,351 159,355 160,358 161,362 161,365 162,369 163,372 163,376 164,379 165,382 165,385 167,381 167,377 168,373 169,368 170,364 171,360 172,356 173,352 174,347 175,343 176,341 176,340 176,338 177,336 177,334 178,332 178,331 179,329 179,327 180,325 180,323 180,321 181,319 181,317 182,315 182,314 182,312 183,310 183,308 184,306 184,304 185,302 185,301 186,299 186,297 187,295 187,294 188,292 188,290 188,288 189,287 189,285 190,283 190,282 191,280 191,278 192,277 192,276 192,274 193,273 269,0 326,0 402,273 403,274 403,276 404,277 404,278 404,280 405,282 405,283 406,285 406,287 406,288 407,290 407,292 408,294 408,295 409,297 410,299 410,301 410,302 411,304 411,306 412,308 412,310 413,312 413,313 413,315 414,317 414,319 415,321 416,323 416,325 416,327 417,328 417,330 418,332 418,334 418,336 419,338 419,339 420,341 420,343 421,347 422,351 423,356 424,360 425,364 426,368 427,373 428,377 429,381 430,385 430,384 431,383 431,382 431,380 432,379 432,377 432,375 433,373 434,370 434,368 435,365 435,363 436,360 437,357 437,354 438,351 439,348 440,345 440,341 441,338 442,334 443,331 443,328 444,324 445,321 446,317 447,313 448,309 449,306 450,302 450,298 452,295 452,291 453,288 454,285 455,282 456,278 533,0 595,0">
          <text:p/>
        </draw:polygon>
        <draw:polygon draw:style-name="gr3" draw:text-style-name="P3" draw:layer="layout" svg:width="0.268cm" svg:height="0.46cm" svg:x="36.203cm" svg:y="9.698cm" svg:viewBox="0 0 269 461" draw:points="55,182 56,179 58,176 60,173 62,169 64,167 66,164 68,161 71,158 73,156 75,154 77,151 79,149 81,147 84,145 86,143 89,140 91,139 93,137 96,135 98,134 101,132 104,131 107,130 109,128 112,127 115,126 118,125 121,124 124,123 127,122 130,122 133,121 137,121 140,120 144,120 147,119 151,119 154,119 158,119 162,119 168,119 174,119 180,120 186,120 191,121 196,122 201,123 206,124 210,126 214,127 219,129 223,131 226,133 230,136 233,138 236,140 239,143 242,146 245,149 248,152 250,155 252,158 255,162 256,166 258,169 260,173 261,177 262,181 263,185 264,189 265,195 266,199 267,204 267,208 268,213 268,218 269,223 269,228 269,233 269,238 269,461 212,461 212,249 212,244 212,241 212,236 212,232 211,229 211,225 211,222 210,218 210,214 209,211 209,208 208,205 207,202 206,199 206,197 205,194 203,191 202,188 201,186 199,184 198,181 196,180 194,178 192,176 190,174 188,173 186,171 183,170 181,169 178,168 175,167 172,166 169,164 166,164 163,163 159,163 155,162 151,162 147,162 143,162 139,162 135,162 131,163 128,163 124,164 120,164 117,166 114,167 110,168 107,169 104,170 101,172 98,174 95,176 92,178 90,180 87,182 84,184 82,187 80,189 78,193 75,195 73,199 72,201 70,205 68,208 66,211 65,214 63,218 62,222 61,225 60,229 59,234 58,237 57,242 57,246 57,250 56,255 56,259 56,264 56,461 0,461 0,0 56,0 56,120 56,122 56,124 56,126 56,128 56,130 56,132 56,134 56,137 56,138 56,140 56,143 56,145 55,146 55,149 55,150 55,152 55,154 55,156 55,158 55,160 55,161 55,163 55,164 55,166 55,168 54,169 54,170 54,172 54,173 54,174 54,175 54,176 54,178 54,179 54,180 54,181 54,182">
          <text:p/>
        </draw:polygon>
        <draw:path draw:style-name="gr3" draw:text-style-name="P3" draw:layer="layout" svg:width="0.056cm" svg:height="0.46cm" svg:x="36.555cm" svg:y="9.698cm" svg:viewBox="0 0 57 461" svg:d="M0 54v-54h57v54zM0 461v-336h57v336z">
          <text:p/>
        </draw:path>
        <draw:polygon draw:style-name="gr3" draw:text-style-name="P3" draw:layer="layout" svg:width="0.162cm" svg:height="0.415cm" svg:x="36.663cm" svg:y="9.748cm" svg:viewBox="0 0 163 416" draw:points="163,409 161,410 158,410 156,411 153,411 150,412 148,413 145,413 142,414 140,414 137,414 134,415 132,415 129,415 126,416 123,416 120,416 117,416 114,416 110,416 107,416 94,416 82,414 73,410 64,404 56,397 50,389 46,379 43,368 41,355 40,341 40,117 0,117 0,76 42,76 58,0 96,0 96,76 158,76 158,117 96,117 96,329 96,333 96,337 96,342 97,345 98,349 98,352 99,355 100,358 102,360 103,362 105,364 107,366 109,367 112,369 114,370 117,371 120,371 124,372 127,372 131,372 133,372 134,372 136,372 137,372 139,372 140,372 142,372 144,371 145,371 146,371 148,371 150,371 151,370 153,370 154,369 156,369 158,369 160,368 162,368 163,368">
          <text:p/>
        </draw:polygon>
        <draw:path draw:style-name="gr3" draw:text-style-name="P3" draw:layer="layout" svg:width="0.298cm" svg:height="0.348cm" svg:x="36.857cm" svg:y="9.817cm" svg:viewBox="0 0 299 349" svg:d="M59 187v5 5 5 5l1 5v5l1 4 1 5 1 5 1 4 1 4 1 5 1 4 2 4 2 4 1 4 2 3 2 4 2 3 2 3 3 3 2 3 3 3 3 3 3 2 2 3 4 2 3 2 3 2 4 2 3 2 4 1 4 2 4 1 4 1h4l5 1h5l4 1h5 7l7-1 7-1 6-1 6-1 6-1 5-2 5-2 5-3 4-3 4-3 4-3 4-3 3-4 4-3 2-4 3-4 2-4 2-4 2-5 50 14-1 3-2 3-1 3-1 2-1 3-2 3-2 3-1 3-2 3-2 3-2 2-2 3-2 3-3 2-2 3-3 3-2 2-3 2-3 3-3 2-3 2-5 2-4 2-3 2-4 2-4 2-4 2-5 2-4 1-5 1-5 2-5 1-5 1-5 1-6 1h-6l-6 1h-6l-6 1h-7l-14-1-14-1-14-2-12-3-12-4-10-5-11-6-9-7-9-7-9-9-7-9-6-10-6-11-5-12-4-13-4-13-3-15-2-15-1-16v-18-9-9l1-8 1-9 1-8 1-8 2-7 1-8 3-7 2-6 2-7 3-6 2-6 4-6 2-6 4-5 3-5 4-5 4-4 4-5 4-3 4-4 5-4 4-3 5-3 5-3 5-3 5-2 5-2 6-2 5-2 6-1 5-2 6-1 6-1 6-1h6l6-1h6 6 8 8l8 1 7 1 7 1 7 2 7 2 7 1 6 3 5 2 6 3 5 3 5 4 5 3 6 4 4 3 5 5 4 4 3 5 4 4 3 5 3 5 3 5 3 6 3 6 2 6 2 6 2 6 2 6 1 7 2 6 1 7 1 7 1 7 1 6 1 8v7 7l1 8v7 8zM240 144l-1-10-2-10-1-9-2-9-3-8-3-7-3-7-4-6-4-7-4-5-4-5-5-4-6-4-6-3-6-3-7-2-7-2-7-1-8-1h-8-3-3l-3 1h-2-3l-3 1h-3l-3 1-4 1-2 1-4 1-2 1-4 1-2 1-3 2-3 2-3 1-2 2-3 2-3 2-2 3-3 2-2 3-2 3-3 4-2 3-2 4-2 3-2 4-2 4-2 4-1 4-1 4-2 5-1 5-1 5-1 6v5l-1 6v6z">
          <text:p/>
        </draw:path>
        <draw:path draw:style-name="gr3" draw:text-style-name="P3" draw:layer="layout" svg:width="0.421cm" svg:height="0.437cm" svg:x="35.561cm" svg:y="10.331cm" svg:viewBox="0 0 422 438" svg:d="M362 438l-51-129h-199l-50 129h-62l178-438h68l176 438zM237 119l-1-3-1-2-1-3-1-2-1-3-1-2-1-2-1-3-1-3-1-2-1-3v-2l-1-3-1-2-1-2v-3l-1-2-1-2-1-2v-2l-1-2-1-2v-2l-1-2v-2l-1-1-1-2v-2l-1-1v-1l-1-2v-1-1l-1-1v-1-1-1l-1-1v1 1l-1 1v1l-1 1v1 1l-1 2v1l-1 1v2 2l-1 2-1 1v2l-1 2-1 2-1 2v2l-1 2-1 3v2l-1 2-1 3-1 2-1 3-1 2v2l-1 3-1 2-1 3-1 3-1 2-1 3-1 2-1 3v2l-2 3-55 143h163z">
          <text:p/>
        </draw:path>
        <draw:polygon draw:style-name="gr3" draw:text-style-name="P3" draw:layer="layout" svg:width="0.444cm" svg:height="0.341cm" svg:x="36.026cm" svg:y="10.427cm" svg:viewBox="0 0 445 342" draw:points="197,342 197,128 196,124 196,119 196,115 196,110 196,106 195,102 195,98 195,94 194,91 193,87 193,84 192,81 191,78 190,75 189,73 188,70 187,68 186,65 184,63 183,61 181,59 180,57 178,56 177,54 174,52 173,51 171,50 168,49 166,48 164,47 161,46 158,45 155,45 153,44 150,44 147,43 144,43 141,43 137,43 134,43 131,43 127,43 124,43 121,44 117,44 114,45 111,46 108,47 105,48 102,50 99,51 97,52 94,54 92,56 89,58 87,60 84,62 82,65 80,67 78,70 76,73 74,75 72,78 70,81 69,85 67,88 66,91 64,95 63,98 62,102 61,106 60,110 59,115 59,119 58,123 58,128 57,132 57,137 57,142 57,147 57,342 1,342 1,77 1,75 1,73 1,71 1,69 1,67 1,64 1,62 1,60 1,57 1,55 1,53 1,51 1,48 1,46 1,44 1,42 1,39 1,37 1,35 1,33 1,31 1,29 1,27 1,25 1,24 1,22 0,20 0,18 0,17 0,15 0,14 0,13 0,11 0,10 0,9 0,8 0,7 0,6 52,6 52,7 52,8 53,9 53,10 53,12 53,13 53,14 53,15 53,17 53,18 53,20 53,21 53,23 53,25 53,26 53,28 53,30 53,32 54,33 54,35 54,37 54,39 54,40 54,42 54,44 54,46 55,48 55,50 55,51 55,53 55,55 55,56 55,57 55,59 55,60 55,62 55,63 56,63 57,60 59,57 60,55 62,52 63,49 65,46 67,44 68,42 70,39 72,37 74,34 75,32 77,30 79,28 81,26 83,24 85,22 87,20 90,18 92,17 94,15 97,14 99,12 102,11 105,9 107,8 110,7 113,6 116,5 119,4 122,3 125,2 128,2 131,1 135,1 139,0 142,0 146,0 150,0 154,0 162,0 169,0 176,1 183,2 189,3 195,5 200,7 205,9 210,12 215,15 219,18 223,21 227,25 231,30 234,34 237,39 239,45 242,50 244,56 246,63 247,63 248,60 250,57 251,55 253,52 255,49 256,46 258,44 260,42 262,39 263,37 265,34 267,32 269,30 271,28 274,26 276,24 278,22 280,20 283,18 285,17 288,15 290,14 293,12 295,11 298,9 301,8 304,7 307,6 310,5 313,4 316,3 319,2 323,2 326,1 330,1 333,0 337,0 341,0 344,0 348,0 353,0 358,0 363,0 368,1 372,1 376,2 380,3 385,4 389,5 392,6 396,8 399,9 403,11 406,13 409,15 412,17 415,19 418,22 420,25 422,27 425,30 427,33 429,37 431,40 433,44 434,48 436,51 437,56 439,60 440,64 441,69 442,74 443,78 444,84 444,89 445,94 445,100 445,105 445,111 445,117 445,342 390,342 390,128 390,124 390,119 390,115 390,110 390,106 389,102 389,98 388,94 388,91 387,87 386,84 386,81 385,78 384,75 383,73 382,70 381,68 379,65 378,63 377,61 375,59 374,57 372,56 370,54 368,52 366,51 364,50 362,49 360,48 358,47 355,46 353,45 350,45 347,44 344,44 342,43 339,43 336,43 332,43 329,43 325,43 322,43 319,43 315,44 312,44 309,45 306,46 303,47 300,48 297,49 294,51 292,52 289,54 286,56 284,57 281,60 279,62 277,64 275,66 273,69 270,72 269,74 267,77 265,80 264,84 262,87 261,90 259,94 258,98 257,102 256,105 255,110 254,114 253,118 253,123 252,127 252,132 252,137 252,142 252,147 252,342">
          <text:p/>
        </draw:polygon>
        <draw:path draw:style-name="gr3" draw:text-style-name="P3" draw:layer="layout" svg:width="0.286cm" svg:height="0.466cm" svg:x="36.553cm" svg:y="10.308cm" svg:viewBox="0 0 287 467" svg:d="M287 292l-1 33-4 30-6 26-9 23-11 19-13 16-17 13-18 8-21 6-23 1h-8-7l-7-1-7-1-6-1-7-2-6-1-5-2-6-3-5-2-5-3-5-4-4-3-5-4-4-4-4-5-5-5-4-6-3-5-3-6h-1v2 1 2 2 1 2 1 2 2 2 2 1l-1 2v1 2 2 1 2 1 2 1 2 1l-1 2v1 1 1 1 2 1 1 2 1l-1 1v1h-54v-1l1-1v-1-2-1-1-1-1-2-1-1-2-2-1-2-2-2l1-1v-2-2-2-2-2-2-2-2-3-2-2-2-3-2-2-3-2-2-3-2-392h56v131 2 2 2 1 2 2 2 2 1 2 2 1 2l-1 2v1 1 2 1 2 1 1 2 2 1 1 2 1 2 2 2h1l3-8 3-5 4-6 5-5 4-5 4-5 5-3 4-4 5-4 5-3 5-2 6-3 5-2 6-2 7-1 6-1 7-1 7-1h7 8 12l12 1 10 2 11 3 10 4 8 5 9 5 8 7 6 7 7 8 5 9 6 11 4 11 4 12 3 12 3 13 2 15 2 15 1 16zM228 294v-7-7-6l-1-7v-6-5l-1-6-1-6v-5l-1-5-1-5-1-4-1-5-1-4-2-4-1-4-2-4-1-4-2-3-2-3-2-4-2-3-2-3-3-2-2-2-3-4-2-2-3-2-3-2-3-1-3-1-3-2-3-1-4-1-3-1h-4l-4-1h-3-5-4-4-4-5l-3 1h-5l-4 1-3 1-4 1-4 1-3 2-3 1-3 2-4 2-2 2-3 3-3 2-3 3-2 3-3 2-2 4-2 3-3 3-1 4-2 4-2 4-3 4-1 5-2 4-1 5-1 5-1 5-1 6-1 5-1 6v7l-1 6-1 7v7 7 7 7 7 6l1 7 1 6v6l1 6 1 5 1 5 1 6 1 4 1 5 2 4 1 5 3 4 2 4 2 3 1 4 3 3 2 4 2 2 3 3 2 3 3 2 3 3 3 2 2 2 4 2 3 1 3 1 3 2 4 1 4 1 3 1h4l4 1h4l4 1h4 4 5 3l4-1h4l4-1h3l3-1 4-1 3-2 3-1 3-2 3-1 2-2 3-2 2-2 3-3 2-2 2-3 3-3 2-3 1-3 3-4 1-3 2-4 1-4 2-4 1-5 1-4 1-5 1-5 1-5 1-5 1-6v-6l1-6v-6l1-7v-6-7z">
          <text:p/>
        </draw:path>
        <draw:path draw:style-name="gr3" draw:text-style-name="P3" draw:layer="layout" svg:width="0.297cm" svg:height="0.347cm" svg:x="36.893cm" svg:y="10.427cm" svg:viewBox="0 0 298 348" svg:d="M58 186v5 5l1 6v5 5l1 4 1 5v5l1 4 2 5 1 4 1 4 1 4 2 4 1 4 2 4 2 4 2 3 2 4 2 3 3 3 3 3 2 3 3 3 3 2 3 2 3 3 3 2 4 2 3 2 4 1 4 2 4 1 4 1 4 1 4 1 5 1h4 5 5 7 7l6-1 7-1 6-1 5-2 5-2 5-2 5-2 5-3 4-3 4-3 4-4 3-3 3-4 3-4 3-3 2-4 2-5 2-4 49 14-1 3-2 3-1 2-1 3-2 3-2 3-1 3-2 3-1 2-3 3-1 3-2 3-3 2-2 3-3 2-2 3-2 3-4 2-2 2-4 3-3 2-3 2-4 2-3 2-4 2-5 2-4 1-4 2-5 2-4 1-5 1-5 2-5 1-6 1-5 1h-6l-6 1h-6-7-6-15l-14-1-13-3-12-3-12-4-12-5-10-5-10-7-8-8-9-8-7-9-7-10-6-11-5-12-4-13-3-14-3-14-2-15-1-17v-17-9-10l1-9v-8l1-8 2-8 1-8 2-7 2-7 2-6 3-7 2-6 3-6 3-6 3-5 4-6 3-5 4-4 4-5 3-4 5-4 4-3 4-4 5-3 5-3 5-3 4-3 6-2 6-3 5-1 6-2 5-2 6-1 6-1 6-1 5-1 6-1h6 6 7 8 8l8 1 7 1 7 1 7 1 7 2 6 2 6 2 6 3 5 3 6 3 5 3 5 4 5 3 4 4 4 4 4 5 4 4 4 5 3 5 3 5 3 5 3 6 2 5 3 6 2 5 2 7 2 6 1 6 1 7 2 7 1 6 1 7 1 7v7l1 7v9 7 8 7zM241 142l-1-10-2-10-2-9-2-8-2-8-3-8-3-7-4-6-4-6-4-5-5-4-5-5-5-4-6-3-6-2-7-2-7-2-7-1-8-1-8-1-3 1h-3-3l-3 1h-3-3l-3 1-3 1h-3l-3 1-3 1-3 1-3 2-3 1-3 1-2 2-3 2-3 2-3 2-2 2-2 2-3 3-2 3-4 3-2 3-2 3-2 3-2 4-2 3-2 4-2 5-1 4-2 4-1 5-1 5-1 5-1 5v6l-1 5v6z">
          <text:p/>
        </draw:path>
        <draw:polygon draw:style-name="gr3" draw:text-style-name="P3" draw:layer="layout" svg:width="0.159cm" svg:height="0.341cm" svg:x="37.261cm" svg:y="10.427cm" svg:viewBox="0 0 160 342" draw:points="2,342 2,84 2,82 2,80 2,78 2,75 2,73 2,71 2,69 1,67 1,64 1,62 1,60 1,58 1,56 1,54 1,51 1,49 1,47 1,45 1,43 1,41 1,39 1,37 1,35 1,33 1,31 1,29 1,27 1,25 1,24 0,22 0,20 0,18 0,16 0,15 0,13 0,12 0,10 0,8 0,7 0,6 53,6 53,7 53,8 53,10 53,12 53,13 53,15 53,16 53,18 53,20 53,22 53,24 54,26 54,27 54,29 54,31 54,33 54,35 54,37 54,39 54,40 54,43 54,44 54,46 55,48 55,50 55,52 55,54 55,56 55,57 55,59 55,61 55,63 55,64 55,66 55,67 55,69 55,70 55,72 55,73 55,74 56,74 57,70 59,67 60,63 61,60 62,56 63,53 65,50 66,47 67,44 69,41 70,38 72,36 73,33 74,30 76,28 78,26 79,24 81,21 83,20 85,18 86,16 88,14 90,13 92,11 94,10 97,8 99,7 101,6 103,5 107,4 109,3 112,2 115,2 118,1 121,1 124,0 127,0 130,0 134,0 137,0 138,0 140,0 141,0 142,0 143,0 145,0 146,0 147,0 149,0 150,1 151,1 152,1 153,1 154,1 155,2 157,2 158,2 159,2 160,2 160,54 158,54 157,53 156,53 155,52 154,52 152,52 151,52 149,52 148,52 147,51 145,51 143,51 142,51 140,51 139,51 137,51 135,51 134,51 132,51 130,51 126,51 122,51 119,51 115,52 112,53 109,54 105,55 102,56 99,58 96,59 93,61 91,63 88,65 86,67 84,70 82,72 80,75 78,78 76,80 74,84 72,87 71,90 69,93 68,97 67,100 66,104 65,108 63,112 62,116 62,120 61,124 60,129 60,133 59,137 59,142 58,147 58,152 58,156 57,161 57,166 57,342">
          <text:p/>
        </draw:polygon>
        <draw:polygon draw:style-name="gr3" draw:text-style-name="P3" draw:layer="layout" svg:width="0.497cm" svg:height="0.582cm" svg:x="8.159cm" svg:y="0.193cm" svg:viewBox="0 0 498 583" draw:points="355,583 101,135 102,138 102,142 102,146 103,149 104,153 104,157 104,160 105,164 105,167 105,171 105,174 106,178 106,181 106,184 107,187 107,191 107,194 107,198 107,202 108,205 108,209 108,212 108,216 108,219 108,223 109,226 109,230 109,233 109,236 109,240 109,583 0,583 0,0 140,0 397,453 397,450 397,446 396,443 396,439 395,435 395,432 395,428 394,424 394,421 394,417 394,414 393,410 393,407 392,403 392,399 392,396 392,392 391,388 391,384 391,380 391,376 390,372 390,368 390,364 390,360 390,356 390,352 390,348 390,343 390,339 390,0 498,0 498,583">
          <text:p/>
        </draw:polygon>
        <draw:polygon draw:style-name="gr3" draw:text-style-name="P3" draw:layer="layout" svg:width="0.409cm" svg:height="0.456cm" svg:x="8.766cm" svg:y="0.328cm" svg:viewBox="0 0 410 457" draw:points="117,0 117,251 117,256 117,261 117,266 118,271 118,276 119,281 119,285 120,290 120,295 121,299 122,303 123,307 124,311 125,315 127,319 128,323 129,326 131,329 133,333 135,336 137,339 139,342 141,345 143,347 146,350 148,352 151,354 153,357 156,359 159,361 162,363 165,364 169,365 172,367 176,367 180,369 184,369 188,369 192,370 196,370 201,370 205,369 209,369 213,368 217,367 220,366 224,365 228,364 231,363 235,361 238,359 241,357 244,353 248,351 250,348 254,346 256,343 259,340 262,336 264,333 267,330 269,326 271,322 273,318 275,314 277,310 279,306 280,302 282,297 283,292 285,287 286,283 287,278 288,272 289,267 289,262 290,256 290,251 290,245 290,240 290,0 406,0 406,347 406,350 406,353 406,357 406,360 406,363 406,366 406,369 406,372 406,375 406,378 406,381 407,384 407,387 407,390 407,393 407,396 407,399 407,402 407,405 407,407 407,410 407,413 408,415 408,418 408,420 408,423 408,425 408,427 408,430 408,432 408,434 409,436 409,438 409,440 409,442 409,443 410,445 410,446 410,447 410,448 299,448 299,447 299,446 299,445 298,443 298,442 298,440 298,438 298,437 297,435 297,433 297,430 297,428 297,426 297,423 296,421 296,419 296,416 296,413 296,411 296,408 296,406 296,403 295,400 295,397 295,395 295,392 295,390 295,387 295,384 295,382 294,379 294,377 294,374 294,372 294,370 294,367 294,365 294,363 294,361 294,359 292,359 287,369 282,379 277,388 271,396 266,403 260,411 253,417 247,423 240,429 233,433 225,438 218,442 210,445 202,448 194,451 185,453 176,455 167,456 158,456 148,457 140,456 133,456 125,455 118,455 111,453 104,452 98,450 92,448 86,446 80,443 74,440 69,438 64,435 59,431 54,428 50,424 45,420 42,416 38,412 34,407 31,403 27,398 24,393 21,388 19,382 17,377 14,371 12,365 11,359 9,352 7,345 5,339 4,333 3,326 2,319 1,312 1,305 0,298 0,291 0,284 0,0">
          <text:p/>
        </draw:polygon>
        <draw:polygon draw:style-name="gr3" draw:text-style-name="P3" draw:layer="layout" svg:width="0.645cm" svg:height="0.456cm" svg:x="9.286cm" svg:y="0.319cm" svg:viewBox="0 0 646 457" draw:points="268,457 268,205 268,200 268,195 268,190 267,185 267,180 267,176 266,171 266,167 265,162 264,158 263,154 263,149 262,145 261,141 260,138 259,134 257,130 256,127 254,124 253,121 251,118 249,115 248,112 245,109 243,107 241,104 239,102 237,100 234,98 232,96 229,95 226,93 223,92 220,91 217,90 214,89 211,88 207,88 204,88 200,88 197,88 193,88 190,88 187,89 183,90 180,91 177,92 174,94 171,95 168,97 165,99 162,101 160,103 157,106 154,108 152,111 150,114 147,117 145,120 143,124 141,127 139,131 137,134 135,138 134,142 132,147 130,151 129,155 128,160 127,165 126,169 124,174 124,179 123,184 122,189 122,194 121,200 121,205 121,211 121,216 121,457 4,457 4,109 4,106 4,103 4,100 4,97 4,94 4,91 4,88 4,85 3,82 3,79 3,76 3,73 3,70 3,67 3,64 3,61 3,59 3,56 2,53 2,50 2,47 2,45 2,42 2,40 2,37 2,35 2,32 2,30 2,28 1,26 1,23 1,21 1,20 1,17 1,16 1,14 1,13 1,11 0,10 0,9 112,9 112,10 113,11 113,12 113,14 113,16 113,17 113,19 114,21 114,23 114,25 114,27 114,29 114,32 115,34 115,36 115,39 115,41 115,44 115,46 115,49 116,52 116,54 116,57 116,60 116,62 116,65 116,67 116,70 117,73 117,76 117,78 117,81 117,83 117,85 117,88 117,90 117,92 117,94 117,96 117,98 119,98 123,88 128,78 133,70 138,61 143,54 149,46 154,40 160,34 166,28 172,23 179,19 186,15 193,12 200,9 208,6 216,4 224,2 232,1 241,0 249,0 260,0 269,1 278,3 287,4 296,6 304,9 311,13 319,16 325,21 332,26 338,31 344,36 349,42 353,49 358,56 362,64 365,71 369,80 371,89 374,98 376,98 379,93 381,87 384,82 386,77 389,72 391,68 394,64 396,59 399,56 402,52 405,48 408,45 411,41 413,38 417,35 420,32 423,29 426,27 429,24 432,22 436,20 440,17 443,15 447,14 450,12 454,10 458,9 461,8 465,6 469,5 473,4 477,4 481,3 485,2 490,2 494,1 498,1 503,0 507,0 512,0 519,0 526,1 533,2 539,3 546,4 552,5 558,7 563,9 569,11 574,14 579,16 584,19 588,22 593,26 597,29 601,33 605,37 609,41 612,45 615,50 618,55 621,59 624,65 627,70 629,75 631,81 634,87 635,92 637,98 638,105 640,111 641,117 642,124 643,130 644,137 644,144 645,151 646,158 646,165 646,172 646,457 531,457 531,205 531,200 530,195 530,190 530,185 529,180 529,176 529,171 528,167 527,162 527,158 526,154 525,149 524,145 523,141 522,138 521,134 520,130 518,127 517,124 515,121 514,118 512,115 510,112 508,109 506,107 504,104 502,102 499,100 497,98 494,96 491,95 489,93 486,92 483,91 480,90 477,89 473,88 470,88 466,88 463,88 459,88 456,88 453,88 449,89 446,90 443,91 440,92 437,93 434,95 431,97 428,99 425,100 423,102 420,105 418,107 415,110 413,113 411,115 408,119 406,122 404,125 402,129 400,132 399,136 397,139 395,144 394,148 393,152 391,156 390,161 389,165 388,170 387,175 386,180 386,185 385,190 384,195 384,200 383,206 383,211 383,457">
          <text:p/>
        </draw:polygon>
        <draw:path draw:style-name="gr3" draw:text-style-name="P3" draw:layer="layout" svg:width="0.427cm" svg:height="0.622cm" svg:x="10.039cm" svg:y="0.162cm" svg:viewBox="0 0 428 623" svg:d="M428 389v10l-1 10v10l-1 9-1 10-1 9-1 9-2 9-1 9-3 9-2 8-2 8-3 8-2 8-3 8-3 7-5 7-3 7-4 6-5 7-4 6-4 6-5 5-5 5-6 5-5 5-6 4-6 5-6 4-6 3-7 4-7 2-7 3-7 2-7 2-8 2-8 1-8 1h-9l-9 1-4-1h-4-4-4-3l-5-1h-4l-3-1-4-1-5-1-3-1h-4l-4-2-4-1-4-1-4-2-3-1-4-2-3-2-4-1-4-2-3-2-4-2-3-3-3-2-3-3-4-2-3-3-3-3-3-3-3-3-2-3-3-4-3-3-3-4-2-4-3-4-2-4-2-4-2-5h-1v2 2 2 2 2l-1 2v2 2 2 2 3 2 2 2l-1 2v2 3 2 2 2 2l-1 2v2 2 2 2 2l-1 1v2 2 1 2l-1 1v2 1 1l-1 1v1 1h-113l1-3v-3-4-3-4l1-4v-5-4-5-6-5l1-6v-6-5-6-7-6-6-7-7-512h117v172 3 2l-1 3v2 3 3 2 3 3 2 2 3 2 3 2 2 3 2 2 2 3 2 2l-1 3v2 3 2 2 2 3h2l4-9 5-9 5-8 5-7 5-7 6-6 7-6 7-6 6-4 8-4 7-4 8-3 8-4 8-2 8-2 9-2 9-1 9-1 9-1h10 8l8 1h8l8 2 8 1 7 2 7 2 7 3 6 3 7 3 6 4 6 4 5 3 6 5 5 5 5 5 5 5 4 5 4 6 5 6 3 6 4 7 5 6 3 7 3 8 3 7 2 7 3 9 2 8 2 8 2 8 2 9 1 9 2 9 1 9v9l1 10v9l1 10zM306 389l-1-15v-14l-1-13-2-12-2-12-2-11-3-10-4-9-3-9-5-8-4-7-5-6-6-6-6-4-7-5-7-3-8-2-8-2-8-1-10-1h-3l-4 1h-3-4l-3 1-4 1-3 1-4 1-3 1-4 1-3 2-4 1-3 3-3 2-3 2-3 3-3 2-3 4-3 3-3 3-2 4-3 4-2 4-3 4-2 4-2 5-2 6-2 5-2 6-2 5-1 6-2 7-1 6-1 7-1 7-1 8v8l-1 8v9 9 8 9l1 8v8l1 7 1 7 1 7 1 6 2 6 1 6 2 6 2 6 2 5 2 5 2 4 2 5 2 4 3 4 2 4 3 4 2 3 3 3 3 3 3 3 3 2 3 3 3 2 4 2 3 2 3 1 4 1 3 2 4 1 3 1 4 1h3l4 1h3 4 4 8l8-1 8-2 8-3 7-3 6-4 6-5 6-5 6-6 5-7 4-8 4-9 4-9 3-11 3-11 2-12 2-13 1-14v-15z">
          <text:p/>
        </draw:path>
        <draw:path draw:style-name="gr3" draw:text-style-name="P3" draw:layer="layout" svg:width="0.409cm" svg:height="0.464cm" svg:x="10.533cm" svg:y="0.32cm" svg:viewBox="0 0 410 465" svg:d="M210 465l-10-1h-9l-9-1-9-1-9-1-9-2-8-1-9-2-8-3-7-2-8-4-7-3-7-4-7-3-7-5-6-4-7-5-6-5-5-5-6-6-5-6-6-6-4-7-5-7-4-8-4-7-4-8-4-8-3-8-3-9-3-9-2-9-2-10-2-10-2-10-1-10-1-11-1-11v-12l-1-12 1-12v-12l1-12 1-11 2-11 2-11 2-10 2-10 3-9 4-9 3-9 4-8 4-8 4-8 5-7 4-7 5-6 6-7 5-5 6-6 6-5 6-5 6-5 7-4 6-4 7-4 7-4 8-3 7-3 7-2 8-3 7-2 9-2 7-1 8-1 8-1 8-1 9-1h8 8 11l10 1h10l9 2 9 1 9 3 9 2 9 2 8 4 8 3 7 4 7 4 7 5 7 4 6 5 6 6 6 5 5 6 5 6 5 7 5 6 4 7 5 7 3 8 4 8 3 8 4 8 2 9 3 9 2 9 2 9 2 10 2 9 1 10 2 10 1 11 1 10v11 11 11 3h-287v5 6 5 6l1 5v5l1 6 1 5 1 4v5l2 5 1 5 1 4 1 5 2 4 2 4 2 4 1 4 3 3 2 4 2 4 2 3 3 3 3 3 2 3 4 2 2 3 4 3 3 2 4 3 3 2 4 1 4 2 4 1 4 1 5 1 4 1h5l5 1h5 6l5-1h6l5-1 6-1 4-2 5-2 4-1 5-2 4-4 3-3 4-3 3-3 4-4 3-4 3-4 2-4 3-5 1-5 2-6 110 10-2 4-1 4-2 4-2 4-2 4-2 4-2 4-3 4-3 5-2 5-3 4-3 4-3 4-3 4-4 4-3 4-4 4-4 4-4 4-5 3-4 4-5 3-5 3-6 4-5 3-6 3-6 2-6 3-6 3-7 2-6 2-8 2-8 2-7 1-8 2-8 1-9 1h-9-9zM210 73h-4-3l-4 1h-3l-3 1h-4l-3 1-3 1-4 1-3 1-3 1-3 2-3 1-2 2-3 2-3 2-2 2-3 2-2 2-3 3-2 3-2 3-2 2-2 4-2 3-1 3-2 4-2 4-1 4-2 4-1 4-1 4-2 5v4l-1 5-1 5-1 6v5 6 5h174l-1-10-1-10-2-10-2-9-2-8-3-8-3-7-4-7-5-6-4-6-5-5-5-5-5-4-6-3-6-3-6-3-6-2-8-1-7-1z">
          <text:p/>
        </draw:path>
        <draw:polygon draw:style-name="gr3" draw:text-style-name="P3" draw:layer="layout" svg:width="0.261cm" svg:height="0.456cm" svg:x="11.027cm" svg:y="0.319cm" svg:viewBox="0 0 262 457" draw:points="4,457 4,114 4,111 4,108 4,105 4,102 4,99 4,96 3,93 3,90 3,87 3,83 3,80 3,77 3,74 3,71 3,68 3,65 3,61 2,59 2,56 2,53 2,50 2,47 2,44 2,41 2,39 2,36 2,34 2,31 1,29 1,26 1,24 1,22 1,20 1,18 1,16 1,14 1,13 1,11 0,10 0,9 112,9 112,10 112,11 112,12 113,14 113,16 113,18 113,20 113,22 114,24 114,26 114,29 114,31 114,34 114,36 115,39 115,42 115,44 115,47 115,50 115,53 116,56 116,59 116,61 116,64 116,67 116,70 116,73 116,76 116,79 117,82 117,84 117,87 117,90 117,92 117,94 117,97 117,99 117,101 117,103 117,105 119,105 121,100 123,95 124,90 126,86 128,82 129,77 131,73 133,69 135,65 136,61 138,57 140,53 142,50 144,47 146,43 148,40 150,37 152,34 154,31 157,28 159,26 161,23 164,21 167,18 170,16 173,15 176,12 179,11 182,9 185,8 189,6 192,5 196,4 200,3 204,2 208,2 212,1 217,0 221,0 226,0 228,0 230,0 232,0 234,0 236,1 238,1 241,1 242,2 244,2 247,2 248,3 250,3 252,3 254,4 255,4 257,5 259,5 260,5 261,6 262,6 262,104 260,103 257,103 255,102 253,102 251,101 249,101 246,101 244,100 242,100 239,100 237,99 235,99 232,99 230,98 227,98 224,98 221,97 219,97 215,97 213,97 204,98 196,99 188,101 181,103 174,106 167,110 161,115 155,120 150,126 145,133 140,140 136,148 133,157 129,166 127,176 124,187 123,198 122,210 121,223 121,237 121,457">
          <text:p/>
        </draw:polygon>
        <draw:path draw:style-name="gr3" draw:text-style-name="P3" draw:layer="layout" svg:width="0.451cm" svg:height="0.464cm" svg:x="11.569cm" svg:y="0.32cm" svg:viewBox="0 0 452 465" svg:d="M452 231v10 10l-1 10-1 10-1 9-2 9-2 10-2 9-3 9-2 8-3 9-3 8-4 7-4 8-4 8-4 7-5 8-5 7-5 6-6 7-6 6-7 5-6 6-7 5-7 5-7 5-8 4-7 4-9 4-8 4-8 3-10 3-9 2-9 2-10 2-10 2-10 1-11 1h-11l-11 1-11-1h-10l-11-1-10-1-10-2-9-2-9-2-9-2-9-3-8-3-9-4-8-4-7-4-8-4-7-5-7-5-6-5-7-5-6-6-6-6-5-6-6-7-5-6-4-8-4-7-5-8-3-8-4-8-3-8-3-8-3-9-3-8-2-10-2-9-1-9-1-10-1-9-1-10-1-11v-10-10l1-10v-9l1-10 2-9 1-9 2-9 2-9 2-8 3-9 3-8 3-8 3-9 4-7 4-8 5-7 4-7 5-7 6-6 5-7 6-6 6-6 6-5 7-5 7-5 7-5 8-4 7-4 8-4 9-4 8-3 9-3 10-3 9-2 10-2 10-1 11-2h10l11-1h11 12l12 1h11l11 2 10 1 10 2 10 2 10 3 9 3 8 3 9 4 8 4 7 4 8 4 7 5 7 5 6 5 7 5 6 6 6 6 5 7 5 6 5 7 4 7 4 7 4 7 4 8 3 8 3 8 2 8 3 9 2 9 2 9 1 9 2 9 1 9 1 10 1 9v10zM330 231l-1-15v-15l-2-14-2-13-2-12-3-11-3-10-4-9-4-9-5-7-6-8-6-6-6-5-7-4-7-5-8-3-8-2-9-2-9-1h-10-10l-10 1-8 2-9 2-8 4-8 4-7 4-7 6-6 6-6 7-5 8-4 8-4 10-4 10-3 11-3 12-1 13-2 13-1 15v15 8l1 8v7 8l1 7 1 6v7l1 6 2 6 1 6 2 6 1 5 2 6 2 5 2 4 2 5 2 5 3 4 2 4 3 4 3 4 2 3 3 3 3 3 4 3 3 3 3 2 3 3 4 2 4 3 3 1 4 2 4 1 4 1 4 1 5 1h3l5 1h4 4 6 5l5-1h4l5-1 4-1 5-1 4-1 4-2 4-1 4-3 4-2 4-3 3-2 4-3 3-3 3-3 3-3 3-3 3-4 3-4 2-4 3-4 2-5 2-5 2-4 2-5 1-6 2-5 2-6 1-6 1-6 1-6 1-7 1-6 1-7v-8-7l1-8z">
          <text:p/>
        </draw:path>
        <draw:polygon draw:style-name="gr3" draw:text-style-name="P3" draw:layer="layout" svg:width="0.269cm" svg:height="0.613cm" svg:x="12.068cm" svg:y="0.162cm" svg:viewBox="0 0 270 614" draw:points="182,246 182,614 65,614 65,246 0,246 0,167 65,167 65,119 65,114 65,109 66,104 66,99 67,95 67,90 68,86 69,81 70,76 71,72 73,68 74,64 76,59 78,56 80,52 82,48 84,44 87,41 90,38 92,34 96,31 99,28 102,25 106,22 110,20 114,17 118,15 123,13 127,11 132,9 138,7 143,6 149,4 155,3 161,2 167,1 175,0 182,0 189,0 196,0 200,0 204,0 208,0 212,0 216,0 220,0 224,1 228,1 231,2 235,2 239,2 243,3 247,3 250,4 254,4 257,4 260,5 263,5 267,6 270,6 270,81 268,81 267,81 265,80 263,80 262,80 260,80 259,79 257,79 255,79 253,79 251,78 249,78 248,78 246,78 244,78 242,78 241,78 239,78 238,77 236,77 233,77 230,78 227,78 224,78 221,78 219,79 216,79 214,80 211,80 209,81 207,82 205,82 203,83 201,84 200,85 198,86 197,87 195,88 194,89 193,91 192,92 190,94 189,95 188,97 188,98 187,100 186,102 186,104 185,106 184,108 184,110 183,112 183,114 183,116 182,118 182,121 182,123 182,126 182,128 182,131 182,167 270,167 270,246">
          <text:p/>
        </draw:polygon>
        <draw:path draw:style-name="gr3" draw:text-style-name="P3" draw:layer="layout" svg:width="0.452cm" svg:height="0.464cm" svg:x="12.595cm" svg:y="0.32cm" svg:viewBox="0 0 453 465" svg:d="M138 465l-6-1h-7-6l-6-1-6-1h-5l-6-2-5-1-6-1-5-2-5-2-5-2-4-2-5-3-4-2-4-3-5-3-3-3-4-3-4-3-3-4-4-3-3-4-3-4-3-5-2-4-3-4-2-5-2-5-2-5-2-5-2-5-1-6-1-6-1-6-1-6-1-5v-7l-1-6v-6-8l1-8v-7l2-7 1-7 1-6 2-6 2-6 2-6 3-6 3-5 3-5 3-5 4-5 3-4 4-5 5-4 4-3 4-4 5-3 5-4 5-3 5-3 5-2 6-3 6-2 6-3 6-2 6-1 6-2 7-2 6-1 7-1 6-1 8-1 6-1h7l7-1h7 8l97-2v-23-5-4-4l-1-5v-4l-1-4v-4l-1-3v-4l-1-3-1-3-1-4-1-2-1-4-1-2-2-3-1-2-2-3-2-2-2-2-2-2-1-2-2-2-2-1-2-2-2-1-3-2-2-1-2-1h-3l-2-2h-3l-2-1h-2l-3-1h-3l-3-1h-3-3-3-3-3-3-2l-3 1h-2-3l-2 1h-3l-2 1h-2l-2 1-3 1-2 1-2 1-2 1-1 1-2 2-2 1-2 1-1 2-2 1-1 2-2 2-1 1-1 3-2 2-1 2-1 2-1 3-1 2-1 3-1 3-1 2-1 3v3l-1 4v3l-1 4v3l-121-6 1-6 1-5 1-6 2-5 2-6 1-5 2-5 3-5 2-5 3-5 2-5 4-4 3-5 3-5 3-4 4-4 4-4 4-4 5-4 4-3 5-4 5-3 5-3 6-3 5-3 6-2 6-3 6-2 7-3 7-1 6-2 8-2 7-2 8-1 8-1 8-1h8l9-1h9 9 8 8l8 1h8l7 1 9 1 7 2 7 1 7 2 6 2 7 2 6 3 6 2 6 3 5 3 6 3 5 3 5 4 5 4 5 4 4 4 4 5 4 4 4 5 4 5 3 5 3 5 3 6 3 5 2 6 3 6 2 7 2 6 1 7 1 6 1 7 1 7 1 8v7 8 163 3 3l1 3v3 3 3 2 3 3l1 2v3 2l1 2v2l1 2v3l1 2v1l1 3 1 1 1 2 1 3 1 1 1 1 1 1 1 2 1 1 1 1 2 1 1 1 2 1h1l2 1 2 1h2l1 1h3 2 2 2 3 3 2 2 3l3-1h2 3l2-1h3v63h-2-2l-2 1h-2l-2 1h-2l-2 1h-2-1l-2 1-1 1h-2-2l-1 1h-2-2l-1 1h-2-2-1l-2 1h-2-2-1-2l-2 1h-2-1-2-2-2l-2 1h-2-2-2-2-2-3-2-3-8l-8-1-8-1-7-1-7-2-6-3-6-2-5-4-5-3-5-4-4-5-3-4-4-6-2-6-3-6-2-6-3-7-1-8-1-7-1-8h-3l-4 8-6 7-5 8-5 7-6 7-7 6-7 6-6 6-7 5-7 4-8 5-7 4-8 3-9 3-8 3-9 2-9 2-10 1h-10zM274 248l-60 1h-4-4l-3 1h-4-3l-4 1h-4-3l-4 1h-3l-3 1h-3l-4 1-2 1-4 1-2 1-3 1-3 1-3 2-2 1-3 1-2 2-2 2-3 2-1 1-2 3-2 2-2 2-2 3-1 2-2 3-1 3-1 4-1 3-1 4-1 4v3 5l-1 4v5 6l1 6 1 5 1 6 1 5 2 4 1 4 3 4 2 4 3 3 3 3 3 3 4 3 3 2 4 2 4 1 4 1 5 1h4l5 1h5l4-1h4l4-1 5-1 3-1 4-1 4-1 4-2 4-3 3-2 4-2 3-2 3-2 4-3 2-2 3-3 3-3 3-3 2-3 3-3 2-3 2-4 2-3 3-4 3-3 1-4 2-4 2-4 1-4 1-4 2-4 1-4 1-4v-4l1-4v-5l1-4v-4-4z">
          <text:p/>
        </draw:path>
        <draw:polygon draw:style-name="gr3" draw:text-style-name="P3" draw:layer="layout" svg:width="0.261cm" svg:height="0.456cm" svg:x="13.097cm" svg:y="0.319cm" svg:viewBox="0 0 262 457" draw:points="4,457 4,114 4,111 4,108 4,105 3,102 3,99 3,96 3,93 3,90 3,87 3,83 3,80 3,77 3,74 3,71 3,68 3,65 3,61 3,59 3,56 2,53 2,50 2,47 2,44 2,41 2,39 2,36 1,34 1,31 1,29 1,26 1,24 1,22 1,20 1,18 1,16 1,14 1,13 0,11 0,10 0,9 112,9 112,10 112,11 113,12 113,14 113,16 113,18 113,20 113,22 114,24 114,26 114,29 114,31 114,34 114,36 114,39 115,42 115,44 115,47 115,50 115,53 115,56 116,59 116,61 116,64 116,67 116,70 116,73 116,76 116,79 116,82 117,84 117,87 117,90 117,92 117,94 117,97 117,99 117,101 117,103 117,105 119,105 121,100 122,95 124,90 126,86 128,82 129,77 131,73 133,69 135,65 136,61 138,57 140,53 142,50 144,47 146,43 148,40 150,37 152,34 154,31 157,28 159,26 162,23 164,21 167,18 170,16 173,15 176,12 179,11 182,9 185,8 188,6 192,5 196,4 200,3 204,2 208,2 212,1 217,0 221,0 226,0 228,0 230,0 232,0 234,0 236,1 238,1 240,1 242,2 244,2 246,2 248,3 250,3 252,3 254,4 255,4 257,5 258,5 260,5 261,6 262,6 262,104 260,103 258,103 255,102 253,102 251,101 248,101 246,101 244,100 242,100 239,100 237,99 235,99 232,99 230,98 227,98 224,98 222,97 218,97 216,97 212,97 204,98 196,99 188,101 181,103 174,106 167,110 161,115 155,120 150,126 145,133 140,140 136,148 132,157 129,166 127,176 125,187 123,198 122,210 121,223 121,237 121,457">
          <text:p/>
        </draw:polygon>
        <draw:polygon draw:style-name="gr3" draw:text-style-name="P3" draw:layer="layout" svg:width="0.261cm" svg:height="0.56cm" svg:x="13.381cm" svg:y="0.223cm" svg:viewBox="0 0 262 561" draw:points="164,561 155,560 145,560 136,558 127,556 119,554 111,551 104,547 97,543 91,538 85,533 80,527 76,521 71,514 68,506 65,498 62,489 59,480 58,470 57,459 57,448 57,185 0,185 0,106 64,106 100,0 173,0 173,106 258,106 258,185 173,185 173,417 173,423 173,429 174,435 175,440 176,445 177,450 179,454 181,458 183,462 185,465 188,468 191,471 194,473 197,475 201,477 205,478 209,479 214,480 218,480 224,481 226,481 228,481 230,480 232,480 234,480 236,480 238,480 240,480 241,479 243,479 245,478 247,478 248,478 250,477 252,477 254,477 256,476 258,476 260,475 262,475 262,547 258,548 254,549 249,550 245,552 240,553 236,554 231,555 226,555 222,556 217,557 212,558 207,558 202,559 197,559 192,560 187,560 181,560 176,561 170,561">
          <text:p/>
        </draw:polygon>
        <draw:polygon draw:style-name="gr3" draw:text-style-name="P3" draw:layer="layout" svg:width="0.405cm" svg:height="0.613cm" svg:x="13.712cm" svg:y="0.162cm" svg:viewBox="0 0 406 614" draw:points="114,256 119,246 125,237 130,228 135,220 141,212 147,205 153,198 160,192 166,187 174,182 181,178 188,174 196,170 204,167 212,164 221,162 230,161 239,160 249,159 258,159 267,159 275,159 282,160 290,161 297,162 303,163 310,165 316,167 322,169 328,172 333,175 338,178 344,181 348,184 353,188 357,191 362,195 366,199 369,204 373,208 376,213 380,218 383,223 386,228 388,234 391,239 393,245 395,251 397,257 399,263 400,269 401,276 403,282 403,289 405,296 405,302 406,309 406,317 406,324 406,331 406,614 291,614 291,364 291,358 291,354 290,349 290,344 290,339 289,334 289,330 288,325 287,321 287,316 286,312 285,308 284,304 282,300 281,296 280,292 278,289 276,285 275,282 273,279 271,276 269,273 267,270 264,267 262,265 259,263 256,260 253,258 250,257 247,255 244,253 241,252 237,250 234,249 230,248 226,247 223,247 218,246 214,246 210,246 206,246 202,246 198,247 194,247 190,248 186,249 182,251 178,252 175,254 171,255 168,257 165,259 162,262 159,264 156,267 153,269 150,272 147,275 145,278 142,282 140,285 138,289 135,293 133,297 131,301 129,305 127,309 126,314 124,318 123,323 121,327 120,332 119,337 119,343 118,348 117,353 117,358 116,364 116,369 116,375 116,614 0,614 0,0 116,0 116,168 116,171 116,174 116,176 116,179 116,181 116,184 116,187 116,190 116,192 116,195 116,198 115,200 115,203 115,205 115,208 115,211 115,213 115,216 115,218 114,220 114,223 114,225 114,227 114,229 114,231 114,234 114,235 114,237 114,240 114,241 114,243 114,245 113,247 113,248 113,250 113,251 113,253 113,254 113,255 113,256">
          <text:p/>
        </draw:polygon>
        <draw:polygon draw:style-name="gr3" draw:text-style-name="P3" draw:layer="layout" svg:width="0.261cm" svg:height="0.456cm" svg:x="14.226cm" svg:y="0.319cm" svg:viewBox="0 0 262 457" draw:points="3,457 3,114 3,111 3,108 3,105 3,102 3,99 3,96 3,93 3,90 3,87 3,83 3,80 3,77 2,74 2,71 2,68 2,65 2,61 2,59 2,56 2,53 2,50 2,47 2,44 1,41 1,39 1,36 1,34 1,31 1,29 1,26 1,24 1,22 1,20 1,18 1,16 0,14 0,13 0,11 0,10 0,9 111,9 111,10 111,11 111,12 111,14 111,16 111,18 112,20 112,22 112,24 112,26 113,29 113,31 113,34 113,36 113,39 113,42 114,44 114,47 114,50 114,53 114,56 114,59 114,61 115,64 115,67 115,70 115,73 115,76 115,79 115,82 115,84 115,87 116,90 116,92 116,94 116,97 116,99 116,101 116,103 116,105 117,105 119,100 121,95 123,90 125,86 126,82 128,77 130,73 132,69 133,65 135,61 137,57 139,53 140,50 142,47 144,43 146,40 148,37 151,34 153,31 155,28 158,26 160,23 163,21 165,18 168,16 171,15 174,12 177,11 181,9 184,8 187,6 191,5 194,4 198,3 202,2 206,2 211,1 215,0 220,0 225,0 227,0 229,0 231,0 233,0 235,1 237,1 239,1 241,2 243,2 245,2 247,3 249,3 251,3 253,4 254,4 255,5 257,5 258,5 261,6 262,6 262,104 259,103 256,103 254,102 252,102 249,101 247,101 245,101 243,100 240,100 238,100 236,99 233,99 231,99 228,98 226,98 223,98 220,97 217,97 214,97 211,97 202,98 194,99 187,101 179,103 172,106 166,110 159,115 154,120 148,126 143,133 139,140 135,148 131,157 128,166 125,176 123,187 121,198 120,210 120,223 119,237 119,457">
          <text:p/>
        </draw:polygon>
        <draw:path draw:style-name="gr3" draw:text-style-name="P3" draw:layer="layout" svg:width="0.451cm" svg:height="0.464cm" svg:x="14.533cm" svg:y="0.32cm" svg:viewBox="0 0 452 465" svg:d="M452 231l-1 10v10l-1 10-1 10-1 9-2 9-2 10-2 9-2 9-3 8-3 9-3 8-4 7-3 8-5 8-4 7-5 8-4 7-6 6-5 7-6 6-6 5-7 6-6 5-8 5-7 5-7 4-8 4-8 4-9 4-8 3-9 3-9 2-10 2-10 2-10 2-10 1-11 1h-11l-11 1-11-1h-10l-11-1-9-1-10-2-10-2-9-2-9-2-9-3-8-3-9-4-8-4-8-4-8-4-7-5-7-5-6-5-6-5-7-6-5-6-6-6-5-7-5-6-5-8-4-7-4-8-4-8-4-8-3-8-3-8-3-9-2-8-2-10-2-9-2-9-1-10-1-9-1-10v-11-10-10-10l1-9 1-10 1-9 1-9 2-9 2-9 2-8 3-9 3-8 3-8 4-9 4-7 4-8 4-7 5-7 5-7 5-6 5-7 6-6 6-6 7-5 6-5 7-5 7-5 8-4 8-4 8-4 9-4 9-3 9-3 9-3 10-2 9-2 10-1 11-2h10l11-1h12 12l11 1h11l11 2 11 1 10 2 10 2 9 3 9 3 9 3 8 4 8 4 8 4 7 4 7 5 7 5 7 5 6 5 6 6 5 6 5 7 5 6 5 7 5 7 3 7 4 7 4 8 3 8 3 8 3 8 2 9 2 9 2 9 2 9 1 9 2 9v10l1 9v10zM330 231v-15l-1-15-1-14-2-13-2-12-3-11-4-10-4-9-4-9-5-7-5-8-6-6-7-5-7-4-7-5-8-3-8-2-9-2-9-1h-10-10l-9 1-9 2-9 2-8 4-7 4-8 4-6 6-7 6-5 7-6 8-4 8-4 10-4 10-3 11-2 12-3 13-1 13-1 15v15 8 8 7l1 8v7l1 6 2 7 1 6 1 6 2 6 1 6 2 5 2 6 1 5 2 4 3 5 2 5 2 4 3 4 2 4 3 4 3 3 3 3 3 3 3 3 3 3 3 2 4 3 3 2 4 3 4 1 4 2 4 1 3 1 5 1 4 1h4l4 1h5 4 5 5l5-1h5l4-1 5-1 4-1 4-1 4-2 4-1 5-3 3-2 4-3 3-2 4-3 4-3 3-3 3-3 3-3 2-4 3-4 2-4 3-4 2-5 2-5 2-4 2-5 2-6 2-5 1-6 1-6 1-6 2-6 1-7v-6l1-7v-8l1-7v-8z">
          <text:p/>
        </draw:path>
        <draw:path draw:style-name="gr3" draw:text-style-name="P3" draw:layer="layout" svg:width="0.427cm" svg:height="0.633cm" svg:x="15.072cm" svg:y="0.318cm" svg:viewBox="0 0 428 634" svg:d="M428 231v11 10l-1 9-1 10v10l-2 9-1 9-2 9-1 9-2 8-2 9-3 8-2 8-3 8-3 8-3 7-3 7-4 7-4 6-4 6-5 6-4 6-5 6-5 5-5 5-6 5-5 4-6 5-6 4-7 3-6 4-8 2-7 3-7 2-7 2-8 2-8 1-8 1h-9l-8 1-5-1h-3-4-4-4l-4-1h-4l-4-1-4-1-4-1-4-1h-4l-4-1-3-2-4-1-4-1-4-2-3-1-4-2-3-2-4-2-3-2-4-2-3-2-3-2-4-3-3-3-3-3-3-2-3-3-4-3-2-4-3-3-3-4-2-3-3-4-2-4-3-4-2-4-2-5h-3v1h1v1 1 1 1 1 1 2 2 1 2 2 2l1 1v3 2 2 2 2 2 2 3l1 2v2 2 3 2 3 2 2 3 2 2 3 2 2 2 2 2 173h-117v-521-7-6-7l-1-6v-7-6-6-5-6l-1-5v-5-6-4-5-4l-1-4v-4-4-3l-1-3h114l1 1v1 1 1 1l1 2v1 1 2 2 1l1 2v2 2 2 2 2l1 2v2 2 3 2 2 2 2 2l1 3v2 2 3 2 2 2 2 2 2 2 2 2h2l4-9 5-8 5-7 5-7 6-7 6-6 6-6 7-5 7-4 7-5 7-3 8-3 8-3 8-3 9-2 8-1 9-2 9-1h10l9-1 8 1h9l7 1 8 1 8 2 7 2 7 2 7 3 6 3 6 3 6 4 6 3 6 4 5 5 6 5 5 4 5 6 4 5 4 6 4 6 5 6 3 6 4 7 3 7 3 8 3 7 3 7 2 8 2 9 2 8 2 9 2 8 1 9 2 9 1 9v10l1 9 1 10v10zM307 231v-14l-1-14-1-14-2-12-2-12-2-11-3-10-4-10-4-8-4-8-5-7-5-6-6-6-6-4-7-5-7-3-8-3-8-1-8-1-9-1h-4l-3 1h-4-3l-4 1-3 1-4 1-3 1-3 1-4 2-3 1-4 2-3 2-3 2-3 2-3 3-3 3-3 3-3 3-3 3-2 4-2 4-3 4-2 4-3 5-2 5-2 5-2 5-2 6-1 6-2 6-2 6-1 7-1 6-1 8v7l-1 8-1 8v9 9 8 9l1 8 1 7v8l1 7 1 7 1 7 2 6 2 6 1 6 2 5 2 5 2 5 2 5 2 5 3 4 2 4 2 4 3 3 3 4 3 3 3 3 2 3 4 2 3 3 3 2 3 2 3 2 4 1 3 1 3 2 4 1 3 1 4 1h3l3 1h4 3 4 4 5l4-1h4l4-1 4-1 4-1 3-1 4-2 4-1 3-2 3-2 3-3 4-2 2-3 3-3 3-3 3-3 2-3 2-4 3-4 2-4 2-5 2-4 2-5 2-5 2-5 1-5 1-6 2-6 1-6 1-6 1-6 1-7v-7l1-7v-7l1-8v-7z">
          <text:p/>
        </draw:path>
        <draw:path draw:style-name="gr3" draw:text-style-name="P3" draw:layer="layout" svg:width="0.451cm" svg:height="0.464cm" svg:x="15.567cm" svg:y="0.32cm" svg:viewBox="0 0 452 465" svg:d="M452 231v10l-1 10v10l-1 10-2 9-1 9-2 10-3 9-3 9-2 8-4 9-3 8-3 7-4 8-4 8-5 7-4 8-5 7-5 6-6 7-6 6-6 5-6 6-7 5-7 5-8 5-7 4-8 4-8 4-8 4-9 3-9 3-9 2-10 2-9 2-10 2-11 1-10 1h-11l-11 1-11-1h-11l-10-1-10-1-10-2-9-2-10-2-8-2-9-3-9-3-8-4-8-4-8-4-7-4-7-5-7-5-7-5-6-5-6-6-6-6-6-6-5-7-5-6-4-8-5-7-4-8-4-8-3-8-3-8-4-8-2-9-3-8-2-10-2-9-2-9-1-10-1-9v-10l-1-11v-10-10l1-10v-9l1-10 1-9 2-9 2-9 2-9 2-8 3-9 2-8 4-8 3-9 4-7 4-8 5-7 4-7 5-7 5-6 6-7 6-6 6-6 6-5 7-5 6-5 8-5 7-4 8-4 8-4 9-4 8-3 9-3 9-3 10-2 10-2 10-1 10-2h11l11-1h11 12l11 1h12l11 2 10 1 10 2 10 2 9 3 9 3 9 3 8 4 8 4 8 4 7 4 7 5 8 5 6 5 6 5 6 6 6 6 5 7 5 6 4 7 5 7 4 7 4 7 3 8 3 8 4 8 2 8 2 9 3 9 3 9 1 9 2 9 1 9 1 10v9l1 10zM329 231v-15l-1-15-1-14-2-13-2-12-3-11-3-10-4-9-5-9-5-7-5-8-6-6-6-5-7-4-7-5-8-3-9-2-9-2-9-1h-9-10l-10 1-9 2-9 2-8 4-7 4-7 4-7 6-6 6-6 7-5 8-5 8-4 10-3 10-3 11-3 12-2 13-1 13-1 15v15 8 8l1 7v8l1 7v6l1 7 1 6 2 6 1 6 1 6 2 5 2 6 2 5 2 4 2 5 2 5 3 4 2 4 2 4 3 4 3 3 3 3 3 3 3 3 3 3 4 2 3 3 4 2 3 3 4 1 4 2 4 1 4 1 4 1 4 1h4l5 1h4 4 5 5l5-1h5l4-1 5-1 4-1 5-1 4-2 4-1 4-3 4-2 3-3 4-2 3-3 4-3 3-3 3-3 3-3 3-4 2-4 3-4 2-4 2-5 2-5 3-4 1-5 2-6 2-5 1-6 2-6 1-6 1-6 1-7 1-6v-7l1-8v-7-8z">
          <text:p/>
        </draw:path>
        <draw:path draw:style-name="gr3" draw:text-style-name="P3" draw:layer="layout" svg:width="0.426cm" svg:height="0.622cm" svg:x="16.086cm" svg:y="0.162cm" svg:viewBox="0 0 427 623" svg:d="M314 614l-1-1v-1-1-1-1-2l-1-1v-2-1-2-2l-1-2v-1-3-1-2l-1-3v-2-2-2-2l-1-2v-2-3-2l-1-2v-2-3-2-2-2-2-2-2-2-2-2-2-1h-2l-4 8-5 8-4 7-6 7-5 7-6 6-6 5-7 5-6 5-7 4-8 4-8 3-7 3-9 2-8 2-9 2-9 1-9 1h-10l-10 1-8-1h-8l-8-1-8-1-7-2-7-2-7-2-7-3-7-2-6-4-6-3-6-4-6-5-5-4-5-5-5-5-5-5-5-5-4-6-4-6-4-7-3-6-4-7-3-7-3-7-3-8-3-7-2-8-3-8-2-8-1-9-2-9-2-9-1-9-1-9-1-9v-10l-1-9v-10-10-10-10l1-10v-9l1-10 1-9 2-9 1-9 2-9 2-9 2-8 2-8 3-8 3-8 3-7 3-7 3-7 4-7 4-6 4-7 4-6 5-6 5-5 5-5 5-5 5-5 6-4 6-4 6-4 6-4 7-3 7-3 7-3 8-2 7-2 8-1 8-2h8l9-1h9 4 4 5l4 1h4 4l5 1 4 1h4l4 1 4 1 4 1 4 2 3 1 4 1 4 1 4 2 3 2 4 1 3 2 4 2 3 2 4 3 3 2 3 2 3 3 3 2 3 3 3 3 3 3 3 3 2 3 3 3 2 4 3 3 2 4 3 3 2 4 2 5 2 4h1v-1-1-1-1l-1-1v-2-1-1-2-1-2-2-1-2-2-2-2-2-2-2-2-2-2-2-2-3-2-2-2-2-2-3-2-2-2-2-3-2-2-2-164h117v517 6 7 6 6l1 6v5 6 6 5 5l1 5v5 4 4 4l1 4v4 3 3 3zM308 388v-9-8-8l-1-8-1-7v-7l-1-7-2-7-1-6-2-6-1-6-2-5-2-5-2-5-2-5-3-5-2-4-3-4-2-4-2-3-3-4-3-3-3-3-3-2-3-3-3-2-3-3-3-1-4-2-3-1-4-2-3-1-3-1-4-1h-3l-4-1-4-1h-3-4-3-4-5l-4 1h-4l-4 1-4 1-4 1-4 1-3 2-4 1-3 2-3 2-3 2-3 3-3 3-3 2-3 3-3 4-2 3-3 3-2 4-2 5-2 4-2 4-2 5-2 5-1 5-2 5-1 5-1 6-2 6v6l-1 7-1 6-1 7v7 8l-1 7v8 8l1 29 2 26 5 23 7 19 8 17 10 14 12 11 13 7 16 5 17 1h4 3 4l3-1 3-1h4l4-2 3-1 4-1 3-1 3-2 4-2 3-2 3-2 3-2 4-3 2-3 4-3 2-3 3-3 3-4 2-4 3-4 2-5 2-4 2-5 2-5 3-5 1-6 2-6 1-6 2-7 1-6 1-8 1-7 1-7 1-8v-9-8z">
          <text:p/>
        </draw:path>
        <draw:polygon draw:style-name="gr3" draw:text-style-name="P3" draw:layer="layout" svg:width="0.406cm" svg:height="0.465cm" svg:x="16.598cm" svg:y="0.319cm" svg:viewBox="0 0 407 466" draw:points="407,326 407,332 407,338 406,344 405,350 404,356 403,362 401,368 399,373 396,379 394,385 391,390 388,394 385,399 381,404 377,408 373,412 369,417 364,421 360,425 355,428 350,432 344,435 338,438 332,441 326,444 320,447 313,449 307,452 299,454 292,456 284,458 277,459 269,461 261,462 252,463 243,464 234,465 225,465 216,465 206,466 198,465 189,465 181,465 174,465 166,464 158,463 151,463 143,461 136,460 129,459 122,458 116,457 109,455 103,453 97,451 91,449 85,447 80,445 74,442 69,439 64,436 59,433 54,430 50,426 46,423 41,419 37,415 33,411 30,406 26,402 23,397 19,392 16,387 13,382 11,375 8,370 6,364 4,357 2,351 0,345 102,329 103,333 104,337 106,340 107,343 108,346 109,349 111,352 112,355 114,357 116,360 118,362 119,364 121,366 123,368 125,370 128,372 130,373 132,375 135,376 137,378 140,380 143,381 145,382 148,382 151,384 154,384 157,385 160,386 164,386 167,387 170,387 174,387 178,388 182,388 186,388 189,388 193,388 198,388 202,389 206,389 210,389 214,388 218,388 222,388 225,388 229,388 233,388 236,387 240,387 243,387 246,386 250,386 254,385 257,384 260,384 263,382 266,382 269,381 271,380 274,379 276,378 279,375 281,374 283,372 285,371 287,369 289,368 291,366 292,364 294,362 295,360 296,358 297,355 298,353 299,350 299,348 300,345 301,342 301,339 301,336 301,333 300,330 300,327 299,324 298,321 297,318 296,316 294,313 292,311 290,309 288,307 286,305 284,303 281,301 278,300 276,298 273,297 270,295 266,294 262,293 259,291 255,290 252,289 247,288 243,287 239,286 234,284 230,283 225,282 220,281 216,281 211,280 206,278 201,277 196,276 191,275 186,274 180,273 175,271 170,270 164,269 159,268 153,266 148,265 142,263 137,262 131,260 125,259 120,257 114,256 109,253 104,252 98,250 94,247 89,245 84,243 79,240 74,238 70,235 66,232 61,229 58,226 54,222 50,218 46,215 43,211 40,207 37,203 34,199 31,194 28,190 26,185 24,179 23,174 21,168 20,162 19,156 18,149 18,143 18,136 18,130 18,124 19,118 20,112 21,106 22,100 24,95 26,89 28,84 30,79 33,74 36,70 39,65 42,60 46,56 49,52 53,48 57,44 62,40 66,37 71,33 77,30 82,27 88,24 93,21 99,18 106,16 112,14 119,12 126,10 133,8 140,6 148,5 156,4 164,3 172,2 180,1 189,1 198,0 207,0 214,0 221,0 228,1 235,2 242,2 249,3 256,4 263,5 270,6 276,7 282,9 288,10 294,12 300,14 305,16 311,18 316,21 322,23 327,26 332,29 337,32 342,35 346,38 351,42 355,45 359,49 363,53 367,57 370,61 374,66 377,71 380,76 383,81 385,86 388,91 390,97 392,102 394,108 395,115 397,121 294,132 294,129 293,126 292,123 291,120 290,117 289,114 288,112 286,110 285,107 284,105 282,103 280,101 279,99 277,97 276,96 273,94 272,93 270,91 267,90 265,88 263,87 261,86 258,85 256,84 253,83 250,82 247,82 245,81 242,81 239,80 236,79 233,79 230,79 227,78 224,78 221,78 217,78 214,78 211,78 207,78 199,78 191,78 184,78 177,79 171,80 165,82 159,83 154,84 149,86 145,88 141,90 138,93 134,96 132,99 130,102 128,106 126,110 125,114 125,119 124,124 125,126 125,129 125,132 126,135 126,137 127,139 128,142 130,144 131,146 133,148 134,150 136,151 138,153 141,155 143,156 145,158 148,159 151,161 154,162 157,163 160,165 163,166 167,167 170,168 174,169 177,170 181,171 185,172 189,173 193,174 198,174 202,175 207,176 211,177 216,178 221,179 225,180 230,181 235,183 240,184 246,185 254,187 260,188 266,190 272,191 278,193 284,194 290,196 296,198 302,199 308,202 314,203 319,205 325,208 330,210 335,212 341,215 346,218 351,221 355,224 360,227 364,230 369,234 373,238 376,241 380,246 383,250 387,254 390,259 393,264 395,269 398,274 400,280 402,285 404,292 405,298 406,304 407,311 407,318">
          <text:p/>
        </draw:polygon>
        <draw:polygon draw:style-name="gr3" draw:text-style-name="P3" draw:layer="layout" svg:width="0.413cm" svg:height="0.464cm" svg:x="17.307cm" svg:y="0.32cm" svg:viewBox="0 0 414 465" draw:points="214,465 202,464 192,464 182,463 172,462 163,460 154,459 145,457 136,454 127,451 119,448 112,445 104,441 97,437 90,433 83,428 77,423 70,418 64,413 59,407 53,401 48,395 43,389 39,382 34,374 30,367 26,360 23,352 20,344 16,336 14,328 11,319 9,311 7,302 5,293 4,283 3,274 2,264 1,254 0,244 0,234 0,223 1,212 2,202 3,191 4,182 5,172 8,162 10,153 12,144 15,135 18,126 21,118 25,110 28,102 33,95 37,87 41,81 46,74 51,68 57,61 62,56 68,50 74,45 81,39 87,35 94,30 101,26 108,22 116,19 124,15 132,13 140,10 149,8 157,5 166,4 175,2 185,1 195,0 205,0 216,0 224,0 233,0 241,1 249,2 257,3 264,4 271,5 279,7 285,9 293,11 299,14 306,16 312,19 318,22 324,25 330,28 335,32 341,35 346,39 351,43 355,47 360,51 364,56 369,60 373,65 376,70 380,75 384,80 387,85 390,90 393,96 396,101 398,107 401,113 403,119 405,124 407,130 408,137 410,143 411,149 294,155 293,148 291,142 290,135 288,130 285,124 283,119 280,114 277,109 273,104 269,100 265,96 261,93 256,90 251,87 245,85 240,83 233,81 227,80 220,80 213,80 204,80 195,81 186,83 179,86 172,89 165,93 159,98 154,104 148,111 144,118 140,126 136,135 133,144 130,154 128,165 126,177 124,189 123,202 123,215 122,229 123,259 126,285 131,309 137,329 145,346 155,359 167,370 181,379 196,384 215,385 221,385 228,384 234,383 239,382 245,380 251,378 256,374 261,371 265,367 270,364 275,359 278,354 282,349 285,343 288,337 291,331 293,324 295,317 296,309 298,301 414,306 414,313 412,319 411,325 409,331 408,337 405,343 403,349 401,354 398,360 395,366 392,372 389,378 386,383 382,389 378,393 374,398 370,403 365,408 361,413 356,417 351,421 345,425 340,429 334,433 328,437 322,440 316,443 309,446 302,449 295,452 288,454 281,456 273,458 265,460 257,461 249,463 240,463 232,464 223,464">
          <text:p/>
        </draw:polygon>
        <draw:path draw:style-name="gr3" draw:text-style-name="P3" draw:layer="layout" svg:width="0.452cm" svg:height="0.464cm" svg:x="17.77cm" svg:y="0.32cm" svg:viewBox="0 0 453 465" svg:d="M139 465l-7-1h-6-6l-6-1-6-1h-6l-5-2-6-1-5-1-5-2-5-2-5-2-5-2-4-3-5-2-4-3-4-3-5-3-3-3-4-3-4-4-3-3-3-4-3-4-3-5-3-4-2-4-2-5-2-5-2-5-2-5-2-5-1-6-1-6-2-6-1-6v-5l-1-7v-6-6-8l1-8v-7l1-7 2-7 1-6 2-6 2-6 2-6 3-6 3-5 3-5 3-5 3-5 4-4 4-5 4-4 4-3 6-4 4-3 5-4 6-3 5-3 5-2 6-3 5-2 6-3 6-2 7-1 6-2 6-2 7-1 7-1 6-1 7-1 7-1h7l7-1h7 7l97-2v-23-5-4l-1-4v-5-4l-1-4v-4l-1-3-1-4-1-3-1-3-1-4-1-2-1-4-1-2-1-3-2-2-1-3-1-2-2-2-2-2-1-2-3-2-1-1-2-2-3-1-2-2-2-1-2-1h-3l-2-2h-3l-2-1h-3l-3-1h-3l-2-1h-3-3-4-2-3-3-3l-2 1h-3-2l-3 1h-2l-3 1h-2l-2 1-2 1-2 1-2 1-2 1-2 1-2 2-1 1-2 1-2 2-1 1-2 2-1 2-2 1-1 3-1 2-1 2-1 2-2 3-1 2-1 3v3l-1 2-1 3v3l-1 4-1 3v4l-1 3-122-6 1-6 2-5 1-6 1-5 2-6 2-5 2-5 2-5 3-5 2-5 3-5 3-4 4-5 3-5 4-4 4-4 4-4 4-4 4-4 5-3 5-4 5-3 5-3 5-3 6-3 6-2 6-3 6-2 7-3 6-1 7-2 7-2 8-2 8-1 7-1 8-1h9l9-1h9 8 9 8l8 1h7l8 1 7 1 7 2 7 1 7 2 7 2 6 2 6 3 6 2 6 3 6 3 5 3 6 3 5 4 5 4 4 4 5 4 4 5 4 4 4 5 3 5 4 5 3 5 3 6 3 5 2 6 2 6 2 7 2 6 2 7 1 6 1 7 1 7v8l1 7v8 163 3 3 3 3 3 3 2l1 3v3 2l1 3v2l1 2v2 2l1 3 1 2v1l1 3v1l1 2 1 3 1 1 1 1 1 1 1 2 2 1 1 1 1 1 2 1 1 1h2l2 1 1 1h2l2 1h2 2 3 2 2 3 3 2 3l2-1h3 2l3-1h3v63h-3-2l-1 1h-3l-1 1h-2l-2 1h-2-1l-2 1-2 1h-1-2l-2 1h-2-1l-2 1h-2-1-2l-2 1h-1-2-1-2l-2 1h-2-2-2-1-3l-1 1h-2-2-2-3-2-2-2-3-8l-8-1-8-1-7-1-7-2-6-3-6-2-6-4-5-3-4-4-4-5-4-4-3-6-3-6-2-6-3-6-2-7-1-8-2-7-1-8h-2l-5 8-5 7-5 8-6 7-6 7-6 6-6 6-7 6-7 5-7 4-7 5-8 4-8 3-8 3-8 3-10 2-9 2-9 1h-10zM274 248l-60 1h-3-4l-4 1h-3-4l-3 1h-4-4l-3 1h-3l-3 1h-4l-3 1-3 1-3 1-3 1-3 1-2 1-3 2-3 1-2 1-2 2-3 2-2 2-2 1-2 3-2 2-1 2-2 3-2 2-1 3-1 3-1 4-1 3-1 4-1 4v3l-1 5v4 5 6l1 6v5l1 6 2 5 1 4 2 4 3 4 2 4 2 3 4 3 3 3 3 3 4 2 4 2 4 1 4 1 4 1h5l5 1h4l5-1h4l4-1 4-1 4-1 4-1 4-1 4-2 4-3 3-2 3-2 4-2 3-2 3-3 3-2 3-3 3-3 2-3 3-3 2-3 3-3 2-4 2-3 2-4 2-3 2-4 2-4 1-4 2-4 1-4 1-4 1-4 1-4 1-4 1-4v-5l1-4v-4-4z">
          <text:p/>
        </draw:path>
        <draw:path draw:style-name="gr3" draw:text-style-name="P3" draw:layer="layout" svg:width="0.426cm" svg:height="0.633cm" svg:x="18.272cm" svg:y="0.318cm" svg:viewBox="0 0 427 634" svg:d="M427 231v11 10l-1 9v10l-1 10-1 9-1 9-2 9-2 9-2 8-2 9-2 8-3 8-3 8-2 8-4 7-3 7-4 7-4 6-4 6-4 6-5 6-5 6-4 5-6 5-5 5-6 4-6 5-6 4-7 3-6 4-7 2-7 3-7 2-8 2-7 2-9 1-8 1h-8l-10 1-4-1h-4-4-4-4l-4-1h-4l-4-1-4-1-4-1-4-1h-4l-3-1-4-2-4-1-3-1-4-2-4-1-3-2-4-2-3-2-4-2-3-2-4-2-3-2-3-3-4-3-3-3-3-2-3-3-3-3-3-4-2-3-3-4-3-3-2-4-3-4-2-4-2-4-3-5h-2v1 1 1 1 1 1 1 2l1 2v1 2 2 2 1 3 2 2l1 2v2 2 2 3 2 2 2 3 2 3 2 2 3 2 2 3 2 2 2 2 2 173h-116v-521-7-6-7-6-7-6l-1-6v-5-6-5-5l-1-6v-4-5-4-4-4l-1-4v-3-3h113v1 1 1l1 1v1 2 1 1 2l1 2v1 2 2 2l1 2v2 2 2 2 2 3 2l1 2v2 2 2 3 2 2 3 2 2 2 2 2 2l1 2v2 2h1l5-9 4-8 5-7 6-7 5-7 6-6 7-6 6-5 7-4 7-5 8-3 7-3 8-3 8-3 9-2 8-1 9-2 9-1h10l10-1 9 1h8l8 1 8 1 7 2 7 2 7 2 7 3 6 3 7 3 6 4 6 3 5 4 6 5 5 5 5 4 5 6 5 5 4 6 4 6 4 6 3 6 4 7 3 7 3 8 3 7 3 7 2 8 2 9 3 8 1 9 2 8 2 9 1 9 1 9 1 10v9l1 10v10zM306 231v-14l-1-14-1-14-1-12-3-12-2-11-3-10-3-10-5-8-4-8-5-7-5-6-6-6-6-4-8-5-7-3-7-3-8-1-9-1-9-1h-3l-4 1h-3-4l-3 1-4 1-3 1-3 1-4 1-4 2-3 1-3 2-3 2-4 2-3 2-3 3-3 3-3 3-2 3-3 3-3 4-2 4-3 4-2 4-2 5-2 5-2 5-3 5-1 6-2 6-1 6-2 6-1 7-1 6-1 8-1 7v8l-1 8v9 9 8 9l1 8v7l1 8 1 7 1 7 1 7 2 6 1 6 2 6 1 5 2 5 2 5 2 5 3 5 2 4 3 4 2 4 2 3 3 4 3 3 3 3 3 3 3 2 3 3 3 2 3 2 4 2 3 1 3 1 4 2 3 1 4 1 3 1h4l3 1h3 4 3 5 4l4-1h4l5-1 3-1 4-1 4-1 3-2 4-1 3-2 5-2 3-3 3-2 3-3 3-3 2-3 3-3 3-3 2-4 2-4 2-4 2-5 3-4 1-5 2-5 2-5 1-5 2-6 1-6 1-6 1-6 1-6 1-7 1-7v-7l1-7v-8-7z">
          <text:p/>
        </draw:path>
        <draw:polygon draw:style-name="gr3" draw:text-style-name="P3" draw:layer="layout" svg:width="0.261cm" svg:height="0.56cm" svg:x="18.744cm" svg:y="0.223cm" svg:viewBox="0 0 262 561" draw:points="163,561 153,560 143,560 134,558 126,556 117,554 110,551 103,547 96,543 90,538 84,533 79,527 74,521 70,514 66,506 63,498 61,489 59,480 57,470 56,459 56,448 56,185 0,185 0,106 62,106 98,0 171,0 171,106 257,106 257,185 171,185 171,417 171,423 171,429 172,435 173,440 174,445 176,450 177,454 180,458 182,462 184,465 187,468 190,471 193,473 197,475 200,477 204,478 208,479 213,480 218,480 223,481 225,481 227,481 229,480 231,480 233,480 235,480 237,480 239,480 241,479 242,479 244,478 246,478 248,478 250,477 251,477 254,477 256,476 257,476 260,475 262,475 262,547 257,548 253,549 249,550 244,552 240,553 235,554 231,555 226,555 221,556 216,557 212,558 207,558 202,559 196,559 191,560 186,560 181,560 174,561 169,561">
          <text:p/>
        </draw:polygon>
        <draw:polygon draw:style-name="gr3" draw:text-style-name="P3" draw:layer="layout" svg:width="0.409cm" svg:height="0.456cm" svg:x="19.067cm" svg:y="0.328cm" svg:viewBox="0 0 410 457" draw:points="117,0 117,251 117,256 117,261 117,266 118,271 118,276 118,281 119,285 119,290 120,295 121,299 122,303 123,307 124,311 125,315 126,319 128,323 129,326 131,329 133,333 135,336 137,339 139,342 141,345 143,347 145,350 148,352 150,354 153,357 156,359 159,361 162,363 165,364 169,365 172,367 176,367 180,369 184,369 188,369 192,370 196,370 201,370 204,369 209,369 213,368 216,367 220,366 224,365 227,364 231,363 234,361 238,359 241,357 244,353 247,351 250,348 253,346 256,343 259,340 262,336 264,333 266,330 269,326 271,322 273,318 275,314 277,310 278,306 280,302 282,297 283,292 284,287 286,283 287,278 288,272 288,267 289,262 289,256 290,251 290,245 290,240 290,0 407,0 407,347 407,350 407,353 407,357 407,360 407,363 407,366 407,369 407,372 407,375 407,378 407,381 408,384 408,387 408,390 408,393 408,396 408,399 408,402 408,405 408,407 408,410 408,413 409,415 409,418 409,420 409,423 409,425 409,427 409,430 409,432 409,434 410,436 410,438 410,440 410,442 410,443 410,445 410,446 410,447 410,448 299,448 299,447 299,446 298,445 298,443 298,442 298,440 298,438 298,437 297,435 297,433 297,430 297,428 296,426 296,423 296,421 296,419 296,416 296,413 295,411 295,408 295,406 295,403 295,400 295,397 295,395 295,392 295,390 294,387 294,384 294,382 294,379 294,377 294,374 294,372 294,370 294,367 294,365 294,363 294,361 294,359 292,359 287,369 282,379 277,388 271,396 265,403 259,411 253,417 246,423 240,429 233,433 225,438 218,442 210,445 202,448 193,451 185,453 176,455 167,456 157,456 148,457 140,456 132,456 125,455 118,455 111,453 104,452 98,450 92,448 86,446 80,443 74,440 69,438 64,435 59,431 54,428 50,424 45,420 41,416 38,412 34,407 30,403 27,398 24,393 21,388 19,382 16,377 14,371 12,365 10,359 9,352 7,345 6,339 4,333 3,326 3,319 2,312 1,305 1,298 1,291 0,284 0,0">
          <text:p/>
        </draw:polygon>
        <draw:polygon draw:style-name="gr3" draw:text-style-name="P3" draw:layer="layout" svg:width="0.261cm" svg:height="0.456cm" svg:x="19.588cm" svg:y="0.319cm" svg:viewBox="0 0 262 457" draw:points="3,457 3,114 3,111 3,108 3,105 3,102 3,99 3,96 3,93 3,90 3,87 3,83 3,80 3,77 3,74 3,71 3,68 3,65 3,61 3,59 2,56 2,53 2,50 2,47 2,44 2,41 2,39 2,36 2,34 2,31 2,29 1,26 1,24 1,22 1,20 1,18 1,16 1,14 1,13 1,11 0,10 0,9 112,9 112,10 112,11 112,12 113,14 113,16 113,18 113,20 113,22 113,24 114,26 114,29 114,31 114,34 114,36 114,39 114,42 115,44 115,47 115,50 115,53 115,56 115,59 116,61 116,64 116,67 116,70 116,73 116,76 117,79 117,82 117,84 117,87 117,90 117,92 117,94 117,97 117,99 117,101 117,103 117,105 119,105 121,100 123,95 124,90 126,86 127,82 129,77 131,73 133,69 135,65 136,61 138,57 140,53 142,50 144,47 146,43 148,40 150,37 152,34 154,31 156,28 159,26 162,23 164,21 167,18 170,16 173,15 175,12 179,11 182,9 185,8 189,6 192,5 196,4 199,3 204,2 208,2 212,1 217,0 221,0 226,0 228,0 230,0 232,0 234,0 236,1 238,1 240,1 242,2 244,2 246,2 248,3 250,3 252,3 254,4 256,4 257,5 258,5 260,5 261,6 262,6 262,104 260,103 258,103 255,102 253,102 251,101 248,101 246,101 244,100 241,100 239,100 237,99 235,99 232,99 229,98 227,98 224,98 221,97 219,97 215,97 213,97 204,98 196,99 188,101 181,103 174,106 167,110 161,115 155,120 150,126 145,133 140,140 136,148 132,157 129,166 127,176 124,187 123,198 121,210 121,223 121,237 121,457">
          <text:p/>
        </draw:polygon>
        <draw:path draw:style-name="gr3" draw:text-style-name="P3" draw:layer="layout" svg:width="0.409cm" svg:height="0.464cm" svg:x="19.895cm" svg:y="0.32cm" svg:viewBox="0 0 410 465" svg:d="M209 465l-10-1h-9l-9-1-9-1-9-1-8-2-9-1-8-2-8-3-8-2-8-4-7-3-7-4-7-3-7-5-6-4-7-5-6-5-5-5-6-6-5-6-5-6-5-7-5-7-4-8-4-7-4-8-3-8-4-8-3-9-2-9-3-9-2-10-2-10-1-10-2-10-1-11-1-11v-12-12-12-12l2-12 1-11 1-11 2-11 2-10 3-10 3-9 3-9 4-9 3-8 4-8 5-8 4-7 5-7 5-6 5-7 6-5 5-6 6-5 6-5 7-5 6-4 7-4 6-4 7-4 8-3 7-3 8-2 7-3 8-2 8-2 8-1 7-1 9-1 8-1 8-1h8 9 10l10 1h10l10 2 9 1 9 3 8 2 9 2 7 4 9 3 7 4 7 4 7 5 7 4 6 5 6 6 6 5 5 6 5 6 5 7 5 6 5 7 4 7 4 8 3 8 4 8 3 8 3 9 2 9 3 9 2 9 2 10 1 9 2 10 1 10 1 11 1 10v11l1 11v11 3h-288v5 6 5l1 6v5l1 5v6l1 5 1 4 1 5 1 5 1 5 1 4 2 5 1 4 2 4 2 4 2 4 2 3 2 4 2 4 3 3 2 3 3 3 3 3 3 2 3 3 3 3 3 2 4 3 3 2 4 1 4 2 4 1 5 1 4 1 4 1h5l5 1h5 6l6-1h5l6-1 5-1 4-2 5-2 5-1 4-2 4-4 4-3 3-3 4-3 3-4 3-4 2-4 3-4 2-5 2-5 2-6 110 10-1 4-2 4-2 4-2 4-2 4-2 4-2 4-3 4-2 5-3 5-3 4-3 4-3 4-3 4-3 4-4 4-4 4-4 4-4 4-5 3-4 4-5 3-5 3-5 4-6 3-5 3-6 2-6 3-8 3-6 2-7 2-7 2-7 2-8 1-8 2-8 1-9 1h-8-10zM209 73h-4-3l-3 1h-4l-3 1h-4l-3 1-3 1-3 1-4 1-2 1-3 2-3 1-3 2-3 2-2 2-3 2-2 2-3 2-2 3-2 3-3 3-2 2-1 4-2 3-2 3-2 4-2 4-1 4-1 4-2 4-1 4-1 5-1 4-1 5-1 5v6l-1 5v6 5h173l-1-10-1-10-1-10-3-9-2-8-2-8-4-7-4-7-3-6-5-6-5-5-5-5-5-4-5-3-6-3-7-3-6-2-7-1-7-1z">
          <text:p/>
        </draw:path>
        <draw:path draw:style-name="gr3" draw:text-style-name="P3" draw:layer="layout" svg:width="0.427cm" svg:height="0.622cm" svg:x="20.367cm" svg:y="0.162cm" svg:viewBox="0 0 428 623" svg:d="M315 614v-1-1-1-1l-1-1v-2-1-2-1l-1-2v-2-2-1-3l-1-1v-2-3-2-2l-1-2v-2-2-2-3-2l-1-2v-2-3-2-2-2l-1-2v-2-2-2-2-2-2-1h-1l-5 8-4 8-6 7-5 7-6 7-5 6-7 5-6 5-7 5-7 4-7 4-8 3-8 3-8 2-9 2-8 2-9 1-10 1h-9l-10 1-9-1h-8l-8-1-7-1-8-2-7-2-7-2-7-3-6-2-7-4-6-3-5-4-6-5-5-4-5-5-5-5-5-5-5-5-4-6-4-6-4-7-4-6-3-7-3-7-4-7-2-8-3-7-3-8-2-8-2-8-2-9-2-9-1-9-1-9-1-9-1-9-1-10v-9l-1-10v-10-10l1-10v-10l1-9 1-10 1-9 1-9 2-9 2-9 1-9 2-8 3-8 2-8 3-8 3-7 4-7 3-7 4-7 4-6 4-7 4-6 5-6 5-5 4-5 6-5 5-5 6-4 6-4 6-4 6-4 7-3 7-3 7-3 7-2 8-2 8-1 8-2h8l8-1h9 5 4 4l5 1h4 4l4 1 5 1h3l5 1 3 1 5 1 4 2 3 1 4 1 4 1 3 2 4 2 4 1 3 2 4 2 3 2 3 3 3 2 4 2 3 3 3 2 3 3 3 3 3 3 2 3 3 3 3 3 3 4 3 3 2 4 2 3 3 4 2 5 2 4v-1-1-1-1-1-2-1-1-2-1-2-2-1-2-2-2-2-2-2-2-2-2-2-2-2-3-2-2-2-2-2-3-2-2-2-2-3-2-2-2-164h116v517 6 7 6 6 6 5l1 6v6 5 5 5l1 5v4 4 4 4l1 4v3 3 3zM310 388v-9-8l-1-8v-8l-1-7-1-7-1-7-1-7-2-6-1-6-2-6-1-5-3-5-1-5-3-5-3-5-2-4-3-4-2-4-3-3-3-4-2-3-3-3-3-2-3-3-3-2-4-3-3-1-3-2-4-1-3-2-3-1-4-1-3-1h-4l-3-1-4-1h-3-4-3-5-4l-4 1h-4l-4 1-4 1-4 1-4 1-3 2-4 1-3 2-4 2-3 2-3 3-2 3-4 2-2 3-3 4-2 3-3 3-2 4-2 5-2 4-2 4-2 5-2 5-1 5-2 5-1 5-2 6-1 6-1 6-1 7v6l-1 7v7l-1 8v7l-1 8v8l2 29 2 26 5 23 6 19 8 17 10 14 12 11 14 7 16 5 17 1h3 4 3l4-1 3-1h4l3-2 4-1 3-1 4-1 3-2 3-2 4-2 3-2 3-2 3-3 3-3 3-3 3-3 3-3 2-4 3-4 2-4 3-5 2-4 2-5 3-5 2-5 2-6 2-6 1-6 2-7 1-6 1-8 1-7 1-7v-8l1-9v-8z">
          <text:p/>
        </draw:path>
        <draw:path draw:style-name="gr3" draw:text-style-name="P3" draw:layer="layout" svg:width="0.451cm" svg:height="0.464cm" svg:x="21.11cm" svg:y="0.32cm" svg:viewBox="0 0 452 465" svg:d="M138 465l-7-1h-6-6l-6-1-6-1h-6l-5-2-6-1-5-1-5-2-5-2-5-2-5-2-4-3-4-2-5-3-4-3-4-3-4-3-3-3-4-4-3-3-3-4-3-4-3-5-3-4-2-4-3-5-2-5-2-5-2-5-1-5-1-6-2-6-1-6-1-6v-5l-1-7v-6-6-8-8l1-7 1-7 1-7 2-6 1-6 3-6 2-6 2-6 3-5 3-5 4-5 4-5 3-4 4-5 4-4 4-3 5-4 5-3 5-4 4-3 6-3 5-2 6-3 5-2 6-3 6-2 6-1 7-2 6-2 7-1 6-1 7-1 7-1 7-1h7l7-1h7 7l97-2v-23-5l-1-4v-4-5-4l-1-4v-4l-1-3-1-4-1-3-1-3-1-4-1-2-1-4-1-2-1-3-2-2-1-3-1-2-2-2-2-2-2-2-1-2-3-1-1-2-2-1-3-2-2-1-3-1h-2l-2-2h-3l-2-1h-3l-3-1h-2l-3-1h-3-3-3-3-3-3-3l-2 1h-3-3l-2 1h-2l-3 1h-2l-2 1-2 1-2 1-2 1-2 1-2 1-1 2-2 1-2 1-2 2-1 1-2 2-1 2-1 1-2 3-1 2-1 2-2 2-1 3v2l-2 3v3l-1 2-1 3-1 3v4l-1 3v4l-1 3-121-6 1-6 2-5 1-6 1-5 2-6 2-5 2-5 2-5 3-5 3-5 2-5 3-4 3-5 4-5 3-4 4-4 4-4 4-4 4-4 5-3 4-4 6-3 5-3 5-3 6-3 6-2 6-3 6-2 7-3 6-1 7-2 7-2 8-2 8-1 7-1 9-1h8l8-1h9 9 9 8l8 1h7l8 1 7 1 7 2 7 1 7 2 7 2 6 2 7 3 6 2 5 3 7 3 6 3 5 3 5 4 5 4 4 4 5 4 4 5 4 4 4 5 3 5 4 5 3 5 3 6 2 5 3 6 2 6 2 7 2 6 2 7 1 6 1 7 1 7v8l1 7v8 163 3 3 3 3 3l1 3v2 3 3 2l1 3v2 2l1 2v2l1 3v2l1 1 1 3 1 1v2l1 3 1 1 1 1 1 1 2 2 1 1 1 1 1 1 2 1 1 1h2l1 1 2 1h2l2 1h2 2 2 3 2 3 3 2 3l2-1h3 2l3-1h2v63h-2-2l-2 1h-1l-3 1h-1l-2 1h-2-2l-1 1-2 1h-2-1l-2 1h-2-1l-2 1h-1-2-2l-1 1h-2-2-2-1l-2 1h-2-2-2-2-1l-2 1h-2-2-3-2-2-2-3-2-9l-8-1-7-1-8-1-6-2-7-3-5-2-6-4-4-3-6-4-4-5-3-4-4-6-3-6-3-6-2-6-2-7-1-8-2-7-1-8h-2l-5 8-5 7-5 8-6 7-6 7-6 6-6 6-7 6-7 5-7 4-7 5-8 4-8 3-8 3-9 3-9 2-9 2-9 1h-10zM273 248l-60 1h-3-4l-4 1h-3-4l-3 1h-4-3l-4 1h-3l-4 1h-3l-3 1-3 1-3 1-3 1-3 1-2 1-3 2-3 1-2 1-2 2-3 2-2 2-2 1-2 3-2 2-1 2-2 3-2 2-1 3-1 3-1 4-1 3-1 4-1 4v3l-1 5v4 5 6l1 6v5l1 6 2 5 1 4 2 4 2 4 3 4 3 3 3 3 3 3 3 3 4 2 4 2 4 1 4 1 5 1h4l5 1h4l5-1h4l4-1 4-1 4-1 4-1 4-1 4-2 3-3 4-2 3-2 4-2 3-2 3-3 3-2 3-3 3-3 2-3 3-3 2-3 3-3 2-4 2-3 2-4 2-3 2-4 2-4 1-4 2-4 1-4 1-4 1-4 1-4 1-4 1-4v-5-4l1-4v-4z">
          <text:p/>
        </draw:path>
        <draw:polygon draw:style-name="gr3" draw:text-style-name="P3" draw:layer="layout" svg:width="0.413cm" svg:height="0.464cm" svg:x="21.589cm" svg:y="0.32cm" svg:viewBox="0 0 414 465" draw:points="214,465 203,464 193,464 183,463 173,462 163,460 154,459 145,457 137,454 128,451 120,448 112,445 105,441 97,437 90,433 84,428 77,423 71,418 65,413 59,407 54,401 49,395 44,389 38,382 34,374 30,367 26,360 22,352 19,344 16,336 13,328 11,319 9,311 6,302 5,293 3,283 2,274 1,264 1,254 0,244 0,234 0,223 1,212 1,202 2,191 4,182 5,172 7,162 9,153 12,144 15,135 17,126 21,118 24,110 28,102 32,95 36,87 42,81 47,74 52,68 57,61 63,56 69,50 75,45 81,39 88,35 95,30 102,26 109,22 117,19 124,15 132,13 141,10 149,8 158,5 167,4 176,2 186,1 195,0 205,0 215,0 224,0 232,0 240,1 248,2 256,3 264,4 271,5 278,7 285,9 292,11 299,14 305,16 312,19 318,22 324,25 329,28 335,32 340,35 345,39 350,43 355,47 360,51 364,56 368,60 372,65 376,70 380,75 383,80 387,85 390,90 393,96 396,101 398,107 400,113 403,119 405,124 406,130 408,137 410,143 411,149 294,155 293,148 291,142 289,135 287,130 285,124 282,119 279,114 276,109 273,104 269,100 265,96 260,93 256,90 251,87 245,85 239,83 233,81 227,80 220,80 213,80 204,80 195,81 187,83 179,86 172,89 166,93 160,98 154,104 149,111 144,118 140,126 137,135 133,144 131,154 129,165 126,177 125,189 124,202 123,215 123,229 124,259 127,285 131,309 138,329 146,346 156,359 168,370 181,379 197,384 214,385 221,385 227,384 233,383 239,382 245,380 250,378 256,374 260,371 265,367 270,364 274,359 278,354 282,349 285,343 288,337 290,331 293,324 295,317 296,309 297,301 414,306 413,313 412,319 411,325 409,331 407,337 405,343 403,349 400,354 398,360 395,366 392,372 389,378 385,383 382,389 378,393 374,398 369,403 365,408 360,413 355,417 350,421 345,425 339,429 334,433 328,437 322,440 315,443 309,446 302,449 295,452 288,454 280,456 273,458 265,460 257,461 248,463 240,463 232,464 223,464">
          <text:p/>
        </draw:polygon>
        <draw:polygon draw:style-name="gr3" draw:text-style-name="P3" draw:layer="layout" svg:width="0.26cm" svg:height="0.456cm" svg:x="22.083cm" svg:y="0.319cm" svg:viewBox="0 0 261 457" draw:points="3,457 3,114 3,111 3,108 3,105 3,102 3,99 3,96 3,93 3,90 3,87 3,83 3,80 3,77 3,74 3,71 3,68 2,65 2,61 2,59 2,56 2,53 2,50 1,47 1,44 1,41 1,39 1,36 1,34 1,31 1,29 1,26 1,24 1,22 1,20 0,18 0,16 0,14 0,13 0,11 0,10 0,9 110,9 110,10 111,11 111,12 111,14 111,16 112,18 112,20 112,22 112,24 112,26 112,29 113,31 113,34 113,36 113,39 113,42 113,44 113,47 114,50 114,53 114,56 114,59 114,61 114,64 114,67 115,70 115,73 115,76 115,79 115,82 115,84 115,87 115,90 115,92 116,94 116,97 116,99 116,101 116,103 116,105 118,105 119,100 121,95 123,90 125,86 126,82 128,77 130,73 131,69 133,65 135,61 137,57 138,53 140,50 142,47 144,43 146,40 150,37 152,34 154,31 156,28 159,26 161,23 164,21 166,18 169,16 172,15 175,12 178,11 181,9 184,8 188,6 192,5 195,4 199,3 203,2 207,2 212,1 216,0 221,0 225,0 228,0 230,0 232,0 234,0 236,1 238,1 240,1 242,2 244,2 246,2 248,3 250,3 252,3 253,4 255,4 256,5 258,5 259,5 260,6 261,6 261,104 259,103 257,103 255,102 253,102 250,101 248,101 246,101 243,100 241,100 239,100 237,99 234,99 232,99 229,98 226,98 224,98 221,97 218,97 215,97 212,97 204,98 195,99 188,101 180,103 173,106 167,110 160,115 154,120 149,126 143,133 139,140 134,148 131,157 128,166 125,176 123,187 121,198 120,210 119,223 119,237 119,457">
          <text:p/>
        </draw:polygon>
        <draw:path draw:style-name="gr3" draw:text-style-name="P3" draw:layer="layout" svg:width="0.451cm" svg:height="0.464cm" svg:x="22.389cm" svg:y="0.32cm" svg:viewBox="0 0 452 465" svg:d="M452 231v10 10l-1 10-1 10-1 9-2 9-2 10-2 9-2 9-3 8-3 9-3 8-4 7-3 8-5 8-4 7-5 8-5 7-5 6-6 7-5 6-8 5-6 6-7 5-7 5-7 5-7 4-8 4-8 4-9 4-8 3-9 3-9 2-10 2-10 2-10 2-10 1-11 1h-11l-11 1-11-1h-10l-10-1-10-1-10-2-10-2-9-2-9-2-9-3-8-3-9-4-7-4-8-4-7-4-8-5-7-5-6-5-7-5-6-6-6-6-5-6-5-7-5-6-5-8-4-7-4-8-4-8-4-8-3-8-3-8-3-9-2-8-2-10-2-9-2-9-1-10-1-9-1-10v-11l-1-10 1-10v-10l1-9 1-10 1-9 1-9 2-9 2-9 3-8 2-9 3-8 3-8 4-9 3-7 5-8 4-7 4-7 5-7 6-6 5-7 6-6 6-6 6-5 7-5 7-5 7-5 8-4 7-4 8-4 9-4 9-3 9-3 9-3 9-2 10-2 10-1 11-2h10l11-1h12 11l12 1h11l11 2 10 1 11 2 9 2 10 3 9 3 8 3 9 4 8 4 8 4 7 4 7 5 7 5 6 5 8 5 6 6 5 6 5 7 5 6 5 7 4 7 5 7 3 7 4 8 3 8 3 8 3 8 2 9 2 9 2 9 2 9 1 9 1 9 1 10 1 9v10zM330 231v-15l-1-15-1-14-2-13-3-12-2-11-4-10-4-9-4-9-5-7-6-8-6-6-6-5-7-4-7-5-8-3-8-2-9-2-9-1h-10-10l-9 1-9 2-9 2-8 4-8 4-7 4-7 6-6 6-5 7-5 8-5 8-4 10-4 10-3 11-2 12-2 13-2 13v15l-1 15v8l1 8v7 8l1 7 1 6 1 7 1 6 1 6 1 6 2 6 2 5 1 6 2 5 2 4 2 5 3 5 2 4 2 4 3 4 3 4 2 3 4 3 2 3 4 3 3 3 3 2 4 3 3 2 4 3 4 1 3 2 5 1 3 1 4 1 5 1h4l4 1h4 5 5 5l5-1h4l5-1 4-1 5-1 4-1 4-2 4-1 4-3 4-2 4-3 4-2 3-3 3-3 3-3 4-3 2-3 3-4 3-4 3-4 2-4 2-5 2-5 2-4 2-5 2-6 1-5 2-6 1-6 2-6 1-6v-7l1-6 1-7v-8l1-7v-8z">
          <text:p/>
        </draw:path>
        <draw:polygon draw:style-name="gr3" draw:text-style-name="P3" draw:layer="layout" svg:width="0.407cm" svg:height="0.465cm" svg:x="22.903cm" svg:y="0.319cm" svg:viewBox="0 0 408 466" draw:points="408,326 408,332 407,338 407,344 406,350 404,356 403,362 401,368 399,373 397,379 394,385 391,390 388,394 385,399 382,404 378,408 374,412 370,417 365,421 360,425 355,428 350,432 344,435 339,438 333,441 327,444 320,447 313,449 307,452 300,454 292,456 285,458 277,459 269,461 261,462 252,463 244,464 235,465 226,465 217,465 208,466 199,465 191,465 183,465 175,465 167,464 159,463 152,463 145,461 138,460 131,459 124,458 117,457 111,455 105,453 99,451 93,449 87,447 81,445 76,442 70,439 65,436 61,433 56,430 51,426 47,423 43,419 39,415 34,411 30,406 26,402 23,397 20,392 17,387 14,382 11,375 9,370 6,364 4,357 2,351 0,345 104,329 105,333 106,337 107,340 108,343 109,346 111,349 112,352 114,355 115,357 117,360 119,362 121,364 123,366 125,368 127,370 129,372 131,373 134,375 136,376 138,378 141,380 144,381 147,382 149,382 152,384 155,384 159,385 162,386 165,386 168,387 172,387 176,387 179,388 183,388 187,388 191,388 195,388 199,388 203,389 208,389 212,389 215,388 219,388 223,388 227,388 230,388 234,388 238,387 241,387 244,387 248,386 251,386 254,385 257,384 261,384 263,382 266,382 269,381 271,380 274,379 277,378 279,375 281,374 283,372 286,371 287,369 289,368 291,366 293,364 294,362 295,360 297,358 298,355 299,353 299,350 300,348 300,345 301,342 301,339 301,336 301,333 301,330 300,327 299,324 298,321 297,318 296,316 294,313 293,311 291,309 289,307 286,305 284,303 281,301 279,300 276,298 273,297 270,295 267,294 263,293 259,291 256,290 252,289 248,288 244,287 240,286 235,284 231,283 226,282 222,281 217,281 212,280 207,278 202,277 197,276 192,275 187,274 182,273 177,271 171,270 166,269 160,268 154,266 149,265 143,263 138,262 132,260 127,259 121,257 116,256 110,253 105,252 100,250 95,247 90,245 85,243 81,240 76,238 71,235 67,232 63,229 59,226 55,222 51,218 47,215 44,211 41,207 38,203 34,199 31,194 29,190 27,185 25,179 23,174 21,168 20,162 19,156 19,149 18,143 18,136 18,130 19,124 19,118 20,112 21,106 22,100 24,95 26,89 28,84 31,79 33,74 37,70 40,65 43,60 47,56 51,52 55,48 59,44 63,40 68,37 73,33 78,30 83,27 89,24 95,21 101,18 107,16 113,14 120,12 127,10 134,8 142,6 149,5 157,4 165,3 173,2 182,1 190,1 200,0 208,0 216,0 223,0 230,1 237,2 244,2 250,3 257,4 263,5 270,6 276,7 282,9 288,10 294,12 300,14 306,16 312,18 317,21 322,23 328,26 333,29 337,32 342,35 347,38 351,42 355,45 359,49 363,53 367,57 370,61 374,66 377,71 380,76 383,81 386,86 388,91 390,97 392,102 394,108 396,115 397,121 294,132 294,129 293,126 292,123 291,120 291,117 289,114 288,112 287,110 286,107 284,105 282,103 281,101 279,99 277,97 276,96 274,94 272,93 270,91 268,90 265,88 263,87 261,86 259,85 256,84 254,83 251,82 249,82 246,81 243,81 240,80 237,79 234,79 231,79 228,78 225,78 222,78 219,78 215,78 212,78 208,78 200,78 193,78 185,78 179,79 172,80 166,82 161,83 155,84 151,86 146,88 142,90 139,93 136,96 133,99 131,102 129,106 128,110 126,114 126,119 126,124 126,126 126,129 126,132 127,135 128,137 129,139 130,142 131,144 132,146 134,148 136,150 138,151 140,153 142,155 144,156 147,158 149,159 152,161 155,162 158,163 161,165 165,166 168,167 171,168 175,169 179,170 183,171 186,172 191,173 195,174 199,174 203,175 208,176 213,177 217,178 222,179 227,180 232,181 237,183 241,184 248,185 254,187 260,188 266,190 272,191 278,193 284,194 290,196 296,198 302,199 308,202 314,203 320,205 325,208 331,210 336,212 341,215 346,218 351,221 355,224 360,227 365,230 369,234 373,238 377,241 380,246 384,250 387,254 390,259 393,264 396,269 398,274 401,280 402,285 404,292 406,298 406,304 407,311 408,318">
          <text:p/>
        </draw:polygon>
        <draw:polygon draw:style-name="gr3" draw:text-style-name="P3" draw:layer="layout" svg:width="0.407cm" svg:height="0.465cm" svg:x="23.374cm" svg:y="0.319cm" svg:viewBox="0 0 408 466" draw:points="408,326 407,332 407,338 406,344 405,350 404,356 403,362 401,368 399,373 397,379 394,385 391,390 388,394 385,399 381,404 378,408 373,412 368,417 364,421 359,425 354,428 349,432 343,435 337,438 332,441 325,444 319,447 312,449 306,452 299,454 291,456 284,458 276,459 268,461 260,462 251,463 243,464 234,465 225,465 216,465 207,466 198,465 190,465 182,465 174,465 166,464 158,463 151,463 144,461 136,460 130,459 123,458 116,457 110,455 104,453 97,451 91,449 86,447 80,445 75,442 69,439 64,436 59,433 55,430 50,426 46,423 41,419 37,415 33,411 30,406 26,402 23,397 20,392 16,387 14,382 11,375 9,370 6,364 4,357 2,351 0,345 102,329 103,333 104,337 106,340 107,343 108,346 110,349 111,352 113,355 114,357 116,360 118,362 119,364 122,366 124,368 126,370 128,372 130,373 132,375 135,376 137,378 140,380 143,381 146,382 148,382 151,384 154,384 158,385 161,386 164,386 167,387 171,387 174,387 178,388 182,388 186,388 190,388 194,388 198,388 202,389 207,389 210,389 214,388 218,388 222,388 226,388 229,388 233,388 236,387 240,387 243,387 247,386 250,386 253,385 256,384 259,384 262,382 265,382 268,381 270,380 273,379 275,378 278,375 280,374 282,372 285,371 286,369 288,368 290,366 291,364 293,362 294,360 295,358 297,355 297,353 298,350 299,348 299,345 300,342 300,339 300,336 300,333 299,330 299,327 298,324 297,321 296,318 295,316 293,313 292,311 289,309 287,307 285,305 283,303 280,301 278,300 275,298 272,297 269,295 265,294 262,293 258,291 255,290 251,289 247,288 243,287 239,286 234,284 230,283 225,282 221,281 216,281 211,280 206,278 201,277 196,276 191,275 186,274 181,273 176,271 170,270 165,269 159,268 153,266 148,265 142,263 137,262 131,260 126,259 120,257 115,256 109,253 104,252 99,250 94,247 89,245 84,243 79,240 75,238 70,235 66,232 62,229 58,226 54,222 50,218 46,215 43,211 40,207 37,203 34,199 31,194 29,190 26,185 25,179 23,174 21,168 20,162 19,156 19,149 18,143 18,136 18,130 19,124 19,118 20,112 21,106 22,100 24,95 26,89 28,84 30,79 33,74 36,70 39,65 42,60 46,56 49,52 53,48 58,44 62,40 67,37 71,33 77,30 82,27 88,24 93,21 100,18 106,16 112,14 119,12 126,10 133,8 141,6 148,5 156,4 164,3 172,2 181,1 189,1 198,0 207,0 214,0 222,0 229,1 236,2 243,2 249,3 256,4 262,5 269,6 275,7 281,9 287,10 293,12 299,14 305,16 310,18 316,21 321,23 326,26 331,29 336,32 341,35 346,38 350,42 354,45 358,49 362,53 366,57 369,61 373,66 376,71 380,76 383,81 386,86 388,91 390,97 392,102 394,108 396,115 397,121 293,132 293,129 292,126 291,123 290,120 289,117 288,114 287,112 286,110 285,107 283,105 281,103 280,101 278,99 276,97 275,96 273,94 271,93 269,91 267,90 264,88 262,87 260,86 257,85 255,84 253,83 250,82 248,82 245,81 242,81 239,80 236,79 233,79 230,79 227,78 224,78 221,78 218,78 214,78 211,78 207,78 199,78 191,78 184,78 178,79 171,80 165,82 160,83 154,84 150,86 145,88 141,90 138,93 135,96 132,99 130,102 128,106 126,110 125,114 125,119 125,124 125,126 125,129 125,132 126,135 126,137 128,139 129,142 130,144 131,146 133,148 135,150 137,151 139,153 141,155 143,156 146,158 148,159 151,161 154,162 157,163 160,165 163,166 167,167 170,168 174,169 178,170 182,171 185,172 190,173 194,174 198,174 202,175 207,176 212,177 216,178 221,179 226,180 231,181 236,183 240,184 246,185 253,187 259,188 265,190 271,191 277,193 283,194 289,196 295,198 301,199 307,202 313,203 319,205 324,208 330,210 335,212 340,215 345,218 350,221 354,224 359,227 364,230 368,234 372,238 376,241 380,246 384,250 387,254 390,259 393,264 396,269 398,274 401,280 402,285 404,292 405,298 406,304 407,311 407,318">
          <text:p/>
        </draw:polygon>
        <draw:polygon draw:style-name="gr3" draw:text-style-name="P3" draw:layer="layout" svg:width="0.269cm" svg:height="0.613cm" svg:x="24.065cm" svg:y="0.162cm" svg:viewBox="0 0 270 614" draw:points="182,246 182,614 66,614 66,246 0,246 0,167 66,167 66,119 66,114 67,109 67,104 67,99 68,95 69,90 69,86 70,81 71,76 73,72 74,68 75,64 77,59 79,56 81,52 83,48 86,44 88,41 91,38 94,34 97,31 100,28 104,25 107,22 111,20 115,17 119,15 124,13 129,11 134,9 139,7 144,6 150,4 156,3 162,2 169,1 175,0 182,0 189,0 196,0 201,0 204,0 208,0 212,0 216,0 220,0 224,1 228,1 232,2 236,2 239,2 243,3 247,3 250,4 254,4 257,4 261,5 264,5 267,6 270,6 270,81 269,81 267,81 266,80 264,80 262,80 261,80 259,79 257,79 255,79 253,79 251,78 250,78 248,78 246,78 244,78 243,78 241,78 239,78 238,77 236,77 233,77 230,78 227,78 224,78 221,78 219,79 216,79 214,80 212,80 209,81 207,82 205,82 203,83 202,84 200,85 198,86 197,87 195,88 194,89 193,91 192,92 191,94 190,95 189,97 188,98 187,100 186,102 186,104 185,106 184,108 184,110 184,112 183,114 183,116 183,118 183,121 182,123 182,126 182,128 182,131 182,167 270,167 270,246">
          <text:p/>
        </draw:polygon>
        <draw:path draw:style-name="gr3" draw:text-style-name="P3" draw:layer="layout" svg:width="0.452cm" svg:height="0.464cm" svg:x="24.357cm" svg:y="0.32cm" svg:viewBox="0 0 453 465" svg:d="M138 465l-6-1h-7-6l-6-1-6-1h-5l-6-2-5-1-6-1-5-2-5-2-5-2-4-2-5-3-4-2-4-3-5-3-4-3-3-3-4-3-3-4-4-3-3-4-3-4-3-5-2-4-3-4-2-5-2-5-2-5-2-5-2-5-1-6-1-6-1-6-1-6-1-5v-7l-1-6v-6-8l1-8v-7l2-7 1-7 1-6 2-6 2-6 2-6 3-6 3-5 3-5 3-5 4-5 3-4 4-5 4-4 5-3 4-4 5-3 5-4 5-3 5-3 5-2 6-3 6-2 6-3 6-2 6-1 6-2 7-2 6-1 7-1 6-1 8-1 6-1h7l7-1h8 7l97-2v-23-5-4-4l-1-5v-4l-1-4v-4l-1-3v-4l-1-3-1-3-1-4-1-2-1-4-1-2-2-3-1-2-2-3-1-2-2-2-2-2-1-2-2-2-2-1-2-2-2-1-3-2-2-1-2-1h-3l-2-2h-3l-2-1h-3l-2-1h-4l-3-1h-3-3-3-3-3-3-2l-3 1h-2-3l-2 1h-3l-2 1h-2l-3 1-2 1-2 1-2 1-2 1-1 1-2 2-2 1-2 1-1 2-2 1-1 2-2 2-1 1-1 3-2 2-1 2-1 2-1 3-1 2-1 3-1 3-1 2-1 3v3l-1 4v3l-1 4v3l-121-6 1-6 1-5 1-6 2-5 2-6 1-5 2-5 3-5 2-5 3-5 2-5 3-4 4-5 3-5 3-4 4-4 4-4 4-4 5-4 4-3 5-4 5-3 5-3 6-3 5-3 6-2 6-3 6-2 7-3 7-1 6-2 8-2 7-2 8-1 8-1 8-1h8l9-1h9 9 8 9l8 1h8l7 1 8 1 7 2 7 1 7 2 6 2 7 2 6 3 6 2 6 3 5 3 6 3 5 3 5 4 5 4 5 4 4 4 4 5 4 4 4 5 4 5 3 5 3 5 3 6 3 5 2 6 3 6 2 7 2 6 1 7 1 6 1 7 1 7 1 8v7 8 163 3 3l1 3v3 3 3 2 3 3l1 2v3 2l1 2v2l1 2v3l1 2v1l1 3 1 1 1 2 1 3 1 1 1 1 1 1 1 2 1 1 1 1 2 1 1 1 2 1h1l2 1 1 1h3l1 1h2 3 2 2 3 2 3 2 3l3-1h2 3l2-1h3v63h-2-2l-2 1h-2l-2 1h-2l-2 1h-2-1l-2 1-2 1h-1-2l-1 1h-2-2l-1 1h-2-2-1l-2 1h-2-2-1-2l-2 1h-2-1-2-2-2l-2 1h-2-2-2-2-2-3-2-3-8l-8-1-8-1-7-1-7-2-6-3-6-2-5-4-5-3-5-4-4-5-3-4-4-6-3-6-2-6-2-6-3-7-1-8-1-7-1-8h-3l-4 8-6 7-5 8-5 7-6 7-6 6-7 6-6 6-7 5-8 4-8 5-7 4-8 3-9 3-8 3-9 2-9 2-10 1h-10zM274 248l-61 1h-3-4l-3 1h-4-4l-3 1h-4-3l-4 1h-3l-3 1h-4l-3 1-3 1-3 1-3 1-2 1-3 1-3 2-2 1-3 1-2 2-2 2-3 2-1 1-2 3-2 2-2 2-2 3-1 2-2 3-1 3-1 4-1 3-1 4-1 4v3 5l-1 4v5 6l1 6 1 5 1 6 1 5 2 4 1 4 3 4 2 4 3 3 3 3 3 3 4 3 3 2 4 2 4 1 4 1 5 1h4l5 1h5l4-1h4l4-1 5-1 3-1 4-1 4-1 4-2 4-3 3-2 5-2 3-2 3-2 4-3 2-2 3-3 3-3 3-3 2-3 3-3 2-3 2-4 2-3 3-4 2-3 1-4 2-4 2-4 1-4 1-4 2-4 1-4 1-4v-4l1-4v-5l1-4v-4-4z">
          <text:p/>
        </draw:path>
        <draw:polygon draw:style-name="gr3" draw:text-style-name="P3" draw:layer="layout" svg:width="0.645cm" svg:height="0.456cm" svg:x="24.859cm" svg:y="0.319cm" svg:viewBox="0 0 646 457" draw:points="267,457 267,205 267,200 267,195 266,190 266,185 266,180 265,176 265,171 264,167 264,162 263,158 263,154 261,149 261,145 260,141 259,138 257,134 256,130 255,127 253,124 252,121 250,118 248,115 246,112 245,109 242,107 240,104 238,102 235,100 233,98 230,96 228,95 225,93 222,92 219,91 216,90 213,89 210,88 206,88 203,88 199,88 195,88 192,88 189,88 185,89 182,90 179,91 176,92 173,94 170,95 167,97 164,99 161,101 158,103 156,106 153,108 151,111 148,114 146,117 144,120 142,124 139,127 138,131 136,134 134,138 132,142 131,147 129,151 128,155 127,160 125,165 124,169 123,174 122,179 122,184 121,189 121,194 120,200 120,205 120,211 120,216 120,457 4,457 4,109 4,106 4,103 4,100 3,97 3,94 3,91 3,88 3,85 3,82 3,79 3,76 3,73 3,70 3,67 3,64 3,61 3,59 3,56 3,53 2,50 2,47 2,45 2,42 2,40 2,37 2,35 1,32 1,30 1,28 1,26 1,23 1,21 1,20 1,17 1,16 1,14 1,13 0,11 0,10 0,9 111,9 111,10 111,11 112,12 112,14 112,16 112,17 112,19 112,21 113,23 113,25 113,27 113,29 113,32 113,34 113,36 114,39 114,41 114,44 114,46 114,49 114,52 115,54 115,57 115,60 115,62 115,65 115,67 115,70 115,73 115,76 116,78 116,81 116,83 116,85 116,88 116,90 116,92 116,94 116,96 116,98 118,98 122,88 127,78 132,70 137,61 142,54 148,46 153,40 159,34 165,28 171,23 178,19 185,15 192,12 199,9 207,6 215,4 223,2 231,1 239,0 248,0 258,0 268,1 277,3 286,4 294,6 302,9 310,13 317,16 324,21 331,26 337,31 342,36 348,42 352,49 357,56 361,64 364,71 368,80 370,89 373,98 375,98 378,93 380,87 382,82 385,77 387,72 390,68 393,64 396,59 398,56 401,52 404,48 406,45 409,41 412,38 415,35 418,32 422,29 425,27 428,24 431,22 435,20 438,17 442,15 445,14 449,12 453,10 456,9 460,8 464,6 468,5 472,4 476,4 480,3 484,2 488,2 493,1 497,1 502,0 506,0 511,0 518,0 525,1 532,2 538,3 545,4 551,5 556,7 562,9 568,11 573,14 578,16 583,19 588,22 593,26 597,29 601,33 605,37 609,41 612,45 615,50 618,55 621,59 624,65 627,70 629,75 631,81 633,87 635,92 637,98 638,105 640,111 641,117 642,124 643,130 644,137 645,144 645,151 645,158 646,165 646,172 646,457 529,457 529,205 529,200 529,195 529,190 529,185 529,180 528,176 527,171 527,167 526,162 526,158 525,154 524,149 523,145 522,141 521,138 520,134 519,130 517,127 515,124 514,121 512,118 511,115 509,112 507,109 505,107 503,104 500,102 498,100 495,98 493,96 490,95 488,93 485,92 482,91 479,90 476,89 472,88 469,88 465,88 461,88 458,88 455,88 451,88 448,89 445,90 442,91 439,92 436,93 433,95 430,97 427,99 424,100 422,102 419,105 416,107 414,110 412,113 409,115 407,119 405,122 403,125 401,129 399,132 397,136 396,139 394,144 393,148 391,152 390,156 389,161 388,165 387,170 386,175 385,180 384,185 384,190 383,195 383,200 382,206 382,211 382,457">
          <text:p/>
        </draw:polygon>
        <draw:path draw:style-name="gr3" draw:text-style-name="P3" draw:layer="layout" svg:width="0.116cm" svg:height="0.613cm" svg:x="25.615cm" svg:y="0.162cm" svg:viewBox="0 0 117 614" svg:d="M0 86v-86h117v86zM0 614v-447h117v447z">
          <text:p/>
        </draw:path>
        <draw:polygon draw:style-name="gr3" draw:text-style-name="P3" draw:layer="layout" svg:width="0.117cm" svg:height="0.613cm" svg:x="25.85cm" svg:y="0.162cm" svg:viewBox="0 0 118 614" draw:points="0,614 0,0 118,0 118,614">
          <text:p/>
        </draw:polygon>
        <draw:path draw:style-name="gr3" draw:text-style-name="P3" draw:layer="layout" svg:width="0.116cm" svg:height="0.613cm" svg:x="26.086cm" svg:y="0.162cm" svg:viewBox="0 0 117 614" svg:d="M0 86v-86h117v86zM0 614v-447h117v447z">
          <text:p/>
        </draw:path>
        <draw:path draw:style-name="gr3" draw:text-style-name="P3" draw:layer="layout" svg:width="0.409cm" svg:height="0.464cm" svg:x="26.295cm" svg:y="0.32cm" svg:viewBox="0 0 410 465" svg:d="M210 465l-9-1h-10l-9-1-9-1-9-1-9-2-8-1-8-2-8-3-8-2-8-4-7-3-7-4-7-3-7-5-6-4-6-5-6-5-6-5-6-6-5-6-5-6-5-7-4-7-5-8-4-7-4-8-3-8-5-8-3-9-3-9-2-9-2-10-2-10-2-10-1-10-1-11v-11l-1-12v-12-12l1-12 1-12 1-11 1-11 2-11 2-10 3-10 3-9 3-9 3-9 5-8 4-8 5-8 4-7 5-7 5-6 5-7 5-5 6-6 6-5 6-5 7-5 6-4 7-4 6-4 8-4 7-3 7-3 8-2 7-3 8-2 8-2 8-1 8-1 8-1 8-1 8-1h8 9 10l10 1h10l10 2 9 1 9 3 8 2 8 2 8 4 8 3 7 4 7 4 7 5 7 4 6 5 6 6 6 5 5 6 6 6 5 7 4 6 5 7 4 7 3 8 4 8 3 8 4 8 2 9 3 9 3 9 2 9 2 10 1 9 2 10 1 10 1 11 1 10v11l1 11v11 3h-287v5 6 5l1 6v5l1 5v6l1 5 1 4 1 5 1 5 1 5 1 4 2 5 1 4 2 4 2 4 2 4 2 3 2 4 2 4 3 3 2 3 3 3 3 3 3 2 3 3 3 3 3 2 4 3 4 2 3 1 4 2 4 1 4 1 5 1 5 1h4l5 1h5 6l6-1h5l6-1 5-1 5-2 4-2 5-1 4-2 4-4 4-3 3-3 4-3 3-4 3-4 2-4 3-4 2-5 2-5 2-6 109 10-1 4-2 4-2 4-2 4-2 4-2 4-2 4-3 4-2 5-3 5-3 4-2 4-4 4-3 4-3 4-4 4-4 4-4 4-4 4-4 3-5 4-5 3-5 3-5 4-5 3-6 3-6 2-6 3-7 3-6 2-7 2-7 2-7 2-8 1-8 2-8 1-9 1h-9-8zM210 73h-3-4l-4 1h-3l-3 1h-3l-4 1-3 1-3 1-3 1-3 1-3 2-3 1-3 2-3 2-2 2-3 2-2 2-3 2-2 3-2 3-3 3-2 2-1 4-3 3-1 3-2 4-1 4-2 4-1 4-2 4-1 4-1 5-1 4-1 5-1 5v6l-1 5v6 5h173l-1-10-1-10-1-10-2-9-3-8-3-8-3-7-3-7-4-6-5-6-5-5-4-5-6-4-5-3-6-3-7-3-6-2-7-1-7-1z">
          <text:p/>
        </draw:path>
        <draw:polygon draw:style-name="gr3" draw:text-style-name="P3" draw:layer="layout" svg:width="0.406cm" svg:height="0.465cm" svg:x="26.763cm" svg:y="0.319cm" svg:viewBox="0 0 407 466" draw:points="407,326 407,332 406,338 406,344 405,350 404,356 402,362 400,368 398,373 396,379 393,385 390,390 387,394 384,399 381,404 377,408 373,412 369,417 364,421 359,425 354,428 349,432 344,435 338,438 332,441 326,444 320,447 313,449 306,452 299,454 292,456 284,458 276,459 268,461 260,462 252,463 243,464 234,465 224,465 215,465 206,466 197,465 189,465 181,465 173,465 165,464 158,463 150,463 143,461 136,460 129,459 122,458 115,457 109,455 103,453 97,451 91,449 85,447 79,445 74,442 68,439 63,436 59,433 54,430 49,426 45,423 41,419 37,415 33,411 29,406 25,402 22,397 19,392 16,387 13,382 10,375 8,370 6,364 3,357 1,351 0,345 102,329 103,333 104,337 105,340 106,343 108,346 109,349 110,352 112,355 114,357 115,360 117,362 119,364 121,366 123,368 125,370 127,372 129,373 132,375 134,376 137,378 139,380 142,381 145,382 148,382 151,384 153,384 157,385 160,386 163,386 166,387 170,387 174,387 177,388 181,388 185,388 189,388 193,388 197,388 201,389 206,389 210,389 214,388 217,388 221,388 225,388 229,388 232,388 237,387 240,387 244,387 247,386 250,386 254,385 257,384 260,384 263,382 266,382 268,381 271,380 273,379 276,378 278,375 280,374 283,372 285,371 287,369 289,368 290,366 292,364 293,362 294,360 296,358 297,355 298,353 298,350 299,348 299,345 300,342 300,339 300,336 300,333 300,330 299,327 299,324 298,321 297,318 295,316 293,313 292,311 290,309 288,307 286,305 283,303 281,301 278,300 275,298 272,297 269,295 266,294 262,293 259,291 255,290 251,289 247,288 243,287 239,286 234,284 229,283 225,282 220,281 215,281 210,280 205,278 200,277 195,276 190,275 185,274 180,273 175,271 169,270 164,269 158,268 153,266 147,265 141,263 136,262 131,260 125,259 120,257 114,256 109,253 103,252 98,250 93,247 88,245 83,243 79,240 74,238 69,235 65,232 61,229 57,226 53,222 49,218 46,215 42,211 39,207 36,203 33,199 30,194 28,190 26,185 24,179 22,174 20,168 19,162 18,156 18,149 17,143 17,136 17,130 18,124 18,118 19,112 20,106 22,100 23,95 25,89 27,84 30,79 32,74 35,70 38,65 42,60 45,56 49,52 53,48 57,44 61,40 66,37 71,33 76,30 81,27 87,24 93,21 99,18 105,16 111,14 118,12 125,10 132,8 140,6 147,5 155,4 163,3 171,2 180,1 189,1 198,0 207,0 214,0 221,0 228,1 235,2 243,2 249,3 256,4 263,5 269,6 275,7 282,9 288,10 294,12 299,14 305,16 311,18 316,21 321,23 327,26 332,29 336,32 341,35 346,38 350,42 354,45 358,49 362,53 366,57 370,61 373,66 376,71 379,76 382,81 385,86 387,91 390,97 392,102 394,108 395,115 396,121 293,132 293,129 292,126 291,123 291,120 290,117 289,114 287,112 286,110 285,107 283,105 282,103 280,101 279,99 277,97 275,96 273,94 271,93 269,91 267,90 265,88 262,87 260,86 258,85 255,84 253,83 250,82 248,82 245,81 242,81 239,80 237,79 232,79 230,79 226,78 223,78 220,78 217,78 213,78 210,78 207,78 199,78 191,78 184,78 177,79 170,80 164,82 159,83 154,84 149,86 145,88 141,90 137,93 134,96 131,99 129,102 127,106 126,110 125,114 124,119 124,124 124,126 124,129 125,132 125,135 126,137 127,139 128,142 129,144 131,146 132,148 134,150 136,151 138,153 140,155 143,156 145,158 147,159 150,161 153,162 156,163 159,165 163,166 166,167 170,168 173,169 177,170 181,171 185,172 189,173 193,174 197,174 202,175 206,176 211,177 216,178 220,179 225,180 230,181 235,183 241,184 247,185 253,187 259,188 265,190 271,191 278,193 284,194 290,196 296,198 302,199 308,202 313,203 319,205 324,208 330,210 335,212 340,215 345,218 350,221 355,224 359,227 364,230 368,234 372,238 376,241 380,246 383,250 387,254 389,259 393,264 395,269 398,274 400,280 402,285 403,292 405,298 406,304 406,311 407,318">
          <text:p/>
        </draw:polygon>
        <draw:line draw:style-name="gr6" draw:text-style-name="P6" draw:layer="layout" svg:x1="4.001cm" svg:y1="1.706cm" svg:x2="8.488cm" svg:y2="1.706cm">
          <text:p/>
        </draw:line>
        <draw:polygon draw:style-name="gr11" draw:text-style-name="P11" draw:layer="layout" svg:width="0.603cm" svg:height="0.749cm" svg:x="6.002cm" svg:y="1.333cm" svg:viewBox="0 0 604 750" draw:points="0,750 604,750 604,0 0,0">
          <text:p text:style-name="P10"><text:span text:style-name="T1">*</text:span></text:p>
        </draw:polygon>
        <draw:line draw:style-name="gr6" draw:text-style-name="P6" draw:layer="layout" svg:x1="4.015cm" svg:y1="1.689cm" svg:x2="4.015cm" svg:y2="2.235cm">
          <text:p/>
        </draw:line>
        <draw:line draw:style-name="gr6" draw:text-style-name="P6" draw:layer="layout" svg:x1="8.474cm" svg:y1="1.689cm" svg:x2="8.474cm" svg:y2="2.235cm">
          <text:p/>
        </draw:line>
        <draw:line draw:style-name="gr6" draw:text-style-name="P6" draw:layer="layout" svg:x1="4.002cm" svg:y1="3.016cm" svg:x2="6.328cm" svg:y2="3.016cm">
          <text:p/>
        </draw:line>
        <draw:polygon draw:style-name="gr11" draw:text-style-name="P11" draw:layer="layout" svg:width="0.603cm" svg:height="0.749cm" svg:x="4.903cm" svg:y="2.643cm" svg:viewBox="0 0 604 750" draw:points="0,750 604,750 604,0 0,0">
          <text:p text:style-name="P10"><text:span text:style-name="T1">*</text:span></text:p>
        </draw:polygon>
        <draw:line draw:style-name="gr6" draw:text-style-name="P6" draw:layer="layout" svg:x1="4.009cm" svg:y1="2.999cm" svg:x2="4.009cm" svg:y2="3.545cm">
          <text:p/>
        </draw:line>
        <draw:line draw:style-name="gr6" draw:text-style-name="P6" draw:layer="layout" svg:x1="6.321cm" svg:y1="2.999cm" svg:x2="6.321cm" svg:y2="3.54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28T15:33:59.251470804</dc:date>
    <meta:editing-duration>PT1H23M49S</meta:editing-duration>
    <meta:editing-cycles>1</meta:editing-cycles>
    <meta:document-statistic meta:object-count="275"/>
    <meta:generator>LibreOffice/7.3.7.2$Linux_X86_64 LibreOffice_project/30$Build-2</meta:generator>
  </office:meta>
</office:document-meta>
</file>